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 Antiqua1" svg:font-family="'Book Antiqua'" style:font-family-generic="roman"/>
    <style:font-face style:name="Arial1" svg:font-family="Arial" style:font-family-generic="swiss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8.188cm"/>
    </style:style>
    <style:style style:name="co2" style:family="table-column">
      <style:table-column-properties fo:break-before="auto" style:column-width="23.461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0.982cm"/>
    </style:style>
    <style:style style:name="co5" style:family="table-column">
      <style:table-column-properties fo:break-before="auto" style:column-width="3.11cm"/>
    </style:style>
    <style:style style:name="co6" style:family="table-column">
      <style:table-column-properties fo:break-before="auto" style:column-width="3.187cm"/>
    </style:style>
    <style:style style:name="co7" style:family="table-column">
      <style:table-column-properties fo:break-before="auto" style:column-width="6.022cm"/>
    </style:style>
    <style:style style:name="co8" style:family="table-column">
      <style:table-column-properties fo:break-before="auto" style:column-width="6.733cm"/>
    </style:style>
    <style:style style:name="co9" style:family="table-column">
      <style:table-column-properties fo:break-before="auto" style:column-width="15.879cm"/>
    </style:style>
    <style:style style:name="co10" style:family="table-column">
      <style:table-column-properties fo:break-before="auto" style:column-width="3.306cm"/>
    </style:style>
    <style:style style:name="co11" style:family="table-column">
      <style:table-column-properties fo:break-before="auto" style:column-width="2.951cm"/>
    </style:style>
    <style:style style:name="co12" style:family="table-column">
      <style:table-column-properties fo:break-before="auto" style:column-width="3.267cm"/>
    </style:style>
    <style:style style:name="co13" style:family="table-column">
      <style:table-column-properties fo:break-before="auto" style:column-width="4.606cm"/>
    </style:style>
    <style:style style:name="co14" style:family="table-column">
      <style:table-column-properties fo:break-before="auto" style:column-width="4.434cm"/>
    </style:style>
    <style:style style:name="co15" style:family="table-column">
      <style:table-column-properties fo:break-before="auto" style:column-width="7.377cm"/>
    </style:style>
    <style:style style:name="co16" style:family="table-column">
      <style:table-column-properties fo:break-before="auto" style:column-width="4.881cm"/>
    </style:style>
    <style:style style:name="co17" style:family="table-column">
      <style:table-column-properties fo:break-before="auto" style:column-width="2.088cm"/>
    </style:style>
    <style:style style:name="co18" style:family="table-column">
      <style:table-column-properties fo:break-before="auto" style:column-width="2.399cm"/>
    </style:style>
    <style:style style:name="co19" style:family="table-column">
      <style:table-column-properties fo:break-before="auto" style:column-width="2.519cm"/>
    </style:style>
    <style:style style:name="co20" style:family="table-column">
      <style:table-column-properties fo:break-before="auto" style:column-width="3.699cm"/>
    </style:style>
    <style:style style:name="co21" style:family="table-column">
      <style:table-column-properties fo:break-before="auto" style:column-width="7.163cm"/>
    </style:style>
    <style:style style:name="co22" style:family="table-column">
      <style:table-column-properties fo:break-before="auto" style:column-width="8.029cm"/>
    </style:style>
    <style:style style:name="co23" style:family="table-column">
      <style:table-column-properties fo:break-before="auto" style:column-width="2.928cm"/>
    </style:style>
    <style:style style:name="co24" style:family="table-column">
      <style:table-column-properties fo:break-before="auto" style:column-width="4.2cm"/>
    </style:style>
    <style:style style:name="co25" style:family="table-column">
      <style:table-column-properties fo:break-before="auto" style:column-width="9.525cm"/>
    </style:style>
    <style:style style:name="co26" style:family="table-column">
      <style:table-column-properties fo:break-before="auto" style:column-width="9.566cm"/>
    </style:style>
    <style:style style:name="co27" style:family="table-column">
      <style:table-column-properties fo:break-before="auto" style:column-width="2.822cm"/>
    </style:style>
    <style:style style:name="co28" style:family="table-column">
      <style:table-column-properties fo:break-before="auto" style:column-width="10.162cm"/>
    </style:style>
    <style:style style:name="co29" style:family="table-column">
      <style:table-column-properties fo:break-before="auto" style:column-width="8.304cm"/>
    </style:style>
    <style:style style:name="co30" style:family="table-column">
      <style:table-column-properties fo:break-before="auto" style:column-width="8.786cm"/>
    </style:style>
    <style:style style:name="co31" style:family="table-column">
      <style:table-column-properties fo:break-before="auto" style:column-width="3.463cm"/>
    </style:style>
    <style:style style:name="co32" style:family="table-column">
      <style:table-column-properties fo:break-before="auto" style:column-width="0.783cm"/>
    </style:style>
    <style:style style:name="co33" style:family="table-column">
      <style:table-column-properties fo:break-before="auto" style:column-width="2.611cm"/>
    </style:style>
    <style:style style:name="co34" style:family="table-column">
      <style:table-column-properties fo:break-before="auto" style:column-width="6.211cm"/>
    </style:style>
    <style:style style:name="co35" style:family="table-column">
      <style:table-column-properties fo:break-before="auto" style:column-width="9.068cm"/>
    </style:style>
    <style:style style:name="co36" style:family="table-column">
      <style:table-column-properties fo:break-before="auto" style:column-width="3.14cm"/>
    </style:style>
    <style:style style:name="co37" style:family="table-column">
      <style:table-column-properties fo:break-before="auto" style:column-width="5.362cm"/>
    </style:style>
    <style:style style:name="co38" style:family="table-column">
      <style:table-column-properties fo:break-before="auto" style:column-width="6.669cm"/>
    </style:style>
    <style:style style:name="co39" style:family="table-column">
      <style:table-column-properties fo:break-before="auto" style:column-width="3.316cm"/>
    </style:style>
    <style:style style:name="co40" style:family="table-column">
      <style:table-column-properties fo:break-before="auto" style:column-width="6.175cm"/>
    </style:style>
    <style:style style:name="co41" style:family="table-column">
      <style:table-column-properties fo:break-before="auto" style:column-width="9.633cm"/>
    </style:style>
    <style:style style:name="co42" style:family="table-column">
      <style:table-column-properties fo:break-before="auto" style:column-width="3.704cm"/>
    </style:style>
    <style:style style:name="co43" style:family="table-column">
      <style:table-column-properties fo:break-before="auto" style:column-width="5.009cm"/>
    </style:style>
    <style:style style:name="co44" style:family="table-column">
      <style:table-column-properties fo:break-before="auto" style:column-width="13.762cm"/>
    </style:style>
    <style:style style:name="co45" style:family="table-column">
      <style:table-column-properties fo:break-before="auto" style:column-width="3.034cm"/>
    </style:style>
    <style:style style:name="co46" style:family="table-column">
      <style:table-column-properties fo:break-before="auto" style:column-width="2.434cm"/>
    </style:style>
    <style:style style:name="co47" style:family="table-column">
      <style:table-column-properties fo:break-before="auto" style:column-width="3.775cm"/>
    </style:style>
    <style:style style:name="co48" style:family="table-column">
      <style:table-column-properties fo:break-before="auto" style:column-width="5.644cm"/>
    </style:style>
    <style:style style:name="co49" style:family="table-column">
      <style:table-column-properties fo:break-before="auto" style:column-width="2.893cm"/>
    </style:style>
    <style:style style:name="co50" style:family="table-column">
      <style:table-column-properties fo:break-before="auto" style:column-width="5.082cm"/>
    </style:style>
    <style:style style:name="co51" style:family="table-column">
      <style:table-column-properties fo:break-before="auto" style:column-width="6.609cm"/>
    </style:style>
    <style:style style:name="co52" style:family="table-column">
      <style:table-column-properties fo:break-before="auto" style:column-width="4.835cm"/>
    </style:style>
    <style:style style:name="co53" style:family="table-column">
      <style:table-column-properties fo:break-before="auto" style:column-width="3.149cm"/>
    </style:style>
    <style:style style:name="co54" style:family="table-column">
      <style:table-column-properties fo:break-before="auto" style:column-width="3.452cm"/>
    </style:style>
    <style:style style:name="co55" style:family="table-column">
      <style:table-column-properties fo:break-before="auto" style:column-width="4.623cm"/>
    </style:style>
    <style:style style:name="co56" style:family="table-column">
      <style:table-column-properties fo:break-before="auto" style:column-width="6.073cm"/>
    </style:style>
    <style:style style:name="co57" style:family="table-column">
      <style:table-column-properties fo:break-before="auto" style:column-width="8.848cm"/>
    </style:style>
    <style:style style:name="co58" style:family="table-column">
      <style:table-column-properties fo:break-before="auto" style:column-width="8.477cm"/>
    </style:style>
    <style:style style:name="co59" style:family="table-column">
      <style:table-column-properties fo:break-before="auto" style:column-width="1.27cm"/>
    </style:style>
    <style:style style:name="co60" style:family="table-column">
      <style:table-column-properties fo:break-before="auto" style:column-width="2.866cm"/>
    </style:style>
    <style:style style:name="co61" style:family="table-column">
      <style:table-column-properties fo:break-before="auto" style:column-width="4.092cm"/>
    </style:style>
    <style:style style:name="co62" style:family="table-column">
      <style:table-column-properties fo:break-before="auto" style:column-width="22.123cm"/>
    </style:style>
    <style:style style:name="ro1" style:family="table-row">
      <style:table-row-properties style:row-height="1.092cm" fo:break-before="auto" style:use-optimal-row-height="false"/>
    </style:style>
    <style:style style:name="ro2" style:family="table-row">
      <style:table-row-properties style:row-height="4.292cm" fo:break-before="auto" style:use-optimal-row-height="false"/>
    </style:style>
    <style:style style:name="ro3" style:family="table-row">
      <style:table-row-properties style:row-height="1.903cm" fo:break-before="auto" style:use-optimal-row-height="false"/>
    </style:style>
    <style:style style:name="ro4" style:family="table-row">
      <style:table-row-properties style:row-height="1.838cm" fo:break-before="auto" style:use-optimal-row-height="true"/>
    </style:style>
    <style:style style:name="ro5" style:family="table-row">
      <style:table-row-properties style:row-height="0.769cm" fo:break-before="auto" style:use-optimal-row-height="false"/>
    </style:style>
    <style:style style:name="ro6" style:family="table-row">
      <style:table-row-properties style:row-height="1.139cm" fo:break-before="auto" style:use-optimal-row-height="false"/>
    </style:style>
    <style:style style:name="ro7" style:family="table-row">
      <style:table-row-properties style:row-height="3.844cm" fo:break-before="auto" style:use-optimal-row-height="true"/>
    </style:style>
    <style:style style:name="ro8" style:family="table-row">
      <style:table-row-properties style:row-height="2.314cm" fo:break-before="auto" style:use-optimal-row-height="true"/>
    </style:style>
    <style:style style:name="ro9" style:family="table-row">
      <style:table-row-properties style:row-height="0.506cm" fo:break-before="auto" style:use-optimal-row-height="true"/>
    </style:style>
    <style:style style:name="ro10" style:family="table-row">
      <style:table-row-properties style:row-height="0.499cm" fo:break-before="auto" style:use-optimal-row-height="true"/>
    </style:style>
    <style:style style:name="ro11" style:family="table-row">
      <style:table-row-properties style:row-height="0.487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ro13" style:family="table-row">
      <style:table-row-properties style:row-height="0.947cm" fo:break-before="auto" style:use-optimal-row-height="true"/>
    </style:style>
    <style:style style:name="ro14" style:family="table-row">
      <style:table-row-properties style:row-height="0.526cm" fo:break-before="auto" style:use-optimal-row-height="true"/>
    </style:style>
    <style:style style:name="ro1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BBDD">
      <style:table-properties table:display="true" style:writing-mode="lr-tb"/>
    </style:style>
    <style:style style:name="ta3" style:family="table" style:master-page-name="PageStyle_5f_Servidores_20_de_20_aplicaciones">
      <style:table-properties table:display="true" style:writing-mode="lr-tb"/>
    </style:style>
    <style:style style:name="ta4" style:family="table" style:master-page-name="PageStyle_5f_datos">
      <style:table-properties table:display="true" style:writing-mode="lr-tb"/>
    </style:style>
    <style:style style:name="ce1" style:family="table-cell" style:parent-style-name="Default">
      <style:table-cell-properties fo:background-color="#008000" style:text-align-source="fix" style:repeat-content="false" fo:border="0.99pt solid #000000" style:vertical-align="middle"/>
      <style:paragraph-properties fo:text-align="start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b3b3b3" style:text-align-source="fix" style:repeat-content="false" fo:wrap-option="wrap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fo:wrap-option="wrap" style:vertical-align="middle"/>
    </style:style>
    <style:style style:name="ce5" style:family="table-cell" style:parent-style-name="Default">
      <style:table-cell-properties fo:wrap-option="wrap" fo:border="0.99pt solid #0000ff" style:vertical-align="middl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7" style:family="table-cell" style:parent-style-name="Default">
      <style:table-cell-properties style:vertical-align="middle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Excel_20_Built-in_20_Excel_20_Built-in_20_Normal_5f_Clientes">
      <style:table-cell-properties fo:border-bottom="none" fo:background-color="#ff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Book Antiqua" fo:font-size="10pt" fo:font-style="normal" fo:text-shadow="none" style:text-underline-style="none" fo:font-weight="bold" style:font-size-asian="10pt" style:font-style-asian="normal" style:font-weight-asian="bold" style:font-name-complex="Book Antiqua" style:font-size-complex="10pt" style:font-style-complex="normal" style:font-weight-complex="bold"/>
    </style:style>
    <style:style style:name="ce1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" fo:font-size="10pt" fo:font-style="normal" fo:text-shadow="none" style:text-underline-style="none" fo:font-weight="bold" style:font-size-asian="10pt" style:font-style-asian="normal" style:font-weight-asian="bold" style:font-name-complex="Book Antiqua" style:font-size-complex="10pt" style:font-style-complex="normal" style:font-weight-complex="bold"/>
    </style:style>
    <style:style style:name="ce1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12" style:family="table-cell" style:parent-style-name="Default">
      <style:table-cell-properties style:rotation-align="none"/>
    </style:style>
    <style:style style:name="ce13" style:family="table-cell" style:parent-style-name="Excel_20_Built-in_20_Excel_20_Built-in_20_Normal_5f_Clientes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" fo:font-size="10pt" fo:font-style="normal" fo:text-shadow="none" style:text-underline-style="none" fo:font-weight="bold" style:font-size-asian="10pt" style:font-style-asian="normal" style:font-weight-asian="bold" style:font-name-complex="Book Antiqua" style:font-size-complex="10pt" style:font-style-complex="normal" style:font-weight-complex="bold"/>
    </style:style>
    <style:style style:name="ce14" style:family="table-cell" style:parent-style-name="Excel_20_Built-in_20_Excel_20_Built-in_20_Normal_5f_Clientes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1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1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Arial1" fo:font-size="10pt" fo:font-style="normal" fo:text-shadow="none" style:text-underline-style="none" fo:font-weight="bold" style:font-name-asian="DejaVu Sans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Book Antiqua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999999" style:text-outline="false" style:text-line-through-style="none" style:text-line-through-type="none" style:font-name="Book Antiqua" fo:font-size="10pt" fo:font-style="normal" fo:text-shadow="none" style:text-underline-style="none" fo:font-weight="bold" style:font-size-asian="10pt" style:font-style-asian="normal" style:font-weight-asian="bold" style:font-name-complex="Book Antiqua" style:font-size-complex="10pt" style:font-style-complex="normal" style:font-weight-complex="bold"/>
    </style:style>
    <style:style style:name="ce1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20" style:family="table-cell" style:parent-style-name="Default">
      <style:table-cell-properties fo:background-color="#e6e6e6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" fo:font-size="10pt" fo:font-style="normal" fo:text-shadow="none" style:text-underline-style="none" fo:font-weight="bold" style:font-name-asian="DejaVu Sans" style:font-size-asian="10pt" style:font-style-asian="normal" style:font-weight-asian="bold" style:font-name-complex="Book Antiqua" style:font-size-complex="10pt" style:font-style-complex="normal" style:font-weight-complex="bold"/>
    </style:style>
    <style:style style:name="ce21" style:family="table-cell" style:parent-style-name="Default">
      <style:table-cell-properties fo:background-color="#e6e6e6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Book Antiqua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22" style:family="table-cell" style:parent-style-name="Excel_20_Built-in_20_Excel_20_Built-in_20_Normal_5f_Clientes">
      <style:table-cell-properties fo:border-bottom="none" fo:background-color="#ff0000" style:diagonal-bl-tr="none" style:diagonal-tl-br="none" style:text-align-source="fix" style:repeat-content="false" fo:wrap-option="wrap" fo:border-left="2.01pt solid #000000" style:direction="ltr" fo:border-right="0.99pt solid #000000" style:rotation-angle="0" style:rotation-align="none" style:shrink-to-fit="false" fo:border-top="2.01pt solid #000000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Book Antiqua" fo:font-size="10pt" fo:font-style="normal" fo:text-shadow="none" style:text-underline-style="none" fo:font-weight="bold" style:font-size-asian="10pt" style:font-style-asian="normal" style:font-weight-asian="bold" style:font-name-complex="Book Antiqua" style:font-size-complex="10pt" style:font-style-complex="normal" style:font-weight-complex="bold"/>
    </style:style>
    <style:style style:name="ce23" style:family="table-cell" style:parent-style-name="Default">
      <style:table-cell-properties fo:border-bottom="0.99pt solid #000000" fo:background-color="#ffffcc" style:diagonal-bl-tr="none" style:diagonal-tl-br="none" style:text-align-source="fix" style:repeat-content="false" fo:wrap-option="wrap" fo:border-left="2.01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" fo:font-size="10pt" fo:font-style="normal" fo:text-shadow="none" style:text-underline-style="none" fo:font-weight="bold" style:font-size-asian="10pt" style:font-style-asian="normal" style:font-weight-asian="bold" style:font-name-complex="Book Antiqua" style:font-size-complex="10pt" style:font-style-complex="normal" style:font-weight-complex="bold"/>
    </style:style>
    <style:style style:name="ce24" style:family="table-cell" style:parent-style-name="Default">
      <style:table-cell-properties fo:border-bottom="0.99pt solid #000000" fo:background-color="#ffffcc" style:diagonal-bl-tr="none" style:diagonal-tl-br="none" style:text-align-source="fix" style:repeat-content="false" fo:wrap-option="wrap" fo:border-left="2.01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25" style:family="table-cell" style:parent-style-name="Default">
      <style:table-cell-properties fo:border-bottom="2.01pt solid #000000" fo:background-color="#ffffcc" style:diagonal-bl-tr="none" style:diagonal-tl-br="none" style:text-align-source="fix" style:repeat-content="false" fo:wrap-option="wrap" fo:border-left="2.01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26" style:family="table-cell" style:parent-style-name="Excel_20_Built-in_20_Excel_20_Built-in_20_Normal_5f_Clientes">
      <style:table-cell-properties fo:border-bottom="none" fo:background-color="#ff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01pt solid #000000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Book Antiqua" fo:font-size="10pt" fo:font-style="normal" fo:text-shadow="none" style:text-underline-style="none" fo:font-weight="bold" style:font-size-asian="10pt" style:font-style-asian="normal" style:font-weight-asian="bold" style:font-name-complex="Book Antiqua" style:font-size-complex="10pt" style:font-style-complex="normal" style:font-weight-complex="bold"/>
    </style:style>
    <style:style style:name="ce27" style:family="table-cell" style:parent-style-name="Excel_20_Built-in_20_Excel_20_Built-in_20_Normal_5f_Clientes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28" style:family="table-cell" style:parent-style-name="Excel_20_Built-in_20_Excel_20_Built-in_20_Normal_5f_Clientes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Book Antiqua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29" style:family="table-cell" style:parent-style-name="Excel_20_Built-in_20_Excel_20_Built-in_20_Normal_5f_Clientes">
      <style:table-cell-properties fo:border-bottom="2.01pt solid #000000" fo:background-color="#ffffcc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Book Antiqua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30" style:family="table-cell" style:parent-style-name="Default">
      <style:table-cell-properties fo:border-bottom="2.01pt solid #000000" fo:background-color="#ffffcc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31" style:family="table-cell" style:parent-style-name="Excel_20_Built-in_20_Excel_20_Built-in_20_Normal_5f_Clientes">
      <style:table-cell-properties fo:border-bottom="none" fo:background-color="#ff0000" style:diagonal-bl-tr="none" style:diagonal-tl-br="none" style:text-align-source="fix" style:repeat-content="false" fo:wrap-option="wrap" fo:border-left="0.99pt solid #000000" style:direction="ltr" fo:border-right="2.01pt solid #000000" style:rotation-angle="0" style:rotation-align="none" style:shrink-to-fit="false" fo:border-top="2.01pt solid #000000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Book Antiqua" fo:font-size="10pt" fo:font-style="normal" fo:text-shadow="none" style:text-underline-style="none" fo:font-weight="bold" style:font-size-asian="10pt" style:font-style-asian="normal" style:font-weight-asian="bold" style:font-name-complex="Book Antiqua" style:font-size-complex="10pt" style:font-style-complex="normal" style:font-weight-complex="bold"/>
    </style:style>
    <style:style style:name="ce32" style:family="table-cell" style:parent-style-name="Default">
      <style:table-cell-properties fo:border-bottom="0.99pt solid #000000" fo:background-color="#e6e6e6" style:diagonal-bl-tr="none" style:diagonal-tl-br="none" style:text-align-source="fix" style:repeat-content="false" fo:wrap-option="wrap" fo:border-left="0.99pt solid #000000" style:direction="ltr" fo:border-right="2.01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" fo:font-size="10pt" fo:font-style="normal" fo:text-shadow="none" style:text-underline-style="none" fo:font-weight="bold" style:font-size-asian="10pt" style:font-style-asian="normal" style:font-weight-asian="bold" style:font-name-complex="Book Antiqua" style:font-size-complex="10pt" style:font-style-complex="normal" style:font-weight-complex="bold"/>
    </style:style>
    <style:style style:name="ce33" style:family="table-cell" style:parent-style-name="Default">
      <style:table-cell-properties fo:border-bottom="0.99pt solid #000000" fo:background-color="#e6e6e6" style:diagonal-bl-tr="none" style:diagonal-tl-br="none" style:text-align-source="fix" style:repeat-content="false" fo:wrap-option="wrap" fo:border-left="0.99pt solid #000000" style:direction="ltr" fo:border-right="2.01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34" style:family="table-cell" style:parent-style-name="Default">
      <style:table-cell-properties fo:border-bottom="2.01pt solid #000000" fo:background-color="#e6e6e6" style:diagonal-bl-tr="none" style:diagonal-tl-br="none" style:text-align-source="fix" style:repeat-content="false" fo:wrap-option="wrap" fo:border-left="0.99pt solid #000000" style:direction="ltr" fo:border-right="2.01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35" style:family="table-cell" style:parent-style-name="Default">
      <style:table-cell-properties fo:background-color="transparent" style:rotation-align="none"/>
    </style:style>
    <style:style style:name="ce36" style:family="table-cell" style:parent-style-name="Excel_20_Built-in_20_Excel_20_Built-in_20_Normal_5f_Clientes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Arial1" fo:font-size="10pt" fo:font-style="normal" fo:text-shadow="none" style:text-underline-style="none" fo:font-weight="bold" style:font-name-asian="DejaVu Sans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" fo:font-size="10pt" fo:font-style="normal" fo:text-shadow="none" style:text-underline-style="none" fo:font-weight="bold" style:font-name-asian="DejaVu Sans" style:font-size-asian="10pt" style:font-style-asian="normal" style:font-weight-asian="bold" style:font-name-complex="Book Antiqua" style:font-size-complex="10pt" style:font-style-complex="normal" style:font-weight-complex="bold"/>
    </style:style>
    <style:style style:name="ce38" style:family="table-cell" style:parent-style-name="Default">
      <style:table-cell-properties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Book Antiqua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3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40" style:family="table-cell" style:parent-style-name="Excel_20_Built-in_20_Excel_20_Built-in_20_Normal_5f_Clientes">
      <style:table-cell-properties fo:border-bottom="none" fo:background-color="#92d05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DejaVu Sans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4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5" style:family="table-cell" style:parent-style-name="Default">
      <style:table-cell-properties fo:background-color="#ff0000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Book Antiqua" fo:font-size="10pt" fo:font-style="normal" fo:text-shadow="none" style:text-underline-style="none" fo:font-weight="bold" style:font-size-asian="10pt" style:font-style-asian="normal" style:font-weight-asian="bold" style:font-name-complex="Book Antiqua" style:font-size-complex="10pt" style:font-style-complex="normal" style:font-weight-complex="bold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48" style:family="table-cell" style:parent-style-name="Default">
      <style:table-cell-properties fo:wrap-option="wrap" style:rotation-align="none" style:vertical-align="middle"/>
    </style:style>
    <style:style style:name="ce49" style:family="table-cell" style:parent-style-name="Excel_20_Built-in_20_Excel_20_Built-in_20_Normal_5f_Clientes">
      <style:table-cell-properties fo:background-color="#ff0000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Book Antiqua" fo:font-size="10pt" fo:font-style="normal" fo:text-shadow="none" style:text-underline-style="none" fo:font-weight="bold" style:font-size-asian="10pt" style:font-style-asian="normal" style:font-weight-asian="bold" style:font-name-complex="Book Antiqua" style:font-size-complex="10pt" style:font-style-complex="normal" style:font-weight-complex="bold"/>
    </style:style>
    <style:style style:name="ce5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</style:style>
    <style:style style:name="ce51" style:family="table-cell" style:parent-style-name="Default">
      <style:table-cell-properties fo:background-color="#ff0000"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ffffff" style:text-outline="false" style:text-line-through-style="none" style:text-line-through-type="none" style:font-name="Book Antiqua" fo:font-size="10pt" fo:font-style="normal" fo:text-shadow="none" style:text-underline-style="none" fo:font-weight="bold" style:font-size-asian="10pt" style:font-style-asian="normal" style:font-weight-asian="bold" style:font-name-complex="Book Antiqua" style:font-size-complex="10pt" style:font-style-complex="normal" style:font-weight-complex="bold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53" style:family="table-cell" style:parent-style-name="Excel_20_Built-in_20_Excel_20_Built-in_20_Normal_5f_Clientes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54" style:family="table-cell" style:parent-style-name="Excel_20_Built-in_20_Excel_20_Built-in_20_Normal_5f_Clientes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Book Antiqua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gr1" style:family="graphic">
      <style:graphic-properties draw:marker-start="Fin_20_de_20_lí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Nimbus Sans L" style:font-name-asian="DejaVu Sans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[$datos.$A$2:.$A$32])" table:allow-empty-cell="true" table:display-list="unsorted" table:base-cell-address="Instrucciones.A1">
          <table:error-message table:message-type="stop" table:display="true"/>
        </table:content-validation>
        <table:content-validation table:name="val2" table:condition="of:cell-content-is-in-list([$datos.$A$2:.$A$33])" table:allow-empty-cell="true" table:display-list="unsorted" table:base-cell-address="Instrucciones.A1">
          <table:error-message table:message-type="stop" table:display="true"/>
        </table:content-validation>
        <table:content-validation table:name="val3" table:condition="of:cell-content-is-in-list(Tecnologia)" table:allow-empty-cell="true" table:display-list="unsorted" table:base-cell-address="Instrucciones.A1">
          <table:error-message table:message-type="stop" table:display="true"/>
        </table:content-validation>
        <table:content-validation table:name="val4" table:condition="of:cell-content-is-in-list(Virtualizado)" table:allow-empty-cell="false" table:display-list="unsorted" table:base-cell-address="BBDD.J2">
          <table:error-message table:message-type="stop" table:display="true"/>
        </table:content-validation>
        <table:content-validation table:name="val5" table:condition="of:cell-content-is-in-list(Tipo_de_entorno)" table:allow-empty-cell="true" table:display-list="unsorted" table:base-cell-address="BBDD.Q2">
          <table:error-message table:message-type="stop" table:display="true"/>
        </table:content-validation>
        <table:content-validation table:name="val6" table:base-cell-address="BBDD.T2">
          <table:help-message table:display="true"/>
          <table:error-message table:message-type="stop" table:display="true"/>
        </table:content-validation>
        <table:content-validation table:name="val7" table:condition="of:cell-content-is-in-list(Si_No)" table:allow-empty-cell="true" table:display-list="unsorted" table:base-cell-address="BBDD.Q2">
          <table:help-message table:display="true"/>
          <table:error-message table:message-type="stop" table:display="true"/>
        </table:content-validation>
        <table:content-validation table:name="val8" table:condition="of:cell-content-is-in-list(Si_No)" table:allow-empty-cell="true" table:display-list="unsorted" table:base-cell-address="BBDD.T2">
          <table:help-message table:display="true"/>
          <table:error-message table:message-type="stop" table:display="true"/>
        </table:content-validation>
        <table:content-validation table:name="val9" table:condition="of:cell-content-is-in-list(Si_No)" table:allow-empty-cell="true" table:display-list="unsorted" table:base-cell-address="BBDD.Y2">
          <table:help-message table:display="true"/>
          <table:error-message table:message-type="stop" table:display="true"/>
        </table:content-validation>
        <table:content-validation table:name="val10" table:condition="of:cell-content-is-in-list(Si_No)" table:allow-empty-cell="false" table:display-list="unsorted" table:base-cell-address="BBDD.Q2">
          <table:help-message table:display="true"/>
          <table:error-message table:message-type="stop" table:display="true"/>
        </table:content-validation>
        <table:content-validation table:name="val11" table:condition="of:cell-content-is-in-list(DATAGUARD)" table:allow-empty-cell="true" table:display-list="unsorted" table:base-cell-address="Instrucciones.A1">
          <table:help-message table:display="true"/>
          <table:error-message table:message-type="stop" table:display="true"/>
        </table:content-validation>
        <table:content-validation table:name="val12" table:condition="of:cell-content-is-in-list(Disponibilidad)" table:allow-empty-cell="true" table:display-list="unsorted" table:base-cell-address="BBDD.T2">
          <table:help-message table:display="true"/>
          <table:error-message table:message-type="stop" table:display="true"/>
        </table:content-validation>
        <table:content-validation table:name="val13" table:condition="of:cell-content-is-in-list(Criticidad)" table:allow-empty-cell="true" table:display-list="unsorted" table:base-cell-address="Instrucciones.A1">
          <table:help-message table:display="true"/>
          <table:error-message table:message-type="stop" table:display="true"/>
        </table:content-validation>
        <table:content-validation table:name="val14" table:condition="of:cell-content-is-in-list(Si_No)" table:allow-empty-cell="true" table:display-list="unsorted" table:base-cell-address="BBDD.AC2">
          <table:help-message table:display="true"/>
          <table:error-message table:message-type="stop" table:display="true"/>
        </table:content-validation>
        <table:content-validation table:name="val15" table:condition="of:cell-content-is-in-list(Sistemas_Operativo)" table:allow-empty-cell="true" table:display-list="unsorted" table:base-cell-address="Instrucciones.A1">
          <table:help-message table:display="true"/>
          <table:error-message table:message-type="stop" table:display="true"/>
        </table:content-validation>
        <table:content-validation table:name="val16" table:condition="of:cell-content-is-in-list(versiones)" table:allow-empty-cell="true" table:display-list="unsorted" table:base-cell-address="Instrucciones.A1">
          <table:help-message table:display="true"/>
          <table:error-message table:message-type="stop" table:display="true"/>
        </table:content-validation>
        <table:content-validation table:name="val17" table:condition="of:cell-content-is-in-list(SAVersiones)" table:allow-empty-cell="true" table:display-list="unsorted" table:base-cell-address="'Servidores de aplicaciones'.V2">
          <table:help-message table:display="true"/>
          <table:error-message table:message-type="stop" table:display="true"/>
        </table:content-validation>
        <table:content-validation table:name="val18" table:condition="of:cell-content-is-in-list('file:///d:/users/cristina/appdata/roaming/microsoft/excel/aac info_organismo_plantilla_gestion_documental.xls'dat!#REF![.A2:.$G$4])" table:allow-empty-cell="true" table:display-list="unsorted" table:base-cell-address="Instrucciones.A1">
          <table:error-message table:message-type="stop" table:display="true"/>
        </table:content-validation>
      </table:content-validations>
      <table:table table:name="Instruccione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9" table:default-cell-style-name="ce4"/>
        <table:table-column table:style-name="co3" table:number-columns-repeated="1013" table:default-cell-style-name="ce7"/>
        <table:table-row table:style-name="ro1">
          <table:table-cell table:style-name="ce1" office:value-type="string" calcext:value-type="string">
            <office:annotation draw:style-name="gr1" draw:text-style-name="P1" svg:width="2.899cm" svg:height="2.461cm" svg:x="8.757cm" svg:y="0cm" draw:caption-point-x="-0.58cm" draw:caption-point-y="0.01cm">
              <dc:date>2014-09-17T00:00:00</dc:date>
              <text:p text:style-name="P1"><text:span text:style-name="T1">Siglas del organismo que reporta la información</text:span></text:p>
            </office:annotation>
            <text:p>Organismo_Reporta <text:s text:c="15"/>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1" office:value-type="string" calcext:value-type="string">
            <text:p>Fecha Actualización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Contacto</text:p>
          </table:table-cell>
          <table:table-cell table:style-name="ce6"/>
          <table:table-cell table:style-name="ce7" table:number-columns-repeated="7"/>
          <table:table-cell table:style-name="ce8"/>
          <table:table-cell table:style-name="ce7"/>
          <table:table-cell table:number-columns-repeated="1013"/>
        </table:table-row>
        <table:table-row table:style-name="ro1">
          <table:table-cell table:style-name="ce1" office:value-type="string" calcext:value-type="string">
            <text:p>Cargo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Correo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Teléfono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3" office:value-type="string" calcext:value-type="string">
            <text:p>Organismo_Titular <text:s text:c="5"/></text:p>
          </table:table-cell>
          <table:table-cell office:value-type="string" calcext:value-type="string">
            <text:p>Siglas del Organismo que tiene la responsabilidad de la explotación de los datos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Organismo_Gestor <text:s text:c="16"/></text:p>
          </table:table-cell>
          <table:table-cell office:value-type="string" calcext:value-type="string">
            <text:p>Organismo que realiza la gestión del sistem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ombre_Servicio_TI_de_Negocio</text:p>
          </table:table-cell>
          <table:table-cell office:value-type="string" calcext:value-type="string">
            <text:p>Nombre servicio prestado por el sistem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escripcion_Servicio_TI_de_Negocio</text:p>
          </table:table-cell>
          <table:table-cell office:value-type="string" calcext:value-type="string">
            <text:p>Descripción del servicio prestado por el sistem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ompromiso_Disponibilidad <text:s text:c="7"/></text:p>
          </table:table-cell>
          <table:table-cell office:value-type="string" calcext:value-type="string">
            <text:p>24*7, 8*5; 12*5; Otros;N/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ombre_Servidor <text:s text:c="17"/></text:p>
          </table:table-cell>
          <table:table-cell office:value-type="string" calcext:value-type="string">
            <text:p>Nombre del Servido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Modelo_Servidor <text:s text:c="17"/></text:p>
          </table:table-cell>
          <table:table-cell office:value-type="string" calcext:value-type="string">
            <text:p>Modelos del Servido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ecnología</text:p>
          </table:table-cell>
          <table:table-cell office:value-type="string" calcext:value-type="string">
            <text:p>Tipos de procesadores en los que se ha montado el servici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roducto_Reportado <text:s text:c="14"/></text:p>
          </table:table-cell>
          <table:table-cell office:value-type="string" calcext:value-type="string">
            <text:p>Nombre del Producto Reportado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Productos_Normalizado <text:s text:c="11"/></text:p>
          </table:table-cell>
          <table:table-cell office:value-type="string" calcext:value-type="string">
            <text:p>SGBD</text:p>
            <text:p>Sv. Aplicaciones</text:p>
            <text:p>Otros productos Oracle Fussion Middle Ware</text:p>
            <text:p>BI            </text:p>
            <text:p>Grid Control</text:p>
            <text:p>Productos de IdM (identity Management)</text:p>
            <text:p>PeopleSoft</text:p>
            <text:p>Oracle Linux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Entorno</text:p>
          </table:table-cell>
          <table:table-cell office:value-type="string" calcext:value-type="string">
            <text:p>PRODUCCION</text:p>
            <text:p>DESARROLLO</text:p>
            <text:p>PREPRODUCCIÓN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ntorno_Normalizado <text:s text:c="13"/></text:p>
          </table:table-cell>
          <table:table-cell office:value-type="string" calcext:value-type="string">
            <text:p>PRODUCCION</text:p>
            <text:p>NO-PRODUCCIÓN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riticidad <text:s text:c="22"/></text:p>
          </table:table-cell>
          <table:table-cell office:value-type="string" calcext:value-type="string">
            <text:p>Full Service: Entorno MUY CRITICO</text:p>
            <text:p>Critical Issue Only: Entorno MENOS CRITIC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_Procesadores_Reportado <text:s text:c="8"/></text:p>
          </table:table-cell>
          <table:table-cell office:value-type="string" calcext:value-type="string">
            <text:p>Nº de procesadores reportados para el servidor</text:p>
            <text:p>En el caso de máquinas virtuales se ha de tener la siguiente consideración:</text:p>
            <text:p>*Virtualización Lógica: Se han de contar TODOS los procesadores y cores de la máquina física sobre la que se han instalado dichos productos.</text:p>
            <text:p>    Virtualización física: Se han de contar SÓLO los procesadores y cores físicos sobre los que se han desplegados los productos Oracle.  Se considera virtualización física, la aplicación de dominios o técnologías de particionamiento hardware que permiten utilizar una misma máquina como varios servidores sin utilizar software de virtualización.</text:p>
            <text:p/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_Cores_Reportado <text:s text:c="15"/></text:p>
          </table:table-cell>
          <table:table-cell office:value-type="string" calcext:value-type="string">
            <text:p>Nº de cores por procesador</text:p>
            <text:p><text:span text:style-name="T2">En el caso de máquinas virtuales se ha de tener la siguiente consideración:</text:span></text:p>
            <text:p><text:span text:style-name="T2">* Virtualización Lógica: Se han de contar los cores procesadores de la máquina física sobre la que se han instalado</text:span></text:p>
            <text:p><text:span text:style-name="T2">* Virtualización Física: Se han de contar los cores procesadores físicos sobre los que se ha instalado la máquina virtual</text:span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_Procesadores_Normalizado <text:s text:c="6"/></text:p>
          </table:table-cell>
          <table:table-cell office:value-type="string" calcext:value-type="string">
            <text:p>Número total de procesadores utilizados en la instancia. Teniendo en cuenta las consideraciones de virtualización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um_Cores_Procesador_Normalizado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Total_Cores_Normalizado <text:s text:c="9"/></text:p>
          </table:table-cell>
          <table:table-cell office:value-type="string" calcext:value-type="string">
            <text:p>Número total de cores en la Instanci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Opciones_instaladas <text:s text:c="13"/></text:p>
          </table:table-cell>
          <table:table-cell office:value-type="string" calcext:value-type="string">
            <text:p>Opciones de BBDD instaladas en el sistema: RAC, PARTITIONING, SPATIAL, TEXT, …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Observaciones</text:p>
          </table:table-cell>
          <table:table-cell office:value-type="string" calcext:value-type="string">
            <text:p>Observaciones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ac <text:s text:c="29"/></text:p>
          </table:table-cell>
          <table:table-cell office:value-type="string" calcext:value-type="string">
            <text:p>Se ha instalado la opción RAC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artitioning <text:s text:c="20"/></text:p>
          </table:table-cell>
          <table:table-cell office:value-type="string" calcext:value-type="string">
            <text:p>Se ha instalado el Partitioning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CTIVO <text:s text:c="26"/></text:p>
          </table:table-cell>
          <table:table-cell office:value-type="string" calcext:value-type="string">
            <text:p>SI:El sistemas es un sistema Activo</text:p>
            <text:p>NO: El sistema está configurado como Pasiv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ipoProcesador</text:p>
          </table:table-cell>
          <table:table-cell office:value-type="string" calcext:value-type="string">
            <text:p>Tipos de procesadores en los que se ha montado el servici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Virtualizado</text:p>
          </table:table-cell>
          <table:table-cell office:value-type="string" calcext:value-type="string">
            <text:p>En caso de máquinas virtuales, se tiene que indicar si esta virtualización es Lógica o Fícias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Máquina Fisica</text:p>
          </table:table-cell>
          <table:table-cell office:value-type="string" calcext:value-type="string">
            <text:p>En caso de máquinas virtuales, se tiene que indicar sobre que máquina física se ha virtualizado</text:p>
          </table:table-cell>
          <table:table-cell table:number-columns-repeated="1022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BDD" table:style-name="ta2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default-cell-style-name="ce35"/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12"/>
        <table:table-column table:style-name="co22" table:default-cell-style-name="ce12"/>
        <table:table-column table:style-name="co23" table:default-cell-style-name="ce12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27" table:default-cell-style-name="ce12"/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2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27" table:default-cell-style-name="ce12"/>
        <table:table-column table:style-name="co27" table:number-columns-repeated="982" table:default-cell-style-name="ce41"/>
        <table:table-column table:style-name="co27" table:number-columns-repeated="5" table:default-cell-style-name="Default"/>
        <table:table-row table:style-name="ro4">
          <table:table-cell office:value-type="string" calcext:value-type="string">
            <text:p>#</text:p>
          </table:table-cell>
          <table:table-cell table:style-name="ce9" office:value-type="string" calcext:value-type="string">
            <text:p>Organismo Titular</text:p>
          </table:table-cell>
          <table:table-cell table:style-name="ce9" office:value-type="string" calcext:value-type="string">
            <text:p>Organismo Gestor</text:p>
          </table:table-cell>
          <table:table-cell table:style-name="ce9" office:value-type="string" calcext:value-type="string">
            <text:p>Nombre del servidor físico / Hostname</text:p>
          </table:table-cell>
          <table:table-cell table:style-name="ce9" office:value-type="string" calcext:value-type="string">
            <text:p>Modelo servidor</text:p>
          </table:table-cell>
          <table:table-cell table:style-name="ce9" office:value-type="string" calcext:value-type="string">
            <text:p>Tecnología servidor</text:p>
          </table:table-cell>
          <table:table-cell table:style-name="ce9" office:value-type="string" calcext:value-type="string">
            <text:p>Nº Procesadores Reportado</text:p>
          </table:table-cell>
          <table:table-cell table:style-name="ce9" office:value-type="string" calcext:value-type="string">
            <text:p>Nº Cores por Procesador Reportado</text:p>
          </table:table-cell>
          <table:table-cell table:style-name="ce9" office:value-type="string" calcext:value-type="string">
            <text:p>Nº Cores Normalizados</text:p>
          </table:table-cell>
          <table:table-cell table:style-name="ce22" office:value-type="string" calcext:value-type="string">
            <text:p>Virtualizado</text:p>
          </table:table-cell>
          <table:table-cell table:style-name="ce26" office:value-type="string" calcext:value-type="string">
            <text:p>Host virtual</text:p>
          </table:table-cell>
          <table:table-cell table:style-name="ce26" office:value-type="string" calcext:value-type="string">
            <text:p>Nº Cores por Procesador Reportado – Virtuales</text:p>
          </table:table-cell>
          <table:table-cell table:style-name="ce31" office:value-type="string" calcext:value-type="string">
            <text:p>Total Cores a Contabilizar – Virtuales</text:p>
          </table:table-cell>
          <table:table-cell table:style-name="ce9" office:value-type="string" calcext:value-type="string">
            <text:p>Nombre Instancia <text:s/>/ SID</text:p>
          </table:table-cell>
          <table:table-cell table:style-name="ce9" office:value-type="string" calcext:value-type="string">
            <text:p>Entorno</text:p>
          </table:table-cell>
          <table:table-cell table:style-name="ce9" office:value-type="string" calcext:value-type="string">
            <text:p>Entorno_Normalizado –ELIMINAR--</text:p>
          </table:table-cell>
          <table:table-cell table:style-name="ce9" office:value-type="string" calcext:value-type="string">
            <text:p>Activo</text:p>
          </table:table-cell>
          <table:table-cell table:style-name="ce9" office:value-type="string" calcext:value-type="string">
            <text:p>RAC</text:p>
          </table:table-cell>
          <table:table-cell table:style-name="ce9" office:value-type="string" calcext:value-type="string">
            <text:p>Partitioning</text:p>
          </table:table-cell>
          <table:table-cell table:style-name="ce40" office:value-type="string" calcext:value-type="string">
            <text:p>Dataguard</text:p>
          </table:table-cell>
          <table:table-cell table:style-name="ce40" office:value-type="string" calcext:value-type="string">
            <text:p>Nombre_Servicio_TI_de_Negocio <text:s/>(Aplicación Soportada)</text:p>
          </table:table-cell>
          <table:table-cell table:style-name="ce40" office:value-type="string" calcext:value-type="string">
            <text:p>Descripcion_Servicio_TI_de_Negocio <text:s/></text:p>
          </table:table-cell>
          <table:table-cell table:style-name="ce40" office:value-type="string" calcext:value-type="string">
            <text:p>Criticidad</text:p>
          </table:table-cell>
          <table:table-cell table:style-name="ce40" office:value-type="string" calcext:value-type="string">
            <text:p>Disponibilidad</text:p>
          </table:table-cell>
          <table:table-cell table:style-name="ce40" office:value-type="string" calcext:value-type="string">
            <text:p>Sistema Operativo</text:p>
          </table:table-cell>
          <table:table-cell table:style-name="ce40" office:value-type="string" calcext:value-type="string">
            <text:p>Versión</text:p>
          </table:table-cell>
          <table:table-cell table:style-name="ce40" office:value-type="string" calcext:value-type="string">
            <text:p>Archivelog Mode</text:p>
          </table:table-cell>
          <table:table-cell table:style-name="ce40" office:value-type="string" calcext:value-type="string">
            <text:p>Política de backup (RMAN, Dataprotector, legato,etc)</text:p>
          </table:table-cell>
          <table:table-cell table:style-name="ce40" office:value-type="string" calcext:value-type="string">
            <text:p>Periodo de Alta Carga</text:p>
          </table:table-cell>
          <table:table-cell table:style-name="ce40" office:value-type="string" calcext:value-type="string">
            <text:p>Comentarios de interés (siebel, PSFT,spatial, streams, réplica avanzada, etc.)</text:p>
          </table:table-cell>
          <table:table-cell table:number-columns-repeated="994"/>
        </table:table-row>
        <table:table-row table:style-name="ro5">
          <table:table-cell office:value-type="string" calcext:value-type="string">
            <text:p>Ej.</text:p>
          </table:table-cell>
          <table:table-cell table:style-name="ce10" table:content-validation-name="val1" office:value-type="string" calcext:value-type="string">
            <text:p>SAE</text:p>
          </table:table-cell>
          <table:table-cell table:style-name="ce13" table:content-validation-name="val2" office:value-type="string" calcext:value-type="string">
            <text:p>SAE</text:p>
          </table:table-cell>
          <table:table-cell table:style-name="ce15" office:value-type="string" calcext:value-type="string">
            <text:p>esx02</text:p>
          </table:table-cell>
          <table:table-cell table:style-name="ce16" office:value-type="string" calcext:value-type="string">
            <text:p>Microsoft Windows Server 2003 Server 5.2 Service Pack 2 (32-bit)</text:p>
          </table:table-cell>
          <table:table-cell table:style-name="ce18" table:content-validation-name="val3" office:value-type="string" calcext:value-type="string">
            <text:p>All Single Core Chip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20" table:formula="of:=VLOOKUP([.$F2];[$datos.$M$2:.$N$33];2;0)*[.G2]*[.H2]" office:value-type="float" office:value="2" calcext:value-type="float">
            <text:p>2</text:p>
          </table:table-cell>
          <table:table-cell table:style-name="ce23" table:content-validation-name="val4" office:value-type="string" calcext:value-type="string">
            <text:p>Sí. Virtualización lógica</text:p>
          </table:table-cell>
          <table:table-cell table:style-name="ce27" office:value-type="string" calcext:value-type="string">
            <text:p>WW10</text:p>
          </table:table-cell>
          <table:table-cell table:style-name="ce10"/>
          <table:table-cell table:style-name="ce32" table:formula="of:=IF(EXACT([.J2];&quot;No&quot;)      ;&quot;&quot;      ; IF(EXACT([.J2];&quot;Sí. Virtualización lógica&quot;)           ;[.I2]           ; IF(EXACT([.J2];&quot;Sí. Virtualización física&quot;)               ;VLOOKUP([.$F2];[$datos.$M$2:.$N$33];2;0)*[.L2]               ;&quot;Error&quot;)          )     )" office:value-type="float" office:value="2" calcext:value-type="float">
            <text:p>2</text:p>
          </table:table-cell>
          <table:table-cell table:style-name="ce13" office:value-type="string" calcext:value-type="string">
            <text:p>BBDDSAE</text:p>
          </table:table-cell>
          <table:table-cell table:style-name="ce13" table:content-validation-name="val5" office:value-type="string" calcext:value-type="string">
            <text:p>PRODUCCIÓN</text:p>
          </table:table-cell>
          <table:table-cell table:style-name="ce37" table:content-validation-name="val6" table:formula="of:=VLOOKUP([.O2];[$datos.$D$2:.$E$6];2;0)" office:value-type="string" office:string-value="PRODUCCIÓN" calcext:value-type="string">
            <text:p>PRODUCCIÓN</text:p>
          </table:table-cell>
          <table:table-cell table:style-name="ce10" table:content-validation-name="val10" office:value-type="string" calcext:value-type="string">
            <text:p>SI</text:p>
          </table:table-cell>
          <table:table-cell table:style-name="ce10" table:content-validation-name="val8" office:value-type="string" calcext:value-type="string">
            <text:p>NO</text:p>
          </table:table-cell>
          <table:table-cell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string" calcext:value-type="string">
            <text:p>NO</text:p>
          </table:table-cell>
          <table:table-cell table:style-name="ce16" office:value-type="string" calcext:value-type="string">
            <text:p>SI SSCC SAE</text:p>
          </table:table-cell>
          <table:table-cell table:style-name="ce10" office:value-type="string" calcext:value-type="string">
            <text:p>--</text:p>
          </table:table-cell>
          <table:table-cell table:style-name="ce13" table:content-validation-name="val13" office:value-type="string" calcext:value-type="string">
            <text:p>ALTA </text:p>
          </table:table-cell>
          <table:table-cell table:style-name="ce13" table:content-validation-name="val12" office:value-type="string" calcext:value-type="string">
            <text:p>24x7</text:p>
          </table:table-cell>
          <table:table-cell table:style-name="ce10" table:content-validation-name="val15" office:value-type="string" calcext:value-type="string">
            <text:p>Microsoft Windows Server 2003 Server 5.2 Service Pack 2 (32-bit)</text:p>
          </table:table-cell>
          <table:table-cell table:style-name="ce10" table:content-validation-name="val16" office:value-type="string" calcext:value-type="string">
            <text:p>Oracle Database Enterprise Edition 10.2.0.5</text:p>
          </table:table-cell>
          <table:table-cell table:style-name="ce10" table:content-validation-name="val14" office:value-type="string" calcext:value-type="string">
            <text:p>NO</text:p>
          </table:table-cell>
          <table:table-cell table:style-name="ce10" table:content-validation-name="val6" office:value-type="string" calcext:value-type="string">
            <text:p>--</text:p>
          </table:table-cell>
          <table:table-cell table:style-name="ce13" office:value-type="string" calcext:value-type="string">
            <text:p>TODO EL AÑO</text:p>
          </table:table-cell>
          <table:table-cell table:style-name="ce10" office:value-type="string" calcext:value-type="string">
            <text:p>N/A</text:p>
          </table:table-cell>
          <table:table-cell table:number-columns-repeated="994"/>
        </table:table-row>
        <table:table-row table:style-name="ro6">
          <table:table-cell office:value-type="string" calcext:value-type="string">
            <text:p>Ej.</text:p>
          </table:table-cell>
          <table:table-cell table:style-name="ce10" table:content-validation-name="val1" office:value-type="string" calcext:value-type="string">
            <text:p>SAE</text:p>
          </table:table-cell>
          <table:table-cell table:style-name="ce13" table:content-validation-name="val2" office:value-type="string" calcext:value-type="string">
            <text:p>SAE</text:p>
          </table:table-cell>
          <table:table-cell table:style-name="ce15" office:value-type="string" calcext:value-type="string">
            <text:p>esx02</text:p>
          </table:table-cell>
          <table:table-cell table:style-name="ce10" office:value-type="string" calcext:value-type="string">
            <text:p>Microsoft Windows Server 2003 Server 5.2 Service Pack 2 (32-bit)</text:p>
          </table:table-cell>
          <table:table-cell table:style-name="ce18" table:content-validation-name="val3" office:value-type="string" calcext:value-type="string">
            <text:p>All Single Core Chip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20" table:formula="of:=VLOOKUP([.$F3];[$datos.$M$2:.$N$33];2;0)*[.G3]*[.H3]" office:value-type="float" office:value="2" calcext:value-type="float">
            <text:p>2</text:p>
          </table:table-cell>
          <table:table-cell table:style-name="ce23" table:content-validation-name="val4" office:value-type="string" calcext:value-type="string">
            <text:p>Sí. Virtualización lógica</text:p>
          </table:table-cell>
          <table:table-cell table:style-name="ce27" office:value-type="string" calcext:value-type="string">
            <text:p>proxysql</text:p>
          </table:table-cell>
          <table:table-cell table:style-name="ce10"/>
          <table:table-cell table:style-name="ce32" table:formula="of:=IF(EXACT([.J3];&quot;No&quot;)      ;&quot;&quot;      ; IF(EXACT([.J3];&quot;Sí. Virtualización lógica&quot;)           ;[.I3]           ; IF(EXACT([.J3];&quot;Sí. Virtualización física&quot;)               ;VLOOKUP([.$F3];[$datos.$M$2:.$N$33];2;0)*[.L3]               ;&quot;Error&quot;)          )     )" office:value-type="float" office:value="2" calcext:value-type="float">
            <text:p>2</text:p>
          </table:table-cell>
          <table:table-cell table:style-name="ce13" office:value-type="string" calcext:value-type="string">
            <text:p>proxysql</text:p>
          </table:table-cell>
          <table:table-cell table:style-name="ce13" table:content-validation-name="val5" office:value-type="string" calcext:value-type="string">
            <text:p>PRODUCCIÓN</text:p>
          </table:table-cell>
          <table:table-cell table:style-name="ce37" table:content-validation-name="val6" table:formula="of:=VLOOKUP([.O3];[$datos.$D$2:.$E$6];2;0)" office:value-type="string" office:string-value="PRODUCCIÓN" calcext:value-type="string">
            <text:p>PRODUCCIÓN</text:p>
          </table:table-cell>
          <table:table-cell table:style-name="ce10" table:content-validation-name="val10" office:value-type="string" calcext:value-type="string">
            <text:p>SI</text:p>
          </table:table-cell>
          <table:table-cell table:style-name="ce10" table:content-validation-name="val8" office:value-type="string" calcext:value-type="string">
            <text:p>NO</text:p>
          </table:table-cell>
          <table:table-cell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string" calcext:value-type="string">
            <text:p>NO</text:p>
          </table:table-cell>
          <table:table-cell table:style-name="ce16" office:value-type="string" calcext:value-type="string">
            <text:p>SI SSCC SAE</text:p>
          </table:table-cell>
          <table:table-cell table:style-name="ce10" office:value-type="string" calcext:value-type="string">
            <text:p>--</text:p>
          </table:table-cell>
          <table:table-cell table:style-name="ce13" table:content-validation-name="val13" office:value-type="string" calcext:value-type="string">
            <text:p>ALTA </text:p>
          </table:table-cell>
          <table:table-cell table:style-name="ce13" table:content-validation-name="val12" office:value-type="string" calcext:value-type="string">
            <text:p>24x7</text:p>
          </table:table-cell>
          <table:table-cell table:style-name="ce10" table:content-validation-name="val15" office:value-type="string" calcext:value-type="string">
            <text:p>Microsoft Windows Server 2003 Server 5.2 Service Pack 2 (32-bit)</text:p>
          </table:table-cell>
          <table:table-cell table:style-name="ce10" table:content-validation-name="val16" office:value-type="string" calcext:value-type="string">
            <text:p>Oracle Database Enterprise Edition 10.2.0.5</text:p>
          </table:table-cell>
          <table:table-cell table:style-name="ce10" table:content-validation-name="val14" office:value-type="string" calcext:value-type="string">
            <text:p>NO</text:p>
          </table:table-cell>
          <table:table-cell table:style-name="ce10" table:content-validation-name="val6" office:value-type="string" calcext:value-type="string">
            <text:p>--</text:p>
          </table:table-cell>
          <table:table-cell table:style-name="ce13" office:value-type="string" calcext:value-type="string">
            <text:p>TODO EL AÑO</text:p>
          </table:table-cell>
          <table:table-cell table:style-name="ce10" office:value-type="string" calcext:value-type="string">
            <text:p>N/A</text:p>
          </table:table-cell>
          <table:table-cell table:number-columns-repeated="994"/>
        </table:table-row>
        <table:table-row table:style-name="ro5">
          <table:table-cell office:value-type="string" calcext:value-type="string">
            <text:p>Ej.</text:p>
          </table:table-cell>
          <table:table-cell table:style-name="ce10" table:content-validation-name="val1" office:value-type="string" calcext:value-type="string">
            <text:p>SAE</text:p>
          </table:table-cell>
          <table:table-cell table:style-name="ce13" table:content-validation-name="val2" office:value-type="string" calcext:value-type="string">
            <text:p>SAE</text:p>
          </table:table-cell>
          <table:table-cell table:style-name="ce16" office:value-type="string" calcext:value-type="string">
            <text:p>SAEXPINBE04</text:p>
          </table:table-cell>
          <table:table-cell table:style-name="ce16" office:value-type="string" calcext:value-type="string">
            <text:p>SunOS 5.9 Generic_122300-49 (64-bit)</text:p>
          </table:table-cell>
          <table:table-cell table:style-name="ce18" table:content-validation-name="val3" office:value-type="string" calcext:value-type="string">
            <text:p>All Single Core Chips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" calcext:value-type="float">
            <text:p>1</text:p>
          </table:table-cell>
          <table:table-cell table:style-name="ce20" table:formula="of:=VLOOKUP([.$F4];[$datos.$M$2:.$N$33];2;0)*[.G4]*[.H4]" office:value-type="float" office:value="16" calcext:value-type="float">
            <text:p>16</text:p>
          </table:table-cell>
          <table:table-cell table:style-name="ce23" table:content-validation-name="val4" office:value-type="string" calcext:value-type="string">
            <text:p>No</text:p>
          </table:table-cell>
          <table:table-cell table:style-name="ce27"/>
          <table:table-cell table:style-name="ce10"/>
          <table:table-cell table:style-name="ce32" table:formula="of:=IF(EXACT([.J4];&quot;No&quot;)      ;&quot;&quot;      ; IF(EXACT([.J4];&quot;Sí. Virtualización lógica&quot;)           ;[.I4]           ; IF(EXACT([.J4];&quot;Sí. Virtualización física&quot;)               ;VLOOKUP([.$F4];[$datos.$M$2:.$N$33];2;0)*[.L4]               ;&quot;Error&quot;)          )     )">
            <text:p/>
          </table:table-cell>
          <table:table-cell table:style-name="ce36" office:value-type="string" calcext:value-type="string">
            <text:p>SAEXPINBE04</text:p>
          </table:table-cell>
          <table:table-cell table:style-name="ce13" table:content-validation-name="val5" office:value-type="string" calcext:value-type="string">
            <text:p>FORMACIÓN</text:p>
          </table:table-cell>
          <table:table-cell table:style-name="ce37" table:content-validation-name="val6" table:formula="of:=VLOOKUP([.O4];[$datos.$D$2:.$E$6];2;0)" office:value-type="string" office:string-value="PRODUCCIÓN" calcext:value-type="string">
            <text:p>PRODUCCIÓN</text:p>
          </table:table-cell>
          <table:table-cell table:style-name="ce10" table:content-validation-name="val10" office:value-type="string" calcext:value-type="string">
            <text:p>SI</text:p>
          </table:table-cell>
          <table:table-cell table:style-name="ce10" table:content-validation-name="val8" office:value-type="string" calcext:value-type="string">
            <text:p>NO</text:p>
          </table:table-cell>
          <table:table-cell table:style-name="ce10" table:content-validation-name="val9" office:value-type="string" calcext:value-type="string">
            <text:p>SI</text:p>
          </table:table-cell>
          <table:table-cell table:style-name="ce10" table:content-validation-name="val11" office:value-type="string" calcext:value-type="string">
            <text:p>NO</text:p>
          </table:table-cell>
          <table:table-cell table:style-name="ce16" office:value-type="string" calcext:value-type="string">
            <text:p>SI SSCC SAE</text:p>
          </table:table-cell>
          <table:table-cell table:style-name="ce10" office:value-type="string" calcext:value-type="string">
            <text:p>--</text:p>
          </table:table-cell>
          <table:table-cell table:style-name="ce13" table:content-validation-name="val13" office:value-type="string" calcext:value-type="string">
            <text:p>ALTA </text:p>
          </table:table-cell>
          <table:table-cell table:style-name="ce13" table:content-validation-name="val12" office:value-type="string" calcext:value-type="string">
            <text:p>12x5</text:p>
          </table:table-cell>
          <table:table-cell table:style-name="ce10" table:content-validation-name="val15" office:value-type="string" calcext:value-type="string">
            <text:p>SunOS 5.9 Generic_122300-49 (64-bit)</text:p>
          </table:table-cell>
          <table:table-cell table:style-name="ce10" table:content-validation-name="val16" office:value-type="string" calcext:value-type="string">
            <text:p>Oracle Database Enterprise Edition 11.2.0.1</text:p>
          </table:table-cell>
          <table:table-cell table:style-name="ce10" table:content-validation-name="val14" office:value-type="string" calcext:value-type="string">
            <text:p>SI</text:p>
          </table:table-cell>
          <table:table-cell table:style-name="ce10" table:content-validation-name="val6" office:value-type="string" calcext:value-type="string">
            <text:p>--</text:p>
          </table:table-cell>
          <table:table-cell table:style-name="ce13" office:value-type="string" calcext:value-type="string">
            <text:p>TODO EL AÑO</text:p>
          </table:table-cell>
          <table:table-cell table:style-name="ce10" office:value-type="string" calcext:value-type="string">
            <text:p>N/A</text:p>
          </table:table-cell>
          <table:table-cell table:number-columns-repeated="994"/>
        </table:table-row>
        <table:table-row table:style-name="ro5">
          <table:table-cell office:value-type="string" calcext:value-type="string">
            <text:p>1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5];[$datos.$M$2:.$N$33];2;0)*[.G5]*[.H5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5];&quot;No&quot;)      ;&quot;&quot;      ; IF(EXACT([.J5];&quot;Sí. Virtualización lógica&quot;)           ;[.I5]           ; IF(EXACT([.J5];&quot;Sí. Virtualización física&quot;)               ;VLOOKUP([.$F5];[$datos.$M$2:.$N$33];2;0)*[.L5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5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6];[$datos.$M$2:.$N$33];2;0)*[.G6]*[.H6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6];&quot;No&quot;)      ;&quot;&quot;      ; IF(EXACT([.J6];&quot;Sí. Virtualización lógica&quot;)           ;[.I6]           ; IF(EXACT([.J6];&quot;Sí. Virtualización física&quot;)               ;VLOOKUP([.$F6];[$datos.$M$2:.$N$33];2;0)*[.L6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6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7];[$datos.$M$2:.$N$33];2;0)*[.G7]*[.H7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7];&quot;No&quot;)      ;&quot;&quot;      ; IF(EXACT([.J7];&quot;Sí. Virtualización lógica&quot;)           ;[.I7]           ; IF(EXACT([.J7];&quot;Sí. Virtualización física&quot;)               ;VLOOKUP([.$F7];[$datos.$M$2:.$N$33];2;0)*[.L7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7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4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8];[$datos.$M$2:.$N$33];2;0)*[.G8]*[.H8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8];&quot;No&quot;)      ;&quot;&quot;      ; IF(EXACT([.J8];&quot;Sí. Virtualización lógica&quot;)           ;[.I8]           ; IF(EXACT([.J8];&quot;Sí. Virtualización física&quot;)               ;VLOOKUP([.$F8];[$datos.$M$2:.$N$33];2;0)*[.L8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8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5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9];[$datos.$M$2:.$N$33];2;0)*[.G9]*[.H9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9];&quot;No&quot;)      ;&quot;&quot;      ; IF(EXACT([.J9];&quot;Sí. Virtualización lógica&quot;)           ;[.I9]           ; IF(EXACT([.J9];&quot;Sí. Virtualización física&quot;)               ;VLOOKUP([.$F9];[$datos.$M$2:.$N$33];2;0)*[.L9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9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6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0];[$datos.$M$2:.$N$33];2;0)*[.G10]*[.H10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0];&quot;No&quot;)      ;&quot;&quot;      ; IF(EXACT([.J10];&quot;Sí. Virtualización lógica&quot;)           ;[.I10]           ; IF(EXACT([.J10];&quot;Sí. Virtualización física&quot;)               ;VLOOKUP([.$F10];[$datos.$M$2:.$N$33];2;0)*[.L10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0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7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1];[$datos.$M$2:.$N$33];2;0)*[.G11]*[.H11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1];&quot;No&quot;)      ;&quot;&quot;      ; IF(EXACT([.J11];&quot;Sí. Virtualización lógica&quot;)           ;[.I11]           ; IF(EXACT([.J11];&quot;Sí. Virtualización física&quot;)               ;VLOOKUP([.$F11];[$datos.$M$2:.$N$33];2;0)*[.L11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1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8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2];[$datos.$M$2:.$N$33];2;0)*[.G12]*[.H12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2];&quot;No&quot;)      ;&quot;&quot;      ; IF(EXACT([.J12];&quot;Sí. Virtualización lógica&quot;)           ;[.I12]           ; IF(EXACT([.J12];&quot;Sí. Virtualización física&quot;)               ;VLOOKUP([.$F12];[$datos.$M$2:.$N$33];2;0)*[.L12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2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9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3];[$datos.$M$2:.$N$33];2;0)*[.G13]*[.H13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3];&quot;No&quot;)      ;&quot;&quot;      ; IF(EXACT([.J13];&quot;Sí. Virtualización lógica&quot;)           ;[.I13]           ; IF(EXACT([.J13];&quot;Sí. Virtualización física&quot;)               ;VLOOKUP([.$F13];[$datos.$M$2:.$N$33];2;0)*[.L13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3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10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4];[$datos.$M$2:.$N$33];2;0)*[.G14]*[.H14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4];&quot;No&quot;)      ;&quot;&quot;      ; IF(EXACT([.J14];&quot;Sí. Virtualización lógica&quot;)           ;[.I14]           ; IF(EXACT([.J14];&quot;Sí. Virtualización física&quot;)               ;VLOOKUP([.$F14];[$datos.$M$2:.$N$33];2;0)*[.L14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4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11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5];[$datos.$M$2:.$N$33];2;0)*[.G15]*[.H15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5];&quot;No&quot;)      ;&quot;&quot;      ; IF(EXACT([.J15];&quot;Sí. Virtualización lógica&quot;)           ;[.I15]           ; IF(EXACT([.J15];&quot;Sí. Virtualización física&quot;)               ;VLOOKUP([.$F15];[$datos.$M$2:.$N$33];2;0)*[.L15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5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12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6];[$datos.$M$2:.$N$33];2;0)*[.G16]*[.H16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6];&quot;No&quot;)      ;&quot;&quot;      ; IF(EXACT([.J16];&quot;Sí. Virtualización lógica&quot;)           ;[.I16]           ; IF(EXACT([.J16];&quot;Sí. Virtualización física&quot;)               ;VLOOKUP([.$F16];[$datos.$M$2:.$N$33];2;0)*[.L16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6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13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7];[$datos.$M$2:.$N$33];2;0)*[.G17]*[.H17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7];&quot;No&quot;)      ;&quot;&quot;      ; IF(EXACT([.J17];&quot;Sí. Virtualización lógica&quot;)           ;[.I17]           ; IF(EXACT([.J17];&quot;Sí. Virtualización física&quot;)               ;VLOOKUP([.$F17];[$datos.$M$2:.$N$33];2;0)*[.L17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7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14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8];[$datos.$M$2:.$N$33];2;0)*[.G18]*[.H18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8];&quot;No&quot;)      ;&quot;&quot;      ; IF(EXACT([.J18];&quot;Sí. Virtualización lógica&quot;)           ;[.I18]           ; IF(EXACT([.J18];&quot;Sí. Virtualización física&quot;)               ;VLOOKUP([.$F18];[$datos.$M$2:.$N$33];2;0)*[.L18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8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15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9];[$datos.$M$2:.$N$33];2;0)*[.G19]*[.H19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9];&quot;No&quot;)      ;&quot;&quot;      ; IF(EXACT([.J19];&quot;Sí. Virtualización lógica&quot;)           ;[.I19]           ; IF(EXACT([.J19];&quot;Sí. Virtualización física&quot;)               ;VLOOKUP([.$F19];[$datos.$M$2:.$N$33];2;0)*[.L19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9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16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0];[$datos.$M$2:.$N$33];2;0)*[.G20]*[.H20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0];&quot;No&quot;)      ;&quot;&quot;      ; IF(EXACT([.J20];&quot;Sí. Virtualización lógica&quot;)           ;[.I20]           ; IF(EXACT([.J20];&quot;Sí. Virtualización física&quot;)               ;VLOOKUP([.$F20];[$datos.$M$2:.$N$33];2;0)*[.L20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0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17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1];[$datos.$M$2:.$N$33];2;0)*[.G21]*[.H21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1];&quot;No&quot;)      ;&quot;&quot;      ; IF(EXACT([.J21];&quot;Sí. Virtualización lógica&quot;)           ;[.I21]           ; IF(EXACT([.J21];&quot;Sí. Virtualización física&quot;)               ;VLOOKUP([.$F21];[$datos.$M$2:.$N$33];2;0)*[.L21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1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18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2];[$datos.$M$2:.$N$33];2;0)*[.G22]*[.H22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2];&quot;No&quot;)      ;&quot;&quot;      ; IF(EXACT([.J22];&quot;Sí. Virtualización lógica&quot;)           ;[.I22]           ; IF(EXACT([.J22];&quot;Sí. Virtualización física&quot;)               ;VLOOKUP([.$F22];[$datos.$M$2:.$N$33];2;0)*[.L22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2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19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3];[$datos.$M$2:.$N$33];2;0)*[.G23]*[.H23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3];&quot;No&quot;)      ;&quot;&quot;      ; IF(EXACT([.J23];&quot;Sí. Virtualización lógica&quot;)           ;[.I23]           ; IF(EXACT([.J23];&quot;Sí. Virtualización física&quot;)               ;VLOOKUP([.$F23];[$datos.$M$2:.$N$33];2;0)*[.L23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3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0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4];[$datos.$M$2:.$N$33];2;0)*[.G24]*[.H24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4];&quot;No&quot;)      ;&quot;&quot;      ; IF(EXACT([.J24];&quot;Sí. Virtualización lógica&quot;)           ;[.I24]           ; IF(EXACT([.J24];&quot;Sí. Virtualización física&quot;)               ;VLOOKUP([.$F24];[$datos.$M$2:.$N$33];2;0)*[.L24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4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1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5];[$datos.$M$2:.$N$33];2;0)*[.G25]*[.H25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5];&quot;No&quot;)      ;&quot;&quot;      ; IF(EXACT([.J25];&quot;Sí. Virtualización lógica&quot;)           ;[.I25]           ; IF(EXACT([.J25];&quot;Sí. Virtualización física&quot;)               ;VLOOKUP([.$F25];[$datos.$M$2:.$N$33];2;0)*[.L25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5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2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6];[$datos.$M$2:.$N$33];2;0)*[.G26]*[.H26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6];&quot;No&quot;)      ;&quot;&quot;      ; IF(EXACT([.J26];&quot;Sí. Virtualización lógica&quot;)           ;[.I26]           ; IF(EXACT([.J26];&quot;Sí. Virtualización física&quot;)               ;VLOOKUP([.$F26];[$datos.$M$2:.$N$33];2;0)*[.L26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6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3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7];[$datos.$M$2:.$N$33];2;0)*[.G27]*[.H27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7];&quot;No&quot;)      ;&quot;&quot;      ; IF(EXACT([.J27];&quot;Sí. Virtualización lógica&quot;)           ;[.I27]           ; IF(EXACT([.J27];&quot;Sí. Virtualización física&quot;)               ;VLOOKUP([.$F27];[$datos.$M$2:.$N$33];2;0)*[.L27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7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4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8];[$datos.$M$2:.$N$33];2;0)*[.G28]*[.H28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8];&quot;No&quot;)      ;&quot;&quot;      ; IF(EXACT([.J28];&quot;Sí. Virtualización lógica&quot;)           ;[.I28]           ; IF(EXACT([.J28];&quot;Sí. Virtualización física&quot;)               ;VLOOKUP([.$F28];[$datos.$M$2:.$N$33];2;0)*[.L28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8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5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9];[$datos.$M$2:.$N$33];2;0)*[.G29]*[.H29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9];&quot;No&quot;)      ;&quot;&quot;      ; IF(EXACT([.J29];&quot;Sí. Virtualización lógica&quot;)           ;[.I29]           ; IF(EXACT([.J29];&quot;Sí. Virtualización física&quot;)               ;VLOOKUP([.$F29];[$datos.$M$2:.$N$33];2;0)*[.L29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9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6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0];[$datos.$M$2:.$N$33];2;0)*[.G30]*[.H30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0];&quot;No&quot;)      ;&quot;&quot;      ; IF(EXACT([.J30];&quot;Sí. Virtualización lógica&quot;)           ;[.I30]           ; IF(EXACT([.J30];&quot;Sí. Virtualización física&quot;)               ;VLOOKUP([.$F30];[$datos.$M$2:.$N$33];2;0)*[.L30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0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7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1];[$datos.$M$2:.$N$33];2;0)*[.G31]*[.H31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1];&quot;No&quot;)      ;&quot;&quot;      ; IF(EXACT([.J31];&quot;Sí. Virtualización lógica&quot;)           ;[.I31]           ; IF(EXACT([.J31];&quot;Sí. Virtualización física&quot;)               ;VLOOKUP([.$F31];[$datos.$M$2:.$N$33];2;0)*[.L31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1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8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2];[$datos.$M$2:.$N$33];2;0)*[.G32]*[.H32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2];&quot;No&quot;)      ;&quot;&quot;      ; IF(EXACT([.J32];&quot;Sí. Virtualización lógica&quot;)           ;[.I32]           ; IF(EXACT([.J32];&quot;Sí. Virtualización física&quot;)               ;VLOOKUP([.$F32];[$datos.$M$2:.$N$33];2;0)*[.L32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2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9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3];[$datos.$M$2:.$N$33];2;0)*[.G33]*[.H33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3];&quot;No&quot;)      ;&quot;&quot;      ; IF(EXACT([.J33];&quot;Sí. Virtualización lógica&quot;)           ;[.I33]           ; IF(EXACT([.J33];&quot;Sí. Virtualización física&quot;)               ;VLOOKUP([.$F33];[$datos.$M$2:.$N$33];2;0)*[.L33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3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0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4];[$datos.$M$2:.$N$33];2;0)*[.G34]*[.H34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4];&quot;No&quot;)      ;&quot;&quot;      ; IF(EXACT([.J34];&quot;Sí. Virtualización lógica&quot;)           ;[.I34]           ; IF(EXACT([.J34];&quot;Sí. Virtualización física&quot;)               ;VLOOKUP([.$F34];[$datos.$M$2:.$N$33];2;0)*[.L34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4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1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5];[$datos.$M$2:.$N$33];2;0)*[.G35]*[.H35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5];&quot;No&quot;)      ;&quot;&quot;      ; IF(EXACT([.J35];&quot;Sí. Virtualización lógica&quot;)           ;[.I35]           ; IF(EXACT([.J35];&quot;Sí. Virtualización física&quot;)               ;VLOOKUP([.$F35];[$datos.$M$2:.$N$33];2;0)*[.L35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5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2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6];[$datos.$M$2:.$N$33];2;0)*[.G36]*[.H36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6];&quot;No&quot;)      ;&quot;&quot;      ; IF(EXACT([.J36];&quot;Sí. Virtualización lógica&quot;)           ;[.I36]           ; IF(EXACT([.J36];&quot;Sí. Virtualización física&quot;)               ;VLOOKUP([.$F36];[$datos.$M$2:.$N$33];2;0)*[.L36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6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3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7];[$datos.$M$2:.$N$33];2;0)*[.G37]*[.H37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7];&quot;No&quot;)      ;&quot;&quot;      ; IF(EXACT([.J37];&quot;Sí. Virtualización lógica&quot;)           ;[.I37]           ; IF(EXACT([.J37];&quot;Sí. Virtualización física&quot;)               ;VLOOKUP([.$F37];[$datos.$M$2:.$N$33];2;0)*[.L37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7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4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8];[$datos.$M$2:.$N$33];2;0)*[.G38]*[.H38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8];&quot;No&quot;)      ;&quot;&quot;      ; IF(EXACT([.J38];&quot;Sí. Virtualización lógica&quot;)           ;[.I38]           ; IF(EXACT([.J38];&quot;Sí. Virtualización física&quot;)               ;VLOOKUP([.$F38];[$datos.$M$2:.$N$33];2;0)*[.L38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8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5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9];[$datos.$M$2:.$N$33];2;0)*[.G39]*[.H39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9];&quot;No&quot;)      ;&quot;&quot;      ; IF(EXACT([.J39];&quot;Sí. Virtualización lógica&quot;)           ;[.I39]           ; IF(EXACT([.J39];&quot;Sí. Virtualización física&quot;)               ;VLOOKUP([.$F39];[$datos.$M$2:.$N$33];2;0)*[.L39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9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6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40];[$datos.$M$2:.$N$33];2;0)*[.G40]*[.H40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40];&quot;No&quot;)      ;&quot;&quot;      ; IF(EXACT([.J40];&quot;Sí. Virtualización lógica&quot;)           ;[.I40]           ; IF(EXACT([.J40];&quot;Sí. Virtualización física&quot;)               ;VLOOKUP([.$F40];[$datos.$M$2:.$N$33];2;0)*[.L40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40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7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41];[$datos.$M$2:.$N$33];2;0)*[.G41]*[.H41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41];&quot;No&quot;)      ;&quot;&quot;      ; IF(EXACT([.J41];&quot;Sí. Virtualización lógica&quot;)           ;[.I41]           ; IF(EXACT([.J41];&quot;Sí. Virtualización física&quot;)               ;VLOOKUP([.$F41];[$datos.$M$2:.$N$33];2;0)*[.L41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41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8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42];[$datos.$M$2:.$N$33];2;0)*[.G42]*[.H42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42];&quot;No&quot;)      ;&quot;&quot;      ; IF(EXACT([.J42];&quot;Sí. Virtualización lógica&quot;)           ;[.I42]           ; IF(EXACT([.J42];&quot;Sí. Virtualización física&quot;)               ;VLOOKUP([.$F42];[$datos.$M$2:.$N$33];2;0)*[.L42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42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9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43];[$datos.$M$2:.$N$33];2;0)*[.G43]*[.H43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43];&quot;No&quot;)      ;&quot;&quot;      ; IF(EXACT([.J43];&quot;Sí. Virtualización lógica&quot;)           ;[.I43]           ; IF(EXACT([.J43];&quot;Sí. Virtualización física&quot;)               ;VLOOKUP([.$F43];[$datos.$M$2:.$N$33];2;0)*[.L43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43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40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44];[$datos.$M$2:.$N$33];2;0)*[.G44]*[.H44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44];&quot;No&quot;)      ;&quot;&quot;      ; IF(EXACT([.J44];&quot;Sí. Virtualización lógica&quot;)           ;[.I44]           ; IF(EXACT([.J44];&quot;Sí. Virtualización física&quot;)               ;VLOOKUP([.$F44];[$datos.$M$2:.$N$33];2;0)*[.L44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44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41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45];[$datos.$M$2:.$N$33];2;0)*[.G45]*[.H45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45];&quot;No&quot;)      ;&quot;&quot;      ; IF(EXACT([.J45];&quot;Sí. Virtualización lógica&quot;)           ;[.I45]           ; IF(EXACT([.J45];&quot;Sí. Virtualización física&quot;)               ;VLOOKUP([.$F45];[$datos.$M$2:.$N$33];2;0)*[.L45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45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42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46];[$datos.$M$2:.$N$33];2;0)*[.G46]*[.H46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46];&quot;No&quot;)      ;&quot;&quot;      ; IF(EXACT([.J46];&quot;Sí. Virtualización lógica&quot;)           ;[.I46]           ; IF(EXACT([.J46];&quot;Sí. Virtualización física&quot;)               ;VLOOKUP([.$F46];[$datos.$M$2:.$N$33];2;0)*[.L46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46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43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47];[$datos.$M$2:.$N$33];2;0)*[.G47]*[.H47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47];&quot;No&quot;)      ;&quot;&quot;      ; IF(EXACT([.J47];&quot;Sí. Virtualización lógica&quot;)           ;[.I47]           ; IF(EXACT([.J47];&quot;Sí. Virtualización física&quot;)               ;VLOOKUP([.$F47];[$datos.$M$2:.$N$33];2;0)*[.L47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47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44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48];[$datos.$M$2:.$N$33];2;0)*[.G48]*[.H48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48];&quot;No&quot;)      ;&quot;&quot;      ; IF(EXACT([.J48];&quot;Sí. Virtualización lógica&quot;)           ;[.I48]           ; IF(EXACT([.J48];&quot;Sí. Virtualización física&quot;)               ;VLOOKUP([.$F48];[$datos.$M$2:.$N$33];2;0)*[.L48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48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45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49];[$datos.$M$2:.$N$33];2;0)*[.G49]*[.H49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49];&quot;No&quot;)      ;&quot;&quot;      ; IF(EXACT([.J49];&quot;Sí. Virtualización lógica&quot;)           ;[.I49]           ; IF(EXACT([.J49];&quot;Sí. Virtualización física&quot;)               ;VLOOKUP([.$F49];[$datos.$M$2:.$N$33];2;0)*[.L49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49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46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50];[$datos.$M$2:.$N$33];2;0)*[.G50]*[.H50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50];&quot;No&quot;)      ;&quot;&quot;      ; IF(EXACT([.J50];&quot;Sí. Virtualización lógica&quot;)           ;[.I50]           ; IF(EXACT([.J50];&quot;Sí. Virtualización física&quot;)               ;VLOOKUP([.$F50];[$datos.$M$2:.$N$33];2;0)*[.L50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50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47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51];[$datos.$M$2:.$N$33];2;0)*[.G51]*[.H51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51];&quot;No&quot;)      ;&quot;&quot;      ; IF(EXACT([.J51];&quot;Sí. Virtualización lógica&quot;)           ;[.I51]           ; IF(EXACT([.J51];&quot;Sí. Virtualización física&quot;)               ;VLOOKUP([.$F51];[$datos.$M$2:.$N$33];2;0)*[.L51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51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48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52];[$datos.$M$2:.$N$33];2;0)*[.G52]*[.H52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52];&quot;No&quot;)      ;&quot;&quot;      ; IF(EXACT([.J52];&quot;Sí. Virtualización lógica&quot;)           ;[.I52]           ; IF(EXACT([.J52];&quot;Sí. Virtualización física&quot;)               ;VLOOKUP([.$F52];[$datos.$M$2:.$N$33];2;0)*[.L52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52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49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53];[$datos.$M$2:.$N$33];2;0)*[.G53]*[.H53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53];&quot;No&quot;)      ;&quot;&quot;      ; IF(EXACT([.J53];&quot;Sí. Virtualización lógica&quot;)           ;[.I53]           ; IF(EXACT([.J53];&quot;Sí. Virtualización física&quot;)               ;VLOOKUP([.$F53];[$datos.$M$2:.$N$33];2;0)*[.L53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53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50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54];[$datos.$M$2:.$N$33];2;0)*[.G54]*[.H54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54];&quot;No&quot;)      ;&quot;&quot;      ; IF(EXACT([.J54];&quot;Sí. Virtualización lógica&quot;)           ;[.I54]           ; IF(EXACT([.J54];&quot;Sí. Virtualización física&quot;)               ;VLOOKUP([.$F54];[$datos.$M$2:.$N$33];2;0)*[.L54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54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51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55];[$datos.$M$2:.$N$33];2;0)*[.G55]*[.H55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55];&quot;No&quot;)      ;&quot;&quot;      ; IF(EXACT([.J55];&quot;Sí. Virtualización lógica&quot;)           ;[.I55]           ; IF(EXACT([.J55];&quot;Sí. Virtualización física&quot;)               ;VLOOKUP([.$F55];[$datos.$M$2:.$N$33];2;0)*[.L55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55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52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56];[$datos.$M$2:.$N$33];2;0)*[.G56]*[.H56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56];&quot;No&quot;)      ;&quot;&quot;      ; IF(EXACT([.J56];&quot;Sí. Virtualización lógica&quot;)           ;[.I56]           ; IF(EXACT([.J56];&quot;Sí. Virtualización física&quot;)               ;VLOOKUP([.$F56];[$datos.$M$2:.$N$33];2;0)*[.L56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56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53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57];[$datos.$M$2:.$N$33];2;0)*[.G57]*[.H57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57];&quot;No&quot;)      ;&quot;&quot;      ; IF(EXACT([.J57];&quot;Sí. Virtualización lógica&quot;)           ;[.I57]           ; IF(EXACT([.J57];&quot;Sí. Virtualización física&quot;)               ;VLOOKUP([.$F57];[$datos.$M$2:.$N$33];2;0)*[.L57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57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54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58];[$datos.$M$2:.$N$33];2;0)*[.G58]*[.H58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58];&quot;No&quot;)      ;&quot;&quot;      ; IF(EXACT([.J58];&quot;Sí. Virtualización lógica&quot;)           ;[.I58]           ; IF(EXACT([.J58];&quot;Sí. Virtualización física&quot;)               ;VLOOKUP([.$F58];[$datos.$M$2:.$N$33];2;0)*[.L58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58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55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59];[$datos.$M$2:.$N$33];2;0)*[.G59]*[.H59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59];&quot;No&quot;)      ;&quot;&quot;      ; IF(EXACT([.J59];&quot;Sí. Virtualización lógica&quot;)           ;[.I59]           ; IF(EXACT([.J59];&quot;Sí. Virtualización física&quot;)               ;VLOOKUP([.$F59];[$datos.$M$2:.$N$33];2;0)*[.L59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59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56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60];[$datos.$M$2:.$N$33];2;0)*[.G60]*[.H60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60];&quot;No&quot;)      ;&quot;&quot;      ; IF(EXACT([.J60];&quot;Sí. Virtualización lógica&quot;)           ;[.I60]           ; IF(EXACT([.J60];&quot;Sí. Virtualización física&quot;)               ;VLOOKUP([.$F60];[$datos.$M$2:.$N$33];2;0)*[.L60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60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57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61];[$datos.$M$2:.$N$33];2;0)*[.G61]*[.H61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61];&quot;No&quot;)      ;&quot;&quot;      ; IF(EXACT([.J61];&quot;Sí. Virtualización lógica&quot;)           ;[.I61]           ; IF(EXACT([.J61];&quot;Sí. Virtualización física&quot;)               ;VLOOKUP([.$F61];[$datos.$M$2:.$N$33];2;0)*[.L61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61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58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62];[$datos.$M$2:.$N$33];2;0)*[.G62]*[.H62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62];&quot;No&quot;)      ;&quot;&quot;      ; IF(EXACT([.J62];&quot;Sí. Virtualización lógica&quot;)           ;[.I62]           ; IF(EXACT([.J62];&quot;Sí. Virtualización física&quot;)               ;VLOOKUP([.$F62];[$datos.$M$2:.$N$33];2;0)*[.L62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62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59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63];[$datos.$M$2:.$N$33];2;0)*[.G63]*[.H63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63];&quot;No&quot;)      ;&quot;&quot;      ; IF(EXACT([.J63];&quot;Sí. Virtualización lógica&quot;)           ;[.I63]           ; IF(EXACT([.J63];&quot;Sí. Virtualización física&quot;)               ;VLOOKUP([.$F63];[$datos.$M$2:.$N$33];2;0)*[.L63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63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60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64];[$datos.$M$2:.$N$33];2;0)*[.G64]*[.H64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64];&quot;No&quot;)      ;&quot;&quot;      ; IF(EXACT([.J64];&quot;Sí. Virtualización lógica&quot;)           ;[.I64]           ; IF(EXACT([.J64];&quot;Sí. Virtualización física&quot;)               ;VLOOKUP([.$F64];[$datos.$M$2:.$N$33];2;0)*[.L64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64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61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65];[$datos.$M$2:.$N$33];2;0)*[.G65]*[.H65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65];&quot;No&quot;)      ;&quot;&quot;      ; IF(EXACT([.J65];&quot;Sí. Virtualización lógica&quot;)           ;[.I65]           ; IF(EXACT([.J65];&quot;Sí. Virtualización física&quot;)               ;VLOOKUP([.$F65];[$datos.$M$2:.$N$33];2;0)*[.L65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65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62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66];[$datos.$M$2:.$N$33];2;0)*[.G66]*[.H66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66];&quot;No&quot;)      ;&quot;&quot;      ; IF(EXACT([.J66];&quot;Sí. Virtualización lógica&quot;)           ;[.I66]           ; IF(EXACT([.J66];&quot;Sí. Virtualización física&quot;)               ;VLOOKUP([.$F66];[$datos.$M$2:.$N$33];2;0)*[.L66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66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63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67];[$datos.$M$2:.$N$33];2;0)*[.G67]*[.H67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67];&quot;No&quot;)      ;&quot;&quot;      ; IF(EXACT([.J67];&quot;Sí. Virtualización lógica&quot;)           ;[.I67]           ; IF(EXACT([.J67];&quot;Sí. Virtualización física&quot;)               ;VLOOKUP([.$F67];[$datos.$M$2:.$N$33];2;0)*[.L67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67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64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68];[$datos.$M$2:.$N$33];2;0)*[.G68]*[.H68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68];&quot;No&quot;)      ;&quot;&quot;      ; IF(EXACT([.J68];&quot;Sí. Virtualización lógica&quot;)           ;[.I68]           ; IF(EXACT([.J68];&quot;Sí. Virtualización física&quot;)               ;VLOOKUP([.$F68];[$datos.$M$2:.$N$33];2;0)*[.L68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68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65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69];[$datos.$M$2:.$N$33];2;0)*[.G69]*[.H69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69];&quot;No&quot;)      ;&quot;&quot;      ; IF(EXACT([.J69];&quot;Sí. Virtualización lógica&quot;)           ;[.I69]           ; IF(EXACT([.J69];&quot;Sí. Virtualización física&quot;)               ;VLOOKUP([.$F69];[$datos.$M$2:.$N$33];2;0)*[.L69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69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66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70];[$datos.$M$2:.$N$33];2;0)*[.G70]*[.H70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70];&quot;No&quot;)      ;&quot;&quot;      ; IF(EXACT([.J70];&quot;Sí. Virtualización lógica&quot;)           ;[.I70]           ; IF(EXACT([.J70];&quot;Sí. Virtualización física&quot;)               ;VLOOKUP([.$F70];[$datos.$M$2:.$N$33];2;0)*[.L70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70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67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71];[$datos.$M$2:.$N$33];2;0)*[.G71]*[.H71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71];&quot;No&quot;)      ;&quot;&quot;      ; IF(EXACT([.J71];&quot;Sí. Virtualización lógica&quot;)           ;[.I71]           ; IF(EXACT([.J71];&quot;Sí. Virtualización física&quot;)               ;VLOOKUP([.$F71];[$datos.$M$2:.$N$33];2;0)*[.L71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71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68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72];[$datos.$M$2:.$N$33];2;0)*[.G72]*[.H72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72];&quot;No&quot;)      ;&quot;&quot;      ; IF(EXACT([.J72];&quot;Sí. Virtualización lógica&quot;)           ;[.I72]           ; IF(EXACT([.J72];&quot;Sí. Virtualización física&quot;)               ;VLOOKUP([.$F72];[$datos.$M$2:.$N$33];2;0)*[.L72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72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69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73];[$datos.$M$2:.$N$33];2;0)*[.G73]*[.H73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73];&quot;No&quot;)      ;&quot;&quot;      ; IF(EXACT([.J73];&quot;Sí. Virtualización lógica&quot;)           ;[.I73]           ; IF(EXACT([.J73];&quot;Sí. Virtualización física&quot;)               ;VLOOKUP([.$F73];[$datos.$M$2:.$N$33];2;0)*[.L73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73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70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74];[$datos.$M$2:.$N$33];2;0)*[.G74]*[.H74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74];&quot;No&quot;)      ;&quot;&quot;      ; IF(EXACT([.J74];&quot;Sí. Virtualización lógica&quot;)           ;[.I74]           ; IF(EXACT([.J74];&quot;Sí. Virtualización física&quot;)               ;VLOOKUP([.$F74];[$datos.$M$2:.$N$33];2;0)*[.L74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74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71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75];[$datos.$M$2:.$N$33];2;0)*[.G75]*[.H75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75];&quot;No&quot;)      ;&quot;&quot;      ; IF(EXACT([.J75];&quot;Sí. Virtualización lógica&quot;)           ;[.I75]           ; IF(EXACT([.J75];&quot;Sí. Virtualización física&quot;)               ;VLOOKUP([.$F75];[$datos.$M$2:.$N$33];2;0)*[.L75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75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72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76];[$datos.$M$2:.$N$33];2;0)*[.G76]*[.H76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76];&quot;No&quot;)      ;&quot;&quot;      ; IF(EXACT([.J76];&quot;Sí. Virtualización lógica&quot;)           ;[.I76]           ; IF(EXACT([.J76];&quot;Sí. Virtualización física&quot;)               ;VLOOKUP([.$F76];[$datos.$M$2:.$N$33];2;0)*[.L76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76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73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77];[$datos.$M$2:.$N$33];2;0)*[.G77]*[.H77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77];&quot;No&quot;)      ;&quot;&quot;      ; IF(EXACT([.J77];&quot;Sí. Virtualización lógica&quot;)           ;[.I77]           ; IF(EXACT([.J77];&quot;Sí. Virtualización física&quot;)               ;VLOOKUP([.$F77];[$datos.$M$2:.$N$33];2;0)*[.L77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77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74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78];[$datos.$M$2:.$N$33];2;0)*[.G78]*[.H78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78];&quot;No&quot;)      ;&quot;&quot;      ; IF(EXACT([.J78];&quot;Sí. Virtualización lógica&quot;)           ;[.I78]           ; IF(EXACT([.J78];&quot;Sí. Virtualización física&quot;)               ;VLOOKUP([.$F78];[$datos.$M$2:.$N$33];2;0)*[.L78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78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75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79];[$datos.$M$2:.$N$33];2;0)*[.G79]*[.H79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79];&quot;No&quot;)      ;&quot;&quot;      ; IF(EXACT([.J79];&quot;Sí. Virtualización lógica&quot;)           ;[.I79]           ; IF(EXACT([.J79];&quot;Sí. Virtualización física&quot;)               ;VLOOKUP([.$F79];[$datos.$M$2:.$N$33];2;0)*[.L79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79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76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80];[$datos.$M$2:.$N$33];2;0)*[.G80]*[.H80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80];&quot;No&quot;)      ;&quot;&quot;      ; IF(EXACT([.J80];&quot;Sí. Virtualización lógica&quot;)           ;[.I80]           ; IF(EXACT([.J80];&quot;Sí. Virtualización física&quot;)               ;VLOOKUP([.$F80];[$datos.$M$2:.$N$33];2;0)*[.L80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80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77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81];[$datos.$M$2:.$N$33];2;0)*[.G81]*[.H81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81];&quot;No&quot;)      ;&quot;&quot;      ; IF(EXACT([.J81];&quot;Sí. Virtualización lógica&quot;)           ;[.I81]           ; IF(EXACT([.J81];&quot;Sí. Virtualización física&quot;)               ;VLOOKUP([.$F81];[$datos.$M$2:.$N$33];2;0)*[.L81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81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78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82];[$datos.$M$2:.$N$33];2;0)*[.G82]*[.H82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82];&quot;No&quot;)      ;&quot;&quot;      ; IF(EXACT([.J82];&quot;Sí. Virtualización lógica&quot;)           ;[.I82]           ; IF(EXACT([.J82];&quot;Sí. Virtualización física&quot;)               ;VLOOKUP([.$F82];[$datos.$M$2:.$N$33];2;0)*[.L82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82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79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83];[$datos.$M$2:.$N$33];2;0)*[.G83]*[.H83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83];&quot;No&quot;)      ;&quot;&quot;      ; IF(EXACT([.J83];&quot;Sí. Virtualización lógica&quot;)           ;[.I83]           ; IF(EXACT([.J83];&quot;Sí. Virtualización física&quot;)               ;VLOOKUP([.$F83];[$datos.$M$2:.$N$33];2;0)*[.L83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83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80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84];[$datos.$M$2:.$N$33];2;0)*[.G84]*[.H84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84];&quot;No&quot;)      ;&quot;&quot;      ; IF(EXACT([.J84];&quot;Sí. Virtualización lógica&quot;)           ;[.I84]           ; IF(EXACT([.J84];&quot;Sí. Virtualización física&quot;)               ;VLOOKUP([.$F84];[$datos.$M$2:.$N$33];2;0)*[.L84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84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81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85];[$datos.$M$2:.$N$33];2;0)*[.G85]*[.H85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85];&quot;No&quot;)      ;&quot;&quot;      ; IF(EXACT([.J85];&quot;Sí. Virtualización lógica&quot;)           ;[.I85]           ; IF(EXACT([.J85];&quot;Sí. Virtualización física&quot;)               ;VLOOKUP([.$F85];[$datos.$M$2:.$N$33];2;0)*[.L85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85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82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86];[$datos.$M$2:.$N$33];2;0)*[.G86]*[.H86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86];&quot;No&quot;)      ;&quot;&quot;      ; IF(EXACT([.J86];&quot;Sí. Virtualización lógica&quot;)           ;[.I86]           ; IF(EXACT([.J86];&quot;Sí. Virtualización física&quot;)               ;VLOOKUP([.$F86];[$datos.$M$2:.$N$33];2;0)*[.L86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86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83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87];[$datos.$M$2:.$N$33];2;0)*[.G87]*[.H87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87];&quot;No&quot;)      ;&quot;&quot;      ; IF(EXACT([.J87];&quot;Sí. Virtualización lógica&quot;)           ;[.I87]           ; IF(EXACT([.J87];&quot;Sí. Virtualización física&quot;)               ;VLOOKUP([.$F87];[$datos.$M$2:.$N$33];2;0)*[.L87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87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84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88];[$datos.$M$2:.$N$33];2;0)*[.G88]*[.H88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88];&quot;No&quot;)      ;&quot;&quot;      ; IF(EXACT([.J88];&quot;Sí. Virtualización lógica&quot;)           ;[.I88]           ; IF(EXACT([.J88];&quot;Sí. Virtualización física&quot;)               ;VLOOKUP([.$F88];[$datos.$M$2:.$N$33];2;0)*[.L88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88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85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89];[$datos.$M$2:.$N$33];2;0)*[.G89]*[.H89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89];&quot;No&quot;)      ;&quot;&quot;      ; IF(EXACT([.J89];&quot;Sí. Virtualización lógica&quot;)           ;[.I89]           ; IF(EXACT([.J89];&quot;Sí. Virtualización física&quot;)               ;VLOOKUP([.$F89];[$datos.$M$2:.$N$33];2;0)*[.L89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89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86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90];[$datos.$M$2:.$N$33];2;0)*[.G90]*[.H90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90];&quot;No&quot;)      ;&quot;&quot;      ; IF(EXACT([.J90];&quot;Sí. Virtualización lógica&quot;)           ;[.I90]           ; IF(EXACT([.J90];&quot;Sí. Virtualización física&quot;)               ;VLOOKUP([.$F90];[$datos.$M$2:.$N$33];2;0)*[.L90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90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87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91];[$datos.$M$2:.$N$33];2;0)*[.G91]*[.H91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91];&quot;No&quot;)      ;&quot;&quot;      ; IF(EXACT([.J91];&quot;Sí. Virtualización lógica&quot;)           ;[.I91]           ; IF(EXACT([.J91];&quot;Sí. Virtualización física&quot;)               ;VLOOKUP([.$F91];[$datos.$M$2:.$N$33];2;0)*[.L91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91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88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92];[$datos.$M$2:.$N$33];2;0)*[.G92]*[.H92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92];&quot;No&quot;)      ;&quot;&quot;      ; IF(EXACT([.J92];&quot;Sí. Virtualización lógica&quot;)           ;[.I92]           ; IF(EXACT([.J92];&quot;Sí. Virtualización física&quot;)               ;VLOOKUP([.$F92];[$datos.$M$2:.$N$33];2;0)*[.L92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92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89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93];[$datos.$M$2:.$N$33];2;0)*[.G93]*[.H93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93];&quot;No&quot;)      ;&quot;&quot;      ; IF(EXACT([.J93];&quot;Sí. Virtualización lógica&quot;)           ;[.I93]           ; IF(EXACT([.J93];&quot;Sí. Virtualización física&quot;)               ;VLOOKUP([.$F93];[$datos.$M$2:.$N$33];2;0)*[.L93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93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90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94];[$datos.$M$2:.$N$33];2;0)*[.G94]*[.H94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94];&quot;No&quot;)      ;&quot;&quot;      ; IF(EXACT([.J94];&quot;Sí. Virtualización lógica&quot;)           ;[.I94]           ; IF(EXACT([.J94];&quot;Sí. Virtualización física&quot;)               ;VLOOKUP([.$F94];[$datos.$M$2:.$N$33];2;0)*[.L94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94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91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95];[$datos.$M$2:.$N$33];2;0)*[.G95]*[.H95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95];&quot;No&quot;)      ;&quot;&quot;      ; IF(EXACT([.J95];&quot;Sí. Virtualización lógica&quot;)           ;[.I95]           ; IF(EXACT([.J95];&quot;Sí. Virtualización física&quot;)               ;VLOOKUP([.$F95];[$datos.$M$2:.$N$33];2;0)*[.L95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95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92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96];[$datos.$M$2:.$N$33];2;0)*[.G96]*[.H96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96];&quot;No&quot;)      ;&quot;&quot;      ; IF(EXACT([.J96];&quot;Sí. Virtualización lógica&quot;)           ;[.I96]           ; IF(EXACT([.J96];&quot;Sí. Virtualización física&quot;)               ;VLOOKUP([.$F96];[$datos.$M$2:.$N$33];2;0)*[.L96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96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93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97];[$datos.$M$2:.$N$33];2;0)*[.G97]*[.H97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97];&quot;No&quot;)      ;&quot;&quot;      ; IF(EXACT([.J97];&quot;Sí. Virtualización lógica&quot;)           ;[.I97]           ; IF(EXACT([.J97];&quot;Sí. Virtualización física&quot;)               ;VLOOKUP([.$F97];[$datos.$M$2:.$N$33];2;0)*[.L97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97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94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98];[$datos.$M$2:.$N$33];2;0)*[.G98]*[.H98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98];&quot;No&quot;)      ;&quot;&quot;      ; IF(EXACT([.J98];&quot;Sí. Virtualización lógica&quot;)           ;[.I98]           ; IF(EXACT([.J98];&quot;Sí. Virtualización física&quot;)               ;VLOOKUP([.$F98];[$datos.$M$2:.$N$33];2;0)*[.L98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98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95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99];[$datos.$M$2:.$N$33];2;0)*[.G99]*[.H99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99];&quot;No&quot;)      ;&quot;&quot;      ; IF(EXACT([.J99];&quot;Sí. Virtualización lógica&quot;)           ;[.I99]           ; IF(EXACT([.J99];&quot;Sí. Virtualización física&quot;)               ;VLOOKUP([.$F99];[$datos.$M$2:.$N$33];2;0)*[.L99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99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96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00];[$datos.$M$2:.$N$33];2;0)*[.G100]*[.H100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00];&quot;No&quot;)      ;&quot;&quot;      ; IF(EXACT([.J100];&quot;Sí. Virtualización lógica&quot;)           ;[.I100]           ; IF(EXACT([.J100];&quot;Sí. Virtualización física&quot;)               ;VLOOKUP([.$F100];[$datos.$M$2:.$N$33];2;0)*[.L100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00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97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01];[$datos.$M$2:.$N$33];2;0)*[.G101]*[.H101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01];&quot;No&quot;)      ;&quot;&quot;      ; IF(EXACT([.J101];&quot;Sí. Virtualización lógica&quot;)           ;[.I101]           ; IF(EXACT([.J101];&quot;Sí. Virtualización física&quot;)               ;VLOOKUP([.$F101];[$datos.$M$2:.$N$33];2;0)*[.L101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01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98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02];[$datos.$M$2:.$N$33];2;0)*[.G102]*[.H102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02];&quot;No&quot;)      ;&quot;&quot;      ; IF(EXACT([.J102];&quot;Sí. Virtualización lógica&quot;)           ;[.I102]           ; IF(EXACT([.J102];&quot;Sí. Virtualización física&quot;)               ;VLOOKUP([.$F102];[$datos.$M$2:.$N$33];2;0)*[.L102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02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99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03];[$datos.$M$2:.$N$33];2;0)*[.G103]*[.H103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03];&quot;No&quot;)      ;&quot;&quot;      ; IF(EXACT([.J103];&quot;Sí. Virtualización lógica&quot;)           ;[.I103]           ; IF(EXACT([.J103];&quot;Sí. Virtualización física&quot;)               ;VLOOKUP([.$F103];[$datos.$M$2:.$N$33];2;0)*[.L103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03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100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04];[$datos.$M$2:.$N$33];2;0)*[.G104]*[.H104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04];&quot;No&quot;)      ;&quot;&quot;      ; IF(EXACT([.J104];&quot;Sí. Virtualización lógica&quot;)           ;[.I104]           ; IF(EXACT([.J104];&quot;Sí. Virtualización física&quot;)               ;VLOOKUP([.$F104];[$datos.$M$2:.$N$33];2;0)*[.L104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04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101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05];[$datos.$M$2:.$N$33];2;0)*[.G105]*[.H105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05];&quot;No&quot;)      ;&quot;&quot;      ; IF(EXACT([.J105];&quot;Sí. Virtualización lógica&quot;)           ;[.I105]           ; IF(EXACT([.J105];&quot;Sí. Virtualización física&quot;)               ;VLOOKUP([.$F105];[$datos.$M$2:.$N$33];2;0)*[.L105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05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102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06];[$datos.$M$2:.$N$33];2;0)*[.G106]*[.H106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06];&quot;No&quot;)      ;&quot;&quot;      ; IF(EXACT([.J106];&quot;Sí. Virtualización lógica&quot;)           ;[.I106]           ; IF(EXACT([.J106];&quot;Sí. Virtualización física&quot;)               ;VLOOKUP([.$F106];[$datos.$M$2:.$N$33];2;0)*[.L106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06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103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07];[$datos.$M$2:.$N$33];2;0)*[.G107]*[.H107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07];&quot;No&quot;)      ;&quot;&quot;      ; IF(EXACT([.J107];&quot;Sí. Virtualización lógica&quot;)           ;[.I107]           ; IF(EXACT([.J107];&quot;Sí. Virtualización física&quot;)               ;VLOOKUP([.$F107];[$datos.$M$2:.$N$33];2;0)*[.L107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07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104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08];[$datos.$M$2:.$N$33];2;0)*[.G108]*[.H108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08];&quot;No&quot;)      ;&quot;&quot;      ; IF(EXACT([.J108];&quot;Sí. Virtualización lógica&quot;)           ;[.I108]           ; IF(EXACT([.J108];&quot;Sí. Virtualización física&quot;)               ;VLOOKUP([.$F108];[$datos.$M$2:.$N$33];2;0)*[.L108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08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105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09];[$datos.$M$2:.$N$33];2;0)*[.G109]*[.H109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09];&quot;No&quot;)      ;&quot;&quot;      ; IF(EXACT([.J109];&quot;Sí. Virtualización lógica&quot;)           ;[.I109]           ; IF(EXACT([.J109];&quot;Sí. Virtualización física&quot;)               ;VLOOKUP([.$F109];[$datos.$M$2:.$N$33];2;0)*[.L109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09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106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10];[$datos.$M$2:.$N$33];2;0)*[.G110]*[.H110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10];&quot;No&quot;)      ;&quot;&quot;      ; IF(EXACT([.J110];&quot;Sí. Virtualización lógica&quot;)           ;[.I110]           ; IF(EXACT([.J110];&quot;Sí. Virtualización física&quot;)               ;VLOOKUP([.$F110];[$datos.$M$2:.$N$33];2;0)*[.L110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10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107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11];[$datos.$M$2:.$N$33];2;0)*[.G111]*[.H111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11];&quot;No&quot;)      ;&quot;&quot;      ; IF(EXACT([.J111];&quot;Sí. Virtualización lógica&quot;)           ;[.I111]           ; IF(EXACT([.J111];&quot;Sí. Virtualización física&quot;)               ;VLOOKUP([.$F111];[$datos.$M$2:.$N$33];2;0)*[.L111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11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108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12];[$datos.$M$2:.$N$33];2;0)*[.G112]*[.H112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12];&quot;No&quot;)      ;&quot;&quot;      ; IF(EXACT([.J112];&quot;Sí. Virtualización lógica&quot;)           ;[.I112]           ; IF(EXACT([.J112];&quot;Sí. Virtualización física&quot;)               ;VLOOKUP([.$F112];[$datos.$M$2:.$N$33];2;0)*[.L112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12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109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13];[$datos.$M$2:.$N$33];2;0)*[.G113]*[.H113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13];&quot;No&quot;)      ;&quot;&quot;      ; IF(EXACT([.J113];&quot;Sí. Virtualización lógica&quot;)           ;[.I113]           ; IF(EXACT([.J113];&quot;Sí. Virtualización física&quot;)               ;VLOOKUP([.$F113];[$datos.$M$2:.$N$33];2;0)*[.L113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13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110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14];[$datos.$M$2:.$N$33];2;0)*[.G114]*[.H114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14];&quot;No&quot;)      ;&quot;&quot;      ; IF(EXACT([.J114];&quot;Sí. Virtualización lógica&quot;)           ;[.I114]           ; IF(EXACT([.J114];&quot;Sí. Virtualización física&quot;)               ;VLOOKUP([.$F114];[$datos.$M$2:.$N$33];2;0)*[.L114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14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111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15];[$datos.$M$2:.$N$33];2;0)*[.G115]*[.H115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15];&quot;No&quot;)      ;&quot;&quot;      ; IF(EXACT([.J115];&quot;Sí. Virtualización lógica&quot;)           ;[.I115]           ; IF(EXACT([.J115];&quot;Sí. Virtualización física&quot;)               ;VLOOKUP([.$F115];[$datos.$M$2:.$N$33];2;0)*[.L115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15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112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16];[$datos.$M$2:.$N$33];2;0)*[.G116]*[.H116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16];&quot;No&quot;)      ;&quot;&quot;      ; IF(EXACT([.J116];&quot;Sí. Virtualización lógica&quot;)           ;[.I116]           ; IF(EXACT([.J116];&quot;Sí. Virtualización física&quot;)               ;VLOOKUP([.$F116];[$datos.$M$2:.$N$33];2;0)*[.L116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16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113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17];[$datos.$M$2:.$N$33];2;0)*[.G117]*[.H117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17];&quot;No&quot;)      ;&quot;&quot;      ; IF(EXACT([.J117];&quot;Sí. Virtualización lógica&quot;)           ;[.I117]           ; IF(EXACT([.J117];&quot;Sí. Virtualización física&quot;)               ;VLOOKUP([.$F117];[$datos.$M$2:.$N$33];2;0)*[.L117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17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114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18];[$datos.$M$2:.$N$33];2;0)*[.G118]*[.H118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18];&quot;No&quot;)      ;&quot;&quot;      ; IF(EXACT([.J118];&quot;Sí. Virtualización lógica&quot;)           ;[.I118]           ; IF(EXACT([.J118];&quot;Sí. Virtualización física&quot;)               ;VLOOKUP([.$F118];[$datos.$M$2:.$N$33];2;0)*[.L118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18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115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19];[$datos.$M$2:.$N$33];2;0)*[.G119]*[.H119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19];&quot;No&quot;)      ;&quot;&quot;      ; IF(EXACT([.J119];&quot;Sí. Virtualización lógica&quot;)           ;[.I119]           ; IF(EXACT([.J119];&quot;Sí. Virtualización física&quot;)               ;VLOOKUP([.$F119];[$datos.$M$2:.$N$33];2;0)*[.L119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19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116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20];[$datos.$M$2:.$N$33];2;0)*[.G120]*[.H120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20];&quot;No&quot;)      ;&quot;&quot;      ; IF(EXACT([.J120];&quot;Sí. Virtualización lógica&quot;)           ;[.I120]           ; IF(EXACT([.J120];&quot;Sí. Virtualización física&quot;)               ;VLOOKUP([.$F120];[$datos.$M$2:.$N$33];2;0)*[.L120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20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117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21];[$datos.$M$2:.$N$33];2;0)*[.G121]*[.H121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21];&quot;No&quot;)      ;&quot;&quot;      ; IF(EXACT([.J121];&quot;Sí. Virtualización lógica&quot;)           ;[.I121]           ; IF(EXACT([.J121];&quot;Sí. Virtualización física&quot;)               ;VLOOKUP([.$F121];[$datos.$M$2:.$N$33];2;0)*[.L121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21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118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22];[$datos.$M$2:.$N$33];2;0)*[.G122]*[.H122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22];&quot;No&quot;)      ;&quot;&quot;      ; IF(EXACT([.J122];&quot;Sí. Virtualización lógica&quot;)           ;[.I122]           ; IF(EXACT([.J122];&quot;Sí. Virtualización física&quot;)               ;VLOOKUP([.$F122];[$datos.$M$2:.$N$33];2;0)*[.L122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22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119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23];[$datos.$M$2:.$N$33];2;0)*[.G123]*[.H123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23];&quot;No&quot;)      ;&quot;&quot;      ; IF(EXACT([.J123];&quot;Sí. Virtualización lógica&quot;)           ;[.I123]           ; IF(EXACT([.J123];&quot;Sí. Virtualización física&quot;)               ;VLOOKUP([.$F123];[$datos.$M$2:.$N$33];2;0)*[.L123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23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120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24];[$datos.$M$2:.$N$33];2;0)*[.G124]*[.H124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24];&quot;No&quot;)      ;&quot;&quot;      ; IF(EXACT([.J124];&quot;Sí. Virtualización lógica&quot;)           ;[.I124]           ; IF(EXACT([.J124];&quot;Sí. Virtualización física&quot;)               ;VLOOKUP([.$F124];[$datos.$M$2:.$N$33];2;0)*[.L124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24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121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25];[$datos.$M$2:.$N$33];2;0)*[.G125]*[.H125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25];&quot;No&quot;)      ;&quot;&quot;      ; IF(EXACT([.J125];&quot;Sí. Virtualización lógica&quot;)           ;[.I125]           ; IF(EXACT([.J125];&quot;Sí. Virtualización física&quot;)               ;VLOOKUP([.$F125];[$datos.$M$2:.$N$33];2;0)*[.L125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25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122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26];[$datos.$M$2:.$N$33];2;0)*[.G126]*[.H126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26];&quot;No&quot;)      ;&quot;&quot;      ; IF(EXACT([.J126];&quot;Sí. Virtualización lógica&quot;)           ;[.I126]           ; IF(EXACT([.J126];&quot;Sí. Virtualización física&quot;)               ;VLOOKUP([.$F126];[$datos.$M$2:.$N$33];2;0)*[.L126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26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123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27];[$datos.$M$2:.$N$33];2;0)*[.G127]*[.H127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27];&quot;No&quot;)      ;&quot;&quot;      ; IF(EXACT([.J127];&quot;Sí. Virtualización lógica&quot;)           ;[.I127]           ; IF(EXACT([.J127];&quot;Sí. Virtualización física&quot;)               ;VLOOKUP([.$F127];[$datos.$M$2:.$N$33];2;0)*[.L127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27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124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28];[$datos.$M$2:.$N$33];2;0)*[.G128]*[.H128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28];&quot;No&quot;)      ;&quot;&quot;      ; IF(EXACT([.J128];&quot;Sí. Virtualización lógica&quot;)           ;[.I128]           ; IF(EXACT([.J128];&quot;Sí. Virtualización física&quot;)               ;VLOOKUP([.$F128];[$datos.$M$2:.$N$33];2;0)*[.L128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28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125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29];[$datos.$M$2:.$N$33];2;0)*[.G129]*[.H129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29];&quot;No&quot;)      ;&quot;&quot;      ; IF(EXACT([.J129];&quot;Sí. Virtualización lógica&quot;)           ;[.I129]           ; IF(EXACT([.J129];&quot;Sí. Virtualización física&quot;)               ;VLOOKUP([.$F129];[$datos.$M$2:.$N$33];2;0)*[.L129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29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126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30];[$datos.$M$2:.$N$33];2;0)*[.G130]*[.H130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30];&quot;No&quot;)      ;&quot;&quot;      ; IF(EXACT([.J130];&quot;Sí. Virtualización lógica&quot;)           ;[.I130]           ; IF(EXACT([.J130];&quot;Sí. Virtualización física&quot;)               ;VLOOKUP([.$F130];[$datos.$M$2:.$N$33];2;0)*[.L130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30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127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31];[$datos.$M$2:.$N$33];2;0)*[.G131]*[.H131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31];&quot;No&quot;)      ;&quot;&quot;      ; IF(EXACT([.J131];&quot;Sí. Virtualización lógica&quot;)           ;[.I131]           ; IF(EXACT([.J131];&quot;Sí. Virtualización física&quot;)               ;VLOOKUP([.$F131];[$datos.$M$2:.$N$33];2;0)*[.L131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31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128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32];[$datos.$M$2:.$N$33];2;0)*[.G132]*[.H132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32];&quot;No&quot;)      ;&quot;&quot;      ; IF(EXACT([.J132];&quot;Sí. Virtualización lógica&quot;)           ;[.I132]           ; IF(EXACT([.J132];&quot;Sí. Virtualización física&quot;)               ;VLOOKUP([.$F132];[$datos.$M$2:.$N$33];2;0)*[.L132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32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6"/>
          <table:table-cell table:style-name="ce42"/>
          <table:table-cell table:number-columns-repeated="987"/>
        </table:table-row>
        <table:table-row table:style-name="ro5">
          <table:table-cell office:value-type="string" calcext:value-type="string">
            <text:p>129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33];[$datos.$M$2:.$N$33];2;0)*[.G133]*[.H133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33];&quot;No&quot;)      ;&quot;&quot;      ; IF(EXACT([.J133];&quot;Sí. Virtualización lógica&quot;)           ;[.I133]           ; IF(EXACT([.J133];&quot;Sí. Virtualización física&quot;)               ;VLOOKUP([.$F133];[$datos.$M$2:.$N$33];2;0)*[.L133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33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6"/>
          <table:table-cell table:style-name="ce42"/>
          <table:table-cell table:number-columns-repeated="987"/>
        </table:table-row>
        <table:table-row table:style-name="ro5">
          <table:table-cell office:value-type="string" calcext:value-type="string">
            <text:p>130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34];[$datos.$M$2:.$N$33];2;0)*[.G134]*[.H134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34];&quot;No&quot;)      ;&quot;&quot;      ; IF(EXACT([.J134];&quot;Sí. Virtualización lógica&quot;)           ;[.I134]           ; IF(EXACT([.J134];&quot;Sí. Virtualización física&quot;)               ;VLOOKUP([.$F134];[$datos.$M$2:.$N$33];2;0)*[.L134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34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6"/>
          <table:table-cell table:style-name="ce42"/>
          <table:table-cell table:number-columns-repeated="987"/>
        </table:table-row>
        <table:table-row table:style-name="ro5">
          <table:table-cell office:value-type="string" calcext:value-type="string">
            <text:p>131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35];[$datos.$M$2:.$N$33];2;0)*[.G135]*[.H135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35];&quot;No&quot;)      ;&quot;&quot;      ; IF(EXACT([.J135];&quot;Sí. Virtualización lógica&quot;)           ;[.I135]           ; IF(EXACT([.J135];&quot;Sí. Virtualización física&quot;)               ;VLOOKUP([.$F135];[$datos.$M$2:.$N$33];2;0)*[.L135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35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6"/>
          <table:table-cell table:style-name="ce42"/>
          <table:table-cell table:number-columns-repeated="987"/>
        </table:table-row>
        <table:table-row table:style-name="ro5">
          <table:table-cell office:value-type="string" calcext:value-type="string">
            <text:p>132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36];[$datos.$M$2:.$N$33];2;0)*[.G136]*[.H136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36];&quot;No&quot;)      ;&quot;&quot;      ; IF(EXACT([.J136];&quot;Sí. Virtualización lógica&quot;)           ;[.I136]           ; IF(EXACT([.J136];&quot;Sí. Virtualización física&quot;)               ;VLOOKUP([.$F136];[$datos.$M$2:.$N$33];2;0)*[.L136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36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6"/>
          <table:table-cell table:style-name="ce42"/>
          <table:table-cell table:number-columns-repeated="987"/>
        </table:table-row>
        <table:table-row table:style-name="ro5">
          <table:table-cell office:value-type="string" calcext:value-type="string">
            <text:p>133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37];[$datos.$M$2:.$N$33];2;0)*[.G137]*[.H137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37];&quot;No&quot;)      ;&quot;&quot;      ; IF(EXACT([.J137];&quot;Sí. Virtualización lógica&quot;)           ;[.I137]           ; IF(EXACT([.J137];&quot;Sí. Virtualización física&quot;)               ;VLOOKUP([.$F137];[$datos.$M$2:.$N$33];2;0)*[.L137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37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6"/>
          <table:table-cell table:style-name="ce42"/>
          <table:table-cell table:number-columns-repeated="987"/>
        </table:table-row>
        <table:table-row table:style-name="ro5">
          <table:table-cell office:value-type="string" calcext:value-type="string">
            <text:p>134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38];[$datos.$M$2:.$N$33];2;0)*[.G138]*[.H138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38];&quot;No&quot;)      ;&quot;&quot;      ; IF(EXACT([.J138];&quot;Sí. Virtualización lógica&quot;)           ;[.I138]           ; IF(EXACT([.J138];&quot;Sí. Virtualización física&quot;)               ;VLOOKUP([.$F138];[$datos.$M$2:.$N$33];2;0)*[.L138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38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6"/>
          <table:table-cell table:style-name="ce42"/>
          <table:table-cell table:number-columns-repeated="987"/>
        </table:table-row>
        <table:table-row table:style-name="ro5">
          <table:table-cell office:value-type="string" calcext:value-type="string">
            <text:p>135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39];[$datos.$M$2:.$N$33];2;0)*[.G139]*[.H139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39];&quot;No&quot;)      ;&quot;&quot;      ; IF(EXACT([.J139];&quot;Sí. Virtualización lógica&quot;)           ;[.I139]           ; IF(EXACT([.J139];&quot;Sí. Virtualización física&quot;)               ;VLOOKUP([.$F139];[$datos.$M$2:.$N$33];2;0)*[.L139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39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6"/>
          <table:table-cell table:style-name="ce42"/>
          <table:table-cell table:number-columns-repeated="987"/>
        </table:table-row>
        <table:table-row table:style-name="ro5">
          <table:table-cell office:value-type="string" calcext:value-type="string">
            <text:p>136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40];[$datos.$M$2:.$N$33];2;0)*[.G140]*[.H140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40];&quot;No&quot;)      ;&quot;&quot;      ; IF(EXACT([.J140];&quot;Sí. Virtualización lógica&quot;)           ;[.I140]           ; IF(EXACT([.J140];&quot;Sí. Virtualización física&quot;)               ;VLOOKUP([.$F140];[$datos.$M$2:.$N$33];2;0)*[.L140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40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6"/>
          <table:table-cell table:style-name="ce42"/>
          <table:table-cell table:number-columns-repeated="987"/>
        </table:table-row>
        <table:table-row table:style-name="ro5">
          <table:table-cell office:value-type="string" calcext:value-type="string">
            <text:p>137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41];[$datos.$M$2:.$N$33];2;0)*[.G141]*[.H141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41];&quot;No&quot;)      ;&quot;&quot;      ; IF(EXACT([.J141];&quot;Sí. Virtualización lógica&quot;)           ;[.I141]           ; IF(EXACT([.J141];&quot;Sí. Virtualización física&quot;)               ;VLOOKUP([.$F141];[$datos.$M$2:.$N$33];2;0)*[.L141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41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6"/>
          <table:table-cell table:style-name="ce43"/>
          <table:table-cell table:number-columns-repeated="987"/>
        </table:table-row>
        <table:table-row table:style-name="ro5">
          <table:table-cell office:value-type="string" calcext:value-type="string">
            <text:p>138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42];[$datos.$M$2:.$N$33];2;0)*[.G142]*[.H142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42];&quot;No&quot;)      ;&quot;&quot;      ; IF(EXACT([.J142];&quot;Sí. Virtualización lógica&quot;)           ;[.I142]           ; IF(EXACT([.J142];&quot;Sí. Virtualización física&quot;)               ;VLOOKUP([.$F142];[$datos.$M$2:.$N$33];2;0)*[.L142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42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6"/>
          <table:table-cell table:style-name="ce43"/>
          <table:table-cell table:number-columns-repeated="987"/>
        </table:table-row>
        <table:table-row table:style-name="ro5">
          <table:table-cell office:value-type="string" calcext:value-type="string">
            <text:p>139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43];[$datos.$M$2:.$N$33];2;0)*[.G143]*[.H143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43];&quot;No&quot;)      ;&quot;&quot;      ; IF(EXACT([.J143];&quot;Sí. Virtualización lógica&quot;)           ;[.I143]           ; IF(EXACT([.J143];&quot;Sí. Virtualización física&quot;)               ;VLOOKUP([.$F143];[$datos.$M$2:.$N$33];2;0)*[.L143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43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6"/>
          <table:table-cell table:style-name="ce43"/>
          <table:table-cell table:number-columns-repeated="987"/>
        </table:table-row>
        <table:table-row table:style-name="ro5">
          <table:table-cell office:value-type="string" calcext:value-type="string">
            <text:p>140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44];[$datos.$M$2:.$N$33];2;0)*[.G144]*[.H144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44];&quot;No&quot;)      ;&quot;&quot;      ; IF(EXACT([.J144];&quot;Sí. Virtualización lógica&quot;)           ;[.I144]           ; IF(EXACT([.J144];&quot;Sí. Virtualización física&quot;)               ;VLOOKUP([.$F144];[$datos.$M$2:.$N$33];2;0)*[.L144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44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6"/>
          <table:table-cell table:style-name="ce43"/>
          <table:table-cell table:number-columns-repeated="987"/>
        </table:table-row>
        <table:table-row table:style-name="ro5">
          <table:table-cell office:value-type="string" calcext:value-type="string">
            <text:p>141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45];[$datos.$M$2:.$N$33];2;0)*[.G145]*[.H145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45];&quot;No&quot;)      ;&quot;&quot;      ; IF(EXACT([.J145];&quot;Sí. Virtualización lógica&quot;)           ;[.I145]           ; IF(EXACT([.J145];&quot;Sí. Virtualización física&quot;)               ;VLOOKUP([.$F145];[$datos.$M$2:.$N$33];2;0)*[.L145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45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6"/>
          <table:table-cell table:style-name="ce43"/>
          <table:table-cell table:number-columns-repeated="987"/>
        </table:table-row>
        <table:table-row table:style-name="ro5">
          <table:table-cell office:value-type="string" calcext:value-type="string">
            <text:p>142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46];[$datos.$M$2:.$N$33];2;0)*[.G146]*[.H146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46];&quot;No&quot;)      ;&quot;&quot;      ; IF(EXACT([.J146];&quot;Sí. Virtualización lógica&quot;)           ;[.I146]           ; IF(EXACT([.J146];&quot;Sí. Virtualización física&quot;)               ;VLOOKUP([.$F146];[$datos.$M$2:.$N$33];2;0)*[.L146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46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6"/>
          <table:table-cell table:style-name="ce43"/>
          <table:table-cell table:number-columns-repeated="987"/>
        </table:table-row>
        <table:table-row table:style-name="ro5">
          <table:table-cell office:value-type="string" calcext:value-type="string">
            <text:p>143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47];[$datos.$M$2:.$N$33];2;0)*[.G147]*[.H147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47];&quot;No&quot;)      ;&quot;&quot;      ; IF(EXACT([.J147];&quot;Sí. Virtualización lógica&quot;)           ;[.I147]           ; IF(EXACT([.J147];&quot;Sí. Virtualización física&quot;)               ;VLOOKUP([.$F147];[$datos.$M$2:.$N$33];2;0)*[.L147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47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6"/>
          <table:table-cell table:style-name="ce43"/>
          <table:table-cell table:number-columns-repeated="987"/>
        </table:table-row>
        <table:table-row table:style-name="ro5">
          <table:table-cell office:value-type="string" calcext:value-type="string">
            <text:p>144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48];[$datos.$M$2:.$N$33];2;0)*[.G148]*[.H148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48];&quot;No&quot;)      ;&quot;&quot;      ; IF(EXACT([.J148];&quot;Sí. Virtualización lógica&quot;)           ;[.I148]           ; IF(EXACT([.J148];&quot;Sí. Virtualización física&quot;)               ;VLOOKUP([.$F148];[$datos.$M$2:.$N$33];2;0)*[.L148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48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6"/>
          <table:table-cell table:style-name="ce43"/>
          <table:table-cell table:number-columns-repeated="987"/>
        </table:table-row>
        <table:table-row table:style-name="ro5">
          <table:table-cell office:value-type="string" calcext:value-type="string">
            <text:p>145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49];[$datos.$M$2:.$N$33];2;0)*[.G149]*[.H149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49];&quot;No&quot;)      ;&quot;&quot;      ; IF(EXACT([.J149];&quot;Sí. Virtualización lógica&quot;)           ;[.I149]           ; IF(EXACT([.J149];&quot;Sí. Virtualización física&quot;)               ;VLOOKUP([.$F149];[$datos.$M$2:.$N$33];2;0)*[.L149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49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6"/>
          <table:table-cell table:style-name="ce43"/>
          <table:table-cell table:number-columns-repeated="987"/>
        </table:table-row>
        <table:table-row table:style-name="ro5">
          <table:table-cell office:value-type="string" calcext:value-type="string">
            <text:p>146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50];[$datos.$M$2:.$N$33];2;0)*[.G150]*[.H150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50];&quot;No&quot;)      ;&quot;&quot;      ; IF(EXACT([.J150];&quot;Sí. Virtualización lógica&quot;)           ;[.I150]           ; IF(EXACT([.J150];&quot;Sí. Virtualización física&quot;)               ;VLOOKUP([.$F150];[$datos.$M$2:.$N$33];2;0)*[.L150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50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6"/>
          <table:table-cell table:style-name="ce43"/>
          <table:table-cell table:number-columns-repeated="987"/>
        </table:table-row>
        <table:table-row table:style-name="ro5">
          <table:table-cell office:value-type="string" calcext:value-type="string">
            <text:p>147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51];[$datos.$M$2:.$N$33];2;0)*[.G151]*[.H151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51];&quot;No&quot;)      ;&quot;&quot;      ; IF(EXACT([.J151];&quot;Sí. Virtualización lógica&quot;)           ;[.I151]           ; IF(EXACT([.J151];&quot;Sí. Virtualización física&quot;)               ;VLOOKUP([.$F151];[$datos.$M$2:.$N$33];2;0)*[.L151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51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6"/>
          <table:table-cell table:style-name="ce43"/>
          <table:table-cell table:number-columns-repeated="987"/>
        </table:table-row>
        <table:table-row table:style-name="ro5">
          <table:table-cell office:value-type="string" calcext:value-type="string">
            <text:p>148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52];[$datos.$M$2:.$N$33];2;0)*[.G152]*[.H152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52];&quot;No&quot;)      ;&quot;&quot;      ; IF(EXACT([.J152];&quot;Sí. Virtualización lógica&quot;)           ;[.I152]           ; IF(EXACT([.J152];&quot;Sí. Virtualización física&quot;)               ;VLOOKUP([.$F152];[$datos.$M$2:.$N$33];2;0)*[.L152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52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6"/>
          <table:table-cell table:style-name="ce43"/>
          <table:table-cell table:number-columns-repeated="987"/>
        </table:table-row>
        <table:table-row table:style-name="ro5">
          <table:table-cell office:value-type="string" calcext:value-type="string">
            <text:p>149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53];[$datos.$M$2:.$N$33];2;0)*[.G153]*[.H153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53];&quot;No&quot;)      ;&quot;&quot;      ; IF(EXACT([.J153];&quot;Sí. Virtualización lógica&quot;)           ;[.I153]           ; IF(EXACT([.J153];&quot;Sí. Virtualización física&quot;)               ;VLOOKUP([.$F153];[$datos.$M$2:.$N$33];2;0)*[.L153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53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6"/>
          <table:table-cell table:style-name="ce43"/>
          <table:table-cell table:number-columns-repeated="987"/>
        </table:table-row>
        <table:table-row table:style-name="ro5">
          <table:table-cell office:value-type="string" calcext:value-type="string">
            <text:p>150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54];[$datos.$M$2:.$N$33];2;0)*[.G154]*[.H154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54];&quot;No&quot;)      ;&quot;&quot;      ; IF(EXACT([.J154];&quot;Sí. Virtualización lógica&quot;)           ;[.I154]           ; IF(EXACT([.J154];&quot;Sí. Virtualización física&quot;)               ;VLOOKUP([.$F154];[$datos.$M$2:.$N$33];2;0)*[.L154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54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6"/>
          <table:table-cell table:style-name="ce43"/>
          <table:table-cell table:number-columns-repeated="987"/>
        </table:table-row>
        <table:table-row table:style-name="ro5">
          <table:table-cell office:value-type="string" calcext:value-type="string">
            <text:p>151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55];[$datos.$M$2:.$N$33];2;0)*[.G155]*[.H155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55];&quot;No&quot;)      ;&quot;&quot;      ; IF(EXACT([.J155];&quot;Sí. Virtualización lógica&quot;)           ;[.I155]           ; IF(EXACT([.J155];&quot;Sí. Virtualización física&quot;)               ;VLOOKUP([.$F155];[$datos.$M$2:.$N$33];2;0)*[.L155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55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6"/>
          <table:table-cell table:style-name="ce43"/>
          <table:table-cell table:number-columns-repeated="987"/>
        </table:table-row>
        <table:table-row table:style-name="ro5">
          <table:table-cell office:value-type="string" calcext:value-type="string">
            <text:p>152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56];[$datos.$M$2:.$N$33];2;0)*[.G156]*[.H156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56];&quot;No&quot;)      ;&quot;&quot;      ; IF(EXACT([.J156];&quot;Sí. Virtualización lógica&quot;)           ;[.I156]           ; IF(EXACT([.J156];&quot;Sí. Virtualización física&quot;)               ;VLOOKUP([.$F156];[$datos.$M$2:.$N$33];2;0)*[.L156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56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153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57];[$datos.$M$2:.$N$33];2;0)*[.G157]*[.H157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57];&quot;No&quot;)      ;&quot;&quot;      ; IF(EXACT([.J157];&quot;Sí. Virtualización lógica&quot;)           ;[.I157]           ; IF(EXACT([.J157];&quot;Sí. Virtualización física&quot;)               ;VLOOKUP([.$F157];[$datos.$M$2:.$N$33];2;0)*[.L157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57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154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58];[$datos.$M$2:.$N$33];2;0)*[.G158]*[.H158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58];&quot;No&quot;)      ;&quot;&quot;      ; IF(EXACT([.J158];&quot;Sí. Virtualización lógica&quot;)           ;[.I158]           ; IF(EXACT([.J158];&quot;Sí. Virtualización física&quot;)               ;VLOOKUP([.$F158];[$datos.$M$2:.$N$33];2;0)*[.L158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58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155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59];[$datos.$M$2:.$N$33];2;0)*[.G159]*[.H159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59];&quot;No&quot;)      ;&quot;&quot;      ; IF(EXACT([.J159];&quot;Sí. Virtualización lógica&quot;)           ;[.I159]           ; IF(EXACT([.J159];&quot;Sí. Virtualización física&quot;)               ;VLOOKUP([.$F159];[$datos.$M$2:.$N$33];2;0)*[.L159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59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156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60];[$datos.$M$2:.$N$33];2;0)*[.G160]*[.H160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60];&quot;No&quot;)      ;&quot;&quot;      ; IF(EXACT([.J160];&quot;Sí. Virtualización lógica&quot;)           ;[.I160]           ; IF(EXACT([.J160];&quot;Sí. Virtualización física&quot;)               ;VLOOKUP([.$F160];[$datos.$M$2:.$N$33];2;0)*[.L160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60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157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61];[$datos.$M$2:.$N$33];2;0)*[.G161]*[.H161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61];&quot;No&quot;)      ;&quot;&quot;      ; IF(EXACT([.J161];&quot;Sí. Virtualización lógica&quot;)           ;[.I161]           ; IF(EXACT([.J161];&quot;Sí. Virtualización física&quot;)               ;VLOOKUP([.$F161];[$datos.$M$2:.$N$33];2;0)*[.L161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61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158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62];[$datos.$M$2:.$N$33];2;0)*[.G162]*[.H162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62];&quot;No&quot;)      ;&quot;&quot;      ; IF(EXACT([.J162];&quot;Sí. Virtualización lógica&quot;)           ;[.I162]           ; IF(EXACT([.J162];&quot;Sí. Virtualización física&quot;)               ;VLOOKUP([.$F162];[$datos.$M$2:.$N$33];2;0)*[.L162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62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159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63];[$datos.$M$2:.$N$33];2;0)*[.G163]*[.H163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63];&quot;No&quot;)      ;&quot;&quot;      ; IF(EXACT([.J163];&quot;Sí. Virtualización lógica&quot;)           ;[.I163]           ; IF(EXACT([.J163];&quot;Sí. Virtualización física&quot;)               ;VLOOKUP([.$F163];[$datos.$M$2:.$N$33];2;0)*[.L163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63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160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64];[$datos.$M$2:.$N$33];2;0)*[.G164]*[.H164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64];&quot;No&quot;)      ;&quot;&quot;      ; IF(EXACT([.J164];&quot;Sí. Virtualización lógica&quot;)           ;[.I164]           ; IF(EXACT([.J164];&quot;Sí. Virtualización física&quot;)               ;VLOOKUP([.$F164];[$datos.$M$2:.$N$33];2;0)*[.L164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64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161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65];[$datos.$M$2:.$N$33];2;0)*[.G165]*[.H165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65];&quot;No&quot;)      ;&quot;&quot;      ; IF(EXACT([.J165];&quot;Sí. Virtualización lógica&quot;)           ;[.I165]           ; IF(EXACT([.J165];&quot;Sí. Virtualización física&quot;)               ;VLOOKUP([.$F165];[$datos.$M$2:.$N$33];2;0)*[.L165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65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162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66];[$datos.$M$2:.$N$33];2;0)*[.G166]*[.H166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66];&quot;No&quot;)      ;&quot;&quot;      ; IF(EXACT([.J166];&quot;Sí. Virtualización lógica&quot;)           ;[.I166]           ; IF(EXACT([.J166];&quot;Sí. Virtualización física&quot;)               ;VLOOKUP([.$F166];[$datos.$M$2:.$N$33];2;0)*[.L166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66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163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67];[$datos.$M$2:.$N$33];2;0)*[.G167]*[.H167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67];&quot;No&quot;)      ;&quot;&quot;      ; IF(EXACT([.J167];&quot;Sí. Virtualización lógica&quot;)           ;[.I167]           ; IF(EXACT([.J167];&quot;Sí. Virtualización física&quot;)               ;VLOOKUP([.$F167];[$datos.$M$2:.$N$33];2;0)*[.L167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67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164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68];[$datos.$M$2:.$N$33];2;0)*[.G168]*[.H168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68];&quot;No&quot;)      ;&quot;&quot;      ; IF(EXACT([.J168];&quot;Sí. Virtualización lógica&quot;)           ;[.I168]           ; IF(EXACT([.J168];&quot;Sí. Virtualización física&quot;)               ;VLOOKUP([.$F168];[$datos.$M$2:.$N$33];2;0)*[.L168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68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165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69];[$datos.$M$2:.$N$33];2;0)*[.G169]*[.H169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69];&quot;No&quot;)      ;&quot;&quot;      ; IF(EXACT([.J169];&quot;Sí. Virtualización lógica&quot;)           ;[.I169]           ; IF(EXACT([.J169];&quot;Sí. Virtualización física&quot;)               ;VLOOKUP([.$F169];[$datos.$M$2:.$N$33];2;0)*[.L169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69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166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70];[$datos.$M$2:.$N$33];2;0)*[.G170]*[.H170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70];&quot;No&quot;)      ;&quot;&quot;      ; IF(EXACT([.J170];&quot;Sí. Virtualización lógica&quot;)           ;[.I170]           ; IF(EXACT([.J170];&quot;Sí. Virtualización física&quot;)               ;VLOOKUP([.$F170];[$datos.$M$2:.$N$33];2;0)*[.L170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70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167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71];[$datos.$M$2:.$N$33];2;0)*[.G171]*[.H171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71];&quot;No&quot;)      ;&quot;&quot;      ; IF(EXACT([.J171];&quot;Sí. Virtualización lógica&quot;)           ;[.I171]           ; IF(EXACT([.J171];&quot;Sí. Virtualización física&quot;)               ;VLOOKUP([.$F171];[$datos.$M$2:.$N$33];2;0)*[.L171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71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168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72];[$datos.$M$2:.$N$33];2;0)*[.G172]*[.H172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72];&quot;No&quot;)      ;&quot;&quot;      ; IF(EXACT([.J172];&quot;Sí. Virtualización lógica&quot;)           ;[.I172]           ; IF(EXACT([.J172];&quot;Sí. Virtualización física&quot;)               ;VLOOKUP([.$F172];[$datos.$M$2:.$N$33];2;0)*[.L172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72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169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73];[$datos.$M$2:.$N$33];2;0)*[.G173]*[.H173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73];&quot;No&quot;)      ;&quot;&quot;      ; IF(EXACT([.J173];&quot;Sí. Virtualización lógica&quot;)           ;[.I173]           ; IF(EXACT([.J173];&quot;Sí. Virtualización física&quot;)               ;VLOOKUP([.$F173];[$datos.$M$2:.$N$33];2;0)*[.L173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73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170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74];[$datos.$M$2:.$N$33];2;0)*[.G174]*[.H174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74];&quot;No&quot;)      ;&quot;&quot;      ; IF(EXACT([.J174];&quot;Sí. Virtualización lógica&quot;)           ;[.I174]           ; IF(EXACT([.J174];&quot;Sí. Virtualización física&quot;)               ;VLOOKUP([.$F174];[$datos.$M$2:.$N$33];2;0)*[.L174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74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171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75];[$datos.$M$2:.$N$33];2;0)*[.G175]*[.H175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75];&quot;No&quot;)      ;&quot;&quot;      ; IF(EXACT([.J175];&quot;Sí. Virtualización lógica&quot;)           ;[.I175]           ; IF(EXACT([.J175];&quot;Sí. Virtualización física&quot;)               ;VLOOKUP([.$F175];[$datos.$M$2:.$N$33];2;0)*[.L175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75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172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76];[$datos.$M$2:.$N$33];2;0)*[.G176]*[.H176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76];&quot;No&quot;)      ;&quot;&quot;      ; IF(EXACT([.J176];&quot;Sí. Virtualización lógica&quot;)           ;[.I176]           ; IF(EXACT([.J176];&quot;Sí. Virtualización física&quot;)               ;VLOOKUP([.$F176];[$datos.$M$2:.$N$33];2;0)*[.L176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76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173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77];[$datos.$M$2:.$N$33];2;0)*[.G177]*[.H177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77];&quot;No&quot;)      ;&quot;&quot;      ; IF(EXACT([.J177];&quot;Sí. Virtualización lógica&quot;)           ;[.I177]           ; IF(EXACT([.J177];&quot;Sí. Virtualización física&quot;)               ;VLOOKUP([.$F177];[$datos.$M$2:.$N$33];2;0)*[.L177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77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174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78];[$datos.$M$2:.$N$33];2;0)*[.G178]*[.H178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78];&quot;No&quot;)      ;&quot;&quot;      ; IF(EXACT([.J178];&quot;Sí. Virtualización lógica&quot;)           ;[.I178]           ; IF(EXACT([.J178];&quot;Sí. Virtualización física&quot;)               ;VLOOKUP([.$F178];[$datos.$M$2:.$N$33];2;0)*[.L178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78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175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79];[$datos.$M$2:.$N$33];2;0)*[.G179]*[.H179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79];&quot;No&quot;)      ;&quot;&quot;      ; IF(EXACT([.J179];&quot;Sí. Virtualización lógica&quot;)           ;[.I179]           ; IF(EXACT([.J179];&quot;Sí. Virtualización física&quot;)               ;VLOOKUP([.$F179];[$datos.$M$2:.$N$33];2;0)*[.L179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79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176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80];[$datos.$M$2:.$N$33];2;0)*[.G180]*[.H180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80];&quot;No&quot;)      ;&quot;&quot;      ; IF(EXACT([.J180];&quot;Sí. Virtualización lógica&quot;)           ;[.I180]           ; IF(EXACT([.J180];&quot;Sí. Virtualización física&quot;)               ;VLOOKUP([.$F180];[$datos.$M$2:.$N$33];2;0)*[.L180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80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177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81];[$datos.$M$2:.$N$33];2;0)*[.G181]*[.H181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81];&quot;No&quot;)      ;&quot;&quot;      ; IF(EXACT([.J181];&quot;Sí. Virtualización lógica&quot;)           ;[.I181]           ; IF(EXACT([.J181];&quot;Sí. Virtualización física&quot;)               ;VLOOKUP([.$F181];[$datos.$M$2:.$N$33];2;0)*[.L181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81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178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82];[$datos.$M$2:.$N$33];2;0)*[.G182]*[.H182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82];&quot;No&quot;)      ;&quot;&quot;      ; IF(EXACT([.J182];&quot;Sí. Virtualización lógica&quot;)           ;[.I182]           ; IF(EXACT([.J182];&quot;Sí. Virtualización física&quot;)               ;VLOOKUP([.$F182];[$datos.$M$2:.$N$33];2;0)*[.L182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82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179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83];[$datos.$M$2:.$N$33];2;0)*[.G183]*[.H183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83];&quot;No&quot;)      ;&quot;&quot;      ; IF(EXACT([.J183];&quot;Sí. Virtualización lógica&quot;)           ;[.I183]           ; IF(EXACT([.J183];&quot;Sí. Virtualización física&quot;)               ;VLOOKUP([.$F183];[$datos.$M$2:.$N$33];2;0)*[.L183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83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180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84];[$datos.$M$2:.$N$33];2;0)*[.G184]*[.H184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84];&quot;No&quot;)      ;&quot;&quot;      ; IF(EXACT([.J184];&quot;Sí. Virtualización lógica&quot;)           ;[.I184]           ; IF(EXACT([.J184];&quot;Sí. Virtualización física&quot;)               ;VLOOKUP([.$F184];[$datos.$M$2:.$N$33];2;0)*[.L184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84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181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85];[$datos.$M$2:.$N$33];2;0)*[.G185]*[.H185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85];&quot;No&quot;)      ;&quot;&quot;      ; IF(EXACT([.J185];&quot;Sí. Virtualización lógica&quot;)           ;[.I185]           ; IF(EXACT([.J185];&quot;Sí. Virtualización física&quot;)               ;VLOOKUP([.$F185];[$datos.$M$2:.$N$33];2;0)*[.L185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85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182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86];[$datos.$M$2:.$N$33];2;0)*[.G186]*[.H186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86];&quot;No&quot;)      ;&quot;&quot;      ; IF(EXACT([.J186];&quot;Sí. Virtualización lógica&quot;)           ;[.I186]           ; IF(EXACT([.J186];&quot;Sí. Virtualización física&quot;)               ;VLOOKUP([.$F186];[$datos.$M$2:.$N$33];2;0)*[.L186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86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183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87];[$datos.$M$2:.$N$33];2;0)*[.G187]*[.H187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87];&quot;No&quot;)      ;&quot;&quot;      ; IF(EXACT([.J187];&quot;Sí. Virtualización lógica&quot;)           ;[.I187]           ; IF(EXACT([.J187];&quot;Sí. Virtualización física&quot;)               ;VLOOKUP([.$F187];[$datos.$M$2:.$N$33];2;0)*[.L187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87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184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88];[$datos.$M$2:.$N$33];2;0)*[.G188]*[.H188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88];&quot;No&quot;)      ;&quot;&quot;      ; IF(EXACT([.J188];&quot;Sí. Virtualización lógica&quot;)           ;[.I188]           ; IF(EXACT([.J188];&quot;Sí. Virtualización física&quot;)               ;VLOOKUP([.$F188];[$datos.$M$2:.$N$33];2;0)*[.L188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88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185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89];[$datos.$M$2:.$N$33];2;0)*[.G189]*[.H189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89];&quot;No&quot;)      ;&quot;&quot;      ; IF(EXACT([.J189];&quot;Sí. Virtualización lógica&quot;)           ;[.I189]           ; IF(EXACT([.J189];&quot;Sí. Virtualización física&quot;)               ;VLOOKUP([.$F189];[$datos.$M$2:.$N$33];2;0)*[.L189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89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186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90];[$datos.$M$2:.$N$33];2;0)*[.G190]*[.H190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90];&quot;No&quot;)      ;&quot;&quot;      ; IF(EXACT([.J190];&quot;Sí. Virtualización lógica&quot;)           ;[.I190]           ; IF(EXACT([.J190];&quot;Sí. Virtualización física&quot;)               ;VLOOKUP([.$F190];[$datos.$M$2:.$N$33];2;0)*[.L190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90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187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91];[$datos.$M$2:.$N$33];2;0)*[.G191]*[.H191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91];&quot;No&quot;)      ;&quot;&quot;      ; IF(EXACT([.J191];&quot;Sí. Virtualización lógica&quot;)           ;[.I191]           ; IF(EXACT([.J191];&quot;Sí. Virtualización física&quot;)               ;VLOOKUP([.$F191];[$datos.$M$2:.$N$33];2;0)*[.L191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91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188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92];[$datos.$M$2:.$N$33];2;0)*[.G192]*[.H192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92];&quot;No&quot;)      ;&quot;&quot;      ; IF(EXACT([.J192];&quot;Sí. Virtualización lógica&quot;)           ;[.I192]           ; IF(EXACT([.J192];&quot;Sí. Virtualización física&quot;)               ;VLOOKUP([.$F192];[$datos.$M$2:.$N$33];2;0)*[.L192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92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189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93];[$datos.$M$2:.$N$33];2;0)*[.G193]*[.H193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93];&quot;No&quot;)      ;&quot;&quot;      ; IF(EXACT([.J193];&quot;Sí. Virtualización lógica&quot;)           ;[.I193]           ; IF(EXACT([.J193];&quot;Sí. Virtualización física&quot;)               ;VLOOKUP([.$F193];[$datos.$M$2:.$N$33];2;0)*[.L193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93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190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94];[$datos.$M$2:.$N$33];2;0)*[.G194]*[.H194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94];&quot;No&quot;)      ;&quot;&quot;      ; IF(EXACT([.J194];&quot;Sí. Virtualización lógica&quot;)           ;[.I194]           ; IF(EXACT([.J194];&quot;Sí. Virtualización física&quot;)               ;VLOOKUP([.$F194];[$datos.$M$2:.$N$33];2;0)*[.L194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94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191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95];[$datos.$M$2:.$N$33];2;0)*[.G195]*[.H195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95];&quot;No&quot;)      ;&quot;&quot;      ; IF(EXACT([.J195];&quot;Sí. Virtualización lógica&quot;)           ;[.I195]           ; IF(EXACT([.J195];&quot;Sí. Virtualización física&quot;)               ;VLOOKUP([.$F195];[$datos.$M$2:.$N$33];2;0)*[.L195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95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192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96];[$datos.$M$2:.$N$33];2;0)*[.G196]*[.H196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96];&quot;No&quot;)      ;&quot;&quot;      ; IF(EXACT([.J196];&quot;Sí. Virtualización lógica&quot;)           ;[.I196]           ; IF(EXACT([.J196];&quot;Sí. Virtualización física&quot;)               ;VLOOKUP([.$F196];[$datos.$M$2:.$N$33];2;0)*[.L196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96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193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97];[$datos.$M$2:.$N$33];2;0)*[.G197]*[.H197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97];&quot;No&quot;)      ;&quot;&quot;      ; IF(EXACT([.J197];&quot;Sí. Virtualización lógica&quot;)           ;[.I197]           ; IF(EXACT([.J197];&quot;Sí. Virtualización física&quot;)               ;VLOOKUP([.$F197];[$datos.$M$2:.$N$33];2;0)*[.L197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97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194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98];[$datos.$M$2:.$N$33];2;0)*[.G198]*[.H198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98];&quot;No&quot;)      ;&quot;&quot;      ; IF(EXACT([.J198];&quot;Sí. Virtualización lógica&quot;)           ;[.I198]           ; IF(EXACT([.J198];&quot;Sí. Virtualización física&quot;)               ;VLOOKUP([.$F198];[$datos.$M$2:.$N$33];2;0)*[.L198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98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195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199];[$datos.$M$2:.$N$33];2;0)*[.G199]*[.H199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199];&quot;No&quot;)      ;&quot;&quot;      ; IF(EXACT([.J199];&quot;Sí. Virtualización lógica&quot;)           ;[.I199]           ; IF(EXACT([.J199];&quot;Sí. Virtualización física&quot;)               ;VLOOKUP([.$F199];[$datos.$M$2:.$N$33];2;0)*[.L199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199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196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00];[$datos.$M$2:.$N$33];2;0)*[.G200]*[.H200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00];&quot;No&quot;)      ;&quot;&quot;      ; IF(EXACT([.J200];&quot;Sí. Virtualización lógica&quot;)           ;[.I200]           ; IF(EXACT([.J200];&quot;Sí. Virtualización física&quot;)               ;VLOOKUP([.$F200];[$datos.$M$2:.$N$33];2;0)*[.L200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00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197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01];[$datos.$M$2:.$N$33];2;0)*[.G201]*[.H201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01];&quot;No&quot;)      ;&quot;&quot;      ; IF(EXACT([.J201];&quot;Sí. Virtualización lógica&quot;)           ;[.I201]           ; IF(EXACT([.J201];&quot;Sí. Virtualización física&quot;)               ;VLOOKUP([.$F201];[$datos.$M$2:.$N$33];2;0)*[.L201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01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198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02];[$datos.$M$2:.$N$33];2;0)*[.G202]*[.H202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02];&quot;No&quot;)      ;&quot;&quot;      ; IF(EXACT([.J202];&quot;Sí. Virtualización lógica&quot;)           ;[.I202]           ; IF(EXACT([.J202];&quot;Sí. Virtualización física&quot;)               ;VLOOKUP([.$F202];[$datos.$M$2:.$N$33];2;0)*[.L202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02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199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03];[$datos.$M$2:.$N$33];2;0)*[.G203]*[.H203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03];&quot;No&quot;)      ;&quot;&quot;      ; IF(EXACT([.J203];&quot;Sí. Virtualización lógica&quot;)           ;[.I203]           ; IF(EXACT([.J203];&quot;Sí. Virtualización física&quot;)               ;VLOOKUP([.$F203];[$datos.$M$2:.$N$33];2;0)*[.L203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03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00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04];[$datos.$M$2:.$N$33];2;0)*[.G204]*[.H204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04];&quot;No&quot;)      ;&quot;&quot;      ; IF(EXACT([.J204];&quot;Sí. Virtualización lógica&quot;)           ;[.I204]           ; IF(EXACT([.J204];&quot;Sí. Virtualización física&quot;)               ;VLOOKUP([.$F204];[$datos.$M$2:.$N$33];2;0)*[.L204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04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01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05];[$datos.$M$2:.$N$33];2;0)*[.G205]*[.H205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05];&quot;No&quot;)      ;&quot;&quot;      ; IF(EXACT([.J205];&quot;Sí. Virtualización lógica&quot;)           ;[.I205]           ; IF(EXACT([.J205];&quot;Sí. Virtualización física&quot;)               ;VLOOKUP([.$F205];[$datos.$M$2:.$N$33];2;0)*[.L205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05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02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06];[$datos.$M$2:.$N$33];2;0)*[.G206]*[.H206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06];&quot;No&quot;)      ;&quot;&quot;      ; IF(EXACT([.J206];&quot;Sí. Virtualización lógica&quot;)           ;[.I206]           ; IF(EXACT([.J206];&quot;Sí. Virtualización física&quot;)               ;VLOOKUP([.$F206];[$datos.$M$2:.$N$33];2;0)*[.L206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06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03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07];[$datos.$M$2:.$N$33];2;0)*[.G207]*[.H207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07];&quot;No&quot;)      ;&quot;&quot;      ; IF(EXACT([.J207];&quot;Sí. Virtualización lógica&quot;)           ;[.I207]           ; IF(EXACT([.J207];&quot;Sí. Virtualización física&quot;)               ;VLOOKUP([.$F207];[$datos.$M$2:.$N$33];2;0)*[.L207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07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04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08];[$datos.$M$2:.$N$33];2;0)*[.G208]*[.H208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08];&quot;No&quot;)      ;&quot;&quot;      ; IF(EXACT([.J208];&quot;Sí. Virtualización lógica&quot;)           ;[.I208]           ; IF(EXACT([.J208];&quot;Sí. Virtualización física&quot;)               ;VLOOKUP([.$F208];[$datos.$M$2:.$N$33];2;0)*[.L208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08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05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09];[$datos.$M$2:.$N$33];2;0)*[.G209]*[.H209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09];&quot;No&quot;)      ;&quot;&quot;      ; IF(EXACT([.J209];&quot;Sí. Virtualización lógica&quot;)           ;[.I209]           ; IF(EXACT([.J209];&quot;Sí. Virtualización física&quot;)               ;VLOOKUP([.$F209];[$datos.$M$2:.$N$33];2;0)*[.L209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09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06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10];[$datos.$M$2:.$N$33];2;0)*[.G210]*[.H210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10];&quot;No&quot;)      ;&quot;&quot;      ; IF(EXACT([.J210];&quot;Sí. Virtualización lógica&quot;)           ;[.I210]           ; IF(EXACT([.J210];&quot;Sí. Virtualización física&quot;)               ;VLOOKUP([.$F210];[$datos.$M$2:.$N$33];2;0)*[.L210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10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07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11];[$datos.$M$2:.$N$33];2;0)*[.G211]*[.H211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11];&quot;No&quot;)      ;&quot;&quot;      ; IF(EXACT([.J211];&quot;Sí. Virtualización lógica&quot;)           ;[.I211]           ; IF(EXACT([.J211];&quot;Sí. Virtualización física&quot;)               ;VLOOKUP([.$F211];[$datos.$M$2:.$N$33];2;0)*[.L211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11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08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12];[$datos.$M$2:.$N$33];2;0)*[.G212]*[.H212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12];&quot;No&quot;)      ;&quot;&quot;      ; IF(EXACT([.J212];&quot;Sí. Virtualización lógica&quot;)           ;[.I212]           ; IF(EXACT([.J212];&quot;Sí. Virtualización física&quot;)               ;VLOOKUP([.$F212];[$datos.$M$2:.$N$33];2;0)*[.L212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12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09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13];[$datos.$M$2:.$N$33];2;0)*[.G213]*[.H213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13];&quot;No&quot;)      ;&quot;&quot;      ; IF(EXACT([.J213];&quot;Sí. Virtualización lógica&quot;)           ;[.I213]           ; IF(EXACT([.J213];&quot;Sí. Virtualización física&quot;)               ;VLOOKUP([.$F213];[$datos.$M$2:.$N$33];2;0)*[.L213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13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10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14];[$datos.$M$2:.$N$33];2;0)*[.G214]*[.H214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14];&quot;No&quot;)      ;&quot;&quot;      ; IF(EXACT([.J214];&quot;Sí. Virtualización lógica&quot;)           ;[.I214]           ; IF(EXACT([.J214];&quot;Sí. Virtualización física&quot;)               ;VLOOKUP([.$F214];[$datos.$M$2:.$N$33];2;0)*[.L214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14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11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15];[$datos.$M$2:.$N$33];2;0)*[.G215]*[.H215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15];&quot;No&quot;)      ;&quot;&quot;      ; IF(EXACT([.J215];&quot;Sí. Virtualización lógica&quot;)           ;[.I215]           ; IF(EXACT([.J215];&quot;Sí. Virtualización física&quot;)               ;VLOOKUP([.$F215];[$datos.$M$2:.$N$33];2;0)*[.L215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15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12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16];[$datos.$M$2:.$N$33];2;0)*[.G216]*[.H216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16];&quot;No&quot;)      ;&quot;&quot;      ; IF(EXACT([.J216];&quot;Sí. Virtualización lógica&quot;)           ;[.I216]           ; IF(EXACT([.J216];&quot;Sí. Virtualización física&quot;)               ;VLOOKUP([.$F216];[$datos.$M$2:.$N$33];2;0)*[.L216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16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13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17];[$datos.$M$2:.$N$33];2;0)*[.G217]*[.H217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17];&quot;No&quot;)      ;&quot;&quot;      ; IF(EXACT([.J217];&quot;Sí. Virtualización lógica&quot;)           ;[.I217]           ; IF(EXACT([.J217];&quot;Sí. Virtualización física&quot;)               ;VLOOKUP([.$F217];[$datos.$M$2:.$N$33];2;0)*[.L217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17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14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18];[$datos.$M$2:.$N$33];2;0)*[.G218]*[.H218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18];&quot;No&quot;)      ;&quot;&quot;      ; IF(EXACT([.J218];&quot;Sí. Virtualización lógica&quot;)           ;[.I218]           ; IF(EXACT([.J218];&quot;Sí. Virtualización física&quot;)               ;VLOOKUP([.$F218];[$datos.$M$2:.$N$33];2;0)*[.L218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18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15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19];[$datos.$M$2:.$N$33];2;0)*[.G219]*[.H219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19];&quot;No&quot;)      ;&quot;&quot;      ; IF(EXACT([.J219];&quot;Sí. Virtualización lógica&quot;)           ;[.I219]           ; IF(EXACT([.J219];&quot;Sí. Virtualización física&quot;)               ;VLOOKUP([.$F219];[$datos.$M$2:.$N$33];2;0)*[.L219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19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16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20];[$datos.$M$2:.$N$33];2;0)*[.G220]*[.H220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20];&quot;No&quot;)      ;&quot;&quot;      ; IF(EXACT([.J220];&quot;Sí. Virtualización lógica&quot;)           ;[.I220]           ; IF(EXACT([.J220];&quot;Sí. Virtualización física&quot;)               ;VLOOKUP([.$F220];[$datos.$M$2:.$N$33];2;0)*[.L220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20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17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21];[$datos.$M$2:.$N$33];2;0)*[.G221]*[.H221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21];&quot;No&quot;)      ;&quot;&quot;      ; IF(EXACT([.J221];&quot;Sí. Virtualización lógica&quot;)           ;[.I221]           ; IF(EXACT([.J221];&quot;Sí. Virtualización física&quot;)               ;VLOOKUP([.$F221];[$datos.$M$2:.$N$33];2;0)*[.L221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21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18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22];[$datos.$M$2:.$N$33];2;0)*[.G222]*[.H222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22];&quot;No&quot;)      ;&quot;&quot;      ; IF(EXACT([.J222];&quot;Sí. Virtualización lógica&quot;)           ;[.I222]           ; IF(EXACT([.J222];&quot;Sí. Virtualización física&quot;)               ;VLOOKUP([.$F222];[$datos.$M$2:.$N$33];2;0)*[.L222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22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19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23];[$datos.$M$2:.$N$33];2;0)*[.G223]*[.H223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23];&quot;No&quot;)      ;&quot;&quot;      ; IF(EXACT([.J223];&quot;Sí. Virtualización lógica&quot;)           ;[.I223]           ; IF(EXACT([.J223];&quot;Sí. Virtualización física&quot;)               ;VLOOKUP([.$F223];[$datos.$M$2:.$N$33];2;0)*[.L223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23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20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24];[$datos.$M$2:.$N$33];2;0)*[.G224]*[.H224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24];&quot;No&quot;)      ;&quot;&quot;      ; IF(EXACT([.J224];&quot;Sí. Virtualización lógica&quot;)           ;[.I224]           ; IF(EXACT([.J224];&quot;Sí. Virtualización física&quot;)               ;VLOOKUP([.$F224];[$datos.$M$2:.$N$33];2;0)*[.L224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24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21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25];[$datos.$M$2:.$N$33];2;0)*[.G225]*[.H225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25];&quot;No&quot;)      ;&quot;&quot;      ; IF(EXACT([.J225];&quot;Sí. Virtualización lógica&quot;)           ;[.I225]           ; IF(EXACT([.J225];&quot;Sí. Virtualización física&quot;)               ;VLOOKUP([.$F225];[$datos.$M$2:.$N$33];2;0)*[.L225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25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22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26];[$datos.$M$2:.$N$33];2;0)*[.G226]*[.H226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26];&quot;No&quot;)      ;&quot;&quot;      ; IF(EXACT([.J226];&quot;Sí. Virtualización lógica&quot;)           ;[.I226]           ; IF(EXACT([.J226];&quot;Sí. Virtualización física&quot;)               ;VLOOKUP([.$F226];[$datos.$M$2:.$N$33];2;0)*[.L226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26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23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27];[$datos.$M$2:.$N$33];2;0)*[.G227]*[.H227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27];&quot;No&quot;)      ;&quot;&quot;      ; IF(EXACT([.J227];&quot;Sí. Virtualización lógica&quot;)           ;[.I227]           ; IF(EXACT([.J227];&quot;Sí. Virtualización física&quot;)               ;VLOOKUP([.$F227];[$datos.$M$2:.$N$33];2;0)*[.L227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27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24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28];[$datos.$M$2:.$N$33];2;0)*[.G228]*[.H228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28];&quot;No&quot;)      ;&quot;&quot;      ; IF(EXACT([.J228];&quot;Sí. Virtualización lógica&quot;)           ;[.I228]           ; IF(EXACT([.J228];&quot;Sí. Virtualización física&quot;)               ;VLOOKUP([.$F228];[$datos.$M$2:.$N$33];2;0)*[.L228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28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25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29];[$datos.$M$2:.$N$33];2;0)*[.G229]*[.H229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29];&quot;No&quot;)      ;&quot;&quot;      ; IF(EXACT([.J229];&quot;Sí. Virtualización lógica&quot;)           ;[.I229]           ; IF(EXACT([.J229];&quot;Sí. Virtualización física&quot;)               ;VLOOKUP([.$F229];[$datos.$M$2:.$N$33];2;0)*[.L229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29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26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30];[$datos.$M$2:.$N$33];2;0)*[.G230]*[.H230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30];&quot;No&quot;)      ;&quot;&quot;      ; IF(EXACT([.J230];&quot;Sí. Virtualización lógica&quot;)           ;[.I230]           ; IF(EXACT([.J230];&quot;Sí. Virtualización física&quot;)               ;VLOOKUP([.$F230];[$datos.$M$2:.$N$33];2;0)*[.L230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30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27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31];[$datos.$M$2:.$N$33];2;0)*[.G231]*[.H231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31];&quot;No&quot;)      ;&quot;&quot;      ; IF(EXACT([.J231];&quot;Sí. Virtualización lógica&quot;)           ;[.I231]           ; IF(EXACT([.J231];&quot;Sí. Virtualización física&quot;)               ;VLOOKUP([.$F231];[$datos.$M$2:.$N$33];2;0)*[.L231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31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28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32];[$datos.$M$2:.$N$33];2;0)*[.G232]*[.H232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32];&quot;No&quot;)      ;&quot;&quot;      ; IF(EXACT([.J232];&quot;Sí. Virtualización lógica&quot;)           ;[.I232]           ; IF(EXACT([.J232];&quot;Sí. Virtualización física&quot;)               ;VLOOKUP([.$F232];[$datos.$M$2:.$N$33];2;0)*[.L232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32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29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33];[$datos.$M$2:.$N$33];2;0)*[.G233]*[.H233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33];&quot;No&quot;)      ;&quot;&quot;      ; IF(EXACT([.J233];&quot;Sí. Virtualización lógica&quot;)           ;[.I233]           ; IF(EXACT([.J233];&quot;Sí. Virtualización física&quot;)               ;VLOOKUP([.$F233];[$datos.$M$2:.$N$33];2;0)*[.L233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33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30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34];[$datos.$M$2:.$N$33];2;0)*[.G234]*[.H234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34];&quot;No&quot;)      ;&quot;&quot;      ; IF(EXACT([.J234];&quot;Sí. Virtualización lógica&quot;)           ;[.I234]           ; IF(EXACT([.J234];&quot;Sí. Virtualización física&quot;)               ;VLOOKUP([.$F234];[$datos.$M$2:.$N$33];2;0)*[.L234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34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31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35];[$datos.$M$2:.$N$33];2;0)*[.G235]*[.H235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35];&quot;No&quot;)      ;&quot;&quot;      ; IF(EXACT([.J235];&quot;Sí. Virtualización lógica&quot;)           ;[.I235]           ; IF(EXACT([.J235];&quot;Sí. Virtualización física&quot;)               ;VLOOKUP([.$F235];[$datos.$M$2:.$N$33];2;0)*[.L235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35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32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36];[$datos.$M$2:.$N$33];2;0)*[.G236]*[.H236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36];&quot;No&quot;)      ;&quot;&quot;      ; IF(EXACT([.J236];&quot;Sí. Virtualización lógica&quot;)           ;[.I236]           ; IF(EXACT([.J236];&quot;Sí. Virtualización física&quot;)               ;VLOOKUP([.$F236];[$datos.$M$2:.$N$33];2;0)*[.L236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36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33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37];[$datos.$M$2:.$N$33];2;0)*[.G237]*[.H237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37];&quot;No&quot;)      ;&quot;&quot;      ; IF(EXACT([.J237];&quot;Sí. Virtualización lógica&quot;)           ;[.I237]           ; IF(EXACT([.J237];&quot;Sí. Virtualización física&quot;)               ;VLOOKUP([.$F237];[$datos.$M$2:.$N$33];2;0)*[.L237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37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34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38];[$datos.$M$2:.$N$33];2;0)*[.G238]*[.H238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38];&quot;No&quot;)      ;&quot;&quot;      ; IF(EXACT([.J238];&quot;Sí. Virtualización lógica&quot;)           ;[.I238]           ; IF(EXACT([.J238];&quot;Sí. Virtualización física&quot;)               ;VLOOKUP([.$F238];[$datos.$M$2:.$N$33];2;0)*[.L238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38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35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39];[$datos.$M$2:.$N$33];2;0)*[.G239]*[.H239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39];&quot;No&quot;)      ;&quot;&quot;      ; IF(EXACT([.J239];&quot;Sí. Virtualización lógica&quot;)           ;[.I239]           ; IF(EXACT([.J239];&quot;Sí. Virtualización física&quot;)               ;VLOOKUP([.$F239];[$datos.$M$2:.$N$33];2;0)*[.L239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39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36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40];[$datos.$M$2:.$N$33];2;0)*[.G240]*[.H240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40];&quot;No&quot;)      ;&quot;&quot;      ; IF(EXACT([.J240];&quot;Sí. Virtualización lógica&quot;)           ;[.I240]           ; IF(EXACT([.J240];&quot;Sí. Virtualización física&quot;)               ;VLOOKUP([.$F240];[$datos.$M$2:.$N$33];2;0)*[.L240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40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37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41];[$datos.$M$2:.$N$33];2;0)*[.G241]*[.H241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41];&quot;No&quot;)      ;&quot;&quot;      ; IF(EXACT([.J241];&quot;Sí. Virtualización lógica&quot;)           ;[.I241]           ; IF(EXACT([.J241];&quot;Sí. Virtualización física&quot;)               ;VLOOKUP([.$F241];[$datos.$M$2:.$N$33];2;0)*[.L241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41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38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42];[$datos.$M$2:.$N$33];2;0)*[.G242]*[.H242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42];&quot;No&quot;)      ;&quot;&quot;      ; IF(EXACT([.J242];&quot;Sí. Virtualización lógica&quot;)           ;[.I242]           ; IF(EXACT([.J242];&quot;Sí. Virtualización física&quot;)               ;VLOOKUP([.$F242];[$datos.$M$2:.$N$33];2;0)*[.L242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42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39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43];[$datos.$M$2:.$N$33];2;0)*[.G243]*[.H243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43];&quot;No&quot;)      ;&quot;&quot;      ; IF(EXACT([.J243];&quot;Sí. Virtualización lógica&quot;)           ;[.I243]           ; IF(EXACT([.J243];&quot;Sí. Virtualización física&quot;)               ;VLOOKUP([.$F243];[$datos.$M$2:.$N$33];2;0)*[.L243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43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40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44];[$datos.$M$2:.$N$33];2;0)*[.G244]*[.H244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44];&quot;No&quot;)      ;&quot;&quot;      ; IF(EXACT([.J244];&quot;Sí. Virtualización lógica&quot;)           ;[.I244]           ; IF(EXACT([.J244];&quot;Sí. Virtualización física&quot;)               ;VLOOKUP([.$F244];[$datos.$M$2:.$N$33];2;0)*[.L244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44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41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45];[$datos.$M$2:.$N$33];2;0)*[.G245]*[.H245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45];&quot;No&quot;)      ;&quot;&quot;      ; IF(EXACT([.J245];&quot;Sí. Virtualización lógica&quot;)           ;[.I245]           ; IF(EXACT([.J245];&quot;Sí. Virtualización física&quot;)               ;VLOOKUP([.$F245];[$datos.$M$2:.$N$33];2;0)*[.L245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45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42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46];[$datos.$M$2:.$N$33];2;0)*[.G246]*[.H246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46];&quot;No&quot;)      ;&quot;&quot;      ; IF(EXACT([.J246];&quot;Sí. Virtualización lógica&quot;)           ;[.I246]           ; IF(EXACT([.J246];&quot;Sí. Virtualización física&quot;)               ;VLOOKUP([.$F246];[$datos.$M$2:.$N$33];2;0)*[.L246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46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43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47];[$datos.$M$2:.$N$33];2;0)*[.G247]*[.H247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47];&quot;No&quot;)      ;&quot;&quot;      ; IF(EXACT([.J247];&quot;Sí. Virtualización lógica&quot;)           ;[.I247]           ; IF(EXACT([.J247];&quot;Sí. Virtualización física&quot;)               ;VLOOKUP([.$F247];[$datos.$M$2:.$N$33];2;0)*[.L247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47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44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48];[$datos.$M$2:.$N$33];2;0)*[.G248]*[.H248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48];&quot;No&quot;)      ;&quot;&quot;      ; IF(EXACT([.J248];&quot;Sí. Virtualización lógica&quot;)           ;[.I248]           ; IF(EXACT([.J248];&quot;Sí. Virtualización física&quot;)               ;VLOOKUP([.$F248];[$datos.$M$2:.$N$33];2;0)*[.L248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48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45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49];[$datos.$M$2:.$N$33];2;0)*[.G249]*[.H249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49];&quot;No&quot;)      ;&quot;&quot;      ; IF(EXACT([.J249];&quot;Sí. Virtualización lógica&quot;)           ;[.I249]           ; IF(EXACT([.J249];&quot;Sí. Virtualización física&quot;)               ;VLOOKUP([.$F249];[$datos.$M$2:.$N$33];2;0)*[.L249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49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46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50];[$datos.$M$2:.$N$33];2;0)*[.G250]*[.H250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50];&quot;No&quot;)      ;&quot;&quot;      ; IF(EXACT([.J250];&quot;Sí. Virtualización lógica&quot;)           ;[.I250]           ; IF(EXACT([.J250];&quot;Sí. Virtualización física&quot;)               ;VLOOKUP([.$F250];[$datos.$M$2:.$N$33];2;0)*[.L250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50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47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51];[$datos.$M$2:.$N$33];2;0)*[.G251]*[.H251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51];&quot;No&quot;)      ;&quot;&quot;      ; IF(EXACT([.J251];&quot;Sí. Virtualización lógica&quot;)           ;[.I251]           ; IF(EXACT([.J251];&quot;Sí. Virtualización física&quot;)               ;VLOOKUP([.$F251];[$datos.$M$2:.$N$33];2;0)*[.L251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51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48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52];[$datos.$M$2:.$N$33];2;0)*[.G252]*[.H252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52];&quot;No&quot;)      ;&quot;&quot;      ; IF(EXACT([.J252];&quot;Sí. Virtualización lógica&quot;)           ;[.I252]           ; IF(EXACT([.J252];&quot;Sí. Virtualización física&quot;)               ;VLOOKUP([.$F252];[$datos.$M$2:.$N$33];2;0)*[.L252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52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49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53];[$datos.$M$2:.$N$33];2;0)*[.G253]*[.H253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53];&quot;No&quot;)      ;&quot;&quot;      ; IF(EXACT([.J253];&quot;Sí. Virtualización lógica&quot;)           ;[.I253]           ; IF(EXACT([.J253];&quot;Sí. Virtualización física&quot;)               ;VLOOKUP([.$F253];[$datos.$M$2:.$N$33];2;0)*[.L253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53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50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54];[$datos.$M$2:.$N$33];2;0)*[.G254]*[.H254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54];&quot;No&quot;)      ;&quot;&quot;      ; IF(EXACT([.J254];&quot;Sí. Virtualización lógica&quot;)           ;[.I254]           ; IF(EXACT([.J254];&quot;Sí. Virtualización física&quot;)               ;VLOOKUP([.$F254];[$datos.$M$2:.$N$33];2;0)*[.L254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54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51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55];[$datos.$M$2:.$N$33];2;0)*[.G255]*[.H255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55];&quot;No&quot;)      ;&quot;&quot;      ; IF(EXACT([.J255];&quot;Sí. Virtualización lógica&quot;)           ;[.I255]           ; IF(EXACT([.J255];&quot;Sí. Virtualización física&quot;)               ;VLOOKUP([.$F255];[$datos.$M$2:.$N$33];2;0)*[.L255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55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52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56];[$datos.$M$2:.$N$33];2;0)*[.G256]*[.H256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56];&quot;No&quot;)      ;&quot;&quot;      ; IF(EXACT([.J256];&quot;Sí. Virtualización lógica&quot;)           ;[.I256]           ; IF(EXACT([.J256];&quot;Sí. Virtualización física&quot;)               ;VLOOKUP([.$F256];[$datos.$M$2:.$N$33];2;0)*[.L256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56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53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57];[$datos.$M$2:.$N$33];2;0)*[.G257]*[.H257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57];&quot;No&quot;)      ;&quot;&quot;      ; IF(EXACT([.J257];&quot;Sí. Virtualización lógica&quot;)           ;[.I257]           ; IF(EXACT([.J257];&quot;Sí. Virtualización física&quot;)               ;VLOOKUP([.$F257];[$datos.$M$2:.$N$33];2;0)*[.L257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57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54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58];[$datos.$M$2:.$N$33];2;0)*[.G258]*[.H258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58];&quot;No&quot;)      ;&quot;&quot;      ; IF(EXACT([.J258];&quot;Sí. Virtualización lógica&quot;)           ;[.I258]           ; IF(EXACT([.J258];&quot;Sí. Virtualización física&quot;)               ;VLOOKUP([.$F258];[$datos.$M$2:.$N$33];2;0)*[.L258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58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55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59];[$datos.$M$2:.$N$33];2;0)*[.G259]*[.H259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59];&quot;No&quot;)      ;&quot;&quot;      ; IF(EXACT([.J259];&quot;Sí. Virtualización lógica&quot;)           ;[.I259]           ; IF(EXACT([.J259];&quot;Sí. Virtualización física&quot;)               ;VLOOKUP([.$F259];[$datos.$M$2:.$N$33];2;0)*[.L259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59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56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60];[$datos.$M$2:.$N$33];2;0)*[.G260]*[.H260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60];&quot;No&quot;)      ;&quot;&quot;      ; IF(EXACT([.J260];&quot;Sí. Virtualización lógica&quot;)           ;[.I260]           ; IF(EXACT([.J260];&quot;Sí. Virtualización física&quot;)               ;VLOOKUP([.$F260];[$datos.$M$2:.$N$33];2;0)*[.L260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60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57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61];[$datos.$M$2:.$N$33];2;0)*[.G261]*[.H261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61];&quot;No&quot;)      ;&quot;&quot;      ; IF(EXACT([.J261];&quot;Sí. Virtualización lógica&quot;)           ;[.I261]           ; IF(EXACT([.J261];&quot;Sí. Virtualización física&quot;)               ;VLOOKUP([.$F261];[$datos.$M$2:.$N$33];2;0)*[.L261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61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58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62];[$datos.$M$2:.$N$33];2;0)*[.G262]*[.H262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62];&quot;No&quot;)      ;&quot;&quot;      ; IF(EXACT([.J262];&quot;Sí. Virtualización lógica&quot;)           ;[.I262]           ; IF(EXACT([.J262];&quot;Sí. Virtualización física&quot;)               ;VLOOKUP([.$F262];[$datos.$M$2:.$N$33];2;0)*[.L262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62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59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63];[$datos.$M$2:.$N$33];2;0)*[.G263]*[.H263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63];&quot;No&quot;)      ;&quot;&quot;      ; IF(EXACT([.J263];&quot;Sí. Virtualización lógica&quot;)           ;[.I263]           ; IF(EXACT([.J263];&quot;Sí. Virtualización física&quot;)               ;VLOOKUP([.$F263];[$datos.$M$2:.$N$33];2;0)*[.L263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63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60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64];[$datos.$M$2:.$N$33];2;0)*[.G264]*[.H264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64];&quot;No&quot;)      ;&quot;&quot;      ; IF(EXACT([.J264];&quot;Sí. Virtualización lógica&quot;)           ;[.I264]           ; IF(EXACT([.J264];&quot;Sí. Virtualización física&quot;)               ;VLOOKUP([.$F264];[$datos.$M$2:.$N$33];2;0)*[.L264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64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61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65];[$datos.$M$2:.$N$33];2;0)*[.G265]*[.H265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65];&quot;No&quot;)      ;&quot;&quot;      ; IF(EXACT([.J265];&quot;Sí. Virtualización lógica&quot;)           ;[.I265]           ; IF(EXACT([.J265];&quot;Sí. Virtualización física&quot;)               ;VLOOKUP([.$F265];[$datos.$M$2:.$N$33];2;0)*[.L265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65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62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66];[$datos.$M$2:.$N$33];2;0)*[.G266]*[.H266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66];&quot;No&quot;)      ;&quot;&quot;      ; IF(EXACT([.J266];&quot;Sí. Virtualización lógica&quot;)           ;[.I266]           ; IF(EXACT([.J266];&quot;Sí. Virtualización física&quot;)               ;VLOOKUP([.$F266];[$datos.$M$2:.$N$33];2;0)*[.L266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66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63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67];[$datos.$M$2:.$N$33];2;0)*[.G267]*[.H267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67];&quot;No&quot;)      ;&quot;&quot;      ; IF(EXACT([.J267];&quot;Sí. Virtualización lógica&quot;)           ;[.I267]           ; IF(EXACT([.J267];&quot;Sí. Virtualización física&quot;)               ;VLOOKUP([.$F267];[$datos.$M$2:.$N$33];2;0)*[.L267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67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64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68];[$datos.$M$2:.$N$33];2;0)*[.G268]*[.H268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68];&quot;No&quot;)      ;&quot;&quot;      ; IF(EXACT([.J268];&quot;Sí. Virtualización lógica&quot;)           ;[.I268]           ; IF(EXACT([.J268];&quot;Sí. Virtualización física&quot;)               ;VLOOKUP([.$F268];[$datos.$M$2:.$N$33];2;0)*[.L268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68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65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69];[$datos.$M$2:.$N$33];2;0)*[.G269]*[.H269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69];&quot;No&quot;)      ;&quot;&quot;      ; IF(EXACT([.J269];&quot;Sí. Virtualización lógica&quot;)           ;[.I269]           ; IF(EXACT([.J269];&quot;Sí. Virtualización física&quot;)               ;VLOOKUP([.$F269];[$datos.$M$2:.$N$33];2;0)*[.L269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69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66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70];[$datos.$M$2:.$N$33];2;0)*[.G270]*[.H270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70];&quot;No&quot;)      ;&quot;&quot;      ; IF(EXACT([.J270];&quot;Sí. Virtualización lógica&quot;)           ;[.I270]           ; IF(EXACT([.J270];&quot;Sí. Virtualización física&quot;)               ;VLOOKUP([.$F270];[$datos.$M$2:.$N$33];2;0)*[.L270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70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67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71];[$datos.$M$2:.$N$33];2;0)*[.G271]*[.H271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71];&quot;No&quot;)      ;&quot;&quot;      ; IF(EXACT([.J271];&quot;Sí. Virtualización lógica&quot;)           ;[.I271]           ; IF(EXACT([.J271];&quot;Sí. Virtualización física&quot;)               ;VLOOKUP([.$F271];[$datos.$M$2:.$N$33];2;0)*[.L271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71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68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72];[$datos.$M$2:.$N$33];2;0)*[.G272]*[.H272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72];&quot;No&quot;)      ;&quot;&quot;      ; IF(EXACT([.J272];&quot;Sí. Virtualización lógica&quot;)           ;[.I272]           ; IF(EXACT([.J272];&quot;Sí. Virtualización física&quot;)               ;VLOOKUP([.$F272];[$datos.$M$2:.$N$33];2;0)*[.L272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72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69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73];[$datos.$M$2:.$N$33];2;0)*[.G273]*[.H273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73];&quot;No&quot;)      ;&quot;&quot;      ; IF(EXACT([.J273];&quot;Sí. Virtualización lógica&quot;)           ;[.I273]           ; IF(EXACT([.J273];&quot;Sí. Virtualización física&quot;)               ;VLOOKUP([.$F273];[$datos.$M$2:.$N$33];2;0)*[.L273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73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70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74];[$datos.$M$2:.$N$33];2;0)*[.G274]*[.H274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74];&quot;No&quot;)      ;&quot;&quot;      ; IF(EXACT([.J274];&quot;Sí. Virtualización lógica&quot;)           ;[.I274]           ; IF(EXACT([.J274];&quot;Sí. Virtualización física&quot;)               ;VLOOKUP([.$F274];[$datos.$M$2:.$N$33];2;0)*[.L274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74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71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75];[$datos.$M$2:.$N$33];2;0)*[.G275]*[.H275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75];&quot;No&quot;)      ;&quot;&quot;      ; IF(EXACT([.J275];&quot;Sí. Virtualización lógica&quot;)           ;[.I275]           ; IF(EXACT([.J275];&quot;Sí. Virtualización física&quot;)               ;VLOOKUP([.$F275];[$datos.$M$2:.$N$33];2;0)*[.L275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75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72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76];[$datos.$M$2:.$N$33];2;0)*[.G276]*[.H276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76];&quot;No&quot;)      ;&quot;&quot;      ; IF(EXACT([.J276];&quot;Sí. Virtualización lógica&quot;)           ;[.I276]           ; IF(EXACT([.J276];&quot;Sí. Virtualización física&quot;)               ;VLOOKUP([.$F276];[$datos.$M$2:.$N$33];2;0)*[.L276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76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73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77];[$datos.$M$2:.$N$33];2;0)*[.G277]*[.H277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77];&quot;No&quot;)      ;&quot;&quot;      ; IF(EXACT([.J277];&quot;Sí. Virtualización lógica&quot;)           ;[.I277]           ; IF(EXACT([.J277];&quot;Sí. Virtualización física&quot;)               ;VLOOKUP([.$F277];[$datos.$M$2:.$N$33];2;0)*[.L277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77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74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78];[$datos.$M$2:.$N$33];2;0)*[.G278]*[.H278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78];&quot;No&quot;)      ;&quot;&quot;      ; IF(EXACT([.J278];&quot;Sí. Virtualización lógica&quot;)           ;[.I278]           ; IF(EXACT([.J278];&quot;Sí. Virtualización física&quot;)               ;VLOOKUP([.$F278];[$datos.$M$2:.$N$33];2;0)*[.L278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78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75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79];[$datos.$M$2:.$N$33];2;0)*[.G279]*[.H279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79];&quot;No&quot;)      ;&quot;&quot;      ; IF(EXACT([.J279];&quot;Sí. Virtualización lógica&quot;)           ;[.I279]           ; IF(EXACT([.J279];&quot;Sí. Virtualización física&quot;)               ;VLOOKUP([.$F279];[$datos.$M$2:.$N$33];2;0)*[.L279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79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76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80];[$datos.$M$2:.$N$33];2;0)*[.G280]*[.H280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80];&quot;No&quot;)      ;&quot;&quot;      ; IF(EXACT([.J280];&quot;Sí. Virtualización lógica&quot;)           ;[.I280]           ; IF(EXACT([.J280];&quot;Sí. Virtualización física&quot;)               ;VLOOKUP([.$F280];[$datos.$M$2:.$N$33];2;0)*[.L280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80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77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81];[$datos.$M$2:.$N$33];2;0)*[.G281]*[.H281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81];&quot;No&quot;)      ;&quot;&quot;      ; IF(EXACT([.J281];&quot;Sí. Virtualización lógica&quot;)           ;[.I281]           ; IF(EXACT([.J281];&quot;Sí. Virtualización física&quot;)               ;VLOOKUP([.$F281];[$datos.$M$2:.$N$33];2;0)*[.L281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81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78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82];[$datos.$M$2:.$N$33];2;0)*[.G282]*[.H282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82];&quot;No&quot;)      ;&quot;&quot;      ; IF(EXACT([.J282];&quot;Sí. Virtualización lógica&quot;)           ;[.I282]           ; IF(EXACT([.J282];&quot;Sí. Virtualización física&quot;)               ;VLOOKUP([.$F282];[$datos.$M$2:.$N$33];2;0)*[.L282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82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79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83];[$datos.$M$2:.$N$33];2;0)*[.G283]*[.H283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83];&quot;No&quot;)      ;&quot;&quot;      ; IF(EXACT([.J283];&quot;Sí. Virtualización lógica&quot;)           ;[.I283]           ; IF(EXACT([.J283];&quot;Sí. Virtualización física&quot;)               ;VLOOKUP([.$F283];[$datos.$M$2:.$N$33];2;0)*[.L283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83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80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84];[$datos.$M$2:.$N$33];2;0)*[.G284]*[.H284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84];&quot;No&quot;)      ;&quot;&quot;      ; IF(EXACT([.J284];&quot;Sí. Virtualización lógica&quot;)           ;[.I284]           ; IF(EXACT([.J284];&quot;Sí. Virtualización física&quot;)               ;VLOOKUP([.$F284];[$datos.$M$2:.$N$33];2;0)*[.L284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84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81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85];[$datos.$M$2:.$N$33];2;0)*[.G285]*[.H285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85];&quot;No&quot;)      ;&quot;&quot;      ; IF(EXACT([.J285];&quot;Sí. Virtualización lógica&quot;)           ;[.I285]           ; IF(EXACT([.J285];&quot;Sí. Virtualización física&quot;)               ;VLOOKUP([.$F285];[$datos.$M$2:.$N$33];2;0)*[.L285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85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82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86];[$datos.$M$2:.$N$33];2;0)*[.G286]*[.H286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86];&quot;No&quot;)      ;&quot;&quot;      ; IF(EXACT([.J286];&quot;Sí. Virtualización lógica&quot;)           ;[.I286]           ; IF(EXACT([.J286];&quot;Sí. Virtualización física&quot;)               ;VLOOKUP([.$F286];[$datos.$M$2:.$N$33];2;0)*[.L286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86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83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87];[$datos.$M$2:.$N$33];2;0)*[.G287]*[.H287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87];&quot;No&quot;)      ;&quot;&quot;      ; IF(EXACT([.J287];&quot;Sí. Virtualización lógica&quot;)           ;[.I287]           ; IF(EXACT([.J287];&quot;Sí. Virtualización física&quot;)               ;VLOOKUP([.$F287];[$datos.$M$2:.$N$33];2;0)*[.L287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87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84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88];[$datos.$M$2:.$N$33];2;0)*[.G288]*[.H288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88];&quot;No&quot;)      ;&quot;&quot;      ; IF(EXACT([.J288];&quot;Sí. Virtualización lógica&quot;)           ;[.I288]           ; IF(EXACT([.J288];&quot;Sí. Virtualización física&quot;)               ;VLOOKUP([.$F288];[$datos.$M$2:.$N$33];2;0)*[.L288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88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85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89];[$datos.$M$2:.$N$33];2;0)*[.G289]*[.H289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89];&quot;No&quot;)      ;&quot;&quot;      ; IF(EXACT([.J289];&quot;Sí. Virtualización lógica&quot;)           ;[.I289]           ; IF(EXACT([.J289];&quot;Sí. Virtualización física&quot;)               ;VLOOKUP([.$F289];[$datos.$M$2:.$N$33];2;0)*[.L289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89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86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90];[$datos.$M$2:.$N$33];2;0)*[.G290]*[.H290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90];&quot;No&quot;)      ;&quot;&quot;      ; IF(EXACT([.J290];&quot;Sí. Virtualización lógica&quot;)           ;[.I290]           ; IF(EXACT([.J290];&quot;Sí. Virtualización física&quot;)               ;VLOOKUP([.$F290];[$datos.$M$2:.$N$33];2;0)*[.L290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90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87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91];[$datos.$M$2:.$N$33];2;0)*[.G291]*[.H291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91];&quot;No&quot;)      ;&quot;&quot;      ; IF(EXACT([.J291];&quot;Sí. Virtualización lógica&quot;)           ;[.I291]           ; IF(EXACT([.J291];&quot;Sí. Virtualización física&quot;)               ;VLOOKUP([.$F291];[$datos.$M$2:.$N$33];2;0)*[.L291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91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88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92];[$datos.$M$2:.$N$33];2;0)*[.G292]*[.H292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92];&quot;No&quot;)      ;&quot;&quot;      ; IF(EXACT([.J292];&quot;Sí. Virtualización lógica&quot;)           ;[.I292]           ; IF(EXACT([.J292];&quot;Sí. Virtualización física&quot;)               ;VLOOKUP([.$F292];[$datos.$M$2:.$N$33];2;0)*[.L292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92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89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93];[$datos.$M$2:.$N$33];2;0)*[.G293]*[.H293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93];&quot;No&quot;)      ;&quot;&quot;      ; IF(EXACT([.J293];&quot;Sí. Virtualización lógica&quot;)           ;[.I293]           ; IF(EXACT([.J293];&quot;Sí. Virtualización física&quot;)               ;VLOOKUP([.$F293];[$datos.$M$2:.$N$33];2;0)*[.L293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93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90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94];[$datos.$M$2:.$N$33];2;0)*[.G294]*[.H294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94];&quot;No&quot;)      ;&quot;&quot;      ; IF(EXACT([.J294];&quot;Sí. Virtualización lógica&quot;)           ;[.I294]           ; IF(EXACT([.J294];&quot;Sí. Virtualización física&quot;)               ;VLOOKUP([.$F294];[$datos.$M$2:.$N$33];2;0)*[.L294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94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91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95];[$datos.$M$2:.$N$33];2;0)*[.G295]*[.H295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95];&quot;No&quot;)      ;&quot;&quot;      ; IF(EXACT([.J295];&quot;Sí. Virtualización lógica&quot;)           ;[.I295]           ; IF(EXACT([.J295];&quot;Sí. Virtualización física&quot;)               ;VLOOKUP([.$F295];[$datos.$M$2:.$N$33];2;0)*[.L295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95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92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96];[$datos.$M$2:.$N$33];2;0)*[.G296]*[.H296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96];&quot;No&quot;)      ;&quot;&quot;      ; IF(EXACT([.J296];&quot;Sí. Virtualización lógica&quot;)           ;[.I296]           ; IF(EXACT([.J296];&quot;Sí. Virtualización física&quot;)               ;VLOOKUP([.$F296];[$datos.$M$2:.$N$33];2;0)*[.L296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96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93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97];[$datos.$M$2:.$N$33];2;0)*[.G297]*[.H297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97];&quot;No&quot;)      ;&quot;&quot;      ; IF(EXACT([.J297];&quot;Sí. Virtualización lógica&quot;)           ;[.I297]           ; IF(EXACT([.J297];&quot;Sí. Virtualización física&quot;)               ;VLOOKUP([.$F297];[$datos.$M$2:.$N$33];2;0)*[.L297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97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94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98];[$datos.$M$2:.$N$33];2;0)*[.G298]*[.H298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98];&quot;No&quot;)      ;&quot;&quot;      ; IF(EXACT([.J298];&quot;Sí. Virtualización lógica&quot;)           ;[.I298]           ; IF(EXACT([.J298];&quot;Sí. Virtualización física&quot;)               ;VLOOKUP([.$F298];[$datos.$M$2:.$N$33];2;0)*[.L298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98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95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299];[$datos.$M$2:.$N$33];2;0)*[.G299]*[.H299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299];&quot;No&quot;)      ;&quot;&quot;      ; IF(EXACT([.J299];&quot;Sí. Virtualización lógica&quot;)           ;[.I299]           ; IF(EXACT([.J299];&quot;Sí. Virtualización física&quot;)               ;VLOOKUP([.$F299];[$datos.$M$2:.$N$33];2;0)*[.L299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299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96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00];[$datos.$M$2:.$N$33];2;0)*[.G300]*[.H300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00];&quot;No&quot;)      ;&quot;&quot;      ; IF(EXACT([.J300];&quot;Sí. Virtualización lógica&quot;)           ;[.I300]           ; IF(EXACT([.J300];&quot;Sí. Virtualización física&quot;)               ;VLOOKUP([.$F300];[$datos.$M$2:.$N$33];2;0)*[.L300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00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97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01];[$datos.$M$2:.$N$33];2;0)*[.G301]*[.H301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01];&quot;No&quot;)      ;&quot;&quot;      ; IF(EXACT([.J301];&quot;Sí. Virtualización lógica&quot;)           ;[.I301]           ; IF(EXACT([.J301];&quot;Sí. Virtualización física&quot;)               ;VLOOKUP([.$F301];[$datos.$M$2:.$N$33];2;0)*[.L301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01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98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02];[$datos.$M$2:.$N$33];2;0)*[.G302]*[.H302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02];&quot;No&quot;)      ;&quot;&quot;      ; IF(EXACT([.J302];&quot;Sí. Virtualización lógica&quot;)           ;[.I302]           ; IF(EXACT([.J302];&quot;Sí. Virtualización física&quot;)               ;VLOOKUP([.$F302];[$datos.$M$2:.$N$33];2;0)*[.L302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02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299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03];[$datos.$M$2:.$N$33];2;0)*[.G303]*[.H303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03];&quot;No&quot;)      ;&quot;&quot;      ; IF(EXACT([.J303];&quot;Sí. Virtualización lógica&quot;)           ;[.I303]           ; IF(EXACT([.J303];&quot;Sí. Virtualización física&quot;)               ;VLOOKUP([.$F303];[$datos.$M$2:.$N$33];2;0)*[.L303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03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00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04];[$datos.$M$2:.$N$33];2;0)*[.G304]*[.H304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04];&quot;No&quot;)      ;&quot;&quot;      ; IF(EXACT([.J304];&quot;Sí. Virtualización lógica&quot;)           ;[.I304]           ; IF(EXACT([.J304];&quot;Sí. Virtualización física&quot;)               ;VLOOKUP([.$F304];[$datos.$M$2:.$N$33];2;0)*[.L304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04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01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05];[$datos.$M$2:.$N$33];2;0)*[.G305]*[.H305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05];&quot;No&quot;)      ;&quot;&quot;      ; IF(EXACT([.J305];&quot;Sí. Virtualización lógica&quot;)           ;[.I305]           ; IF(EXACT([.J305];&quot;Sí. Virtualización física&quot;)               ;VLOOKUP([.$F305];[$datos.$M$2:.$N$33];2;0)*[.L305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05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02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06];[$datos.$M$2:.$N$33];2;0)*[.G306]*[.H306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06];&quot;No&quot;)      ;&quot;&quot;      ; IF(EXACT([.J306];&quot;Sí. Virtualización lógica&quot;)           ;[.I306]           ; IF(EXACT([.J306];&quot;Sí. Virtualización física&quot;)               ;VLOOKUP([.$F306];[$datos.$M$2:.$N$33];2;0)*[.L306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06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03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07];[$datos.$M$2:.$N$33];2;0)*[.G307]*[.H307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07];&quot;No&quot;)      ;&quot;&quot;      ; IF(EXACT([.J307];&quot;Sí. Virtualización lógica&quot;)           ;[.I307]           ; IF(EXACT([.J307];&quot;Sí. Virtualización física&quot;)               ;VLOOKUP([.$F307];[$datos.$M$2:.$N$33];2;0)*[.L307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07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04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08];[$datos.$M$2:.$N$33];2;0)*[.G308]*[.H308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08];&quot;No&quot;)      ;&quot;&quot;      ; IF(EXACT([.J308];&quot;Sí. Virtualización lógica&quot;)           ;[.I308]           ; IF(EXACT([.J308];&quot;Sí. Virtualización física&quot;)               ;VLOOKUP([.$F308];[$datos.$M$2:.$N$33];2;0)*[.L308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08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05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09];[$datos.$M$2:.$N$33];2;0)*[.G309]*[.H309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09];&quot;No&quot;)      ;&quot;&quot;      ; IF(EXACT([.J309];&quot;Sí. Virtualización lógica&quot;)           ;[.I309]           ; IF(EXACT([.J309];&quot;Sí. Virtualización física&quot;)               ;VLOOKUP([.$F309];[$datos.$M$2:.$N$33];2;0)*[.L309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09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06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10];[$datos.$M$2:.$N$33];2;0)*[.G310]*[.H310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10];&quot;No&quot;)      ;&quot;&quot;      ; IF(EXACT([.J310];&quot;Sí. Virtualización lógica&quot;)           ;[.I310]           ; IF(EXACT([.J310];&quot;Sí. Virtualización física&quot;)               ;VLOOKUP([.$F310];[$datos.$M$2:.$N$33];2;0)*[.L310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10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07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11];[$datos.$M$2:.$N$33];2;0)*[.G311]*[.H311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11];&quot;No&quot;)      ;&quot;&quot;      ; IF(EXACT([.J311];&quot;Sí. Virtualización lógica&quot;)           ;[.I311]           ; IF(EXACT([.J311];&quot;Sí. Virtualización física&quot;)               ;VLOOKUP([.$F311];[$datos.$M$2:.$N$33];2;0)*[.L311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11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08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12];[$datos.$M$2:.$N$33];2;0)*[.G312]*[.H312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12];&quot;No&quot;)      ;&quot;&quot;      ; IF(EXACT([.J312];&quot;Sí. Virtualización lógica&quot;)           ;[.I312]           ; IF(EXACT([.J312];&quot;Sí. Virtualización física&quot;)               ;VLOOKUP([.$F312];[$datos.$M$2:.$N$33];2;0)*[.L312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12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09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13];[$datos.$M$2:.$N$33];2;0)*[.G313]*[.H313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13];&quot;No&quot;)      ;&quot;&quot;      ; IF(EXACT([.J313];&quot;Sí. Virtualización lógica&quot;)           ;[.I313]           ; IF(EXACT([.J313];&quot;Sí. Virtualización física&quot;)               ;VLOOKUP([.$F313];[$datos.$M$2:.$N$33];2;0)*[.L313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13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10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14];[$datos.$M$2:.$N$33];2;0)*[.G314]*[.H314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14];&quot;No&quot;)      ;&quot;&quot;      ; IF(EXACT([.J314];&quot;Sí. Virtualización lógica&quot;)           ;[.I314]           ; IF(EXACT([.J314];&quot;Sí. Virtualización física&quot;)               ;VLOOKUP([.$F314];[$datos.$M$2:.$N$33];2;0)*[.L314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14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11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15];[$datos.$M$2:.$N$33];2;0)*[.G315]*[.H315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15];&quot;No&quot;)      ;&quot;&quot;      ; IF(EXACT([.J315];&quot;Sí. Virtualización lógica&quot;)           ;[.I315]           ; IF(EXACT([.J315];&quot;Sí. Virtualización física&quot;)               ;VLOOKUP([.$F315];[$datos.$M$2:.$N$33];2;0)*[.L315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15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12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16];[$datos.$M$2:.$N$33];2;0)*[.G316]*[.H316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16];&quot;No&quot;)      ;&quot;&quot;      ; IF(EXACT([.J316];&quot;Sí. Virtualización lógica&quot;)           ;[.I316]           ; IF(EXACT([.J316];&quot;Sí. Virtualización física&quot;)               ;VLOOKUP([.$F316];[$datos.$M$2:.$N$33];2;0)*[.L316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16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13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17];[$datos.$M$2:.$N$33];2;0)*[.G317]*[.H317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17];&quot;No&quot;)      ;&quot;&quot;      ; IF(EXACT([.J317];&quot;Sí. Virtualización lógica&quot;)           ;[.I317]           ; IF(EXACT([.J317];&quot;Sí. Virtualización física&quot;)               ;VLOOKUP([.$F317];[$datos.$M$2:.$N$33];2;0)*[.L317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17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14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18];[$datos.$M$2:.$N$33];2;0)*[.G318]*[.H318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18];&quot;No&quot;)      ;&quot;&quot;      ; IF(EXACT([.J318];&quot;Sí. Virtualización lógica&quot;)           ;[.I318]           ; IF(EXACT([.J318];&quot;Sí. Virtualización física&quot;)               ;VLOOKUP([.$F318];[$datos.$M$2:.$N$33];2;0)*[.L318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18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15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19];[$datos.$M$2:.$N$33];2;0)*[.G319]*[.H319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19];&quot;No&quot;)      ;&quot;&quot;      ; IF(EXACT([.J319];&quot;Sí. Virtualización lógica&quot;)           ;[.I319]           ; IF(EXACT([.J319];&quot;Sí. Virtualización física&quot;)               ;VLOOKUP([.$F319];[$datos.$M$2:.$N$33];2;0)*[.L319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19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16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20];[$datos.$M$2:.$N$33];2;0)*[.G320]*[.H320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20];&quot;No&quot;)      ;&quot;&quot;      ; IF(EXACT([.J320];&quot;Sí. Virtualización lógica&quot;)           ;[.I320]           ; IF(EXACT([.J320];&quot;Sí. Virtualización física&quot;)               ;VLOOKUP([.$F320];[$datos.$M$2:.$N$33];2;0)*[.L320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20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17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21];[$datos.$M$2:.$N$33];2;0)*[.G321]*[.H321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21];&quot;No&quot;)      ;&quot;&quot;      ; IF(EXACT([.J321];&quot;Sí. Virtualización lógica&quot;)           ;[.I321]           ; IF(EXACT([.J321];&quot;Sí. Virtualización física&quot;)               ;VLOOKUP([.$F321];[$datos.$M$2:.$N$33];2;0)*[.L321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21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18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22];[$datos.$M$2:.$N$33];2;0)*[.G322]*[.H322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22];&quot;No&quot;)      ;&quot;&quot;      ; IF(EXACT([.J322];&quot;Sí. Virtualización lógica&quot;)           ;[.I322]           ; IF(EXACT([.J322];&quot;Sí. Virtualización física&quot;)               ;VLOOKUP([.$F322];[$datos.$M$2:.$N$33];2;0)*[.L322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22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19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23];[$datos.$M$2:.$N$33];2;0)*[.G323]*[.H323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23];&quot;No&quot;)      ;&quot;&quot;      ; IF(EXACT([.J323];&quot;Sí. Virtualización lógica&quot;)           ;[.I323]           ; IF(EXACT([.J323];&quot;Sí. Virtualización física&quot;)               ;VLOOKUP([.$F323];[$datos.$M$2:.$N$33];2;0)*[.L323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23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20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24];[$datos.$M$2:.$N$33];2;0)*[.G324]*[.H324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24];&quot;No&quot;)      ;&quot;&quot;      ; IF(EXACT([.J324];&quot;Sí. Virtualización lógica&quot;)           ;[.I324]           ; IF(EXACT([.J324];&quot;Sí. Virtualización física&quot;)               ;VLOOKUP([.$F324];[$datos.$M$2:.$N$33];2;0)*[.L324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24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21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25];[$datos.$M$2:.$N$33];2;0)*[.G325]*[.H325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25];&quot;No&quot;)      ;&quot;&quot;      ; IF(EXACT([.J325];&quot;Sí. Virtualización lógica&quot;)           ;[.I325]           ; IF(EXACT([.J325];&quot;Sí. Virtualización física&quot;)               ;VLOOKUP([.$F325];[$datos.$M$2:.$N$33];2;0)*[.L325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25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22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26];[$datos.$M$2:.$N$33];2;0)*[.G326]*[.H326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26];&quot;No&quot;)      ;&quot;&quot;      ; IF(EXACT([.J326];&quot;Sí. Virtualización lógica&quot;)           ;[.I326]           ; IF(EXACT([.J326];&quot;Sí. Virtualización física&quot;)               ;VLOOKUP([.$F326];[$datos.$M$2:.$N$33];2;0)*[.L326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26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23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27];[$datos.$M$2:.$N$33];2;0)*[.G327]*[.H327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27];&quot;No&quot;)      ;&quot;&quot;      ; IF(EXACT([.J327];&quot;Sí. Virtualización lógica&quot;)           ;[.I327]           ; IF(EXACT([.J327];&quot;Sí. Virtualización física&quot;)               ;VLOOKUP([.$F327];[$datos.$M$2:.$N$33];2;0)*[.L327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27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24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28];[$datos.$M$2:.$N$33];2;0)*[.G328]*[.H328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28];&quot;No&quot;)      ;&quot;&quot;      ; IF(EXACT([.J328];&quot;Sí. Virtualización lógica&quot;)           ;[.I328]           ; IF(EXACT([.J328];&quot;Sí. Virtualización física&quot;)               ;VLOOKUP([.$F328];[$datos.$M$2:.$N$33];2;0)*[.L328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28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25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29];[$datos.$M$2:.$N$33];2;0)*[.G329]*[.H329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29];&quot;No&quot;)      ;&quot;&quot;      ; IF(EXACT([.J329];&quot;Sí. Virtualización lógica&quot;)           ;[.I329]           ; IF(EXACT([.J329];&quot;Sí. Virtualización física&quot;)               ;VLOOKUP([.$F329];[$datos.$M$2:.$N$33];2;0)*[.L329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29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26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30];[$datos.$M$2:.$N$33];2;0)*[.G330]*[.H330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30];&quot;No&quot;)      ;&quot;&quot;      ; IF(EXACT([.J330];&quot;Sí. Virtualización lógica&quot;)           ;[.I330]           ; IF(EXACT([.J330];&quot;Sí. Virtualización física&quot;)               ;VLOOKUP([.$F330];[$datos.$M$2:.$N$33];2;0)*[.L330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30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27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31];[$datos.$M$2:.$N$33];2;0)*[.G331]*[.H331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31];&quot;No&quot;)      ;&quot;&quot;      ; IF(EXACT([.J331];&quot;Sí. Virtualización lógica&quot;)           ;[.I331]           ; IF(EXACT([.J331];&quot;Sí. Virtualización física&quot;)               ;VLOOKUP([.$F331];[$datos.$M$2:.$N$33];2;0)*[.L331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31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28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32];[$datos.$M$2:.$N$33];2;0)*[.G332]*[.H332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32];&quot;No&quot;)      ;&quot;&quot;      ; IF(EXACT([.J332];&quot;Sí. Virtualización lógica&quot;)           ;[.I332]           ; IF(EXACT([.J332];&quot;Sí. Virtualización física&quot;)               ;VLOOKUP([.$F332];[$datos.$M$2:.$N$33];2;0)*[.L332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32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29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33];[$datos.$M$2:.$N$33];2;0)*[.G333]*[.H333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33];&quot;No&quot;)      ;&quot;&quot;      ; IF(EXACT([.J333];&quot;Sí. Virtualización lógica&quot;)           ;[.I333]           ; IF(EXACT([.J333];&quot;Sí. Virtualización física&quot;)               ;VLOOKUP([.$F333];[$datos.$M$2:.$N$33];2;0)*[.L333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33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30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34];[$datos.$M$2:.$N$33];2;0)*[.G334]*[.H334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34];&quot;No&quot;)      ;&quot;&quot;      ; IF(EXACT([.J334];&quot;Sí. Virtualización lógica&quot;)           ;[.I334]           ; IF(EXACT([.J334];&quot;Sí. Virtualización física&quot;)               ;VLOOKUP([.$F334];[$datos.$M$2:.$N$33];2;0)*[.L334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34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31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35];[$datos.$M$2:.$N$33];2;0)*[.G335]*[.H335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35];&quot;No&quot;)      ;&quot;&quot;      ; IF(EXACT([.J335];&quot;Sí. Virtualización lógica&quot;)           ;[.I335]           ; IF(EXACT([.J335];&quot;Sí. Virtualización física&quot;)               ;VLOOKUP([.$F335];[$datos.$M$2:.$N$33];2;0)*[.L335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35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32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36];[$datos.$M$2:.$N$33];2;0)*[.G336]*[.H336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36];&quot;No&quot;)      ;&quot;&quot;      ; IF(EXACT([.J336];&quot;Sí. Virtualización lógica&quot;)           ;[.I336]           ; IF(EXACT([.J336];&quot;Sí. Virtualización física&quot;)               ;VLOOKUP([.$F336];[$datos.$M$2:.$N$33];2;0)*[.L336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36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33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37];[$datos.$M$2:.$N$33];2;0)*[.G337]*[.H337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37];&quot;No&quot;)      ;&quot;&quot;      ; IF(EXACT([.J337];&quot;Sí. Virtualización lógica&quot;)           ;[.I337]           ; IF(EXACT([.J337];&quot;Sí. Virtualización física&quot;)               ;VLOOKUP([.$F337];[$datos.$M$2:.$N$33];2;0)*[.L337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37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34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38];[$datos.$M$2:.$N$33];2;0)*[.G338]*[.H338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38];&quot;No&quot;)      ;&quot;&quot;      ; IF(EXACT([.J338];&quot;Sí. Virtualización lógica&quot;)           ;[.I338]           ; IF(EXACT([.J338];&quot;Sí. Virtualización física&quot;)               ;VLOOKUP([.$F338];[$datos.$M$2:.$N$33];2;0)*[.L338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38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35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39];[$datos.$M$2:.$N$33];2;0)*[.G339]*[.H339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39];&quot;No&quot;)      ;&quot;&quot;      ; IF(EXACT([.J339];&quot;Sí. Virtualización lógica&quot;)           ;[.I339]           ; IF(EXACT([.J339];&quot;Sí. Virtualización física&quot;)               ;VLOOKUP([.$F339];[$datos.$M$2:.$N$33];2;0)*[.L339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39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36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40];[$datos.$M$2:.$N$33];2;0)*[.G340]*[.H340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40];&quot;No&quot;)      ;&quot;&quot;      ; IF(EXACT([.J340];&quot;Sí. Virtualización lógica&quot;)           ;[.I340]           ; IF(EXACT([.J340];&quot;Sí. Virtualización física&quot;)               ;VLOOKUP([.$F340];[$datos.$M$2:.$N$33];2;0)*[.L340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40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37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41];[$datos.$M$2:.$N$33];2;0)*[.G341]*[.H341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41];&quot;No&quot;)      ;&quot;&quot;      ; IF(EXACT([.J341];&quot;Sí. Virtualización lógica&quot;)           ;[.I341]           ; IF(EXACT([.J341];&quot;Sí. Virtualización física&quot;)               ;VLOOKUP([.$F341];[$datos.$M$2:.$N$33];2;0)*[.L341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41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38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42];[$datos.$M$2:.$N$33];2;0)*[.G342]*[.H342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42];&quot;No&quot;)      ;&quot;&quot;      ; IF(EXACT([.J342];&quot;Sí. Virtualización lógica&quot;)           ;[.I342]           ; IF(EXACT([.J342];&quot;Sí. Virtualización física&quot;)               ;VLOOKUP([.$F342];[$datos.$M$2:.$N$33];2;0)*[.L342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42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39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43];[$datos.$M$2:.$N$33];2;0)*[.G343]*[.H343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43];&quot;No&quot;)      ;&quot;&quot;      ; IF(EXACT([.J343];&quot;Sí. Virtualización lógica&quot;)           ;[.I343]           ; IF(EXACT([.J343];&quot;Sí. Virtualización física&quot;)               ;VLOOKUP([.$F343];[$datos.$M$2:.$N$33];2;0)*[.L343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43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40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44];[$datos.$M$2:.$N$33];2;0)*[.G344]*[.H344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44];&quot;No&quot;)      ;&quot;&quot;      ; IF(EXACT([.J344];&quot;Sí. Virtualización lógica&quot;)           ;[.I344]           ; IF(EXACT([.J344];&quot;Sí. Virtualización física&quot;)               ;VLOOKUP([.$F344];[$datos.$M$2:.$N$33];2;0)*[.L344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44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41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45];[$datos.$M$2:.$N$33];2;0)*[.G345]*[.H345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45];&quot;No&quot;)      ;&quot;&quot;      ; IF(EXACT([.J345];&quot;Sí. Virtualización lógica&quot;)           ;[.I345]           ; IF(EXACT([.J345];&quot;Sí. Virtualización física&quot;)               ;VLOOKUP([.$F345];[$datos.$M$2:.$N$33];2;0)*[.L345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45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42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46];[$datos.$M$2:.$N$33];2;0)*[.G346]*[.H346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46];&quot;No&quot;)      ;&quot;&quot;      ; IF(EXACT([.J346];&quot;Sí. Virtualización lógica&quot;)           ;[.I346]           ; IF(EXACT([.J346];&quot;Sí. Virtualización física&quot;)               ;VLOOKUP([.$F346];[$datos.$M$2:.$N$33];2;0)*[.L346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46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43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47];[$datos.$M$2:.$N$33];2;0)*[.G347]*[.H347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47];&quot;No&quot;)      ;&quot;&quot;      ; IF(EXACT([.J347];&quot;Sí. Virtualización lógica&quot;)           ;[.I347]           ; IF(EXACT([.J347];&quot;Sí. Virtualización física&quot;)               ;VLOOKUP([.$F347];[$datos.$M$2:.$N$33];2;0)*[.L347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47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44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48];[$datos.$M$2:.$N$33];2;0)*[.G348]*[.H348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48];&quot;No&quot;)      ;&quot;&quot;      ; IF(EXACT([.J348];&quot;Sí. Virtualización lógica&quot;)           ;[.I348]           ; IF(EXACT([.J348];&quot;Sí. Virtualización física&quot;)               ;VLOOKUP([.$F348];[$datos.$M$2:.$N$33];2;0)*[.L348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48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45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49];[$datos.$M$2:.$N$33];2;0)*[.G349]*[.H349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49];&quot;No&quot;)      ;&quot;&quot;      ; IF(EXACT([.J349];&quot;Sí. Virtualización lógica&quot;)           ;[.I349]           ; IF(EXACT([.J349];&quot;Sí. Virtualización física&quot;)               ;VLOOKUP([.$F349];[$datos.$M$2:.$N$33];2;0)*[.L349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49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46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50];[$datos.$M$2:.$N$33];2;0)*[.G350]*[.H350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50];&quot;No&quot;)      ;&quot;&quot;      ; IF(EXACT([.J350];&quot;Sí. Virtualización lógica&quot;)           ;[.I350]           ; IF(EXACT([.J350];&quot;Sí. Virtualización física&quot;)               ;VLOOKUP([.$F350];[$datos.$M$2:.$N$33];2;0)*[.L350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50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47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51];[$datos.$M$2:.$N$33];2;0)*[.G351]*[.H351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51];&quot;No&quot;)      ;&quot;&quot;      ; IF(EXACT([.J351];&quot;Sí. Virtualización lógica&quot;)           ;[.I351]           ; IF(EXACT([.J351];&quot;Sí. Virtualización física&quot;)               ;VLOOKUP([.$F351];[$datos.$M$2:.$N$33];2;0)*[.L351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51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48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52];[$datos.$M$2:.$N$33];2;0)*[.G352]*[.H352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52];&quot;No&quot;)      ;&quot;&quot;      ; IF(EXACT([.J352];&quot;Sí. Virtualización lógica&quot;)           ;[.I352]           ; IF(EXACT([.J352];&quot;Sí. Virtualización física&quot;)               ;VLOOKUP([.$F352];[$datos.$M$2:.$N$33];2;0)*[.L352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52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49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53];[$datos.$M$2:.$N$33];2;0)*[.G353]*[.H353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53];&quot;No&quot;)      ;&quot;&quot;      ; IF(EXACT([.J353];&quot;Sí. Virtualización lógica&quot;)           ;[.I353]           ; IF(EXACT([.J353];&quot;Sí. Virtualización física&quot;)               ;VLOOKUP([.$F353];[$datos.$M$2:.$N$33];2;0)*[.L353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53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50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54];[$datos.$M$2:.$N$33];2;0)*[.G354]*[.H354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54];&quot;No&quot;)      ;&quot;&quot;      ; IF(EXACT([.J354];&quot;Sí. Virtualización lógica&quot;)           ;[.I354]           ; IF(EXACT([.J354];&quot;Sí. Virtualización física&quot;)               ;VLOOKUP([.$F354];[$datos.$M$2:.$N$33];2;0)*[.L354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54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51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55];[$datos.$M$2:.$N$33];2;0)*[.G355]*[.H355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55];&quot;No&quot;)      ;&quot;&quot;      ; IF(EXACT([.J355];&quot;Sí. Virtualización lógica&quot;)           ;[.I355]           ; IF(EXACT([.J355];&quot;Sí. Virtualización física&quot;)               ;VLOOKUP([.$F355];[$datos.$M$2:.$N$33];2;0)*[.L355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55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52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56];[$datos.$M$2:.$N$33];2;0)*[.G356]*[.H356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56];&quot;No&quot;)      ;&quot;&quot;      ; IF(EXACT([.J356];&quot;Sí. Virtualización lógica&quot;)           ;[.I356]           ; IF(EXACT([.J356];&quot;Sí. Virtualización física&quot;)               ;VLOOKUP([.$F356];[$datos.$M$2:.$N$33];2;0)*[.L356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56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53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57];[$datos.$M$2:.$N$33];2;0)*[.G357]*[.H357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57];&quot;No&quot;)      ;&quot;&quot;      ; IF(EXACT([.J357];&quot;Sí. Virtualización lógica&quot;)           ;[.I357]           ; IF(EXACT([.J357];&quot;Sí. Virtualización física&quot;)               ;VLOOKUP([.$F357];[$datos.$M$2:.$N$33];2;0)*[.L357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57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54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58];[$datos.$M$2:.$N$33];2;0)*[.G358]*[.H358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58];&quot;No&quot;)      ;&quot;&quot;      ; IF(EXACT([.J358];&quot;Sí. Virtualización lógica&quot;)           ;[.I358]           ; IF(EXACT([.J358];&quot;Sí. Virtualización física&quot;)               ;VLOOKUP([.$F358];[$datos.$M$2:.$N$33];2;0)*[.L358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58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55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59];[$datos.$M$2:.$N$33];2;0)*[.G359]*[.H359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59];&quot;No&quot;)      ;&quot;&quot;      ; IF(EXACT([.J359];&quot;Sí. Virtualización lógica&quot;)           ;[.I359]           ; IF(EXACT([.J359];&quot;Sí. Virtualización física&quot;)               ;VLOOKUP([.$F359];[$datos.$M$2:.$N$33];2;0)*[.L359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59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56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60];[$datos.$M$2:.$N$33];2;0)*[.G360]*[.H360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60];&quot;No&quot;)      ;&quot;&quot;      ; IF(EXACT([.J360];&quot;Sí. Virtualización lógica&quot;)           ;[.I360]           ; IF(EXACT([.J360];&quot;Sí. Virtualización física&quot;)               ;VLOOKUP([.$F360];[$datos.$M$2:.$N$33];2;0)*[.L360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60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57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61];[$datos.$M$2:.$N$33];2;0)*[.G361]*[.H361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61];&quot;No&quot;)      ;&quot;&quot;      ; IF(EXACT([.J361];&quot;Sí. Virtualización lógica&quot;)           ;[.I361]           ; IF(EXACT([.J361];&quot;Sí. Virtualización física&quot;)               ;VLOOKUP([.$F361];[$datos.$M$2:.$N$33];2;0)*[.L361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61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58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62];[$datos.$M$2:.$N$33];2;0)*[.G362]*[.H362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62];&quot;No&quot;)      ;&quot;&quot;      ; IF(EXACT([.J362];&quot;Sí. Virtualización lógica&quot;)           ;[.I362]           ; IF(EXACT([.J362];&quot;Sí. Virtualización física&quot;)               ;VLOOKUP([.$F362];[$datos.$M$2:.$N$33];2;0)*[.L362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62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59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63];[$datos.$M$2:.$N$33];2;0)*[.G363]*[.H363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63];&quot;No&quot;)      ;&quot;&quot;      ; IF(EXACT([.J363];&quot;Sí. Virtualización lógica&quot;)           ;[.I363]           ; IF(EXACT([.J363];&quot;Sí. Virtualización física&quot;)               ;VLOOKUP([.$F363];[$datos.$M$2:.$N$33];2;0)*[.L363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63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60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64];[$datos.$M$2:.$N$33];2;0)*[.G364]*[.H364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64];&quot;No&quot;)      ;&quot;&quot;      ; IF(EXACT([.J364];&quot;Sí. Virtualización lógica&quot;)           ;[.I364]           ; IF(EXACT([.J364];&quot;Sí. Virtualización física&quot;)               ;VLOOKUP([.$F364];[$datos.$M$2:.$N$33];2;0)*[.L364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64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61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65];[$datos.$M$2:.$N$33];2;0)*[.G365]*[.H365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65];&quot;No&quot;)      ;&quot;&quot;      ; IF(EXACT([.J365];&quot;Sí. Virtualización lógica&quot;)           ;[.I365]           ; IF(EXACT([.J365];&quot;Sí. Virtualización física&quot;)               ;VLOOKUP([.$F365];[$datos.$M$2:.$N$33];2;0)*[.L365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65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62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66];[$datos.$M$2:.$N$33];2;0)*[.G366]*[.H366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66];&quot;No&quot;)      ;&quot;&quot;      ; IF(EXACT([.J366];&quot;Sí. Virtualización lógica&quot;)           ;[.I366]           ; IF(EXACT([.J366];&quot;Sí. Virtualización física&quot;)               ;VLOOKUP([.$F366];[$datos.$M$2:.$N$33];2;0)*[.L366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66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63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67];[$datos.$M$2:.$N$33];2;0)*[.G367]*[.H367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67];&quot;No&quot;)      ;&quot;&quot;      ; IF(EXACT([.J367];&quot;Sí. Virtualización lógica&quot;)           ;[.I367]           ; IF(EXACT([.J367];&quot;Sí. Virtualización física&quot;)               ;VLOOKUP([.$F367];[$datos.$M$2:.$N$33];2;0)*[.L367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67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64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68];[$datos.$M$2:.$N$33];2;0)*[.G368]*[.H368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68];&quot;No&quot;)      ;&quot;&quot;      ; IF(EXACT([.J368];&quot;Sí. Virtualización lógica&quot;)           ;[.I368]           ; IF(EXACT([.J368];&quot;Sí. Virtualización física&quot;)               ;VLOOKUP([.$F368];[$datos.$M$2:.$N$33];2;0)*[.L368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68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65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69];[$datos.$M$2:.$N$33];2;0)*[.G369]*[.H369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69];&quot;No&quot;)      ;&quot;&quot;      ; IF(EXACT([.J369];&quot;Sí. Virtualización lógica&quot;)           ;[.I369]           ; IF(EXACT([.J369];&quot;Sí. Virtualización física&quot;)               ;VLOOKUP([.$F369];[$datos.$M$2:.$N$33];2;0)*[.L369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69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66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70];[$datos.$M$2:.$N$33];2;0)*[.G370]*[.H370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70];&quot;No&quot;)      ;&quot;&quot;      ; IF(EXACT([.J370];&quot;Sí. Virtualización lógica&quot;)           ;[.I370]           ; IF(EXACT([.J370];&quot;Sí. Virtualización física&quot;)               ;VLOOKUP([.$F370];[$datos.$M$2:.$N$33];2;0)*[.L370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70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67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71];[$datos.$M$2:.$N$33];2;0)*[.G371]*[.H371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71];&quot;No&quot;)      ;&quot;&quot;      ; IF(EXACT([.J371];&quot;Sí. Virtualización lógica&quot;)           ;[.I371]           ; IF(EXACT([.J371];&quot;Sí. Virtualización física&quot;)               ;VLOOKUP([.$F371];[$datos.$M$2:.$N$33];2;0)*[.L371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71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68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72];[$datos.$M$2:.$N$33];2;0)*[.G372]*[.H372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72];&quot;No&quot;)      ;&quot;&quot;      ; IF(EXACT([.J372];&quot;Sí. Virtualización lógica&quot;)           ;[.I372]           ; IF(EXACT([.J372];&quot;Sí. Virtualización física&quot;)               ;VLOOKUP([.$F372];[$datos.$M$2:.$N$33];2;0)*[.L372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72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69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73];[$datos.$M$2:.$N$33];2;0)*[.G373]*[.H373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73];&quot;No&quot;)      ;&quot;&quot;      ; IF(EXACT([.J373];&quot;Sí. Virtualización lógica&quot;)           ;[.I373]           ; IF(EXACT([.J373];&quot;Sí. Virtualización física&quot;)               ;VLOOKUP([.$F373];[$datos.$M$2:.$N$33];2;0)*[.L373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73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70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74];[$datos.$M$2:.$N$33];2;0)*[.G374]*[.H374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74];&quot;No&quot;)      ;&quot;&quot;      ; IF(EXACT([.J374];&quot;Sí. Virtualización lógica&quot;)           ;[.I374]           ; IF(EXACT([.J374];&quot;Sí. Virtualización física&quot;)               ;VLOOKUP([.$F374];[$datos.$M$2:.$N$33];2;0)*[.L374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74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71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75];[$datos.$M$2:.$N$33];2;0)*[.G375]*[.H375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75];&quot;No&quot;)      ;&quot;&quot;      ; IF(EXACT([.J375];&quot;Sí. Virtualización lógica&quot;)           ;[.I375]           ; IF(EXACT([.J375];&quot;Sí. Virtualización física&quot;)               ;VLOOKUP([.$F375];[$datos.$M$2:.$N$33];2;0)*[.L375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75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72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76];[$datos.$M$2:.$N$33];2;0)*[.G376]*[.H376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76];&quot;No&quot;)      ;&quot;&quot;      ; IF(EXACT([.J376];&quot;Sí. Virtualización lógica&quot;)           ;[.I376]           ; IF(EXACT([.J376];&quot;Sí. Virtualización física&quot;)               ;VLOOKUP([.$F376];[$datos.$M$2:.$N$33];2;0)*[.L376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76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73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77];[$datos.$M$2:.$N$33];2;0)*[.G377]*[.H377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77];&quot;No&quot;)      ;&quot;&quot;      ; IF(EXACT([.J377];&quot;Sí. Virtualización lógica&quot;)           ;[.I377]           ; IF(EXACT([.J377];&quot;Sí. Virtualización física&quot;)               ;VLOOKUP([.$F377];[$datos.$M$2:.$N$33];2;0)*[.L377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77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74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78];[$datos.$M$2:.$N$33];2;0)*[.G378]*[.H378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78];&quot;No&quot;)      ;&quot;&quot;      ; IF(EXACT([.J378];&quot;Sí. Virtualización lógica&quot;)           ;[.I378]           ; IF(EXACT([.J378];&quot;Sí. Virtualización física&quot;)               ;VLOOKUP([.$F378];[$datos.$M$2:.$N$33];2;0)*[.L378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78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75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79];[$datos.$M$2:.$N$33];2;0)*[.G379]*[.H379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79];&quot;No&quot;)      ;&quot;&quot;      ; IF(EXACT([.J379];&quot;Sí. Virtualización lógica&quot;)           ;[.I379]           ; IF(EXACT([.J379];&quot;Sí. Virtualización física&quot;)               ;VLOOKUP([.$F379];[$datos.$M$2:.$N$33];2;0)*[.L379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79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76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80];[$datos.$M$2:.$N$33];2;0)*[.G380]*[.H380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80];&quot;No&quot;)      ;&quot;&quot;      ; IF(EXACT([.J380];&quot;Sí. Virtualización lógica&quot;)           ;[.I380]           ; IF(EXACT([.J380];&quot;Sí. Virtualización física&quot;)               ;VLOOKUP([.$F380];[$datos.$M$2:.$N$33];2;0)*[.L380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80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77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81];[$datos.$M$2:.$N$33];2;0)*[.G381]*[.H381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81];&quot;No&quot;)      ;&quot;&quot;      ; IF(EXACT([.J381];&quot;Sí. Virtualización lógica&quot;)           ;[.I381]           ; IF(EXACT([.J381];&quot;Sí. Virtualización física&quot;)               ;VLOOKUP([.$F381];[$datos.$M$2:.$N$33];2;0)*[.L381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81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78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82];[$datos.$M$2:.$N$33];2;0)*[.G382]*[.H382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82];&quot;No&quot;)      ;&quot;&quot;      ; IF(EXACT([.J382];&quot;Sí. Virtualización lógica&quot;)           ;[.I382]           ; IF(EXACT([.J382];&quot;Sí. Virtualización física&quot;)               ;VLOOKUP([.$F382];[$datos.$M$2:.$N$33];2;0)*[.L382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82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79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83];[$datos.$M$2:.$N$33];2;0)*[.G383]*[.H383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83];&quot;No&quot;)      ;&quot;&quot;      ; IF(EXACT([.J383];&quot;Sí. Virtualización lógica&quot;)           ;[.I383]           ; IF(EXACT([.J383];&quot;Sí. Virtualización física&quot;)               ;VLOOKUP([.$F383];[$datos.$M$2:.$N$33];2;0)*[.L383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83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80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84];[$datos.$M$2:.$N$33];2;0)*[.G384]*[.H384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84];&quot;No&quot;)      ;&quot;&quot;      ; IF(EXACT([.J384];&quot;Sí. Virtualización lógica&quot;)           ;[.I384]           ; IF(EXACT([.J384];&quot;Sí. Virtualización física&quot;)               ;VLOOKUP([.$F384];[$datos.$M$2:.$N$33];2;0)*[.L384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84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81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85];[$datos.$M$2:.$N$33];2;0)*[.G385]*[.H385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85];&quot;No&quot;)      ;&quot;&quot;      ; IF(EXACT([.J385];&quot;Sí. Virtualización lógica&quot;)           ;[.I385]           ; IF(EXACT([.J385];&quot;Sí. Virtualización física&quot;)               ;VLOOKUP([.$F385];[$datos.$M$2:.$N$33];2;0)*[.L385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85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82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86];[$datos.$M$2:.$N$33];2;0)*[.G386]*[.H386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86];&quot;No&quot;)      ;&quot;&quot;      ; IF(EXACT([.J386];&quot;Sí. Virtualización lógica&quot;)           ;[.I386]           ; IF(EXACT([.J386];&quot;Sí. Virtualización física&quot;)               ;VLOOKUP([.$F386];[$datos.$M$2:.$N$33];2;0)*[.L386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86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83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87];[$datos.$M$2:.$N$33];2;0)*[.G387]*[.H387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87];&quot;No&quot;)      ;&quot;&quot;      ; IF(EXACT([.J387];&quot;Sí. Virtualización lógica&quot;)           ;[.I387]           ; IF(EXACT([.J387];&quot;Sí. Virtualización física&quot;)               ;VLOOKUP([.$F387];[$datos.$M$2:.$N$33];2;0)*[.L387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87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84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88];[$datos.$M$2:.$N$33];2;0)*[.G388]*[.H388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88];&quot;No&quot;)      ;&quot;&quot;      ; IF(EXACT([.J388];&quot;Sí. Virtualización lógica&quot;)           ;[.I388]           ; IF(EXACT([.J388];&quot;Sí. Virtualización física&quot;)               ;VLOOKUP([.$F388];[$datos.$M$2:.$N$33];2;0)*[.L388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88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85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89];[$datos.$M$2:.$N$33];2;0)*[.G389]*[.H389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89];&quot;No&quot;)      ;&quot;&quot;      ; IF(EXACT([.J389];&quot;Sí. Virtualización lógica&quot;)           ;[.I389]           ; IF(EXACT([.J389];&quot;Sí. Virtualización física&quot;)               ;VLOOKUP([.$F389];[$datos.$M$2:.$N$33];2;0)*[.L389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89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86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90];[$datos.$M$2:.$N$33];2;0)*[.G390]*[.H390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90];&quot;No&quot;)      ;&quot;&quot;      ; IF(EXACT([.J390];&quot;Sí. Virtualización lógica&quot;)           ;[.I390]           ; IF(EXACT([.J390];&quot;Sí. Virtualización física&quot;)               ;VLOOKUP([.$F390];[$datos.$M$2:.$N$33];2;0)*[.L390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90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87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91];[$datos.$M$2:.$N$33];2;0)*[.G391]*[.H391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91];&quot;No&quot;)      ;&quot;&quot;      ; IF(EXACT([.J391];&quot;Sí. Virtualización lógica&quot;)           ;[.I391]           ; IF(EXACT([.J391];&quot;Sí. Virtualización física&quot;)               ;VLOOKUP([.$F391];[$datos.$M$2:.$N$33];2;0)*[.L391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91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88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92];[$datos.$M$2:.$N$33];2;0)*[.G392]*[.H392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92];&quot;No&quot;)      ;&quot;&quot;      ; IF(EXACT([.J392];&quot;Sí. Virtualización lógica&quot;)           ;[.I392]           ; IF(EXACT([.J392];&quot;Sí. Virtualización física&quot;)               ;VLOOKUP([.$F392];[$datos.$M$2:.$N$33];2;0)*[.L392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92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89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93];[$datos.$M$2:.$N$33];2;0)*[.G393]*[.H393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93];&quot;No&quot;)      ;&quot;&quot;      ; IF(EXACT([.J393];&quot;Sí. Virtualización lógica&quot;)           ;[.I393]           ; IF(EXACT([.J393];&quot;Sí. Virtualización física&quot;)               ;VLOOKUP([.$F393];[$datos.$M$2:.$N$33];2;0)*[.L393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93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90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94];[$datos.$M$2:.$N$33];2;0)*[.G394]*[.H394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94];&quot;No&quot;)      ;&quot;&quot;      ; IF(EXACT([.J394];&quot;Sí. Virtualización lógica&quot;)           ;[.I394]           ; IF(EXACT([.J394];&quot;Sí. Virtualización física&quot;)               ;VLOOKUP([.$F394];[$datos.$M$2:.$N$33];2;0)*[.L394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94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91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95];[$datos.$M$2:.$N$33];2;0)*[.G395]*[.H395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95];&quot;No&quot;)      ;&quot;&quot;      ; IF(EXACT([.J395];&quot;Sí. Virtualización lógica&quot;)           ;[.I395]           ; IF(EXACT([.J395];&quot;Sí. Virtualización física&quot;)               ;VLOOKUP([.$F395];[$datos.$M$2:.$N$33];2;0)*[.L395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95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92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96];[$datos.$M$2:.$N$33];2;0)*[.G396]*[.H396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96];&quot;No&quot;)      ;&quot;&quot;      ; IF(EXACT([.J396];&quot;Sí. Virtualización lógica&quot;)           ;[.I396]           ; IF(EXACT([.J396];&quot;Sí. Virtualización física&quot;)               ;VLOOKUP([.$F396];[$datos.$M$2:.$N$33];2;0)*[.L396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96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93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97];[$datos.$M$2:.$N$33];2;0)*[.G397]*[.H397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97];&quot;No&quot;)      ;&quot;&quot;      ; IF(EXACT([.J397];&quot;Sí. Virtualización lógica&quot;)           ;[.I397]           ; IF(EXACT([.J397];&quot;Sí. Virtualización física&quot;)               ;VLOOKUP([.$F397];[$datos.$M$2:.$N$33];2;0)*[.L397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97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94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98];[$datos.$M$2:.$N$33];2;0)*[.G398]*[.H398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98];&quot;No&quot;)      ;&quot;&quot;      ; IF(EXACT([.J398];&quot;Sí. Virtualización lógica&quot;)           ;[.I398]           ; IF(EXACT([.J398];&quot;Sí. Virtualización física&quot;)               ;VLOOKUP([.$F398];[$datos.$M$2:.$N$33];2;0)*[.L398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98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95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399];[$datos.$M$2:.$N$33];2;0)*[.G399]*[.H399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399];&quot;No&quot;)      ;&quot;&quot;      ; IF(EXACT([.J399];&quot;Sí. Virtualización lógica&quot;)           ;[.I399]           ; IF(EXACT([.J399];&quot;Sí. Virtualización física&quot;)               ;VLOOKUP([.$F399];[$datos.$M$2:.$N$33];2;0)*[.L399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399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96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400];[$datos.$M$2:.$N$33];2;0)*[.G400]*[.H400]" office:value-type="string" office:string-value="" calcext:value-type="error">
            <text:p>#N/D</text:p>
          </table:table-cell>
          <table:table-cell table:style-name="ce24" table:content-validation-name="val4" office:value-type="string" calcext:value-type="string">
            <text:p>No</text:p>
          </table:table-cell>
          <table:table-cell table:style-name="ce28"/>
          <table:table-cell table:style-name="ce11"/>
          <table:table-cell table:style-name="ce33" table:formula="of:=IF(EXACT([.J400];&quot;No&quot;)      ;&quot;&quot;      ; IF(EXACT([.J400];&quot;Sí. Virtualización lógica&quot;)           ;[.I400]           ; IF(EXACT([.J400];&quot;Sí. Virtualización física&quot;)               ;VLOOKUP([.$F400];[$datos.$M$2:.$N$33];2;0)*[.L400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400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>
          <table:table-cell office:value-type="string" calcext:value-type="string">
            <text:p>397.</text:p>
          </table:table-cell>
          <table:table-cell table:style-name="ce11" table:content-validation-name="val1"/>
          <table:table-cell table:style-name="ce14" table:content-validation-name="val2"/>
          <table:table-cell table:style-name="ce17"/>
          <table:table-cell table:style-name="ce11"/>
          <table:table-cell table:style-name="ce19" table:content-validation-name="val3"/>
          <table:table-cell table:style-name="ce11" table:number-columns-repeated="2"/>
          <table:table-cell table:style-name="ce21" table:formula="of:=VLOOKUP([.$F401];[$datos.$M$2:.$N$33];2;0)*[.G401]*[.H401]" office:value-type="string" office:string-value="" calcext:value-type="error">
            <text:p>#N/D</text:p>
          </table:table-cell>
          <table:table-cell table:style-name="ce25" table:content-validation-name="val4" office:value-type="string" calcext:value-type="string">
            <text:p>No</text:p>
          </table:table-cell>
          <table:table-cell table:style-name="ce29"/>
          <table:table-cell table:style-name="ce30"/>
          <table:table-cell table:style-name="ce34" table:formula="of:=IF(EXACT([.J401];&quot;No&quot;)      ;&quot;&quot;      ; IF(EXACT([.J401];&quot;Sí. Virtualización lógica&quot;)           ;[.I401]           ; IF(EXACT([.J401];&quot;Sí. Virtualización física&quot;)               ;VLOOKUP([.$F401];[$datos.$M$2:.$N$33];2;0)*[.L401]               ;&quot;Error&quot;)          )     )">
            <text:p/>
          </table:table-cell>
          <table:table-cell table:style-name="ce14"/>
          <table:table-cell table:style-name="ce14" table:content-validation-name="val5"/>
          <table:table-cell table:style-name="ce38" table:content-validation-name="val6" table:formula="of:=VLOOKUP([.O401];[$datos.$D$2:.$E$6];2;0)" office:value-type="string" office:string-value="" calcext:value-type="error">
            <text:p>#N/D</text:p>
          </table:table-cell>
          <table:table-cell table:style-name="ce11" table:content-validation-name="val10"/>
          <table:table-cell table:style-name="ce39" table:content-validation-name="val8"/>
          <table:table-cell table:style-name="ce39" table:content-validation-name="val9"/>
          <table:table-cell table:style-name="ce39" table:content-validation-name="val11"/>
          <table:table-cell table:style-name="ce39" table:number-columns-repeated="2"/>
          <table:table-cell table:style-name="ce14" table:content-validation-name="val13"/>
          <table:table-cell table:style-name="ce14" table:content-validation-name="val12"/>
          <table:table-cell table:style-name="ce11" table:content-validation-name="val15"/>
          <table:table-cell table:style-name="ce11" table:content-validation-name="val16"/>
          <table:table-cell table:style-name="ce39" table:content-validation-name="val14"/>
          <table:table-cell table:style-name="ce11" table:content-validation-name="val6"/>
          <table:table-cell table:style-name="ce14"/>
          <table:table-cell table:style-name="ce11"/>
          <table:table-cell table:number-columns-repeated="994"/>
        </table:table-row>
        <table:table-row table:style-name="ro5" table:number-rows-repeated="402">
          <table:table-cell table:number-columns-repeated="10"/>
          <table:table-cell table:content-validation-name="val5"/>
          <table:table-cell table:content-validation-name="val6"/>
          <table:table-cell table:style-name="ce35" table:content-validation-name="val7"/>
          <table:table-cell table:content-validation-name="val8"/>
          <table:table-cell table:content-validation-name="val9"/>
          <table:table-cell/>
          <table:table-cell table:style-name="ce12"/>
          <table:table-cell table:number-columns-repeated="2"/>
          <table:table-cell table:content-validation-name="val12"/>
          <table:table-cell table:number-columns-repeated="2"/>
          <table:table-cell table:content-validation-name="val14"/>
          <table:table-cell table:number-columns-repeated="3"/>
          <table:table-cell table:style-name="Default" table:number-columns-repeated="4"/>
          <table:table-cell table:number-columns-repeated="2"/>
          <table:table-cell table:style-name="ce12"/>
          <table:table-cell table:style-name="ce41" table:number-columns-repeated="4"/>
          <table:table-cell table:number-columns-repeated="978"/>
          <table:table-cell table:style-name="Default" table:number-columns-repeated="4"/>
          <table:table-cell table:number-columns-repeated="5"/>
        </table:table-row>
        <table:table-row table:style-name="ro5" table:number-rows-repeated="1047772">
          <table:table-cell table:number-columns-repeated="1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4"/>
          <table:table-cell table:content-validation-name="val12"/>
          <table:table-cell table:number-columns-repeated="2"/>
          <table:table-cell table:content-validation-name="val14"/>
          <table:table-cell table:number-columns-repeated="997"/>
        </table:table-row>
        <table:table-row table:style-name="ro5">
          <table:table-cell table:number-columns-repeated="1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4"/>
          <table:table-cell table:content-validation-name="val12"/>
          <table:table-cell table:number-columns-repeated="2"/>
          <table:table-cell table:content-validation-name="val14"/>
          <table:table-cell table:number-columns-repeated="997"/>
        </table:table-row>
      </table:table>
      <table:table table:name="Servidores de aplicaciones" table:style-name="ta3" table:print="false">
        <office:forms form:automatic-focus="false" form:apply-design-mode="false"/>
        <table:table-column table:style-name="co32" table:default-cell-style-name="ce12"/>
        <table:table-column table:style-name="co33" table:default-cell-style-name="ce12"/>
        <table:table-column table:style-name="co34" table:default-cell-style-name="ce12"/>
        <table:table-column table:style-name="co35" table:default-cell-style-name="ce12"/>
        <table:table-column table:style-name="co36" table:default-cell-style-name="ce12"/>
        <table:table-column table:style-name="co37" table:default-cell-style-name="ce12"/>
        <table:table-column table:style-name="co38" table:default-cell-style-name="ce12"/>
        <table:table-column table:style-name="co39" table:default-cell-style-name="ce12"/>
        <table:table-column table:style-name="co40" table:default-cell-style-name="ce12"/>
        <table:table-column table:style-name="co41" table:default-cell-style-name="ce12"/>
        <table:table-column table:style-name="co42" table:default-cell-style-name="ce12"/>
        <table:table-column table:style-name="co39" table:default-cell-style-name="ce12"/>
        <table:table-column table:style-name="co43" table:default-cell-style-name="ce12"/>
        <table:table-column table:style-name="co44" table:default-cell-style-name="ce12"/>
        <table:table-column table:style-name="co45" table:default-cell-style-name="ce12"/>
        <table:table-column table:style-name="co46" table:default-cell-style-name="ce12"/>
        <table:table-column table:style-name="co47" table:default-cell-style-name="ce12"/>
        <table:table-column table:style-name="co45" table:default-cell-style-name="ce12"/>
        <table:table-column table:style-name="co48" table:default-cell-style-name="ce12"/>
        <table:table-column table:style-name="co49" table:default-cell-style-name="ce12"/>
        <table:table-column table:style-name="co50" table:default-cell-style-name="ce12"/>
        <table:table-column table:style-name="co51" table:default-cell-style-name="ce12"/>
        <table:table-column table:style-name="co27" table:number-columns-repeated="999" table:default-cell-style-name="ce12"/>
        <table:table-column table:style-name="co27" table:number-columns-repeated="3" table:default-cell-style-name="Default"/>
        <table:table-row table:style-name="ro7">
          <table:table-cell table:style-name="Default" office:value-type="string" calcext:value-type="string">
            <text:p>#</text:p>
          </table:table-cell>
          <table:table-cell table:style-name="ce9" office:value-type="string" calcext:value-type="string">
            <text:p>Organismo Titular</text:p>
          </table:table-cell>
          <table:table-cell table:style-name="ce9" office:value-type="string" calcext:value-type="string">
            <text:p>Organismo Gestor</text:p>
          </table:table-cell>
          <table:table-cell table:style-name="ce9" office:value-type="string" calcext:value-type="string">
            <text:p>Nombre del servidor físico / Hostname</text:p>
          </table:table-cell>
          <table:table-cell table:style-name="ce9" office:value-type="string" calcext:value-type="string">
            <text:p>Modelo servidor</text:p>
          </table:table-cell>
          <table:table-cell table:style-name="ce9" office:value-type="string" calcext:value-type="string">
            <text:p>Tecnología servidor</text:p>
          </table:table-cell>
          <table:table-cell table:style-name="ce9" office:value-type="string" calcext:value-type="string">
            <text:p>Nº Procesadores Reportado</text:p>
          </table:table-cell>
          <table:table-cell table:style-name="ce9" office:value-type="string" calcext:value-type="string">
            <text:p>Nº Cores por Procesador Reportado</text:p>
          </table:table-cell>
          <table:table-cell table:style-name="ce9" office:value-type="string" calcext:value-type="string">
            <text:p>Nº Cores Normalizados</text:p>
          </table:table-cell>
          <table:table-cell table:style-name="ce22" office:value-type="string" calcext:value-type="string">
            <text:p>Virtualizado</text:p>
          </table:table-cell>
          <table:table-cell table:style-name="ce26" office:value-type="string" calcext:value-type="string">
            <text:p>Host virtual</text:p>
          </table:table-cell>
          <table:table-cell table:style-name="ce26" office:value-type="string" calcext:value-type="string">
            <text:p>Nº Cores por Procesador Reportado – Virtuales</text:p>
          </table:table-cell>
          <table:table-cell table:style-name="ce31" office:value-type="string" calcext:value-type="string">
            <text:p>Total Cores a Contabilizar – Virtuales</text:p>
          </table:table-cell>
          <table:table-cell table:style-name="ce9" office:value-type="string" calcext:value-type="string">
            <text:p>I.P.</text:p>
          </table:table-cell>
          <table:table-cell table:style-name="ce9" office:value-type="string" calcext:value-type="string">
            <text:p>Entorno</text:p>
          </table:table-cell>
          <table:table-cell table:style-name="ce9" office:value-type="string" calcext:value-type="string">
            <text:p>Entorno_Normalizado –ELIMINAR--</text:p>
          </table:table-cell>
          <table:table-cell table:style-name="ce40" office:value-type="string" calcext:value-type="string">
            <text:p>Nombre_Servicio_TI_de_Negocio <text:s/>(Aplicación Soportada)</text:p>
          </table:table-cell>
          <table:table-cell table:style-name="ce40" office:value-type="string" calcext:value-type="string">
            <text:p>Descripcion_Servicio_TI_de_Negocio <text:s/></text:p>
          </table:table-cell>
          <table:table-cell table:style-name="ce40" office:value-type="string" calcext:value-type="string">
            <text:p>Criticidad</text:p>
          </table:table-cell>
          <table:table-cell table:style-name="ce40" office:value-type="string" calcext:value-type="string">
            <text:p>Disponibilidad</text:p>
          </table:table-cell>
          <table:table-cell table:style-name="ce40" office:value-type="string" calcext:value-type="string">
            <text:p>Sistema Operativo</text:p>
          </table:table-cell>
          <table:table-cell table:style-name="ce40" office:value-type="string" calcext:value-type="string">
            <text:p>Versión</text:p>
          </table:table-cell>
          <table:table-cell table:style-name="ce40" office:value-type="string" calcext:value-type="string">
            <text:p>Periodo de Alta Carga</text:p>
          </table:table-cell>
          <table:table-cell table:style-name="ce40" office:value-type="string" calcext:value-type="string">
            <text:p>Comentarios de interés (siebel, PSFT,spatial, streams, réplica avanzada, etc.)</text:p>
          </table:table-cell>
          <table:table-cell table:style-name="ce44" table:number-columns-repeated="993"/>
          <table:table-cell table:style-name="Default" table:number-columns-repeated="4"/>
          <table:table-cell table:number-columns-repeated="3"/>
        </table:table-row>
        <table:table-row table:style-name="ro8">
          <table:table-cell table:style-name="Default" office:value-type="string" calcext:value-type="string">
            <text:p>Ej.</text:p>
          </table:table-cell>
          <table:table-cell table:style-name="ce10" table:content-validation-name="val1" office:value-type="string" calcext:value-type="string">
            <text:p>SAE</text:p>
          </table:table-cell>
          <table:table-cell table:style-name="ce13" table:content-validation-name="val2" office:value-type="string" calcext:value-type="string">
            <text:p>SAE</text:p>
          </table:table-cell>
          <table:table-cell table:style-name="ce13" table:content-validation-name="val2" office:value-type="string" calcext:value-type="string">
            <text:p>hwlsap01</text:p>
          </table:table-cell>
          <table:table-cell table:style-name="ce16" office:value-type="string" calcext:value-type="string">
            <text:p>ProLiant BL465c G7</text:p>
          </table:table-cell>
          <table:table-cell table:style-name="ce18" table:content-validation-name="val3" office:value-type="string" calcext:value-type="string">
            <text:p>AMD Opteron Models 13XX, 23XX, 24XX, 32XX, 41XX, 42XX, 61XX, 62XX, 83XX, 84XX or earlier Multicore chips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" calcext:value-type="float">
            <text:p>2</text:p>
          </table:table-cell>
          <table:table-cell table:style-name="ce20" table:formula="of:=VLOOKUP([.$F2];[$datos.$M$2:.$N$33];2;0)*[.G2]*[.H2]" office:value-type="float" office:value="12" calcext:value-type="float">
            <text:p>12</text:p>
          </table:table-cell>
          <table:table-cell table:style-name="ce23" table:content-validation-name="val4" office:value-type="string" calcext:value-type="string">
            <text:p>Sí. Virtualización física</text:p>
          </table:table-cell>
          <table:table-cell table:style-name="ce27" office:value-type="string" calcext:value-type="string">
            <text:p>GridControl</text:p>
          </table:table-cell>
          <table:table-cell table:style-name="ce10" office:value-type="float" office:value="2" calcext:value-type="float">
            <text:p>2</text:p>
          </table:table-cell>
          <table:table-cell table:style-name="ce32" table:formula="of:=IF(EXACT([.J2];&quot;No&quot;)      ;&quot;&quot;      ; IF(EXACT([.J2];&quot;Sí. Virtualización lógica&quot;)           ;[.I2]           ; IF(EXACT([.J2];&quot;Sí. Virtualización física&quot;)               ;VLOOKUP([.$F2];[$datos.$M$2:.$N$33];2;0)*[.L2]               ;&quot;Error&quot;)          )     )" office:value-type="float" office:value="1" calcext:value-type="float">
            <text:p>1</text:p>
          </table:table-cell>
          <table:table-cell table:style-name="ce10" office:value-type="string" calcext:value-type="string">
            <text:p>192.168.1.133</text:p>
          </table:table-cell>
          <table:table-cell table:style-name="ce13" table:content-validation-name="val5" office:value-type="string" calcext:value-type="string">
            <text:p>PRODUCCIÓN</text:p>
          </table:table-cell>
          <table:table-cell table:style-name="ce37" table:content-validation-name="val6" table:formula="of:=VLOOKUP([.O2];[$datos.$D$2:.$E$6];2;0)" office:value-type="string" office:string-value="PRODUCCIÓN" calcext:value-type="string">
            <text:p>PRODUCCIÓN</text:p>
          </table:table-cell>
          <table:table-cell table:style-name="ce16" office:value-type="string" calcext:value-type="string">
            <text:p>SI SSCC SAE</text:p>
          </table:table-cell>
          <table:table-cell table:style-name="ce10" office:value-type="string" calcext:value-type="string">
            <text:p>--</text:p>
          </table:table-cell>
          <table:table-cell table:style-name="ce13" table:content-validation-name="val13" office:value-type="string" calcext:value-type="string">
            <text:p>ALTA </text:p>
          </table:table-cell>
          <table:table-cell table:style-name="ce13" table:content-validation-name="val12" office:value-type="string" calcext:value-type="string">
            <text:p>24x7</text:p>
          </table:table-cell>
          <table:table-cell table:style-name="ce10" table:content-validation-name="val15" office:value-type="string" calcext:value-type="string">
            <text:p>Red Hat Enterprise Linux ES release 4</text:p>
          </table:table-cell>
          <table:table-cell table:style-name="ce10" table:content-validation-name="val17" office:value-type="string" calcext:value-type="string">
            <text:p>OAS</text:p>
          </table:table-cell>
          <table:table-cell table:style-name="ce13" office:value-type="string" calcext:value-type="string">
            <text:p>TODO EL AÑO</text:p>
          </table:table-cell>
          <table:table-cell table:style-name="ce10" office:value-type="string" calcext:value-type="string">
            <text:p>N/A</text:p>
          </table:table-cell>
          <table:table-cell table:style-name="ce44" table:number-columns-repeated="993"/>
          <table:table-cell table:style-name="Default" table:number-columns-repeated="4"/>
          <table:table-cell table:number-columns-repeated="3"/>
        </table:table-row>
        <table:table-row table:style-name="ro9">
          <table:table-cell table:style-name="ce44" office:value-type="string" calcext:value-type="string">
            <text:p>1.</text:p>
          </table:table-cell>
          <table:table-cell table:style-name="ce10" table:content-validation-name="val1"/>
          <table:table-cell table:style-name="ce13" table:content-validation-name="val2" table:number-columns-repeated="2"/>
          <table:table-cell table:style-name="ce16"/>
          <table:table-cell table:style-name="ce18" table:content-validation-name="val3"/>
          <table:table-cell table:style-name="ce10" table:number-columns-repeated="2"/>
          <table:table-cell table:style-name="ce20" table:formula="of:=VLOOKUP([.$F3];[$datos.$M$2:.$N$33];2;0)*[.G3]*[.H3]" office:value-type="string" office:string-value="" calcext:value-type="error">
            <text:p>#N/D</text:p>
          </table:table-cell>
          <table:table-cell table:style-name="ce23" table:content-validation-name="val4" office:value-type="string" calcext:value-type="string">
            <text:p>No</text:p>
          </table:table-cell>
          <table:table-cell table:style-name="ce27"/>
          <table:table-cell table:style-name="ce10"/>
          <table:table-cell table:style-name="ce32" table:formula="of:=IF(EXACT([.J3];&quot;No&quot;)      ;&quot;&quot;      ; IF(EXACT([.J3];&quot;Sí. Virtualización lógica&quot;)           ;[.I3]           ; IF(EXACT([.J3];&quot;Sí. Virtualización física&quot;)               ;VLOOKUP([.$F3];[$datos.$M$2:.$N$33];2;0)*[.L3]               ;&quot;Error&quot;)          )     )">
            <text:p/>
          </table:table-cell>
          <table:table-cell table:style-name="ce10"/>
          <table:table-cell table:style-name="ce13" table:content-validation-name="val5"/>
          <table:table-cell table:style-name="ce37" table:content-validation-name="val6" table:formula="of:=VLOOKUP([.O3];[$datos.$D$2:.$E$6];2;0)" office:value-type="string" office:string-value="" calcext:value-type="error">
            <text:p>#N/D</text:p>
          </table:table-cell>
          <table:table-cell table:style-name="ce16"/>
          <table:table-cell table:style-name="ce10"/>
          <table:table-cell table:style-name="ce13" table:content-validation-name="val13"/>
          <table:table-cell table:style-name="ce13" table:content-validation-name="val12"/>
          <table:table-cell table:style-name="ce10" table:content-validation-name="val15"/>
          <table:table-cell table:style-name="ce10" table:content-validation-name="val17"/>
          <table:table-cell table:style-name="ce13"/>
          <table:table-cell table:style-name="ce10"/>
          <table:table-cell table:style-name="ce44" table:number-columns-repeated="997"/>
          <table:table-cell table:number-columns-repeated="3"/>
        </table:table-row>
        <table:table-row table:style-name="ro10">
          <table:table-cell office:value-type="string" calcext:value-type="string">
            <text:p>2.</text:p>
          </table:table-cell>
          <table:table-cell table:style-name="ce10" table:content-validation-name="val1"/>
          <table:table-cell table:style-name="ce13" table:content-validation-name="val2" table:number-columns-repeated="2"/>
          <table:table-cell table:style-name="ce16"/>
          <table:table-cell table:style-name="ce18" table:content-validation-name="val3"/>
          <table:table-cell table:style-name="ce10" table:number-columns-repeated="2"/>
          <table:table-cell table:style-name="ce20" table:formula="of:=VLOOKUP([.$F4];[$datos.$M$2:.$N$33];2;0)*[.G4]*[.H4]" office:value-type="string" office:string-value="" calcext:value-type="error">
            <text:p>#N/D</text:p>
          </table:table-cell>
          <table:table-cell table:style-name="ce23" table:content-validation-name="val4" office:value-type="string" calcext:value-type="string">
            <text:p>No</text:p>
          </table:table-cell>
          <table:table-cell table:style-name="ce27"/>
          <table:table-cell table:style-name="ce10"/>
          <table:table-cell table:style-name="ce32" table:formula="of:=IF(EXACT([.J4];&quot;No&quot;)      ;&quot;&quot;      ; IF(EXACT([.J4];&quot;Sí. Virtualización lógica&quot;)           ;[.I4]           ; IF(EXACT([.J4];&quot;Sí. Virtualización física&quot;)               ;VLOOKUP([.$F4];[$datos.$M$2:.$N$33];2;0)*[.L4]               ;&quot;Error&quot;)          )     )">
            <text:p/>
          </table:table-cell>
          <table:table-cell table:style-name="ce10"/>
          <table:table-cell table:style-name="ce13" table:content-validation-name="val5"/>
          <table:table-cell table:style-name="ce37" table:content-validation-name="val6" table:formula="of:=VLOOKUP([.O4];[$datos.$D$2:.$E$6];2;0)" office:value-type="string" office:string-value="" calcext:value-type="error">
            <text:p>#N/D</text:p>
          </table:table-cell>
          <table:table-cell table:style-name="ce16"/>
          <table:table-cell table:style-name="ce10"/>
          <table:table-cell table:style-name="ce13" table:content-validation-name="val13"/>
          <table:table-cell table:style-name="ce13" table:content-validation-name="val12"/>
          <table:table-cell table:style-name="ce10" table:content-validation-name="val15"/>
          <table:table-cell table:style-name="ce10" table:content-validation-name="val17"/>
          <table:table-cell table:style-name="ce13"/>
          <table:table-cell table:style-name="ce10"/>
          <table:table-cell table:number-columns-repeated="1000"/>
        </table:table-row>
        <table:table-row table:style-name="ro9">
          <table:table-cell table:style-name="ce44" office:value-type="string" calcext:value-type="string">
            <text:p>3.</text:p>
          </table:table-cell>
          <table:table-cell table:style-name="ce10" table:content-validation-name="val1"/>
          <table:table-cell table:style-name="ce13" table:content-validation-name="val2" table:number-columns-repeated="2"/>
          <table:table-cell table:style-name="ce16"/>
          <table:table-cell table:style-name="ce18" table:content-validation-name="val3"/>
          <table:table-cell table:style-name="ce10" table:number-columns-repeated="2"/>
          <table:table-cell table:style-name="ce20" table:formula="of:=VLOOKUP([.$F5];[$datos.$M$2:.$N$33];2;0)*[.G5]*[.H5]" office:value-type="string" office:string-value="" calcext:value-type="error">
            <text:p>#N/D</text:p>
          </table:table-cell>
          <table:table-cell table:style-name="ce23" table:content-validation-name="val4" office:value-type="string" calcext:value-type="string">
            <text:p>No</text:p>
          </table:table-cell>
          <table:table-cell table:style-name="ce27"/>
          <table:table-cell table:style-name="ce10"/>
          <table:table-cell table:style-name="ce32" table:formula="of:=IF(EXACT([.J5];&quot;No&quot;)      ;&quot;&quot;      ; IF(EXACT([.J5];&quot;Sí. Virtualización lógica&quot;)           ;[.I5]           ; IF(EXACT([.J5];&quot;Sí. Virtualización física&quot;)               ;VLOOKUP([.$F5];[$datos.$M$2:.$N$33];2;0)*[.L5]               ;&quot;Error&quot;)          )     )">
            <text:p/>
          </table:table-cell>
          <table:table-cell table:style-name="ce10"/>
          <table:table-cell table:style-name="ce13" table:content-validation-name="val5"/>
          <table:table-cell table:style-name="ce37" table:content-validation-name="val6" table:formula="of:=VLOOKUP([.O5];[$datos.$D$2:.$E$6];2;0)" office:value-type="string" office:string-value="" calcext:value-type="error">
            <text:p>#N/D</text:p>
          </table:table-cell>
          <table:table-cell table:style-name="ce16"/>
          <table:table-cell table:style-name="ce10"/>
          <table:table-cell table:style-name="ce13" table:content-validation-name="val13"/>
          <table:table-cell table:style-name="ce13" table:content-validation-name="val12"/>
          <table:table-cell table:style-name="ce10" table:content-validation-name="val15"/>
          <table:table-cell table:style-name="ce10" table:content-validation-name="val17"/>
          <table:table-cell table:style-name="ce13"/>
          <table:table-cell table:style-name="ce10"/>
          <table:table-cell table:number-columns-repeated="1000"/>
        </table:table-row>
        <table:table-row table:style-name="ro10">
          <table:table-cell office:value-type="string" calcext:value-type="string">
            <text:p>4.</text:p>
          </table:table-cell>
          <table:table-cell table:style-name="ce10" table:content-validation-name="val1"/>
          <table:table-cell table:style-name="ce13" table:content-validation-name="val2" table:number-columns-repeated="2"/>
          <table:table-cell table:style-name="ce16"/>
          <table:table-cell table:style-name="ce18" table:content-validation-name="val3"/>
          <table:table-cell table:style-name="ce10" table:number-columns-repeated="2"/>
          <table:table-cell table:style-name="ce20" table:formula="of:=VLOOKUP([.$F6];[$datos.$M$2:.$N$33];2;0)*[.G6]*[.H6]" office:value-type="string" office:string-value="" calcext:value-type="error">
            <text:p>#N/D</text:p>
          </table:table-cell>
          <table:table-cell table:style-name="ce23" table:content-validation-name="val4" office:value-type="string" calcext:value-type="string">
            <text:p>No</text:p>
          </table:table-cell>
          <table:table-cell table:style-name="ce27"/>
          <table:table-cell table:style-name="ce10"/>
          <table:table-cell table:style-name="ce32" table:formula="of:=IF(EXACT([.J6];&quot;No&quot;)      ;&quot;&quot;      ; IF(EXACT([.J6];&quot;Sí. Virtualización lógica&quot;)           ;[.I6]           ; IF(EXACT([.J6];&quot;Sí. Virtualización física&quot;)               ;VLOOKUP([.$F6];[$datos.$M$2:.$N$33];2;0)*[.L6]               ;&quot;Error&quot;)          )     )">
            <text:p/>
          </table:table-cell>
          <table:table-cell table:style-name="ce10"/>
          <table:table-cell table:style-name="ce13" table:content-validation-name="val5"/>
          <table:table-cell table:style-name="ce37" table:content-validation-name="val6" table:formula="of:=VLOOKUP([.O6];[$datos.$D$2:.$E$6];2;0)" office:value-type="string" office:string-value="" calcext:value-type="error">
            <text:p>#N/D</text:p>
          </table:table-cell>
          <table:table-cell table:style-name="ce16"/>
          <table:table-cell table:style-name="ce10"/>
          <table:table-cell table:style-name="ce13" table:content-validation-name="val13"/>
          <table:table-cell table:style-name="ce13" table:content-validation-name="val12"/>
          <table:table-cell table:style-name="ce10" table:content-validation-name="val15"/>
          <table:table-cell table:style-name="ce10" table:content-validation-name="val17"/>
          <table:table-cell table:style-name="ce13"/>
          <table:table-cell table:style-name="ce10"/>
          <table:table-cell table:number-columns-repeated="1000"/>
        </table:table-row>
        <table:table-row table:style-name="ro10">
          <table:table-cell table:style-name="ce44" office:value-type="string" calcext:value-type="string">
            <text:p>5.</text:p>
          </table:table-cell>
          <table:table-cell table:style-name="ce10" table:content-validation-name="val1"/>
          <table:table-cell table:style-name="ce13" table:content-validation-name="val2" table:number-columns-repeated="2"/>
          <table:table-cell table:style-name="ce16"/>
          <table:table-cell table:style-name="ce18" table:content-validation-name="val3"/>
          <table:table-cell table:style-name="ce10" table:number-columns-repeated="2"/>
          <table:table-cell table:style-name="ce20" table:formula="of:=VLOOKUP([.$F7];[$datos.$M$2:.$N$33];2;0)*[.G7]*[.H7]" office:value-type="string" office:string-value="" calcext:value-type="error">
            <text:p>#N/D</text:p>
          </table:table-cell>
          <table:table-cell table:style-name="ce23" table:content-validation-name="val4" office:value-type="string" calcext:value-type="string">
            <text:p>No</text:p>
          </table:table-cell>
          <table:table-cell table:style-name="ce27"/>
          <table:table-cell table:style-name="ce10"/>
          <table:table-cell table:style-name="ce32" table:formula="of:=IF(EXACT([.J7];&quot;No&quot;)      ;&quot;&quot;      ; IF(EXACT([.J7];&quot;Sí. Virtualización lógica&quot;)           ;[.I7]           ; IF(EXACT([.J7];&quot;Sí. Virtualización física&quot;)               ;VLOOKUP([.$F7];[$datos.$M$2:.$N$33];2;0)*[.L7]               ;&quot;Error&quot;)          )     )">
            <text:p/>
          </table:table-cell>
          <table:table-cell table:style-name="ce10"/>
          <table:table-cell table:style-name="ce13" table:content-validation-name="val5"/>
          <table:table-cell table:style-name="ce37" table:content-validation-name="val6" table:formula="of:=VLOOKUP([.O7];[$datos.$D$2:.$E$6];2;0)" office:value-type="string" office:string-value="" calcext:value-type="error">
            <text:p>#N/D</text:p>
          </table:table-cell>
          <table:table-cell table:style-name="ce16"/>
          <table:table-cell table:style-name="ce10"/>
          <table:table-cell table:style-name="ce13" table:content-validation-name="val13"/>
          <table:table-cell table:style-name="ce13" table:content-validation-name="val12"/>
          <table:table-cell table:style-name="ce10" table:content-validation-name="val15"/>
          <table:table-cell table:style-name="ce10" table:content-validation-name="val17"/>
          <table:table-cell table:style-name="ce13"/>
          <table:table-cell table:style-name="ce10"/>
          <table:table-cell table:number-columns-repeated="1000"/>
        </table:table-row>
        <table:table-row table:style-name="ro10">
          <table:table-cell office:value-type="string" calcext:value-type="string">
            <text:p>6.</text:p>
          </table:table-cell>
          <table:table-cell table:style-name="ce10" table:content-validation-name="val1"/>
          <table:table-cell table:style-name="ce13" table:content-validation-name="val2" table:number-columns-repeated="2"/>
          <table:table-cell table:style-name="ce16"/>
          <table:table-cell table:style-name="ce18" table:content-validation-name="val3"/>
          <table:table-cell table:style-name="ce10" table:number-columns-repeated="2"/>
          <table:table-cell table:style-name="ce20" table:formula="of:=VLOOKUP([.$F8];[$datos.$M$2:.$N$33];2;0)*[.G8]*[.H8]" office:value-type="string" office:string-value="" calcext:value-type="error">
            <text:p>#N/D</text:p>
          </table:table-cell>
          <table:table-cell table:style-name="ce23" table:content-validation-name="val4" office:value-type="string" calcext:value-type="string">
            <text:p>No</text:p>
          </table:table-cell>
          <table:table-cell table:style-name="ce27"/>
          <table:table-cell table:style-name="ce10"/>
          <table:table-cell table:style-name="ce32" table:formula="of:=IF(EXACT([.J8];&quot;No&quot;)      ;&quot;&quot;      ; IF(EXACT([.J8];&quot;Sí. Virtualización lógica&quot;)           ;[.I8]           ; IF(EXACT([.J8];&quot;Sí. Virtualización física&quot;)               ;VLOOKUP([.$F8];[$datos.$M$2:.$N$33];2;0)*[.L8]               ;&quot;Error&quot;)          )     )">
            <text:p/>
          </table:table-cell>
          <table:table-cell table:style-name="ce10"/>
          <table:table-cell table:style-name="ce13" table:content-validation-name="val5"/>
          <table:table-cell table:style-name="ce37" table:content-validation-name="val6" table:formula="of:=VLOOKUP([.O8];[$datos.$D$2:.$E$6];2;0)" office:value-type="string" office:string-value="" calcext:value-type="error">
            <text:p>#N/D</text:p>
          </table:table-cell>
          <table:table-cell table:style-name="ce16"/>
          <table:table-cell table:style-name="ce10"/>
          <table:table-cell table:style-name="ce13" table:content-validation-name="val13"/>
          <table:table-cell table:style-name="ce13" table:content-validation-name="val12"/>
          <table:table-cell table:style-name="ce10" table:content-validation-name="val15"/>
          <table:table-cell table:style-name="ce10" table:content-validation-name="val17"/>
          <table:table-cell table:style-name="ce13"/>
          <table:table-cell table:style-name="ce10"/>
          <table:table-cell table:number-columns-repeated="1000"/>
        </table:table-row>
        <table:table-row table:style-name="ro10">
          <table:table-cell table:style-name="ce44" office:value-type="string" calcext:value-type="string">
            <text:p>7.</text:p>
          </table:table-cell>
          <table:table-cell table:style-name="ce10" table:content-validation-name="val1"/>
          <table:table-cell table:style-name="ce13" table:content-validation-name="val2" table:number-columns-repeated="2"/>
          <table:table-cell table:style-name="ce16"/>
          <table:table-cell table:style-name="ce18" table:content-validation-name="val3"/>
          <table:table-cell table:style-name="ce10" table:number-columns-repeated="2"/>
          <table:table-cell table:style-name="ce20" table:formula="of:=VLOOKUP([.$F9];[$datos.$M$2:.$N$33];2;0)*[.G9]*[.H9]" office:value-type="string" office:string-value="" calcext:value-type="error">
            <text:p>#N/D</text:p>
          </table:table-cell>
          <table:table-cell table:style-name="ce23" table:content-validation-name="val4" office:value-type="string" calcext:value-type="string">
            <text:p>No</text:p>
          </table:table-cell>
          <table:table-cell table:style-name="ce27"/>
          <table:table-cell table:style-name="ce10"/>
          <table:table-cell table:style-name="ce32" table:formula="of:=IF(EXACT([.J9];&quot;No&quot;)      ;&quot;&quot;      ; IF(EXACT([.J9];&quot;Sí. Virtualización lógica&quot;)           ;[.I9]           ; IF(EXACT([.J9];&quot;Sí. Virtualización física&quot;)               ;VLOOKUP([.$F9];[$datos.$M$2:.$N$33];2;0)*[.L9]               ;&quot;Error&quot;)          )     )">
            <text:p/>
          </table:table-cell>
          <table:table-cell table:style-name="ce10"/>
          <table:table-cell table:style-name="ce13" table:content-validation-name="val5"/>
          <table:table-cell table:style-name="ce37" table:content-validation-name="val6" table:formula="of:=VLOOKUP([.O9];[$datos.$D$2:.$E$6];2;0)" office:value-type="string" office:string-value="" calcext:value-type="error">
            <text:p>#N/D</text:p>
          </table:table-cell>
          <table:table-cell table:style-name="ce16"/>
          <table:table-cell table:style-name="ce10"/>
          <table:table-cell table:style-name="ce13" table:content-validation-name="val13"/>
          <table:table-cell table:style-name="ce13" table:content-validation-name="val12"/>
          <table:table-cell table:style-name="ce10" table:content-validation-name="val15"/>
          <table:table-cell table:style-name="ce10" table:content-validation-name="val17"/>
          <table:table-cell table:style-name="ce13"/>
          <table:table-cell table:style-name="ce10"/>
          <table:table-cell table:number-columns-repeated="1000"/>
        </table:table-row>
        <table:table-row table:style-name="ro10">
          <table:table-cell office:value-type="string" calcext:value-type="string">
            <text:p>8.</text:p>
          </table:table-cell>
          <table:table-cell table:style-name="ce10" table:content-validation-name="val1"/>
          <table:table-cell table:style-name="ce13" table:content-validation-name="val2" table:number-columns-repeated="2"/>
          <table:table-cell table:style-name="ce16"/>
          <table:table-cell table:style-name="ce18" table:content-validation-name="val3"/>
          <table:table-cell table:style-name="ce10" table:number-columns-repeated="2"/>
          <table:table-cell table:style-name="ce20" table:formula="of:=VLOOKUP([.$F10];[$datos.$M$2:.$N$33];2;0)*[.G10]*[.H10]" office:value-type="string" office:string-value="" calcext:value-type="error">
            <text:p>#N/D</text:p>
          </table:table-cell>
          <table:table-cell table:style-name="ce23" table:content-validation-name="val4" office:value-type="string" calcext:value-type="string">
            <text:p>No</text:p>
          </table:table-cell>
          <table:table-cell table:style-name="ce27"/>
          <table:table-cell table:style-name="ce10"/>
          <table:table-cell table:style-name="ce32" table:formula="of:=IF(EXACT([.J10];&quot;No&quot;)      ;&quot;&quot;      ; IF(EXACT([.J10];&quot;Sí. Virtualización lógica&quot;)           ;[.I10]           ; IF(EXACT([.J10];&quot;Sí. Virtualización física&quot;)               ;VLOOKUP([.$F10];[$datos.$M$2:.$N$33];2;0)*[.L10]               ;&quot;Error&quot;)          )     )">
            <text:p/>
          </table:table-cell>
          <table:table-cell table:style-name="ce10"/>
          <table:table-cell table:style-name="ce13" table:content-validation-name="val5"/>
          <table:table-cell table:style-name="ce37" table:content-validation-name="val6" table:formula="of:=VLOOKUP([.O10];[$datos.$D$2:.$E$6];2;0)" office:value-type="string" office:string-value="" calcext:value-type="error">
            <text:p>#N/D</text:p>
          </table:table-cell>
          <table:table-cell table:style-name="ce16"/>
          <table:table-cell table:style-name="ce10"/>
          <table:table-cell table:style-name="ce13" table:content-validation-name="val13"/>
          <table:table-cell table:style-name="ce13" table:content-validation-name="val12"/>
          <table:table-cell table:style-name="ce10" table:content-validation-name="val15"/>
          <table:table-cell table:style-name="ce10" table:content-validation-name="val17"/>
          <table:table-cell table:style-name="ce13"/>
          <table:table-cell table:style-name="ce10"/>
          <table:table-cell table:number-columns-repeated="1000"/>
        </table:table-row>
        <table:table-row table:style-name="ro10">
          <table:table-cell table:style-name="ce44" office:value-type="string" calcext:value-type="string">
            <text:p>9.</text:p>
          </table:table-cell>
          <table:table-cell table:style-name="ce10" table:content-validation-name="val1"/>
          <table:table-cell table:style-name="ce13" table:content-validation-name="val2" table:number-columns-repeated="2"/>
          <table:table-cell table:style-name="ce16"/>
          <table:table-cell table:style-name="ce18" table:content-validation-name="val3"/>
          <table:table-cell table:style-name="ce10" table:number-columns-repeated="2"/>
          <table:table-cell table:style-name="ce20" table:formula="of:=VLOOKUP([.$F11];[$datos.$M$2:.$N$33];2;0)*[.G11]*[.H11]" office:value-type="string" office:string-value="" calcext:value-type="error">
            <text:p>#N/D</text:p>
          </table:table-cell>
          <table:table-cell table:style-name="ce23" table:content-validation-name="val4" office:value-type="string" calcext:value-type="string">
            <text:p>No</text:p>
          </table:table-cell>
          <table:table-cell table:style-name="ce27"/>
          <table:table-cell table:style-name="ce10"/>
          <table:table-cell table:style-name="ce32" table:formula="of:=IF(EXACT([.J11];&quot;No&quot;)      ;&quot;&quot;      ; IF(EXACT([.J11];&quot;Sí. Virtualización lógica&quot;)           ;[.I11]           ; IF(EXACT([.J11];&quot;Sí. Virtualización física&quot;)               ;VLOOKUP([.$F11];[$datos.$M$2:.$N$33];2;0)*[.L11]               ;&quot;Error&quot;)          )     )">
            <text:p/>
          </table:table-cell>
          <table:table-cell table:style-name="ce10"/>
          <table:table-cell table:style-name="ce13" table:content-validation-name="val5"/>
          <table:table-cell table:style-name="ce37" table:content-validation-name="val6" table:formula="of:=VLOOKUP([.O11];[$datos.$D$2:.$E$6];2;0)" office:value-type="string" office:string-value="" calcext:value-type="error">
            <text:p>#N/D</text:p>
          </table:table-cell>
          <table:table-cell table:style-name="ce16"/>
          <table:table-cell table:style-name="ce10"/>
          <table:table-cell table:style-name="ce13" table:content-validation-name="val13"/>
          <table:table-cell table:style-name="ce13" table:content-validation-name="val12"/>
          <table:table-cell table:style-name="ce10" table:content-validation-name="val15"/>
          <table:table-cell table:style-name="ce10" table:content-validation-name="val17"/>
          <table:table-cell table:style-name="ce13"/>
          <table:table-cell table:style-name="ce10"/>
          <table:table-cell table:number-columns-repeated="1000"/>
        </table:table-row>
        <table:table-row table:style-name="ro10">
          <table:table-cell office:value-type="string" calcext:value-type="string">
            <text:p>10.</text:p>
          </table:table-cell>
          <table:table-cell table:style-name="ce10" table:content-validation-name="val1"/>
          <table:table-cell table:style-name="ce13" table:content-validation-name="val2" table:number-columns-repeated="2"/>
          <table:table-cell table:style-name="ce16"/>
          <table:table-cell table:style-name="ce18" table:content-validation-name="val3"/>
          <table:table-cell table:style-name="ce10" table:number-columns-repeated="2"/>
          <table:table-cell table:style-name="ce20" table:formula="of:=VLOOKUP([.$F12];[$datos.$M$2:.$N$33];2;0)*[.G12]*[.H12]" office:value-type="string" office:string-value="" calcext:value-type="error">
            <text:p>#N/D</text:p>
          </table:table-cell>
          <table:table-cell table:style-name="ce23" table:content-validation-name="val4" office:value-type="string" calcext:value-type="string">
            <text:p>No</text:p>
          </table:table-cell>
          <table:table-cell table:style-name="ce27"/>
          <table:table-cell table:style-name="ce10"/>
          <table:table-cell table:style-name="ce32" table:formula="of:=IF(EXACT([.J12];&quot;No&quot;)      ;&quot;&quot;      ; IF(EXACT([.J12];&quot;Sí. Virtualización lógica&quot;)           ;[.I12]           ; IF(EXACT([.J12];&quot;Sí. Virtualización física&quot;)               ;VLOOKUP([.$F12];[$datos.$M$2:.$N$33];2;0)*[.L12]               ;&quot;Error&quot;)          )     )">
            <text:p/>
          </table:table-cell>
          <table:table-cell table:style-name="ce10"/>
          <table:table-cell table:style-name="ce13" table:content-validation-name="val5"/>
          <table:table-cell table:style-name="ce37" table:content-validation-name="val6" table:formula="of:=VLOOKUP([.O12];[$datos.$D$2:.$E$6];2;0)" office:value-type="string" office:string-value="" calcext:value-type="error">
            <text:p>#N/D</text:p>
          </table:table-cell>
          <table:table-cell table:style-name="ce16"/>
          <table:table-cell table:style-name="ce10"/>
          <table:table-cell table:style-name="ce13" table:content-validation-name="val13"/>
          <table:table-cell table:style-name="ce13" table:content-validation-name="val12"/>
          <table:table-cell table:style-name="ce10" table:content-validation-name="val15"/>
          <table:table-cell table:style-name="ce10" table:content-validation-name="val17"/>
          <table:table-cell table:style-name="ce13"/>
          <table:table-cell table:style-name="ce10"/>
          <table:table-cell table:number-columns-repeated="1000"/>
        </table:table-row>
        <table:table-row table:style-name="ro10">
          <table:table-cell table:style-name="ce44" office:value-type="string" calcext:value-type="string">
            <text:p>11.</text:p>
          </table:table-cell>
          <table:table-cell table:style-name="ce10" table:content-validation-name="val1"/>
          <table:table-cell table:style-name="ce13" table:content-validation-name="val2" table:number-columns-repeated="2"/>
          <table:table-cell table:style-name="ce16"/>
          <table:table-cell table:style-name="ce18" table:content-validation-name="val3"/>
          <table:table-cell table:style-name="ce10" table:number-columns-repeated="2"/>
          <table:table-cell table:style-name="ce20" table:formula="of:=VLOOKUP([.$F13];[$datos.$M$2:.$N$33];2;0)*[.G13]*[.H13]" office:value-type="string" office:string-value="" calcext:value-type="error">
            <text:p>#N/D</text:p>
          </table:table-cell>
          <table:table-cell table:style-name="ce23" table:content-validation-name="val4" office:value-type="string" calcext:value-type="string">
            <text:p>No</text:p>
          </table:table-cell>
          <table:table-cell table:style-name="ce27"/>
          <table:table-cell table:style-name="ce10"/>
          <table:table-cell table:style-name="ce32" table:formula="of:=IF(EXACT([.J13];&quot;No&quot;)      ;&quot;&quot;      ; IF(EXACT([.J13];&quot;Sí. Virtualización lógica&quot;)           ;[.I13]           ; IF(EXACT([.J13];&quot;Sí. Virtualización física&quot;)               ;VLOOKUP([.$F13];[$datos.$M$2:.$N$33];2;0)*[.L13]               ;&quot;Error&quot;)          )     )">
            <text:p/>
          </table:table-cell>
          <table:table-cell table:style-name="ce10"/>
          <table:table-cell table:style-name="ce13" table:content-validation-name="val5"/>
          <table:table-cell table:style-name="ce37" table:content-validation-name="val6" table:formula="of:=VLOOKUP([.O13];[$datos.$D$2:.$E$6];2;0)" office:value-type="string" office:string-value="" calcext:value-type="error">
            <text:p>#N/D</text:p>
          </table:table-cell>
          <table:table-cell table:style-name="ce16"/>
          <table:table-cell table:style-name="ce10"/>
          <table:table-cell table:style-name="ce13" table:content-validation-name="val13"/>
          <table:table-cell table:style-name="ce13" table:content-validation-name="val12"/>
          <table:table-cell table:style-name="ce10" table:content-validation-name="val15"/>
          <table:table-cell table:style-name="ce10" table:content-validation-name="val17"/>
          <table:table-cell table:style-name="ce13"/>
          <table:table-cell table:style-name="ce10"/>
          <table:table-cell table:number-columns-repeated="1000"/>
        </table:table-row>
        <table:table-row table:style-name="ro10">
          <table:table-cell office:value-type="string" calcext:value-type="string">
            <text:p>12.</text:p>
          </table:table-cell>
          <table:table-cell table:style-name="ce10" table:content-validation-name="val1"/>
          <table:table-cell table:style-name="ce13" table:content-validation-name="val2" table:number-columns-repeated="2"/>
          <table:table-cell table:style-name="ce16"/>
          <table:table-cell table:style-name="ce18" table:content-validation-name="val3"/>
          <table:table-cell table:style-name="ce10" table:number-columns-repeated="2"/>
          <table:table-cell table:style-name="ce20" table:formula="of:=VLOOKUP([.$F14];[$datos.$M$2:.$N$33];2;0)*[.G14]*[.H14]" office:value-type="string" office:string-value="" calcext:value-type="error">
            <text:p>#N/D</text:p>
          </table:table-cell>
          <table:table-cell table:style-name="ce23" table:content-validation-name="val4" office:value-type="string" calcext:value-type="string">
            <text:p>No</text:p>
          </table:table-cell>
          <table:table-cell table:style-name="ce27"/>
          <table:table-cell table:style-name="ce10"/>
          <table:table-cell table:style-name="ce32" table:formula="of:=IF(EXACT([.J14];&quot;No&quot;)      ;&quot;&quot;      ; IF(EXACT([.J14];&quot;Sí. Virtualización lógica&quot;)           ;[.I14]           ; IF(EXACT([.J14];&quot;Sí. Virtualización física&quot;)               ;VLOOKUP([.$F14];[$datos.$M$2:.$N$33];2;0)*[.L14]               ;&quot;Error&quot;)          )     )">
            <text:p/>
          </table:table-cell>
          <table:table-cell table:style-name="ce10"/>
          <table:table-cell table:style-name="ce13" table:content-validation-name="val5"/>
          <table:table-cell table:style-name="ce37" table:content-validation-name="val6" table:formula="of:=VLOOKUP([.O14];[$datos.$D$2:.$E$6];2;0)" office:value-type="string" office:string-value="" calcext:value-type="error">
            <text:p>#N/D</text:p>
          </table:table-cell>
          <table:table-cell table:style-name="ce16"/>
          <table:table-cell table:style-name="ce10"/>
          <table:table-cell table:style-name="ce13" table:content-validation-name="val13"/>
          <table:table-cell table:style-name="ce13" table:content-validation-name="val12"/>
          <table:table-cell table:style-name="ce10" table:content-validation-name="val15"/>
          <table:table-cell table:style-name="ce10" table:content-validation-name="val17"/>
          <table:table-cell table:style-name="ce13"/>
          <table:table-cell table:style-name="ce10"/>
          <table:table-cell table:number-columns-repeated="1000"/>
        </table:table-row>
        <table:table-row table:style-name="ro10">
          <table:table-cell table:style-name="ce44" office:value-type="string" calcext:value-type="string">
            <text:p>13.</text:p>
          </table:table-cell>
          <table:table-cell table:style-name="ce10" table:content-validation-name="val1"/>
          <table:table-cell table:style-name="ce13" table:content-validation-name="val2" table:number-columns-repeated="2"/>
          <table:table-cell table:style-name="ce16"/>
          <table:table-cell table:style-name="ce18" table:content-validation-name="val3"/>
          <table:table-cell table:style-name="ce10" table:number-columns-repeated="2"/>
          <table:table-cell table:style-name="ce20" table:formula="of:=VLOOKUP([.$F15];[$datos.$M$2:.$N$33];2;0)*[.G15]*[.H15]" office:value-type="string" office:string-value="" calcext:value-type="error">
            <text:p>#N/D</text:p>
          </table:table-cell>
          <table:table-cell table:style-name="ce23" table:content-validation-name="val4" office:value-type="string" calcext:value-type="string">
            <text:p>No</text:p>
          </table:table-cell>
          <table:table-cell table:style-name="ce27"/>
          <table:table-cell table:style-name="ce10"/>
          <table:table-cell table:style-name="ce32" table:formula="of:=IF(EXACT([.J15];&quot;No&quot;)      ;&quot;&quot;      ; IF(EXACT([.J15];&quot;Sí. Virtualización lógica&quot;)           ;[.I15]           ; IF(EXACT([.J15];&quot;Sí. Virtualización física&quot;)               ;VLOOKUP([.$F15];[$datos.$M$2:.$N$33];2;0)*[.L15]               ;&quot;Error&quot;)          )     )">
            <text:p/>
          </table:table-cell>
          <table:table-cell table:style-name="ce10"/>
          <table:table-cell table:style-name="ce13" table:content-validation-name="val5"/>
          <table:table-cell table:style-name="ce37" table:content-validation-name="val6" table:formula="of:=VLOOKUP([.O15];[$datos.$D$2:.$E$6];2;0)" office:value-type="string" office:string-value="" calcext:value-type="error">
            <text:p>#N/D</text:p>
          </table:table-cell>
          <table:table-cell table:style-name="ce16"/>
          <table:table-cell table:style-name="ce10"/>
          <table:table-cell table:style-name="ce13" table:content-validation-name="val13"/>
          <table:table-cell table:style-name="ce13" table:content-validation-name="val12"/>
          <table:table-cell table:style-name="ce10" table:content-validation-name="val15"/>
          <table:table-cell table:style-name="ce10" table:content-validation-name="val17"/>
          <table:table-cell table:style-name="ce13"/>
          <table:table-cell table:style-name="ce10"/>
          <table:table-cell table:number-columns-repeated="1000"/>
        </table:table-row>
        <table:table-row table:style-name="ro10">
          <table:table-cell office:value-type="string" calcext:value-type="string">
            <text:p>14.</text:p>
          </table:table-cell>
          <table:table-cell table:style-name="ce10" table:content-validation-name="val1"/>
          <table:table-cell table:style-name="ce13" table:content-validation-name="val2" table:number-columns-repeated="2"/>
          <table:table-cell table:style-name="ce16"/>
          <table:table-cell table:style-name="ce18" table:content-validation-name="val3"/>
          <table:table-cell table:style-name="ce10" table:number-columns-repeated="2"/>
          <table:table-cell table:style-name="ce20" table:formula="of:=VLOOKUP([.$F16];[$datos.$M$2:.$N$33];2;0)*[.G16]*[.H16]" office:value-type="string" office:string-value="" calcext:value-type="error">
            <text:p>#N/D</text:p>
          </table:table-cell>
          <table:table-cell table:style-name="ce23" table:content-validation-name="val4" office:value-type="string" calcext:value-type="string">
            <text:p>No</text:p>
          </table:table-cell>
          <table:table-cell table:style-name="ce27"/>
          <table:table-cell table:style-name="ce10"/>
          <table:table-cell table:style-name="ce32" table:formula="of:=IF(EXACT([.J16];&quot;No&quot;)      ;&quot;&quot;      ; IF(EXACT([.J16];&quot;Sí. Virtualización lógica&quot;)           ;[.I16]           ; IF(EXACT([.J16];&quot;Sí. Virtualización física&quot;)               ;VLOOKUP([.$F16];[$datos.$M$2:.$N$33];2;0)*[.L16]               ;&quot;Error&quot;)          )     )">
            <text:p/>
          </table:table-cell>
          <table:table-cell table:style-name="ce10"/>
          <table:table-cell table:style-name="ce13" table:content-validation-name="val5"/>
          <table:table-cell table:style-name="ce37" table:content-validation-name="val6" table:formula="of:=VLOOKUP([.O16];[$datos.$D$2:.$E$6];2;0)" office:value-type="string" office:string-value="" calcext:value-type="error">
            <text:p>#N/D</text:p>
          </table:table-cell>
          <table:table-cell table:style-name="ce16"/>
          <table:table-cell table:style-name="ce10"/>
          <table:table-cell table:style-name="ce13" table:content-validation-name="val13"/>
          <table:table-cell table:style-name="ce13" table:content-validation-name="val12"/>
          <table:table-cell table:style-name="ce10" table:content-validation-name="val15"/>
          <table:table-cell table:style-name="ce10" table:content-validation-name="val17"/>
          <table:table-cell table:style-name="ce13"/>
          <table:table-cell table:style-name="ce10"/>
          <table:table-cell table:number-columns-repeated="1000"/>
        </table:table-row>
        <table:table-row table:style-name="ro10">
          <table:table-cell table:style-name="ce44" office:value-type="string" calcext:value-type="string">
            <text:p>15.</text:p>
          </table:table-cell>
          <table:table-cell table:style-name="ce10" table:content-validation-name="val1"/>
          <table:table-cell table:style-name="ce13" table:content-validation-name="val2" table:number-columns-repeated="2"/>
          <table:table-cell table:style-name="ce16"/>
          <table:table-cell table:style-name="ce18" table:content-validation-name="val3"/>
          <table:table-cell table:style-name="ce10" table:number-columns-repeated="2"/>
          <table:table-cell table:style-name="ce20" table:formula="of:=VLOOKUP([.$F17];[$datos.$M$2:.$N$33];2;0)*[.G17]*[.H17]" office:value-type="string" office:string-value="" calcext:value-type="error">
            <text:p>#N/D</text:p>
          </table:table-cell>
          <table:table-cell table:style-name="ce23" table:content-validation-name="val4" office:value-type="string" calcext:value-type="string">
            <text:p>No</text:p>
          </table:table-cell>
          <table:table-cell table:style-name="ce27"/>
          <table:table-cell table:style-name="ce10"/>
          <table:table-cell table:style-name="ce32" table:formula="of:=IF(EXACT([.J17];&quot;No&quot;)      ;&quot;&quot;      ; IF(EXACT([.J17];&quot;Sí. Virtualización lógica&quot;)           ;[.I17]           ; IF(EXACT([.J17];&quot;Sí. Virtualización física&quot;)               ;VLOOKUP([.$F17];[$datos.$M$2:.$N$33];2;0)*[.L17]               ;&quot;Error&quot;)          )     )">
            <text:p/>
          </table:table-cell>
          <table:table-cell table:style-name="ce10"/>
          <table:table-cell table:style-name="ce13" table:content-validation-name="val5"/>
          <table:table-cell table:style-name="ce37" table:content-validation-name="val6" table:formula="of:=VLOOKUP([.O17];[$datos.$D$2:.$E$6];2;0)" office:value-type="string" office:string-value="" calcext:value-type="error">
            <text:p>#N/D</text:p>
          </table:table-cell>
          <table:table-cell table:style-name="ce16"/>
          <table:table-cell table:style-name="ce10"/>
          <table:table-cell table:style-name="ce13" table:content-validation-name="val13"/>
          <table:table-cell table:style-name="ce13" table:content-validation-name="val12"/>
          <table:table-cell table:style-name="ce10" table:content-validation-name="val15"/>
          <table:table-cell table:style-name="ce10" table:content-validation-name="val17"/>
          <table:table-cell table:style-name="ce13"/>
          <table:table-cell table:style-name="ce10"/>
          <table:table-cell table:number-columns-repeated="1000"/>
        </table:table-row>
        <table:table-row table:style-name="ro10">
          <table:table-cell office:value-type="string" calcext:value-type="string">
            <text:p>16.</text:p>
          </table:table-cell>
          <table:table-cell table:style-name="ce10" table:content-validation-name="val1"/>
          <table:table-cell table:style-name="ce13" table:content-validation-name="val2" table:number-columns-repeated="2"/>
          <table:table-cell table:style-name="ce16"/>
          <table:table-cell table:style-name="ce18" table:content-validation-name="val3"/>
          <table:table-cell table:style-name="ce10" table:number-columns-repeated="2"/>
          <table:table-cell table:style-name="ce20" table:formula="of:=VLOOKUP([.$F18];[$datos.$M$2:.$N$33];2;0)*[.G18]*[.H18]" office:value-type="string" office:string-value="" calcext:value-type="error">
            <text:p>#N/D</text:p>
          </table:table-cell>
          <table:table-cell table:style-name="ce23" table:content-validation-name="val4" office:value-type="string" calcext:value-type="string">
            <text:p>No</text:p>
          </table:table-cell>
          <table:table-cell table:style-name="ce27"/>
          <table:table-cell table:style-name="ce10"/>
          <table:table-cell table:style-name="ce32" table:formula="of:=IF(EXACT([.J18];&quot;No&quot;)      ;&quot;&quot;      ; IF(EXACT([.J18];&quot;Sí. Virtualización lógica&quot;)           ;[.I18]           ; IF(EXACT([.J18];&quot;Sí. Virtualización física&quot;)               ;VLOOKUP([.$F18];[$datos.$M$2:.$N$33];2;0)*[.L18]               ;&quot;Error&quot;)          )     )">
            <text:p/>
          </table:table-cell>
          <table:table-cell table:style-name="ce10"/>
          <table:table-cell table:style-name="ce13" table:content-validation-name="val5"/>
          <table:table-cell table:style-name="ce37" table:content-validation-name="val6" table:formula="of:=VLOOKUP([.O18];[$datos.$D$2:.$E$6];2;0)" office:value-type="string" office:string-value="" calcext:value-type="error">
            <text:p>#N/D</text:p>
          </table:table-cell>
          <table:table-cell table:style-name="ce16"/>
          <table:table-cell table:style-name="ce10"/>
          <table:table-cell table:style-name="ce13" table:content-validation-name="val13"/>
          <table:table-cell table:style-name="ce13" table:content-validation-name="val12"/>
          <table:table-cell table:style-name="ce10" table:content-validation-name="val15"/>
          <table:table-cell table:style-name="ce10" table:content-validation-name="val17"/>
          <table:table-cell table:style-name="ce13"/>
          <table:table-cell table:style-name="ce10"/>
          <table:table-cell table:number-columns-repeated="1000"/>
        </table:table-row>
        <table:table-row table:style-name="ro10">
          <table:table-cell table:style-name="ce44" office:value-type="string" calcext:value-type="string">
            <text:p>17.</text:p>
          </table:table-cell>
          <table:table-cell table:style-name="ce10" table:content-validation-name="val1"/>
          <table:table-cell table:style-name="ce13" table:content-validation-name="val2" table:number-columns-repeated="2"/>
          <table:table-cell table:style-name="ce16"/>
          <table:table-cell table:style-name="ce18" table:content-validation-name="val3"/>
          <table:table-cell table:style-name="ce10" table:number-columns-repeated="2"/>
          <table:table-cell table:style-name="ce20" table:formula="of:=VLOOKUP([.$F19];[$datos.$M$2:.$N$33];2;0)*[.G19]*[.H19]" office:value-type="string" office:string-value="" calcext:value-type="error">
            <text:p>#N/D</text:p>
          </table:table-cell>
          <table:table-cell table:style-name="ce23" table:content-validation-name="val4" office:value-type="string" calcext:value-type="string">
            <text:p>No</text:p>
          </table:table-cell>
          <table:table-cell table:style-name="ce27"/>
          <table:table-cell table:style-name="ce10"/>
          <table:table-cell table:style-name="ce32" table:formula="of:=IF(EXACT([.J19];&quot;No&quot;)      ;&quot;&quot;      ; IF(EXACT([.J19];&quot;Sí. Virtualización lógica&quot;)           ;[.I19]           ; IF(EXACT([.J19];&quot;Sí. Virtualización física&quot;)               ;VLOOKUP([.$F19];[$datos.$M$2:.$N$33];2;0)*[.L19]               ;&quot;Error&quot;)          )     )">
            <text:p/>
          </table:table-cell>
          <table:table-cell table:style-name="ce10"/>
          <table:table-cell table:style-name="ce13" table:content-validation-name="val5"/>
          <table:table-cell table:style-name="ce37" table:content-validation-name="val6" table:formula="of:=VLOOKUP([.O19];[$datos.$D$2:.$E$6];2;0)" office:value-type="string" office:string-value="" calcext:value-type="error">
            <text:p>#N/D</text:p>
          </table:table-cell>
          <table:table-cell table:style-name="ce16"/>
          <table:table-cell table:style-name="ce10"/>
          <table:table-cell table:style-name="ce13" table:content-validation-name="val13"/>
          <table:table-cell table:style-name="ce13" table:content-validation-name="val12"/>
          <table:table-cell table:style-name="ce10" table:content-validation-name="val15"/>
          <table:table-cell table:style-name="ce10" table:content-validation-name="val17"/>
          <table:table-cell table:style-name="ce13"/>
          <table:table-cell table:style-name="ce10"/>
          <table:table-cell table:number-columns-repeated="1000"/>
        </table:table-row>
        <table:table-row table:style-name="ro10">
          <table:table-cell office:value-type="string" calcext:value-type="string">
            <text:p>18.</text:p>
          </table:table-cell>
          <table:table-cell table:style-name="ce10" table:content-validation-name="val1"/>
          <table:table-cell table:style-name="ce13" table:content-validation-name="val2" table:number-columns-repeated="2"/>
          <table:table-cell table:style-name="ce16"/>
          <table:table-cell table:style-name="ce18" table:content-validation-name="val3"/>
          <table:table-cell table:style-name="ce10" table:number-columns-repeated="2"/>
          <table:table-cell table:style-name="ce20" table:formula="of:=VLOOKUP([.$F20];[$datos.$M$2:.$N$33];2;0)*[.G20]*[.H20]" office:value-type="string" office:string-value="" calcext:value-type="error">
            <text:p>#N/D</text:p>
          </table:table-cell>
          <table:table-cell table:style-name="ce23" table:content-validation-name="val4" office:value-type="string" calcext:value-type="string">
            <text:p>No</text:p>
          </table:table-cell>
          <table:table-cell table:style-name="ce27"/>
          <table:table-cell table:style-name="ce10"/>
          <table:table-cell table:style-name="ce32" table:formula="of:=IF(EXACT([.J20];&quot;No&quot;)      ;&quot;&quot;      ; IF(EXACT([.J20];&quot;Sí. Virtualización lógica&quot;)           ;[.I20]           ; IF(EXACT([.J20];&quot;Sí. Virtualización física&quot;)               ;VLOOKUP([.$F20];[$datos.$M$2:.$N$33];2;0)*[.L20]               ;&quot;Error&quot;)          )     )">
            <text:p/>
          </table:table-cell>
          <table:table-cell table:style-name="ce10"/>
          <table:table-cell table:style-name="ce13" table:content-validation-name="val5"/>
          <table:table-cell table:style-name="ce37" table:content-validation-name="val6" table:formula="of:=VLOOKUP([.O20];[$datos.$D$2:.$E$6];2;0)" office:value-type="string" office:string-value="" calcext:value-type="error">
            <text:p>#N/D</text:p>
          </table:table-cell>
          <table:table-cell table:style-name="ce16"/>
          <table:table-cell table:style-name="ce10"/>
          <table:table-cell table:style-name="ce13" table:content-validation-name="val13"/>
          <table:table-cell table:style-name="ce13" table:content-validation-name="val12"/>
          <table:table-cell table:style-name="ce10" table:content-validation-name="val15"/>
          <table:table-cell table:style-name="ce10" table:content-validation-name="val17"/>
          <table:table-cell table:style-name="ce13"/>
          <table:table-cell table:style-name="ce10"/>
          <table:table-cell table:number-columns-repeated="1000"/>
        </table:table-row>
        <table:table-row table:style-name="ro10">
          <table:table-cell table:style-name="ce44" office:value-type="string" calcext:value-type="string">
            <text:p>19.</text:p>
          </table:table-cell>
          <table:table-cell table:style-name="ce10" table:content-validation-name="val1"/>
          <table:table-cell table:style-name="ce13" table:content-validation-name="val2" table:number-columns-repeated="2"/>
          <table:table-cell table:style-name="ce16"/>
          <table:table-cell table:style-name="ce18" table:content-validation-name="val3"/>
          <table:table-cell table:style-name="ce10" table:number-columns-repeated="2"/>
          <table:table-cell table:style-name="ce20" table:formula="of:=VLOOKUP([.$F21];[$datos.$M$2:.$N$33];2;0)*[.G21]*[.H21]" office:value-type="string" office:string-value="" calcext:value-type="error">
            <text:p>#N/D</text:p>
          </table:table-cell>
          <table:table-cell table:style-name="ce23" table:content-validation-name="val4" office:value-type="string" calcext:value-type="string">
            <text:p>No</text:p>
          </table:table-cell>
          <table:table-cell table:style-name="ce27"/>
          <table:table-cell table:style-name="ce10"/>
          <table:table-cell table:style-name="ce32" table:formula="of:=IF(EXACT([.J21];&quot;No&quot;)      ;&quot;&quot;      ; IF(EXACT([.J21];&quot;Sí. Virtualización lógica&quot;)           ;[.I21]           ; IF(EXACT([.J21];&quot;Sí. Virtualización física&quot;)               ;VLOOKUP([.$F21];[$datos.$M$2:.$N$33];2;0)*[.L21]               ;&quot;Error&quot;)          )     )">
            <text:p/>
          </table:table-cell>
          <table:table-cell table:style-name="ce10"/>
          <table:table-cell table:style-name="ce13" table:content-validation-name="val5"/>
          <table:table-cell table:style-name="ce37" table:content-validation-name="val6" table:formula="of:=VLOOKUP([.O21];[$datos.$D$2:.$E$6];2;0)" office:value-type="string" office:string-value="" calcext:value-type="error">
            <text:p>#N/D</text:p>
          </table:table-cell>
          <table:table-cell table:style-name="ce16"/>
          <table:table-cell table:style-name="ce10"/>
          <table:table-cell table:style-name="ce13" table:content-validation-name="val13"/>
          <table:table-cell table:style-name="ce13" table:content-validation-name="val12"/>
          <table:table-cell table:style-name="ce10" table:content-validation-name="val15"/>
          <table:table-cell table:style-name="ce10" table:content-validation-name="val17"/>
          <table:table-cell table:style-name="ce13"/>
          <table:table-cell table:style-name="ce10"/>
          <table:table-cell table:number-columns-repeated="1000"/>
        </table:table-row>
        <table:table-row table:style-name="ro10">
          <table:table-cell office:value-type="string" calcext:value-type="string">
            <text:p>20.</text:p>
          </table:table-cell>
          <table:table-cell table:style-name="ce10" table:content-validation-name="val1"/>
          <table:table-cell table:style-name="ce13" table:content-validation-name="val2" table:number-columns-repeated="2"/>
          <table:table-cell table:style-name="ce16"/>
          <table:table-cell table:style-name="ce18" table:content-validation-name="val3"/>
          <table:table-cell table:style-name="ce10" table:number-columns-repeated="2"/>
          <table:table-cell table:style-name="ce20" table:formula="of:=VLOOKUP([.$F22];[$datos.$M$2:.$N$33];2;0)*[.G22]*[.H22]" office:value-type="string" office:string-value="" calcext:value-type="error">
            <text:p>#N/D</text:p>
          </table:table-cell>
          <table:table-cell table:style-name="ce23" table:content-validation-name="val4" office:value-type="string" calcext:value-type="string">
            <text:p>No</text:p>
          </table:table-cell>
          <table:table-cell table:style-name="ce27"/>
          <table:table-cell table:style-name="ce10"/>
          <table:table-cell table:style-name="ce32" table:formula="of:=IF(EXACT([.J22];&quot;No&quot;)      ;&quot;&quot;      ; IF(EXACT([.J22];&quot;Sí. Virtualización lógica&quot;)           ;[.I22]           ; IF(EXACT([.J22];&quot;Sí. Virtualización física&quot;)               ;VLOOKUP([.$F22];[$datos.$M$2:.$N$33];2;0)*[.L22]               ;&quot;Error&quot;)          )     )">
            <text:p/>
          </table:table-cell>
          <table:table-cell table:style-name="ce10"/>
          <table:table-cell table:style-name="ce13" table:content-validation-name="val5"/>
          <table:table-cell table:style-name="ce37" table:content-validation-name="val6" table:formula="of:=VLOOKUP([.O22];[$datos.$D$2:.$E$6];2;0)" office:value-type="string" office:string-value="" calcext:value-type="error">
            <text:p>#N/D</text:p>
          </table:table-cell>
          <table:table-cell table:style-name="ce16"/>
          <table:table-cell table:style-name="ce10"/>
          <table:table-cell table:style-name="ce13" table:content-validation-name="val13"/>
          <table:table-cell table:style-name="ce13" table:content-validation-name="val12"/>
          <table:table-cell table:style-name="ce10" table:content-validation-name="val15"/>
          <table:table-cell table:style-name="ce10" table:content-validation-name="val17"/>
          <table:table-cell table:style-name="ce13"/>
          <table:table-cell table:style-name="ce10"/>
          <table:table-cell table:number-columns-repeated="1000"/>
        </table:table-row>
        <table:table-row table:style-name="ro10">
          <table:table-cell table:style-name="ce44" office:value-type="string" calcext:value-type="string">
            <text:p>21.</text:p>
          </table:table-cell>
          <table:table-cell table:style-name="ce10" table:content-validation-name="val1"/>
          <table:table-cell table:style-name="ce13" table:content-validation-name="val2" table:number-columns-repeated="2"/>
          <table:table-cell table:style-name="ce16"/>
          <table:table-cell table:style-name="ce18" table:content-validation-name="val3"/>
          <table:table-cell table:style-name="ce10" table:number-columns-repeated="2"/>
          <table:table-cell table:style-name="ce20" table:formula="of:=VLOOKUP([.$F23];[$datos.$M$2:.$N$33];2;0)*[.G23]*[.H23]" office:value-type="string" office:string-value="" calcext:value-type="error">
            <text:p>#N/D</text:p>
          </table:table-cell>
          <table:table-cell table:style-name="ce23" table:content-validation-name="val4" office:value-type="string" calcext:value-type="string">
            <text:p>No</text:p>
          </table:table-cell>
          <table:table-cell table:style-name="ce27"/>
          <table:table-cell table:style-name="ce10"/>
          <table:table-cell table:style-name="ce32" table:formula="of:=IF(EXACT([.J23];&quot;No&quot;)      ;&quot;&quot;      ; IF(EXACT([.J23];&quot;Sí. Virtualización lógica&quot;)           ;[.I23]           ; IF(EXACT([.J23];&quot;Sí. Virtualización física&quot;)               ;VLOOKUP([.$F23];[$datos.$M$2:.$N$33];2;0)*[.L23]               ;&quot;Error&quot;)          )     )">
            <text:p/>
          </table:table-cell>
          <table:table-cell table:style-name="ce10"/>
          <table:table-cell table:style-name="ce13" table:content-validation-name="val5"/>
          <table:table-cell table:style-name="ce37" table:content-validation-name="val6" table:formula="of:=VLOOKUP([.O23];[$datos.$D$2:.$E$6];2;0)" office:value-type="string" office:string-value="" calcext:value-type="error">
            <text:p>#N/D</text:p>
          </table:table-cell>
          <table:table-cell table:style-name="ce16"/>
          <table:table-cell table:style-name="ce10"/>
          <table:table-cell table:style-name="ce13" table:content-validation-name="val13"/>
          <table:table-cell table:style-name="ce13" table:content-validation-name="val12"/>
          <table:table-cell table:style-name="ce10" table:content-validation-name="val15"/>
          <table:table-cell table:style-name="ce10" table:content-validation-name="val17"/>
          <table:table-cell table:style-name="ce13"/>
          <table:table-cell table:style-name="ce10"/>
          <table:table-cell table:number-columns-repeated="1000"/>
        </table:table-row>
        <table:table-row table:style-name="ro10">
          <table:table-cell office:value-type="string" calcext:value-type="string">
            <text:p>22.</text:p>
          </table:table-cell>
          <table:table-cell table:style-name="ce10" table:content-validation-name="val1"/>
          <table:table-cell table:style-name="ce13" table:content-validation-name="val2" table:number-columns-repeated="2"/>
          <table:table-cell table:style-name="ce16"/>
          <table:table-cell table:style-name="ce18" table:content-validation-name="val3"/>
          <table:table-cell table:style-name="ce10" table:number-columns-repeated="2"/>
          <table:table-cell table:style-name="ce20" table:formula="of:=VLOOKUP([.$F24];[$datos.$M$2:.$N$33];2;0)*[.G24]*[.H24]" office:value-type="string" office:string-value="" calcext:value-type="error">
            <text:p>#N/D</text:p>
          </table:table-cell>
          <table:table-cell table:style-name="ce23" table:content-validation-name="val4" office:value-type="string" calcext:value-type="string">
            <text:p>No</text:p>
          </table:table-cell>
          <table:table-cell table:style-name="ce27"/>
          <table:table-cell table:style-name="ce10"/>
          <table:table-cell table:style-name="ce32" table:formula="of:=IF(EXACT([.J24];&quot;No&quot;)      ;&quot;&quot;      ; IF(EXACT([.J24];&quot;Sí. Virtualización lógica&quot;)           ;[.I24]           ; IF(EXACT([.J24];&quot;Sí. Virtualización física&quot;)               ;VLOOKUP([.$F24];[$datos.$M$2:.$N$33];2;0)*[.L24]               ;&quot;Error&quot;)          )     )">
            <text:p/>
          </table:table-cell>
          <table:table-cell table:style-name="ce10"/>
          <table:table-cell table:style-name="ce13" table:content-validation-name="val5"/>
          <table:table-cell table:style-name="ce37" table:content-validation-name="val6" table:formula="of:=VLOOKUP([.O24];[$datos.$D$2:.$E$6];2;0)" office:value-type="string" office:string-value="" calcext:value-type="error">
            <text:p>#N/D</text:p>
          </table:table-cell>
          <table:table-cell table:style-name="ce16"/>
          <table:table-cell table:style-name="ce10"/>
          <table:table-cell table:style-name="ce13" table:content-validation-name="val13"/>
          <table:table-cell table:style-name="ce13" table:content-validation-name="val12"/>
          <table:table-cell table:style-name="ce10" table:content-validation-name="val15"/>
          <table:table-cell table:style-name="ce10" table:content-validation-name="val17"/>
          <table:table-cell table:style-name="ce13"/>
          <table:table-cell table:style-name="ce10"/>
          <table:table-cell table:number-columns-repeated="1000"/>
        </table:table-row>
        <table:table-row table:style-name="ro10">
          <table:table-cell table:style-name="ce44" office:value-type="string" calcext:value-type="string">
            <text:p>23.</text:p>
          </table:table-cell>
          <table:table-cell table:style-name="ce10" table:content-validation-name="val1"/>
          <table:table-cell table:style-name="ce13" table:content-validation-name="val2" table:number-columns-repeated="2"/>
          <table:table-cell table:style-name="ce16"/>
          <table:table-cell table:style-name="ce18" table:content-validation-name="val3"/>
          <table:table-cell table:style-name="ce10" table:number-columns-repeated="2"/>
          <table:table-cell table:style-name="ce20" table:formula="of:=VLOOKUP([.$F25];[$datos.$M$2:.$N$33];2;0)*[.G25]*[.H25]" office:value-type="string" office:string-value="" calcext:value-type="error">
            <text:p>#N/D</text:p>
          </table:table-cell>
          <table:table-cell table:style-name="ce23" table:content-validation-name="val4" office:value-type="string" calcext:value-type="string">
            <text:p>No</text:p>
          </table:table-cell>
          <table:table-cell table:style-name="ce27"/>
          <table:table-cell table:style-name="ce10"/>
          <table:table-cell table:style-name="ce32" table:formula="of:=IF(EXACT([.J25];&quot;No&quot;)      ;&quot;&quot;      ; IF(EXACT([.J25];&quot;Sí. Virtualización lógica&quot;)           ;[.I25]           ; IF(EXACT([.J25];&quot;Sí. Virtualización física&quot;)               ;VLOOKUP([.$F25];[$datos.$M$2:.$N$33];2;0)*[.L25]               ;&quot;Error&quot;)          )     )">
            <text:p/>
          </table:table-cell>
          <table:table-cell table:style-name="ce10"/>
          <table:table-cell table:style-name="ce13" table:content-validation-name="val5"/>
          <table:table-cell table:style-name="ce37" table:content-validation-name="val6" table:formula="of:=VLOOKUP([.O25];[$datos.$D$2:.$E$6];2;0)" office:value-type="string" office:string-value="" calcext:value-type="error">
            <text:p>#N/D</text:p>
          </table:table-cell>
          <table:table-cell table:style-name="ce16"/>
          <table:table-cell table:style-name="ce10"/>
          <table:table-cell table:style-name="ce13" table:content-validation-name="val13"/>
          <table:table-cell table:style-name="ce13" table:content-validation-name="val12"/>
          <table:table-cell table:style-name="ce10" table:content-validation-name="val15"/>
          <table:table-cell table:style-name="ce10" table:content-validation-name="val17"/>
          <table:table-cell table:style-name="ce13"/>
          <table:table-cell table:style-name="ce10"/>
          <table:table-cell table:number-columns-repeated="1000"/>
        </table:table-row>
        <table:table-row table:style-name="ro10">
          <table:table-cell office:value-type="string" calcext:value-type="string">
            <text:p>24.</text:p>
          </table:table-cell>
          <table:table-cell table:style-name="ce10" table:content-validation-name="val1"/>
          <table:table-cell table:style-name="ce13" table:content-validation-name="val2" table:number-columns-repeated="2"/>
          <table:table-cell table:style-name="ce16"/>
          <table:table-cell table:style-name="ce18" table:content-validation-name="val3"/>
          <table:table-cell table:style-name="ce10" table:number-columns-repeated="2"/>
          <table:table-cell table:style-name="ce20" table:formula="of:=VLOOKUP([.$F26];[$datos.$M$2:.$N$33];2;0)*[.G26]*[.H26]" office:value-type="string" office:string-value="" calcext:value-type="error">
            <text:p>#N/D</text:p>
          </table:table-cell>
          <table:table-cell table:style-name="ce23" table:content-validation-name="val4" office:value-type="string" calcext:value-type="string">
            <text:p>No</text:p>
          </table:table-cell>
          <table:table-cell table:style-name="ce27"/>
          <table:table-cell table:style-name="ce10"/>
          <table:table-cell table:style-name="ce32" table:formula="of:=IF(EXACT([.J26];&quot;No&quot;)      ;&quot;&quot;      ; IF(EXACT([.J26];&quot;Sí. Virtualización lógica&quot;)           ;[.I26]           ; IF(EXACT([.J26];&quot;Sí. Virtualización física&quot;)               ;VLOOKUP([.$F26];[$datos.$M$2:.$N$33];2;0)*[.L26]               ;&quot;Error&quot;)          )     )">
            <text:p/>
          </table:table-cell>
          <table:table-cell table:style-name="ce10"/>
          <table:table-cell table:style-name="ce13" table:content-validation-name="val5"/>
          <table:table-cell table:style-name="ce37" table:content-validation-name="val6" table:formula="of:=VLOOKUP([.O26];[$datos.$D$2:.$E$6];2;0)" office:value-type="string" office:string-value="" calcext:value-type="error">
            <text:p>#N/D</text:p>
          </table:table-cell>
          <table:table-cell table:style-name="ce16"/>
          <table:table-cell table:style-name="ce10"/>
          <table:table-cell table:style-name="ce13" table:content-validation-name="val13"/>
          <table:table-cell table:style-name="ce13" table:content-validation-name="val12"/>
          <table:table-cell table:style-name="ce10" table:content-validation-name="val15"/>
          <table:table-cell table:style-name="ce10" table:content-validation-name="val17"/>
          <table:table-cell table:style-name="ce13"/>
          <table:table-cell table:style-name="ce10"/>
          <table:table-cell table:number-columns-repeated="1000"/>
        </table:table-row>
        <table:table-row table:style-name="ro10">
          <table:table-cell table:style-name="ce44" office:value-type="string" calcext:value-type="string">
            <text:p>25.</text:p>
          </table:table-cell>
          <table:table-cell table:style-name="ce10" table:content-validation-name="val1"/>
          <table:table-cell table:style-name="ce13" table:content-validation-name="val2" table:number-columns-repeated="2"/>
          <table:table-cell table:style-name="ce16"/>
          <table:table-cell table:style-name="ce18" table:content-validation-name="val3"/>
          <table:table-cell table:style-name="ce10" table:number-columns-repeated="2"/>
          <table:table-cell table:style-name="ce20" table:formula="of:=VLOOKUP([.$F27];[$datos.$M$2:.$N$33];2;0)*[.G27]*[.H27]" office:value-type="string" office:string-value="" calcext:value-type="error">
            <text:p>#N/D</text:p>
          </table:table-cell>
          <table:table-cell table:style-name="ce23" table:content-validation-name="val4" office:value-type="string" calcext:value-type="string">
            <text:p>No</text:p>
          </table:table-cell>
          <table:table-cell table:style-name="ce27"/>
          <table:table-cell table:style-name="ce10"/>
          <table:table-cell table:style-name="ce32" table:formula="of:=IF(EXACT([.J27];&quot;No&quot;)      ;&quot;&quot;      ; IF(EXACT([.J27];&quot;Sí. Virtualización lógica&quot;)           ;[.I27]           ; IF(EXACT([.J27];&quot;Sí. Virtualización física&quot;)               ;VLOOKUP([.$F27];[$datos.$M$2:.$N$33];2;0)*[.L27]               ;&quot;Error&quot;)          )     )">
            <text:p/>
          </table:table-cell>
          <table:table-cell table:style-name="ce10"/>
          <table:table-cell table:style-name="ce13" table:content-validation-name="val5"/>
          <table:table-cell table:style-name="ce37" table:content-validation-name="val6" table:formula="of:=VLOOKUP([.O27];[$datos.$D$2:.$E$6];2;0)" office:value-type="string" office:string-value="" calcext:value-type="error">
            <text:p>#N/D</text:p>
          </table:table-cell>
          <table:table-cell table:style-name="ce16"/>
          <table:table-cell table:style-name="ce10"/>
          <table:table-cell table:style-name="ce13" table:content-validation-name="val13"/>
          <table:table-cell table:style-name="ce13" table:content-validation-name="val12"/>
          <table:table-cell table:style-name="ce10" table:content-validation-name="val15"/>
          <table:table-cell table:style-name="ce10" table:content-validation-name="val17"/>
          <table:table-cell table:style-name="ce13"/>
          <table:table-cell table:style-name="ce10"/>
          <table:table-cell table:number-columns-repeated="1000"/>
        </table:table-row>
        <table:table-row table:style-name="ro10">
          <table:table-cell office:value-type="string" calcext:value-type="string">
            <text:p>26.</text:p>
          </table:table-cell>
          <table:table-cell table:style-name="ce10" table:content-validation-name="val1"/>
          <table:table-cell table:style-name="ce13" table:content-validation-name="val2" table:number-columns-repeated="2"/>
          <table:table-cell table:style-name="ce16"/>
          <table:table-cell table:style-name="ce18" table:content-validation-name="val3"/>
          <table:table-cell table:style-name="ce10" table:number-columns-repeated="2"/>
          <table:table-cell table:style-name="ce20" table:formula="of:=VLOOKUP([.$F28];[$datos.$M$2:.$N$33];2;0)*[.G28]*[.H28]" office:value-type="string" office:string-value="" calcext:value-type="error">
            <text:p>#N/D</text:p>
          </table:table-cell>
          <table:table-cell table:style-name="ce23" table:content-validation-name="val4" office:value-type="string" calcext:value-type="string">
            <text:p>No</text:p>
          </table:table-cell>
          <table:table-cell table:style-name="ce27"/>
          <table:table-cell table:style-name="ce10"/>
          <table:table-cell table:style-name="ce32" table:formula="of:=IF(EXACT([.J28];&quot;No&quot;)      ;&quot;&quot;      ; IF(EXACT([.J28];&quot;Sí. Virtualización lógica&quot;)           ;[.I28]           ; IF(EXACT([.J28];&quot;Sí. Virtualización física&quot;)               ;VLOOKUP([.$F28];[$datos.$M$2:.$N$33];2;0)*[.L28]               ;&quot;Error&quot;)          )     )">
            <text:p/>
          </table:table-cell>
          <table:table-cell table:style-name="ce10"/>
          <table:table-cell table:style-name="ce13" table:content-validation-name="val5"/>
          <table:table-cell table:style-name="ce37" table:content-validation-name="val6" table:formula="of:=VLOOKUP([.O28];[$datos.$D$2:.$E$6];2;0)" office:value-type="string" office:string-value="" calcext:value-type="error">
            <text:p>#N/D</text:p>
          </table:table-cell>
          <table:table-cell table:style-name="ce16"/>
          <table:table-cell table:style-name="ce10"/>
          <table:table-cell table:style-name="ce13" table:content-validation-name="val13"/>
          <table:table-cell table:style-name="ce13" table:content-validation-name="val12"/>
          <table:table-cell table:style-name="ce10" table:content-validation-name="val15"/>
          <table:table-cell table:style-name="ce10" table:content-validation-name="val17"/>
          <table:table-cell table:style-name="ce13"/>
          <table:table-cell table:style-name="ce10"/>
          <table:table-cell table:number-columns-repeated="1000"/>
        </table:table-row>
        <table:table-row table:style-name="ro10">
          <table:table-cell table:style-name="ce44" office:value-type="string" calcext:value-type="string">
            <text:p>27.</text:p>
          </table:table-cell>
          <table:table-cell table:style-name="ce10" table:content-validation-name="val1"/>
          <table:table-cell table:style-name="ce13" table:content-validation-name="val2" table:number-columns-repeated="2"/>
          <table:table-cell table:style-name="ce16"/>
          <table:table-cell table:style-name="ce18" table:content-validation-name="val3"/>
          <table:table-cell table:style-name="ce10" table:number-columns-repeated="2"/>
          <table:table-cell table:style-name="ce20" table:formula="of:=VLOOKUP([.$F29];[$datos.$M$2:.$N$33];2;0)*[.G29]*[.H29]" office:value-type="string" office:string-value="" calcext:value-type="error">
            <text:p>#N/D</text:p>
          </table:table-cell>
          <table:table-cell table:style-name="ce23" table:content-validation-name="val4" office:value-type="string" calcext:value-type="string">
            <text:p>No</text:p>
          </table:table-cell>
          <table:table-cell table:style-name="ce27"/>
          <table:table-cell table:style-name="ce10"/>
          <table:table-cell table:style-name="ce32" table:formula="of:=IF(EXACT([.J29];&quot;No&quot;)      ;&quot;&quot;      ; IF(EXACT([.J29];&quot;Sí. Virtualización lógica&quot;)           ;[.I29]           ; IF(EXACT([.J29];&quot;Sí. Virtualización física&quot;)               ;VLOOKUP([.$F29];[$datos.$M$2:.$N$33];2;0)*[.L29]               ;&quot;Error&quot;)          )     )">
            <text:p/>
          </table:table-cell>
          <table:table-cell table:style-name="ce10"/>
          <table:table-cell table:style-name="ce13" table:content-validation-name="val5"/>
          <table:table-cell table:style-name="ce37" table:content-validation-name="val6" table:formula="of:=VLOOKUP([.O29];[$datos.$D$2:.$E$6];2;0)" office:value-type="string" office:string-value="" calcext:value-type="error">
            <text:p>#N/D</text:p>
          </table:table-cell>
          <table:table-cell table:style-name="ce16"/>
          <table:table-cell table:style-name="ce10"/>
          <table:table-cell table:style-name="ce13" table:content-validation-name="val13"/>
          <table:table-cell table:style-name="ce13" table:content-validation-name="val12"/>
          <table:table-cell table:style-name="ce10" table:content-validation-name="val15"/>
          <table:table-cell table:style-name="ce10" table:content-validation-name="val17"/>
          <table:table-cell table:style-name="ce13"/>
          <table:table-cell table:style-name="ce10"/>
          <table:table-cell table:number-columns-repeated="1000"/>
        </table:table-row>
        <table:table-row table:style-name="ro10">
          <table:table-cell office:value-type="string" calcext:value-type="string">
            <text:p>28.</text:p>
          </table:table-cell>
          <table:table-cell table:style-name="ce10" table:content-validation-name="val1"/>
          <table:table-cell table:style-name="ce13" table:content-validation-name="val2" table:number-columns-repeated="2"/>
          <table:table-cell table:style-name="ce16"/>
          <table:table-cell table:style-name="ce18" table:content-validation-name="val3"/>
          <table:table-cell table:style-name="ce10" table:number-columns-repeated="2"/>
          <table:table-cell table:style-name="ce20" table:formula="of:=VLOOKUP([.$F30];[$datos.$M$2:.$N$33];2;0)*[.G30]*[.H30]" office:value-type="string" office:string-value="" calcext:value-type="error">
            <text:p>#N/D</text:p>
          </table:table-cell>
          <table:table-cell table:style-name="ce23" table:content-validation-name="val4" office:value-type="string" calcext:value-type="string">
            <text:p>No</text:p>
          </table:table-cell>
          <table:table-cell table:style-name="ce27"/>
          <table:table-cell table:style-name="ce10"/>
          <table:table-cell table:style-name="ce32" table:formula="of:=IF(EXACT([.J30];&quot;No&quot;)      ;&quot;&quot;      ; IF(EXACT([.J30];&quot;Sí. Virtualización lógica&quot;)           ;[.I30]           ; IF(EXACT([.J30];&quot;Sí. Virtualización física&quot;)               ;VLOOKUP([.$F30];[$datos.$M$2:.$N$33];2;0)*[.L30]               ;&quot;Error&quot;)          )     )">
            <text:p/>
          </table:table-cell>
          <table:table-cell table:style-name="ce10"/>
          <table:table-cell table:style-name="ce13" table:content-validation-name="val5"/>
          <table:table-cell table:style-name="ce37" table:content-validation-name="val6" table:formula="of:=VLOOKUP([.O30];[$datos.$D$2:.$E$6];2;0)" office:value-type="string" office:string-value="" calcext:value-type="error">
            <text:p>#N/D</text:p>
          </table:table-cell>
          <table:table-cell table:style-name="ce16"/>
          <table:table-cell table:style-name="ce10"/>
          <table:table-cell table:style-name="ce13" table:content-validation-name="val13"/>
          <table:table-cell table:style-name="ce13" table:content-validation-name="val12"/>
          <table:table-cell table:style-name="ce10" table:content-validation-name="val15"/>
          <table:table-cell table:style-name="ce10" table:content-validation-name="val17"/>
          <table:table-cell table:style-name="ce13"/>
          <table:table-cell table:style-name="ce10"/>
          <table:table-cell table:number-columns-repeated="1000"/>
        </table:table-row>
        <table:table-row table:style-name="ro10">
          <table:table-cell table:style-name="ce44" office:value-type="string" calcext:value-type="string">
            <text:p>29.</text:p>
          </table:table-cell>
          <table:table-cell table:style-name="ce10" table:content-validation-name="val1"/>
          <table:table-cell table:style-name="ce13" table:content-validation-name="val2" table:number-columns-repeated="2"/>
          <table:table-cell table:style-name="ce16"/>
          <table:table-cell table:style-name="ce18" table:content-validation-name="val3"/>
          <table:table-cell table:style-name="ce10" table:number-columns-repeated="2"/>
          <table:table-cell table:style-name="ce20" table:formula="of:=VLOOKUP([.$F31];[$datos.$M$2:.$N$33];2;0)*[.G31]*[.H31]" office:value-type="string" office:string-value="" calcext:value-type="error">
            <text:p>#N/D</text:p>
          </table:table-cell>
          <table:table-cell table:style-name="ce23" table:content-validation-name="val4" office:value-type="string" calcext:value-type="string">
            <text:p>No</text:p>
          </table:table-cell>
          <table:table-cell table:style-name="ce27"/>
          <table:table-cell table:style-name="ce10"/>
          <table:table-cell table:style-name="ce32" table:formula="of:=IF(EXACT([.J31];&quot;No&quot;)      ;&quot;&quot;      ; IF(EXACT([.J31];&quot;Sí. Virtualización lógica&quot;)           ;[.I31]           ; IF(EXACT([.J31];&quot;Sí. Virtualización física&quot;)               ;VLOOKUP([.$F31];[$datos.$M$2:.$N$33];2;0)*[.L31]               ;&quot;Error&quot;)          )     )">
            <text:p/>
          </table:table-cell>
          <table:table-cell table:style-name="ce10"/>
          <table:table-cell table:style-name="ce13" table:content-validation-name="val5"/>
          <table:table-cell table:style-name="ce37" table:content-validation-name="val6" table:formula="of:=VLOOKUP([.O31];[$datos.$D$2:.$E$6];2;0)" office:value-type="string" office:string-value="" calcext:value-type="error">
            <text:p>#N/D</text:p>
          </table:table-cell>
          <table:table-cell table:style-name="ce16"/>
          <table:table-cell table:style-name="ce10"/>
          <table:table-cell table:style-name="ce13" table:content-validation-name="val13"/>
          <table:table-cell table:style-name="ce13" table:content-validation-name="val12"/>
          <table:table-cell table:style-name="ce10" table:content-validation-name="val15"/>
          <table:table-cell table:style-name="ce10" table:content-validation-name="val17"/>
          <table:table-cell table:style-name="ce13"/>
          <table:table-cell table:style-name="ce10"/>
          <table:table-cell table:number-columns-repeated="1000"/>
        </table:table-row>
        <table:table-row table:style-name="ro10">
          <table:table-cell office:value-type="string" calcext:value-type="string">
            <text:p>30.</text:p>
          </table:table-cell>
          <table:table-cell table:style-name="ce10" table:content-validation-name="val1"/>
          <table:table-cell table:style-name="ce13" table:content-validation-name="val2" table:number-columns-repeated="2"/>
          <table:table-cell table:style-name="ce16"/>
          <table:table-cell table:style-name="ce18" table:content-validation-name="val3"/>
          <table:table-cell table:style-name="ce10" table:number-columns-repeated="2"/>
          <table:table-cell table:style-name="ce20" table:formula="of:=VLOOKUP([.$F32];[$datos.$M$2:.$N$33];2;0)*[.G32]*[.H32]" office:value-type="string" office:string-value="" calcext:value-type="error">
            <text:p>#N/D</text:p>
          </table:table-cell>
          <table:table-cell table:style-name="ce23" table:content-validation-name="val4" office:value-type="string" calcext:value-type="string">
            <text:p>No</text:p>
          </table:table-cell>
          <table:table-cell table:style-name="ce27"/>
          <table:table-cell table:style-name="ce10"/>
          <table:table-cell table:style-name="ce32" table:formula="of:=IF(EXACT([.J32];&quot;No&quot;)      ;&quot;&quot;      ; IF(EXACT([.J32];&quot;Sí. Virtualización lógica&quot;)           ;[.I32]           ; IF(EXACT([.J32];&quot;Sí. Virtualización física&quot;)               ;VLOOKUP([.$F32];[$datos.$M$2:.$N$33];2;0)*[.L32]               ;&quot;Error&quot;)          )     )">
            <text:p/>
          </table:table-cell>
          <table:table-cell table:style-name="ce10"/>
          <table:table-cell table:style-name="ce13" table:content-validation-name="val5"/>
          <table:table-cell table:style-name="ce37" table:content-validation-name="val6" table:formula="of:=VLOOKUP([.O32];[$datos.$D$2:.$E$6];2;0)" office:value-type="string" office:string-value="" calcext:value-type="error">
            <text:p>#N/D</text:p>
          </table:table-cell>
          <table:table-cell table:style-name="ce16"/>
          <table:table-cell table:style-name="ce10"/>
          <table:table-cell table:style-name="ce13" table:content-validation-name="val13"/>
          <table:table-cell table:style-name="ce13" table:content-validation-name="val12"/>
          <table:table-cell table:style-name="ce10" table:content-validation-name="val15"/>
          <table:table-cell table:style-name="ce10" table:content-validation-name="val17"/>
          <table:table-cell table:style-name="ce13"/>
          <table:table-cell table:style-name="ce10"/>
          <table:table-cell table:style-name="Default" table:number-columns-repeated="4"/>
          <table:table-cell table:number-columns-repeated="996"/>
        </table:table-row>
        <table:table-row table:style-name="ro10">
          <table:table-cell table:style-name="ce44" office:value-type="string" calcext:value-type="string">
            <text:p>31.</text:p>
          </table:table-cell>
          <table:table-cell table:style-name="ce10" table:content-validation-name="val1"/>
          <table:table-cell table:style-name="ce13" table:content-validation-name="val2" table:number-columns-repeated="2"/>
          <table:table-cell table:style-name="ce16"/>
          <table:table-cell table:style-name="ce18" table:content-validation-name="val3"/>
          <table:table-cell table:style-name="ce10" table:number-columns-repeated="2"/>
          <table:table-cell table:style-name="ce20" table:formula="of:=VLOOKUP([.$F33];[$datos.$M$2:.$N$33];2;0)*[.G33]*[.H33]" office:value-type="string" office:string-value="" calcext:value-type="error">
            <text:p>#N/D</text:p>
          </table:table-cell>
          <table:table-cell table:style-name="ce23" table:content-validation-name="val4" office:value-type="string" calcext:value-type="string">
            <text:p>No</text:p>
          </table:table-cell>
          <table:table-cell table:style-name="ce27"/>
          <table:table-cell table:style-name="ce10"/>
          <table:table-cell table:style-name="ce32" table:formula="of:=IF(EXACT([.J33];&quot;No&quot;)      ;&quot;&quot;      ; IF(EXACT([.J33];&quot;Sí. Virtualización lógica&quot;)           ;[.I33]           ; IF(EXACT([.J33];&quot;Sí. Virtualización física&quot;)               ;VLOOKUP([.$F33];[$datos.$M$2:.$N$33];2;0)*[.L33]               ;&quot;Error&quot;)          )     )">
            <text:p/>
          </table:table-cell>
          <table:table-cell table:style-name="ce10"/>
          <table:table-cell table:style-name="ce13" table:content-validation-name="val5"/>
          <table:table-cell table:style-name="ce37" table:content-validation-name="val6" table:formula="of:=VLOOKUP([.O33];[$datos.$D$2:.$E$6];2;0)" office:value-type="string" office:string-value="" calcext:value-type="error">
            <text:p>#N/D</text:p>
          </table:table-cell>
          <table:table-cell table:style-name="ce16"/>
          <table:table-cell table:style-name="ce10"/>
          <table:table-cell table:style-name="ce13" table:content-validation-name="val13"/>
          <table:table-cell table:style-name="ce13" table:content-validation-name="val12"/>
          <table:table-cell table:style-name="ce10" table:content-validation-name="val15"/>
          <table:table-cell table:style-name="ce10" table:content-validation-name="val17"/>
          <table:table-cell table:style-name="ce13"/>
          <table:table-cell table:style-name="ce10"/>
          <table:table-cell table:number-columns-repeated="1000"/>
        </table:table-row>
        <table:table-row table:style-name="ro10">
          <table:table-cell office:value-type="string" calcext:value-type="string">
            <text:p>32.</text:p>
          </table:table-cell>
          <table:table-cell table:style-name="ce10" table:content-validation-name="val1"/>
          <table:table-cell table:style-name="ce13" table:content-validation-name="val2" table:number-columns-repeated="2"/>
          <table:table-cell table:style-name="ce16"/>
          <table:table-cell table:style-name="ce18" table:content-validation-name="val3"/>
          <table:table-cell table:style-name="ce10" table:number-columns-repeated="2"/>
          <table:table-cell table:style-name="ce20" table:formula="of:=VLOOKUP([.$F34];[$datos.$M$2:.$N$33];2;0)*[.G34]*[.H34]" office:value-type="string" office:string-value="" calcext:value-type="error">
            <text:p>#N/D</text:p>
          </table:table-cell>
          <table:table-cell table:style-name="ce23" table:content-validation-name="val4" office:value-type="string" calcext:value-type="string">
            <text:p>No</text:p>
          </table:table-cell>
          <table:table-cell table:style-name="ce27"/>
          <table:table-cell table:style-name="ce10"/>
          <table:table-cell table:style-name="ce32" table:formula="of:=IF(EXACT([.J34];&quot;No&quot;)      ;&quot;&quot;      ; IF(EXACT([.J34];&quot;Sí. Virtualización lógica&quot;)           ;[.I34]           ; IF(EXACT([.J34];&quot;Sí. Virtualización física&quot;)               ;VLOOKUP([.$F34];[$datos.$M$2:.$N$33];2;0)*[.L34]               ;&quot;Error&quot;)          )     )">
            <text:p/>
          </table:table-cell>
          <table:table-cell table:style-name="ce10"/>
          <table:table-cell table:style-name="ce13" table:content-validation-name="val5"/>
          <table:table-cell table:style-name="ce37" table:content-validation-name="val6" table:formula="of:=VLOOKUP([.O34];[$datos.$D$2:.$E$6];2;0)" office:value-type="string" office:string-value="" calcext:value-type="error">
            <text:p>#N/D</text:p>
          </table:table-cell>
          <table:table-cell table:style-name="ce16"/>
          <table:table-cell table:style-name="ce10"/>
          <table:table-cell table:style-name="ce13" table:content-validation-name="val13"/>
          <table:table-cell table:style-name="ce13" table:content-validation-name="val12"/>
          <table:table-cell table:style-name="ce10" table:content-validation-name="val15"/>
          <table:table-cell table:style-name="ce10" table:content-validation-name="val17"/>
          <table:table-cell table:style-name="ce13"/>
          <table:table-cell table:style-name="ce10"/>
          <table:table-cell table:number-columns-repeated="1000"/>
        </table:table-row>
        <table:table-row table:style-name="ro10">
          <table:table-cell table:style-name="ce44" office:value-type="string" calcext:value-type="string">
            <text:p>33.</text:p>
          </table:table-cell>
          <table:table-cell table:style-name="ce10" table:content-validation-name="val1"/>
          <table:table-cell table:style-name="ce13" table:content-validation-name="val2" table:number-columns-repeated="2"/>
          <table:table-cell table:style-name="ce16"/>
          <table:table-cell table:style-name="ce18" table:content-validation-name="val3"/>
          <table:table-cell table:style-name="ce10" table:number-columns-repeated="2"/>
          <table:table-cell table:style-name="ce20" table:formula="of:=VLOOKUP([.$F35];[$datos.$M$2:.$N$33];2;0)*[.G35]*[.H35]" office:value-type="string" office:string-value="" calcext:value-type="error">
            <text:p>#N/D</text:p>
          </table:table-cell>
          <table:table-cell table:style-name="ce23" table:content-validation-name="val4" office:value-type="string" calcext:value-type="string">
            <text:p>No</text:p>
          </table:table-cell>
          <table:table-cell table:style-name="ce27"/>
          <table:table-cell table:style-name="ce10"/>
          <table:table-cell table:style-name="ce32" table:formula="of:=IF(EXACT([.J35];&quot;No&quot;)      ;&quot;&quot;      ; IF(EXACT([.J35];&quot;Sí. Virtualización lógica&quot;)           ;[.I35]           ; IF(EXACT([.J35];&quot;Sí. Virtualización física&quot;)               ;VLOOKUP([.$F35];[$datos.$M$2:.$N$33];2;0)*[.L35]               ;&quot;Error&quot;)          )     )">
            <text:p/>
          </table:table-cell>
          <table:table-cell table:style-name="ce10"/>
          <table:table-cell table:style-name="ce13" table:content-validation-name="val5"/>
          <table:table-cell table:style-name="ce37" table:content-validation-name="val6" table:formula="of:=VLOOKUP([.O35];[$datos.$D$2:.$E$6];2;0)" office:value-type="string" office:string-value="" calcext:value-type="error">
            <text:p>#N/D</text:p>
          </table:table-cell>
          <table:table-cell table:style-name="ce16"/>
          <table:table-cell table:style-name="ce10"/>
          <table:table-cell table:style-name="ce13" table:content-validation-name="val13"/>
          <table:table-cell table:style-name="ce13" table:content-validation-name="val12"/>
          <table:table-cell table:style-name="ce10" table:content-validation-name="val15"/>
          <table:table-cell table:style-name="ce10" table:content-validation-name="val17"/>
          <table:table-cell table:style-name="ce13"/>
          <table:table-cell table:style-name="ce10"/>
          <table:table-cell table:number-columns-repeated="1000"/>
        </table:table-row>
        <table:table-row table:style-name="ro10">
          <table:table-cell office:value-type="string" calcext:value-type="string">
            <text:p>34.</text:p>
          </table:table-cell>
          <table:table-cell table:style-name="ce10" table:content-validation-name="val1"/>
          <table:table-cell table:style-name="ce13" table:content-validation-name="val2" table:number-columns-repeated="2"/>
          <table:table-cell table:style-name="ce16"/>
          <table:table-cell table:style-name="ce18" table:content-validation-name="val3"/>
          <table:table-cell table:style-name="ce10" table:number-columns-repeated="2"/>
          <table:table-cell table:style-name="ce20" table:formula="of:=VLOOKUP([.$F36];[$datos.$M$2:.$N$33];2;0)*[.G36]*[.H36]" office:value-type="string" office:string-value="" calcext:value-type="error">
            <text:p>#N/D</text:p>
          </table:table-cell>
          <table:table-cell table:style-name="ce23" table:content-validation-name="val4" office:value-type="string" calcext:value-type="string">
            <text:p>No</text:p>
          </table:table-cell>
          <table:table-cell table:style-name="ce27"/>
          <table:table-cell table:style-name="ce10"/>
          <table:table-cell table:style-name="ce32" table:formula="of:=IF(EXACT([.J36];&quot;No&quot;)      ;&quot;&quot;      ; IF(EXACT([.J36];&quot;Sí. Virtualización lógica&quot;)           ;[.I36]           ; IF(EXACT([.J36];&quot;Sí. Virtualización física&quot;)               ;VLOOKUP([.$F36];[$datos.$M$2:.$N$33];2;0)*[.L36]               ;&quot;Error&quot;)          )     )">
            <text:p/>
          </table:table-cell>
          <table:table-cell table:style-name="ce10"/>
          <table:table-cell table:style-name="ce13" table:content-validation-name="val5"/>
          <table:table-cell table:style-name="ce37" table:content-validation-name="val6" table:formula="of:=VLOOKUP([.O36];[$datos.$D$2:.$E$6];2;0)" office:value-type="string" office:string-value="" calcext:value-type="error">
            <text:p>#N/D</text:p>
          </table:table-cell>
          <table:table-cell table:style-name="ce16"/>
          <table:table-cell table:style-name="ce10"/>
          <table:table-cell table:style-name="ce13" table:content-validation-name="val13"/>
          <table:table-cell table:style-name="ce13" table:content-validation-name="val12"/>
          <table:table-cell table:style-name="ce10" table:content-validation-name="val15"/>
          <table:table-cell table:style-name="ce10" table:content-validation-name="val17"/>
          <table:table-cell table:style-name="ce13"/>
          <table:table-cell table:style-name="ce10"/>
          <table:table-cell table:number-columns-repeated="1000"/>
        </table:table-row>
        <table:table-row table:style-name="ro10">
          <table:table-cell table:style-name="ce44" office:value-type="string" calcext:value-type="string">
            <text:p>35.</text:p>
          </table:table-cell>
          <table:table-cell table:style-name="ce10" table:content-validation-name="val1"/>
          <table:table-cell table:style-name="ce13" table:content-validation-name="val2" table:number-columns-repeated="2"/>
          <table:table-cell table:style-name="ce16"/>
          <table:table-cell table:style-name="ce18" table:content-validation-name="val3"/>
          <table:table-cell table:style-name="ce10" table:number-columns-repeated="2"/>
          <table:table-cell table:style-name="ce20" table:formula="of:=VLOOKUP([.$F37];[$datos.$M$2:.$N$33];2;0)*[.G37]*[.H37]" office:value-type="string" office:string-value="" calcext:value-type="error">
            <text:p>#N/D</text:p>
          </table:table-cell>
          <table:table-cell table:style-name="ce23" table:content-validation-name="val4" office:value-type="string" calcext:value-type="string">
            <text:p>No</text:p>
          </table:table-cell>
          <table:table-cell table:style-name="ce27"/>
          <table:table-cell table:style-name="ce10"/>
          <table:table-cell table:style-name="ce32" table:formula="of:=IF(EXACT([.J37];&quot;No&quot;)      ;&quot;&quot;      ; IF(EXACT([.J37];&quot;Sí. Virtualización lógica&quot;)           ;[.I37]           ; IF(EXACT([.J37];&quot;Sí. Virtualización física&quot;)               ;VLOOKUP([.$F37];[$datos.$M$2:.$N$33];2;0)*[.L37]               ;&quot;Error&quot;)          )     )">
            <text:p/>
          </table:table-cell>
          <table:table-cell table:style-name="ce10"/>
          <table:table-cell table:style-name="ce13" table:content-validation-name="val5"/>
          <table:table-cell table:style-name="ce37" table:content-validation-name="val6" table:formula="of:=VLOOKUP([.O37];[$datos.$D$2:.$E$6];2;0)" office:value-type="string" office:string-value="" calcext:value-type="error">
            <text:p>#N/D</text:p>
          </table:table-cell>
          <table:table-cell table:style-name="ce16"/>
          <table:table-cell table:style-name="ce10"/>
          <table:table-cell table:style-name="ce13" table:content-validation-name="val13"/>
          <table:table-cell table:style-name="ce13" table:content-validation-name="val12"/>
          <table:table-cell table:style-name="ce10" table:content-validation-name="val15"/>
          <table:table-cell table:style-name="ce10" table:content-validation-name="val17"/>
          <table:table-cell table:style-name="ce13"/>
          <table:table-cell table:style-name="ce10"/>
          <table:table-cell table:number-columns-repeated="1000"/>
        </table:table-row>
        <table:table-row table:style-name="ro10">
          <table:table-cell office:value-type="string" calcext:value-type="string">
            <text:p>36.</text:p>
          </table:table-cell>
          <table:table-cell table:style-name="ce10" table:content-validation-name="val1"/>
          <table:table-cell table:style-name="ce13" table:content-validation-name="val2" table:number-columns-repeated="2"/>
          <table:table-cell table:style-name="ce16"/>
          <table:table-cell table:style-name="ce18" table:content-validation-name="val3"/>
          <table:table-cell table:style-name="ce10" table:number-columns-repeated="2"/>
          <table:table-cell table:style-name="ce20" table:formula="of:=VLOOKUP([.$F38];[$datos.$M$2:.$N$33];2;0)*[.G38]*[.H38]" office:value-type="string" office:string-value="" calcext:value-type="error">
            <text:p>#N/D</text:p>
          </table:table-cell>
          <table:table-cell table:style-name="ce23" table:content-validation-name="val4" office:value-type="string" calcext:value-type="string">
            <text:p>No</text:p>
          </table:table-cell>
          <table:table-cell table:style-name="ce27"/>
          <table:table-cell table:style-name="ce10"/>
          <table:table-cell table:style-name="ce32" table:formula="of:=IF(EXACT([.J38];&quot;No&quot;)      ;&quot;&quot;      ; IF(EXACT([.J38];&quot;Sí. Virtualización lógica&quot;)           ;[.I38]           ; IF(EXACT([.J38];&quot;Sí. Virtualización física&quot;)               ;VLOOKUP([.$F38];[$datos.$M$2:.$N$33];2;0)*[.L38]               ;&quot;Error&quot;)          )     )">
            <text:p/>
          </table:table-cell>
          <table:table-cell table:style-name="ce10"/>
          <table:table-cell table:style-name="ce13" table:content-validation-name="val5"/>
          <table:table-cell table:style-name="ce37" table:content-validation-name="val6" table:formula="of:=VLOOKUP([.O38];[$datos.$D$2:.$E$6];2;0)" office:value-type="string" office:string-value="" calcext:value-type="error">
            <text:p>#N/D</text:p>
          </table:table-cell>
          <table:table-cell table:style-name="ce16"/>
          <table:table-cell table:style-name="ce10"/>
          <table:table-cell table:style-name="ce13" table:content-validation-name="val13"/>
          <table:table-cell table:style-name="ce13" table:content-validation-name="val12"/>
          <table:table-cell table:style-name="ce10" table:content-validation-name="val15"/>
          <table:table-cell table:style-name="ce10" table:content-validation-name="val17"/>
          <table:table-cell table:style-name="ce13"/>
          <table:table-cell table:style-name="ce10"/>
          <table:table-cell table:number-columns-repeated="1000"/>
        </table:table-row>
        <table:table-row table:style-name="ro10">
          <table:table-cell table:style-name="ce44" office:value-type="string" calcext:value-type="string">
            <text:p>37.</text:p>
          </table:table-cell>
          <table:table-cell table:style-name="ce10" table:content-validation-name="val1"/>
          <table:table-cell table:style-name="ce13" table:content-validation-name="val2" table:number-columns-repeated="2"/>
          <table:table-cell table:style-name="ce16"/>
          <table:table-cell table:style-name="ce18" table:content-validation-name="val3"/>
          <table:table-cell table:style-name="ce10" table:number-columns-repeated="2"/>
          <table:table-cell table:style-name="ce20" table:formula="of:=VLOOKUP([.$F39];[$datos.$M$2:.$N$33];2;0)*[.G39]*[.H39]" office:value-type="string" office:string-value="" calcext:value-type="error">
            <text:p>#N/D</text:p>
          </table:table-cell>
          <table:table-cell table:style-name="ce23" table:content-validation-name="val4" office:value-type="string" calcext:value-type="string">
            <text:p>No</text:p>
          </table:table-cell>
          <table:table-cell table:style-name="ce27"/>
          <table:table-cell table:style-name="ce10"/>
          <table:table-cell table:style-name="ce32" table:formula="of:=IF(EXACT([.J39];&quot;No&quot;)      ;&quot;&quot;      ; IF(EXACT([.J39];&quot;Sí. Virtualización lógica&quot;)           ;[.I39]           ; IF(EXACT([.J39];&quot;Sí. Virtualización física&quot;)               ;VLOOKUP([.$F39];[$datos.$M$2:.$N$33];2;0)*[.L39]               ;&quot;Error&quot;)          )     )">
            <text:p/>
          </table:table-cell>
          <table:table-cell table:style-name="ce10"/>
          <table:table-cell table:style-name="ce13" table:content-validation-name="val5"/>
          <table:table-cell table:style-name="ce37" table:content-validation-name="val6" table:formula="of:=VLOOKUP([.O39];[$datos.$D$2:.$E$6];2;0)" office:value-type="string" office:string-value="" calcext:value-type="error">
            <text:p>#N/D</text:p>
          </table:table-cell>
          <table:table-cell table:style-name="ce16"/>
          <table:table-cell table:style-name="ce10"/>
          <table:table-cell table:style-name="ce13" table:content-validation-name="val13"/>
          <table:table-cell table:style-name="ce13" table:content-validation-name="val12"/>
          <table:table-cell table:style-name="ce10" table:content-validation-name="val15"/>
          <table:table-cell table:style-name="ce10" table:content-validation-name="val17"/>
          <table:table-cell table:style-name="ce13"/>
          <table:table-cell table:style-name="ce10"/>
          <table:table-cell table:number-columns-repeated="1000"/>
        </table:table-row>
        <table:table-row table:style-name="ro10">
          <table:table-cell office:value-type="string" calcext:value-type="string">
            <text:p>38.</text:p>
          </table:table-cell>
          <table:table-cell table:style-name="ce10" table:content-validation-name="val1"/>
          <table:table-cell table:style-name="ce13" table:content-validation-name="val2" table:number-columns-repeated="2"/>
          <table:table-cell table:style-name="ce16"/>
          <table:table-cell table:style-name="ce18" table:content-validation-name="val3"/>
          <table:table-cell table:style-name="ce10" table:number-columns-repeated="2"/>
          <table:table-cell table:style-name="ce20" table:formula="of:=VLOOKUP([.$F40];[$datos.$M$2:.$N$33];2;0)*[.G40]*[.H40]" office:value-type="string" office:string-value="" calcext:value-type="error">
            <text:p>#N/D</text:p>
          </table:table-cell>
          <table:table-cell table:style-name="ce23" table:content-validation-name="val4" office:value-type="string" calcext:value-type="string">
            <text:p>No</text:p>
          </table:table-cell>
          <table:table-cell table:style-name="ce27"/>
          <table:table-cell table:style-name="ce10"/>
          <table:table-cell table:style-name="ce32" table:formula="of:=IF(EXACT([.J40];&quot;No&quot;)      ;&quot;&quot;      ; IF(EXACT([.J40];&quot;Sí. Virtualización lógica&quot;)           ;[.I40]           ; IF(EXACT([.J40];&quot;Sí. Virtualización física&quot;)               ;VLOOKUP([.$F40];[$datos.$M$2:.$N$33];2;0)*[.L40]               ;&quot;Error&quot;)          )     )">
            <text:p/>
          </table:table-cell>
          <table:table-cell table:style-name="ce10"/>
          <table:table-cell table:style-name="ce13" table:content-validation-name="val5"/>
          <table:table-cell table:style-name="ce37" table:content-validation-name="val6" table:formula="of:=VLOOKUP([.O40];[$datos.$D$2:.$E$6];2;0)" office:value-type="string" office:string-value="" calcext:value-type="error">
            <text:p>#N/D</text:p>
          </table:table-cell>
          <table:table-cell table:style-name="ce16"/>
          <table:table-cell table:style-name="ce10"/>
          <table:table-cell table:style-name="ce13" table:content-validation-name="val13"/>
          <table:table-cell table:style-name="ce13" table:content-validation-name="val12"/>
          <table:table-cell table:style-name="ce10" table:content-validation-name="val15"/>
          <table:table-cell table:style-name="ce10" table:content-validation-name="val17"/>
          <table:table-cell table:style-name="ce13"/>
          <table:table-cell table:style-name="ce10"/>
          <table:table-cell table:number-columns-repeated="1000"/>
        </table:table-row>
        <table:table-row table:style-name="ro10">
          <table:table-cell table:style-name="ce44" office:value-type="string" calcext:value-type="string">
            <text:p>39.</text:p>
          </table:table-cell>
          <table:table-cell table:style-name="ce10" table:content-validation-name="val1"/>
          <table:table-cell table:style-name="ce13" table:content-validation-name="val2" table:number-columns-repeated="2"/>
          <table:table-cell table:style-name="ce16"/>
          <table:table-cell table:style-name="ce18" table:content-validation-name="val3"/>
          <table:table-cell table:style-name="ce10" table:number-columns-repeated="2"/>
          <table:table-cell table:style-name="ce20" table:formula="of:=VLOOKUP([.$F41];[$datos.$M$2:.$N$33];2;0)*[.G41]*[.H41]" office:value-type="string" office:string-value="" calcext:value-type="error">
            <text:p>#N/D</text:p>
          </table:table-cell>
          <table:table-cell table:style-name="ce23" table:content-validation-name="val4" office:value-type="string" calcext:value-type="string">
            <text:p>No</text:p>
          </table:table-cell>
          <table:table-cell table:style-name="ce27"/>
          <table:table-cell table:style-name="ce10"/>
          <table:table-cell table:style-name="ce32" table:formula="of:=IF(EXACT([.J41];&quot;No&quot;)      ;&quot;&quot;      ; IF(EXACT([.J41];&quot;Sí. Virtualización lógica&quot;)           ;[.I41]           ; IF(EXACT([.J41];&quot;Sí. Virtualización física&quot;)               ;VLOOKUP([.$F41];[$datos.$M$2:.$N$33];2;0)*[.L41]               ;&quot;Error&quot;)          )     )">
            <text:p/>
          </table:table-cell>
          <table:table-cell table:style-name="ce10"/>
          <table:table-cell table:style-name="ce13" table:content-validation-name="val5"/>
          <table:table-cell table:style-name="ce37" table:content-validation-name="val6" table:formula="of:=VLOOKUP([.O41];[$datos.$D$2:.$E$6];2;0)" office:value-type="string" office:string-value="" calcext:value-type="error">
            <text:p>#N/D</text:p>
          </table:table-cell>
          <table:table-cell table:style-name="ce16"/>
          <table:table-cell table:style-name="ce10"/>
          <table:table-cell table:style-name="ce13" table:content-validation-name="val13"/>
          <table:table-cell table:style-name="ce13" table:content-validation-name="val12"/>
          <table:table-cell table:style-name="ce10" table:content-validation-name="val15"/>
          <table:table-cell table:style-name="ce10" table:content-validation-name="val17"/>
          <table:table-cell table:style-name="ce13"/>
          <table:table-cell table:style-name="ce10"/>
          <table:table-cell table:number-columns-repeated="1000"/>
        </table:table-row>
        <table:table-row table:style-name="ro10">
          <table:table-cell office:value-type="string" calcext:value-type="string">
            <text:p>40.</text:p>
          </table:table-cell>
          <table:table-cell table:style-name="ce10" table:content-validation-name="val1"/>
          <table:table-cell table:style-name="ce13" table:content-validation-name="val2" table:number-columns-repeated="2"/>
          <table:table-cell table:style-name="ce16"/>
          <table:table-cell table:style-name="ce18" table:content-validation-name="val3"/>
          <table:table-cell table:style-name="ce10" table:number-columns-repeated="2"/>
          <table:table-cell table:style-name="ce20" table:formula="of:=VLOOKUP([.$F42];[$datos.$M$2:.$N$33];2;0)*[.G42]*[.H42]" office:value-type="string" office:string-value="" calcext:value-type="error">
            <text:p>#N/D</text:p>
          </table:table-cell>
          <table:table-cell table:style-name="ce23" table:content-validation-name="val4" office:value-type="string" calcext:value-type="string">
            <text:p>No</text:p>
          </table:table-cell>
          <table:table-cell table:style-name="ce27"/>
          <table:table-cell table:style-name="ce10"/>
          <table:table-cell table:style-name="ce32" table:formula="of:=IF(EXACT([.J42];&quot;No&quot;)      ;&quot;&quot;      ; IF(EXACT([.J42];&quot;Sí. Virtualización lógica&quot;)           ;[.I42]           ; IF(EXACT([.J42];&quot;Sí. Virtualización física&quot;)               ;VLOOKUP([.$F42];[$datos.$M$2:.$N$33];2;0)*[.L42]               ;&quot;Error&quot;)          )     )">
            <text:p/>
          </table:table-cell>
          <table:table-cell table:style-name="ce10"/>
          <table:table-cell table:style-name="ce13" table:content-validation-name="val5"/>
          <table:table-cell table:style-name="ce37" table:content-validation-name="val6" table:formula="of:=VLOOKUP([.O42];[$datos.$D$2:.$E$6];2;0)" office:value-type="string" office:string-value="" calcext:value-type="error">
            <text:p>#N/D</text:p>
          </table:table-cell>
          <table:table-cell table:style-name="ce16"/>
          <table:table-cell table:style-name="ce10"/>
          <table:table-cell table:style-name="ce13" table:content-validation-name="val13"/>
          <table:table-cell table:style-name="ce13" table:content-validation-name="val12"/>
          <table:table-cell table:style-name="ce10" table:content-validation-name="val15"/>
          <table:table-cell table:style-name="ce10" table:content-validation-name="val17"/>
          <table:table-cell table:style-name="ce13"/>
          <table:table-cell table:style-name="ce10"/>
          <table:table-cell table:number-columns-repeated="1000"/>
        </table:table-row>
        <table:table-row table:style-name="ro10">
          <table:table-cell table:style-name="ce44" office:value-type="string" calcext:value-type="string">
            <text:p>41.</text:p>
          </table:table-cell>
          <table:table-cell table:style-name="ce10" table:content-validation-name="val1"/>
          <table:table-cell table:style-name="ce13" table:content-validation-name="val2" table:number-columns-repeated="2"/>
          <table:table-cell table:style-name="ce16"/>
          <table:table-cell table:style-name="ce18" table:content-validation-name="val3"/>
          <table:table-cell table:style-name="ce10" table:number-columns-repeated="2"/>
          <table:table-cell table:style-name="ce20" table:formula="of:=VLOOKUP([.$F43];[$datos.$M$2:.$N$33];2;0)*[.G43]*[.H43]" office:value-type="string" office:string-value="" calcext:value-type="error">
            <text:p>#N/D</text:p>
          </table:table-cell>
          <table:table-cell table:style-name="ce23" table:content-validation-name="val4" office:value-type="string" calcext:value-type="string">
            <text:p>No</text:p>
          </table:table-cell>
          <table:table-cell table:style-name="ce27"/>
          <table:table-cell table:style-name="ce10"/>
          <table:table-cell table:style-name="ce32" table:formula="of:=IF(EXACT([.J43];&quot;No&quot;)      ;&quot;&quot;      ; IF(EXACT([.J43];&quot;Sí. Virtualización lógica&quot;)           ;[.I43]           ; IF(EXACT([.J43];&quot;Sí. Virtualización física&quot;)               ;VLOOKUP([.$F43];[$datos.$M$2:.$N$33];2;0)*[.L43]               ;&quot;Error&quot;)          )     )">
            <text:p/>
          </table:table-cell>
          <table:table-cell table:style-name="ce10"/>
          <table:table-cell table:style-name="ce13" table:content-validation-name="val5"/>
          <table:table-cell table:style-name="ce37" table:content-validation-name="val6" table:formula="of:=VLOOKUP([.O43];[$datos.$D$2:.$E$6];2;0)" office:value-type="string" office:string-value="" calcext:value-type="error">
            <text:p>#N/D</text:p>
          </table:table-cell>
          <table:table-cell table:style-name="ce16"/>
          <table:table-cell table:style-name="ce10"/>
          <table:table-cell table:style-name="ce13" table:content-validation-name="val13"/>
          <table:table-cell table:style-name="ce13" table:content-validation-name="val12"/>
          <table:table-cell table:style-name="ce10" table:content-validation-name="val15"/>
          <table:table-cell table:style-name="ce10" table:content-validation-name="val17"/>
          <table:table-cell table:style-name="ce13"/>
          <table:table-cell table:style-name="ce10"/>
          <table:table-cell table:number-columns-repeated="1000"/>
        </table:table-row>
        <table:table-row table:style-name="ro10">
          <table:table-cell office:value-type="string" calcext:value-type="string">
            <text:p>42.</text:p>
          </table:table-cell>
          <table:table-cell table:style-name="ce10" table:content-validation-name="val1"/>
          <table:table-cell table:style-name="ce13" table:content-validation-name="val2" table:number-columns-repeated="2"/>
          <table:table-cell table:style-name="ce16"/>
          <table:table-cell table:style-name="ce18" table:content-validation-name="val3"/>
          <table:table-cell table:style-name="ce10" table:number-columns-repeated="2"/>
          <table:table-cell table:style-name="ce20" table:formula="of:=VLOOKUP([.$F44];[$datos.$M$2:.$N$33];2;0)*[.G44]*[.H44]" office:value-type="string" office:string-value="" calcext:value-type="error">
            <text:p>#N/D</text:p>
          </table:table-cell>
          <table:table-cell table:style-name="ce23" table:content-validation-name="val4" office:value-type="string" calcext:value-type="string">
            <text:p>No</text:p>
          </table:table-cell>
          <table:table-cell table:style-name="ce27"/>
          <table:table-cell table:style-name="ce10"/>
          <table:table-cell table:style-name="ce32" table:formula="of:=IF(EXACT([.J44];&quot;No&quot;)      ;&quot;&quot;      ; IF(EXACT([.J44];&quot;Sí. Virtualización lógica&quot;)           ;[.I44]           ; IF(EXACT([.J44];&quot;Sí. Virtualización física&quot;)               ;VLOOKUP([.$F44];[$datos.$M$2:.$N$33];2;0)*[.L44]               ;&quot;Error&quot;)          )     )">
            <text:p/>
          </table:table-cell>
          <table:table-cell table:style-name="ce10"/>
          <table:table-cell table:style-name="ce13" table:content-validation-name="val5"/>
          <table:table-cell table:style-name="ce37" table:content-validation-name="val6" table:formula="of:=VLOOKUP([.O44];[$datos.$D$2:.$E$6];2;0)" office:value-type="string" office:string-value="" calcext:value-type="error">
            <text:p>#N/D</text:p>
          </table:table-cell>
          <table:table-cell table:style-name="ce16"/>
          <table:table-cell table:style-name="ce10"/>
          <table:table-cell table:style-name="ce13" table:content-validation-name="val13"/>
          <table:table-cell table:style-name="ce13" table:content-validation-name="val12"/>
          <table:table-cell table:style-name="ce10" table:content-validation-name="val15"/>
          <table:table-cell table:style-name="ce10" table:content-validation-name="val17"/>
          <table:table-cell table:style-name="ce13"/>
          <table:table-cell table:style-name="ce10"/>
          <table:table-cell table:number-columns-repeated="1000"/>
        </table:table-row>
        <table:table-row table:style-name="ro10">
          <table:table-cell table:style-name="ce44" office:value-type="string" calcext:value-type="string">
            <text:p>43.</text:p>
          </table:table-cell>
          <table:table-cell table:style-name="ce10" table:content-validation-name="val1"/>
          <table:table-cell table:style-name="ce13" table:content-validation-name="val2" table:number-columns-repeated="2"/>
          <table:table-cell table:style-name="ce16"/>
          <table:table-cell table:style-name="ce18" table:content-validation-name="val3"/>
          <table:table-cell table:style-name="ce10" table:number-columns-repeated="2"/>
          <table:table-cell table:style-name="ce20" table:formula="of:=VLOOKUP([.$F45];[$datos.$M$2:.$N$33];2;0)*[.G45]*[.H45]" office:value-type="string" office:string-value="" calcext:value-type="error">
            <text:p>#N/D</text:p>
          </table:table-cell>
          <table:table-cell table:style-name="ce23" table:content-validation-name="val4" office:value-type="string" calcext:value-type="string">
            <text:p>No</text:p>
          </table:table-cell>
          <table:table-cell table:style-name="ce27"/>
          <table:table-cell table:style-name="ce10"/>
          <table:table-cell table:style-name="ce32" table:formula="of:=IF(EXACT([.J45];&quot;No&quot;)      ;&quot;&quot;      ; IF(EXACT([.J45];&quot;Sí. Virtualización lógica&quot;)           ;[.I45]           ; IF(EXACT([.J45];&quot;Sí. Virtualización física&quot;)               ;VLOOKUP([.$F45];[$datos.$M$2:.$N$33];2;0)*[.L45]               ;&quot;Error&quot;)          )     )">
            <text:p/>
          </table:table-cell>
          <table:table-cell table:style-name="ce10"/>
          <table:table-cell table:style-name="ce13" table:content-validation-name="val5"/>
          <table:table-cell table:style-name="ce37" table:content-validation-name="val6" table:formula="of:=VLOOKUP([.O45];[$datos.$D$2:.$E$6];2;0)" office:value-type="string" office:string-value="" calcext:value-type="error">
            <text:p>#N/D</text:p>
          </table:table-cell>
          <table:table-cell table:style-name="ce16"/>
          <table:table-cell table:style-name="ce10"/>
          <table:table-cell table:style-name="ce13" table:content-validation-name="val13"/>
          <table:table-cell table:style-name="ce13" table:content-validation-name="val12"/>
          <table:table-cell table:style-name="ce10" table:content-validation-name="val15"/>
          <table:table-cell table:style-name="ce10" table:content-validation-name="val17"/>
          <table:table-cell table:style-name="ce13"/>
          <table:table-cell table:style-name="ce10"/>
          <table:table-cell table:number-columns-repeated="1000"/>
        </table:table-row>
        <table:table-row table:style-name="ro10">
          <table:table-cell office:value-type="string" calcext:value-type="string">
            <text:p>44.</text:p>
          </table:table-cell>
          <table:table-cell table:style-name="ce10" table:content-validation-name="val1"/>
          <table:table-cell table:style-name="ce13" table:content-validation-name="val2" table:number-columns-repeated="2"/>
          <table:table-cell table:style-name="ce16"/>
          <table:table-cell table:style-name="ce18" table:content-validation-name="val3"/>
          <table:table-cell table:style-name="ce10" table:number-columns-repeated="2"/>
          <table:table-cell table:style-name="ce20" table:formula="of:=VLOOKUP([.$F46];[$datos.$M$2:.$N$33];2;0)*[.G46]*[.H46]" office:value-type="string" office:string-value="" calcext:value-type="error">
            <text:p>#N/D</text:p>
          </table:table-cell>
          <table:table-cell table:style-name="ce23" table:content-validation-name="val4" office:value-type="string" calcext:value-type="string">
            <text:p>No</text:p>
          </table:table-cell>
          <table:table-cell table:style-name="ce27"/>
          <table:table-cell table:style-name="ce10"/>
          <table:table-cell table:style-name="ce32" table:formula="of:=IF(EXACT([.J46];&quot;No&quot;)      ;&quot;&quot;      ; IF(EXACT([.J46];&quot;Sí. Virtualización lógica&quot;)           ;[.I46]           ; IF(EXACT([.J46];&quot;Sí. Virtualización física&quot;)               ;VLOOKUP([.$F46];[$datos.$M$2:.$N$33];2;0)*[.L46]               ;&quot;Error&quot;)          )     )">
            <text:p/>
          </table:table-cell>
          <table:table-cell table:style-name="ce10"/>
          <table:table-cell table:style-name="ce13" table:content-validation-name="val5"/>
          <table:table-cell table:style-name="ce37" table:content-validation-name="val6" table:formula="of:=VLOOKUP([.O46];[$datos.$D$2:.$E$6];2;0)" office:value-type="string" office:string-value="" calcext:value-type="error">
            <text:p>#N/D</text:p>
          </table:table-cell>
          <table:table-cell table:style-name="ce16"/>
          <table:table-cell table:style-name="ce10"/>
          <table:table-cell table:style-name="ce13" table:content-validation-name="val13"/>
          <table:table-cell table:style-name="ce13" table:content-validation-name="val12"/>
          <table:table-cell table:style-name="ce10" table:content-validation-name="val15"/>
          <table:table-cell table:style-name="ce10" table:content-validation-name="val17"/>
          <table:table-cell table:style-name="ce13"/>
          <table:table-cell table:style-name="ce10"/>
          <table:table-cell table:number-columns-repeated="1000"/>
        </table:table-row>
        <table:table-row table:style-name="ro10">
          <table:table-cell table:style-name="ce44" office:value-type="string" calcext:value-type="string">
            <text:p>45.</text:p>
          </table:table-cell>
          <table:table-cell table:style-name="ce10" table:content-validation-name="val1"/>
          <table:table-cell table:style-name="ce13" table:content-validation-name="val2" table:number-columns-repeated="2"/>
          <table:table-cell table:style-name="ce16"/>
          <table:table-cell table:style-name="ce18" table:content-validation-name="val3"/>
          <table:table-cell table:style-name="ce10" table:number-columns-repeated="2"/>
          <table:table-cell table:style-name="ce20" table:formula="of:=VLOOKUP([.$F47];[$datos.$M$2:.$N$33];2;0)*[.G47]*[.H47]" office:value-type="string" office:string-value="" calcext:value-type="error">
            <text:p>#N/D</text:p>
          </table:table-cell>
          <table:table-cell table:style-name="ce23" table:content-validation-name="val4" office:value-type="string" calcext:value-type="string">
            <text:p>No</text:p>
          </table:table-cell>
          <table:table-cell table:style-name="ce27"/>
          <table:table-cell table:style-name="ce10"/>
          <table:table-cell table:style-name="ce32" table:formula="of:=IF(EXACT([.J47];&quot;No&quot;)      ;&quot;&quot;      ; IF(EXACT([.J47];&quot;Sí. Virtualización lógica&quot;)           ;[.I47]           ; IF(EXACT([.J47];&quot;Sí. Virtualización física&quot;)               ;VLOOKUP([.$F47];[$datos.$M$2:.$N$33];2;0)*[.L47]               ;&quot;Error&quot;)          )     )">
            <text:p/>
          </table:table-cell>
          <table:table-cell table:style-name="ce10"/>
          <table:table-cell table:style-name="ce13" table:content-validation-name="val5"/>
          <table:table-cell table:style-name="ce37" table:content-validation-name="val6" table:formula="of:=VLOOKUP([.O47];[$datos.$D$2:.$E$6];2;0)" office:value-type="string" office:string-value="" calcext:value-type="error">
            <text:p>#N/D</text:p>
          </table:table-cell>
          <table:table-cell table:style-name="ce16"/>
          <table:table-cell table:style-name="ce10"/>
          <table:table-cell table:style-name="ce13" table:content-validation-name="val13"/>
          <table:table-cell table:style-name="ce13" table:content-validation-name="val12"/>
          <table:table-cell table:style-name="ce10" table:content-validation-name="val15"/>
          <table:table-cell table:style-name="ce10" table:content-validation-name="val17"/>
          <table:table-cell table:style-name="ce13"/>
          <table:table-cell table:style-name="ce10"/>
          <table:table-cell table:number-columns-repeated="1000"/>
        </table:table-row>
        <table:table-row table:style-name="ro10">
          <table:table-cell office:value-type="string" calcext:value-type="string">
            <text:p>46.</text:p>
          </table:table-cell>
          <table:table-cell table:style-name="ce10" table:content-validation-name="val1"/>
          <table:table-cell table:style-name="ce13" table:content-validation-name="val2" table:number-columns-repeated="2"/>
          <table:table-cell table:style-name="ce16"/>
          <table:table-cell table:style-name="ce18" table:content-validation-name="val3"/>
          <table:table-cell table:style-name="ce10" table:number-columns-repeated="2"/>
          <table:table-cell table:style-name="ce20" table:formula="of:=VLOOKUP([.$F48];[$datos.$M$2:.$N$33];2;0)*[.G48]*[.H48]" office:value-type="string" office:string-value="" calcext:value-type="error">
            <text:p>#N/D</text:p>
          </table:table-cell>
          <table:table-cell table:style-name="ce23" table:content-validation-name="val4" office:value-type="string" calcext:value-type="string">
            <text:p>No</text:p>
          </table:table-cell>
          <table:table-cell table:style-name="ce27"/>
          <table:table-cell table:style-name="ce10"/>
          <table:table-cell table:style-name="ce32" table:formula="of:=IF(EXACT([.J48];&quot;No&quot;)      ;&quot;&quot;      ; IF(EXACT([.J48];&quot;Sí. Virtualización lógica&quot;)           ;[.I48]           ; IF(EXACT([.J48];&quot;Sí. Virtualización física&quot;)               ;VLOOKUP([.$F48];[$datos.$M$2:.$N$33];2;0)*[.L48]               ;&quot;Error&quot;)          )     )">
            <text:p/>
          </table:table-cell>
          <table:table-cell table:style-name="ce10"/>
          <table:table-cell table:style-name="ce13" table:content-validation-name="val5"/>
          <table:table-cell table:style-name="ce37" table:content-validation-name="val6" table:formula="of:=VLOOKUP([.O48];[$datos.$D$2:.$E$6];2;0)" office:value-type="string" office:string-value="" calcext:value-type="error">
            <text:p>#N/D</text:p>
          </table:table-cell>
          <table:table-cell table:style-name="ce16"/>
          <table:table-cell table:style-name="ce10"/>
          <table:table-cell table:style-name="ce13" table:content-validation-name="val13"/>
          <table:table-cell table:style-name="ce13" table:content-validation-name="val12"/>
          <table:table-cell table:style-name="ce10" table:content-validation-name="val15"/>
          <table:table-cell table:style-name="ce10" table:content-validation-name="val17"/>
          <table:table-cell table:style-name="ce13"/>
          <table:table-cell table:style-name="ce10"/>
          <table:table-cell table:number-columns-repeated="1000"/>
        </table:table-row>
        <table:table-row table:style-name="ro10">
          <table:table-cell table:style-name="ce44" office:value-type="string" calcext:value-type="string">
            <text:p>47.</text:p>
          </table:table-cell>
          <table:table-cell table:style-name="ce10" table:content-validation-name="val1"/>
          <table:table-cell table:style-name="ce13" table:content-validation-name="val2" table:number-columns-repeated="2"/>
          <table:table-cell table:style-name="ce16"/>
          <table:table-cell table:style-name="ce18" table:content-validation-name="val3"/>
          <table:table-cell table:style-name="ce10" table:number-columns-repeated="2"/>
          <table:table-cell table:style-name="ce20" table:formula="of:=VLOOKUP([.$F49];[$datos.$M$2:.$N$33];2;0)*[.G49]*[.H49]" office:value-type="string" office:string-value="" calcext:value-type="error">
            <text:p>#N/D</text:p>
          </table:table-cell>
          <table:table-cell table:style-name="ce23" table:content-validation-name="val4" office:value-type="string" calcext:value-type="string">
            <text:p>No</text:p>
          </table:table-cell>
          <table:table-cell table:style-name="ce27"/>
          <table:table-cell table:style-name="ce10"/>
          <table:table-cell table:style-name="ce32" table:formula="of:=IF(EXACT([.J49];&quot;No&quot;)      ;&quot;&quot;      ; IF(EXACT([.J49];&quot;Sí. Virtualización lógica&quot;)           ;[.I49]           ; IF(EXACT([.J49];&quot;Sí. Virtualización física&quot;)               ;VLOOKUP([.$F49];[$datos.$M$2:.$N$33];2;0)*[.L49]               ;&quot;Error&quot;)          )     )">
            <text:p/>
          </table:table-cell>
          <table:table-cell table:style-name="ce10"/>
          <table:table-cell table:style-name="ce13" table:content-validation-name="val5"/>
          <table:table-cell table:style-name="ce37" table:content-validation-name="val6" table:formula="of:=VLOOKUP([.O49];[$datos.$D$2:.$E$6];2;0)" office:value-type="string" office:string-value="" calcext:value-type="error">
            <text:p>#N/D</text:p>
          </table:table-cell>
          <table:table-cell table:style-name="ce16"/>
          <table:table-cell table:style-name="ce10"/>
          <table:table-cell table:style-name="ce13" table:content-validation-name="val13"/>
          <table:table-cell table:style-name="ce13" table:content-validation-name="val12"/>
          <table:table-cell table:style-name="ce10" table:content-validation-name="val15"/>
          <table:table-cell table:style-name="ce10" table:content-validation-name="val17"/>
          <table:table-cell table:style-name="ce13"/>
          <table:table-cell table:style-name="ce10"/>
          <table:table-cell table:number-columns-repeated="1000"/>
        </table:table-row>
        <table:table-row table:style-name="ro10">
          <table:table-cell office:value-type="string" calcext:value-type="string">
            <text:p>48.</text:p>
          </table:table-cell>
          <table:table-cell table:style-name="ce10" table:content-validation-name="val1"/>
          <table:table-cell table:style-name="ce13" table:content-validation-name="val2" table:number-columns-repeated="2"/>
          <table:table-cell table:style-name="ce16"/>
          <table:table-cell table:style-name="ce18" table:content-validation-name="val3"/>
          <table:table-cell table:style-name="ce10" table:number-columns-repeated="2"/>
          <table:table-cell table:style-name="ce20" table:formula="of:=VLOOKUP([.$F50];[$datos.$M$2:.$N$33];2;0)*[.G50]*[.H50]" office:value-type="string" office:string-value="" calcext:value-type="error">
            <text:p>#N/D</text:p>
          </table:table-cell>
          <table:table-cell table:style-name="ce23" table:content-validation-name="val4" office:value-type="string" calcext:value-type="string">
            <text:p>No</text:p>
          </table:table-cell>
          <table:table-cell table:style-name="ce27"/>
          <table:table-cell table:style-name="ce10"/>
          <table:table-cell table:style-name="ce32" table:formula="of:=IF(EXACT([.J50];&quot;No&quot;)      ;&quot;&quot;      ; IF(EXACT([.J50];&quot;Sí. Virtualización lógica&quot;)           ;[.I50]           ; IF(EXACT([.J50];&quot;Sí. Virtualización física&quot;)               ;VLOOKUP([.$F50];[$datos.$M$2:.$N$33];2;0)*[.L50]               ;&quot;Error&quot;)          )     )">
            <text:p/>
          </table:table-cell>
          <table:table-cell table:style-name="ce10"/>
          <table:table-cell table:style-name="ce13" table:content-validation-name="val5"/>
          <table:table-cell table:style-name="ce37" table:content-validation-name="val6" table:formula="of:=VLOOKUP([.O50];[$datos.$D$2:.$E$6];2;0)" office:value-type="string" office:string-value="" calcext:value-type="error">
            <text:p>#N/D</text:p>
          </table:table-cell>
          <table:table-cell table:style-name="ce16"/>
          <table:table-cell table:style-name="ce10"/>
          <table:table-cell table:style-name="ce13" table:content-validation-name="val13"/>
          <table:table-cell table:style-name="ce13" table:content-validation-name="val12"/>
          <table:table-cell table:style-name="ce10" table:content-validation-name="val15"/>
          <table:table-cell table:style-name="ce10" table:content-validation-name="val17"/>
          <table:table-cell table:style-name="ce13"/>
          <table:table-cell table:style-name="ce10"/>
          <table:table-cell table:number-columns-repeated="1000"/>
        </table:table-row>
        <table:table-row table:style-name="ro10">
          <table:table-cell table:style-name="ce44" office:value-type="string" calcext:value-type="string">
            <text:p>49.</text:p>
          </table:table-cell>
          <table:table-cell table:style-name="ce10" table:content-validation-name="val1"/>
          <table:table-cell table:style-name="ce13" table:content-validation-name="val2" table:number-columns-repeated="2"/>
          <table:table-cell table:style-name="ce16"/>
          <table:table-cell table:style-name="ce18" table:content-validation-name="val3"/>
          <table:table-cell table:style-name="ce10" table:number-columns-repeated="2"/>
          <table:table-cell table:style-name="ce20" table:formula="of:=VLOOKUP([.$F51];[$datos.$M$2:.$N$33];2;0)*[.G51]*[.H51]" office:value-type="string" office:string-value="" calcext:value-type="error">
            <text:p>#N/D</text:p>
          </table:table-cell>
          <table:table-cell table:style-name="ce23" table:content-validation-name="val4" office:value-type="string" calcext:value-type="string">
            <text:p>No</text:p>
          </table:table-cell>
          <table:table-cell table:style-name="ce27"/>
          <table:table-cell table:style-name="ce10"/>
          <table:table-cell table:style-name="ce32" table:formula="of:=IF(EXACT([.J51];&quot;No&quot;)      ;&quot;&quot;      ; IF(EXACT([.J51];&quot;Sí. Virtualización lógica&quot;)           ;[.I51]           ; IF(EXACT([.J51];&quot;Sí. Virtualización física&quot;)               ;VLOOKUP([.$F51];[$datos.$M$2:.$N$33];2;0)*[.L51]               ;&quot;Error&quot;)          )     )">
            <text:p/>
          </table:table-cell>
          <table:table-cell table:style-name="ce10"/>
          <table:table-cell table:style-name="ce13" table:content-validation-name="val5"/>
          <table:table-cell table:style-name="ce37" table:content-validation-name="val6" table:formula="of:=VLOOKUP([.O51];[$datos.$D$2:.$E$6];2;0)" office:value-type="string" office:string-value="" calcext:value-type="error">
            <text:p>#N/D</text:p>
          </table:table-cell>
          <table:table-cell table:style-name="ce16"/>
          <table:table-cell table:style-name="ce10"/>
          <table:table-cell table:style-name="ce13" table:content-validation-name="val13"/>
          <table:table-cell table:style-name="ce13" table:content-validation-name="val12"/>
          <table:table-cell table:style-name="ce10" table:content-validation-name="val15"/>
          <table:table-cell table:style-name="ce10" table:content-validation-name="val17"/>
          <table:table-cell table:style-name="ce13"/>
          <table:table-cell table:style-name="ce10"/>
          <table:table-cell table:number-columns-repeated="1000"/>
        </table:table-row>
        <table:table-row table:style-name="ro10">
          <table:table-cell office:value-type="string" calcext:value-type="string">
            <text:p>50.</text:p>
          </table:table-cell>
          <table:table-cell table:style-name="ce10" table:content-validation-name="val1"/>
          <table:table-cell table:style-name="ce13" table:content-validation-name="val2" table:number-columns-repeated="2"/>
          <table:table-cell table:style-name="ce16"/>
          <table:table-cell table:style-name="ce18" table:content-validation-name="val3"/>
          <table:table-cell table:style-name="ce10" table:number-columns-repeated="2"/>
          <table:table-cell table:style-name="ce20" table:formula="of:=VLOOKUP([.$F52];[$datos.$M$2:.$N$33];2;0)*[.G52]*[.H52]" office:value-type="string" office:string-value="" calcext:value-type="error">
            <text:p>#N/D</text:p>
          </table:table-cell>
          <table:table-cell table:style-name="ce23" table:content-validation-name="val4" office:value-type="string" calcext:value-type="string">
            <text:p>No</text:p>
          </table:table-cell>
          <table:table-cell table:style-name="ce27"/>
          <table:table-cell table:style-name="ce10"/>
          <table:table-cell table:style-name="ce32" table:formula="of:=IF(EXACT([.J52];&quot;No&quot;)      ;&quot;&quot;      ; IF(EXACT([.J52];&quot;Sí. Virtualización lógica&quot;)           ;[.I52]           ; IF(EXACT([.J52];&quot;Sí. Virtualización física&quot;)               ;VLOOKUP([.$F52];[$datos.$M$2:.$N$33];2;0)*[.L52]               ;&quot;Error&quot;)          )     )">
            <text:p/>
          </table:table-cell>
          <table:table-cell table:style-name="ce10"/>
          <table:table-cell table:style-name="ce13" table:content-validation-name="val5"/>
          <table:table-cell table:style-name="ce37" table:content-validation-name="val6" table:formula="of:=VLOOKUP([.O52];[$datos.$D$2:.$E$6];2;0)" office:value-type="string" office:string-value="" calcext:value-type="error">
            <text:p>#N/D</text:p>
          </table:table-cell>
          <table:table-cell table:style-name="ce16"/>
          <table:table-cell table:style-name="ce10"/>
          <table:table-cell table:style-name="ce13" table:content-validation-name="val13"/>
          <table:table-cell table:style-name="ce13" table:content-validation-name="val12"/>
          <table:table-cell table:style-name="ce10" table:content-validation-name="val15"/>
          <table:table-cell table:style-name="ce10" table:content-validation-name="val17"/>
          <table:table-cell table:style-name="ce13"/>
          <table:table-cell table:style-name="ce10"/>
          <table:table-cell table:number-columns-repeated="1000"/>
        </table:table-row>
        <table:table-row table:style-name="ro10">
          <table:table-cell table:style-name="ce44" office:value-type="string" calcext:value-type="string">
            <text:p>51.</text:p>
          </table:table-cell>
          <table:table-cell table:style-name="ce10" table:content-validation-name="val1"/>
          <table:table-cell table:style-name="ce13" table:content-validation-name="val2" table:number-columns-repeated="2"/>
          <table:table-cell table:style-name="ce16"/>
          <table:table-cell table:style-name="ce18" table:content-validation-name="val3"/>
          <table:table-cell table:style-name="ce10" table:number-columns-repeated="2"/>
          <table:table-cell table:style-name="ce20" table:formula="of:=VLOOKUP([.$F53];[$datos.$M$2:.$N$33];2;0)*[.G53]*[.H53]" office:value-type="string" office:string-value="" calcext:value-type="error">
            <text:p>#N/D</text:p>
          </table:table-cell>
          <table:table-cell table:style-name="ce23" table:content-validation-name="val4" office:value-type="string" calcext:value-type="string">
            <text:p>No</text:p>
          </table:table-cell>
          <table:table-cell table:style-name="ce27"/>
          <table:table-cell table:style-name="ce10"/>
          <table:table-cell table:style-name="ce32" table:formula="of:=IF(EXACT([.J53];&quot;No&quot;)      ;&quot;&quot;      ; IF(EXACT([.J53];&quot;Sí. Virtualización lógica&quot;)           ;[.I53]           ; IF(EXACT([.J53];&quot;Sí. Virtualización física&quot;)               ;VLOOKUP([.$F53];[$datos.$M$2:.$N$33];2;0)*[.L53]               ;&quot;Error&quot;)          )     )">
            <text:p/>
          </table:table-cell>
          <table:table-cell table:style-name="ce10"/>
          <table:table-cell table:style-name="ce13" table:content-validation-name="val5"/>
          <table:table-cell table:style-name="ce37" table:content-validation-name="val6" table:formula="of:=VLOOKUP([.O53];[$datos.$D$2:.$E$6];2;0)" office:value-type="string" office:string-value="" calcext:value-type="error">
            <text:p>#N/D</text:p>
          </table:table-cell>
          <table:table-cell table:style-name="ce16"/>
          <table:table-cell table:style-name="ce10"/>
          <table:table-cell table:style-name="ce13" table:content-validation-name="val13"/>
          <table:table-cell table:style-name="ce13" table:content-validation-name="val12"/>
          <table:table-cell table:style-name="ce10" table:content-validation-name="val15"/>
          <table:table-cell table:style-name="ce10" table:content-validation-name="val17"/>
          <table:table-cell table:style-name="ce13"/>
          <table:table-cell table:style-name="ce10"/>
          <table:table-cell table:number-columns-repeated="1000"/>
        </table:table-row>
        <table:table-row table:style-name="ro10">
          <table:table-cell office:value-type="string" calcext:value-type="string">
            <text:p>52.</text:p>
          </table:table-cell>
          <table:table-cell table:style-name="ce10" table:content-validation-name="val1"/>
          <table:table-cell table:style-name="ce13" table:content-validation-name="val2" table:number-columns-repeated="2"/>
          <table:table-cell table:style-name="ce16"/>
          <table:table-cell table:style-name="ce18" table:content-validation-name="val3"/>
          <table:table-cell table:style-name="ce10" table:number-columns-repeated="2"/>
          <table:table-cell table:style-name="ce20" table:formula="of:=VLOOKUP([.$F54];[$datos.$M$2:.$N$33];2;0)*[.G54]*[.H54]" office:value-type="string" office:string-value="" calcext:value-type="error">
            <text:p>#N/D</text:p>
          </table:table-cell>
          <table:table-cell table:style-name="ce23" table:content-validation-name="val4" office:value-type="string" calcext:value-type="string">
            <text:p>No</text:p>
          </table:table-cell>
          <table:table-cell table:style-name="ce27"/>
          <table:table-cell table:style-name="ce10"/>
          <table:table-cell table:style-name="ce32" table:formula="of:=IF(EXACT([.J54];&quot;No&quot;)      ;&quot;&quot;      ; IF(EXACT([.J54];&quot;Sí. Virtualización lógica&quot;)           ;[.I54]           ; IF(EXACT([.J54];&quot;Sí. Virtualización física&quot;)               ;VLOOKUP([.$F54];[$datos.$M$2:.$N$33];2;0)*[.L54]               ;&quot;Error&quot;)          )     )">
            <text:p/>
          </table:table-cell>
          <table:table-cell table:style-name="ce10"/>
          <table:table-cell table:style-name="ce13" table:content-validation-name="val5"/>
          <table:table-cell table:style-name="ce37" table:content-validation-name="val6" table:formula="of:=VLOOKUP([.O54];[$datos.$D$2:.$E$6];2;0)" office:value-type="string" office:string-value="" calcext:value-type="error">
            <text:p>#N/D</text:p>
          </table:table-cell>
          <table:table-cell table:style-name="ce16"/>
          <table:table-cell table:style-name="ce10"/>
          <table:table-cell table:style-name="ce13" table:content-validation-name="val13"/>
          <table:table-cell table:style-name="ce13" table:content-validation-name="val12"/>
          <table:table-cell table:style-name="ce10" table:content-validation-name="val15"/>
          <table:table-cell table:style-name="ce10" table:content-validation-name="val17"/>
          <table:table-cell table:style-name="ce13"/>
          <table:table-cell table:style-name="ce10"/>
          <table:table-cell table:number-columns-repeated="1000"/>
        </table:table-row>
        <table:table-row table:style-name="ro10">
          <table:table-cell table:style-name="ce44" office:value-type="string" calcext:value-type="string">
            <text:p>53.</text:p>
          </table:table-cell>
          <table:table-cell table:style-name="ce10" table:content-validation-name="val1"/>
          <table:table-cell table:style-name="ce13" table:content-validation-name="val2" table:number-columns-repeated="2"/>
          <table:table-cell table:style-name="ce16"/>
          <table:table-cell table:style-name="ce18" table:content-validation-name="val3"/>
          <table:table-cell table:style-name="ce10" table:number-columns-repeated="2"/>
          <table:table-cell table:style-name="ce20" table:formula="of:=VLOOKUP([.$F55];[$datos.$M$2:.$N$33];2;0)*[.G55]*[.H55]" office:value-type="string" office:string-value="" calcext:value-type="error">
            <text:p>#N/D</text:p>
          </table:table-cell>
          <table:table-cell table:style-name="ce23" table:content-validation-name="val4" office:value-type="string" calcext:value-type="string">
            <text:p>No</text:p>
          </table:table-cell>
          <table:table-cell table:style-name="ce27"/>
          <table:table-cell table:style-name="ce10"/>
          <table:table-cell table:style-name="ce32" table:formula="of:=IF(EXACT([.J55];&quot;No&quot;)      ;&quot;&quot;      ; IF(EXACT([.J55];&quot;Sí. Virtualización lógica&quot;)           ;[.I55]           ; IF(EXACT([.J55];&quot;Sí. Virtualización física&quot;)               ;VLOOKUP([.$F55];[$datos.$M$2:.$N$33];2;0)*[.L55]               ;&quot;Error&quot;)          )     )">
            <text:p/>
          </table:table-cell>
          <table:table-cell table:style-name="ce10"/>
          <table:table-cell table:style-name="ce13" table:content-validation-name="val5"/>
          <table:table-cell table:style-name="ce37" table:content-validation-name="val6" table:formula="of:=VLOOKUP([.O55];[$datos.$D$2:.$E$6];2;0)" office:value-type="string" office:string-value="" calcext:value-type="error">
            <text:p>#N/D</text:p>
          </table:table-cell>
          <table:table-cell table:style-name="ce16"/>
          <table:table-cell table:style-name="ce10"/>
          <table:table-cell table:style-name="ce13" table:content-validation-name="val13"/>
          <table:table-cell table:style-name="ce13" table:content-validation-name="val12"/>
          <table:table-cell table:style-name="ce10" table:content-validation-name="val15"/>
          <table:table-cell table:style-name="ce10" table:content-validation-name="val17"/>
          <table:table-cell table:style-name="ce13"/>
          <table:table-cell table:style-name="ce10"/>
          <table:table-cell table:number-columns-repeated="1000"/>
        </table:table-row>
        <table:table-row table:style-name="ro10">
          <table:table-cell office:value-type="string" calcext:value-type="string">
            <text:p>54.</text:p>
          </table:table-cell>
          <table:table-cell table:style-name="ce10" table:content-validation-name="val1"/>
          <table:table-cell table:style-name="ce13" table:content-validation-name="val2" table:number-columns-repeated="2"/>
          <table:table-cell table:style-name="ce16"/>
          <table:table-cell table:style-name="ce18" table:content-validation-name="val3"/>
          <table:table-cell table:style-name="ce10" table:number-columns-repeated="2"/>
          <table:table-cell table:style-name="ce20" table:formula="of:=VLOOKUP([.$F56];[$datos.$M$2:.$N$33];2;0)*[.G56]*[.H56]" office:value-type="string" office:string-value="" calcext:value-type="error">
            <text:p>#N/D</text:p>
          </table:table-cell>
          <table:table-cell table:style-name="ce23" table:content-validation-name="val4" office:value-type="string" calcext:value-type="string">
            <text:p>No</text:p>
          </table:table-cell>
          <table:table-cell table:style-name="ce27"/>
          <table:table-cell table:style-name="ce10"/>
          <table:table-cell table:style-name="ce32" table:formula="of:=IF(EXACT([.J56];&quot;No&quot;)      ;&quot;&quot;      ; IF(EXACT([.J56];&quot;Sí. Virtualización lógica&quot;)           ;[.I56]           ; IF(EXACT([.J56];&quot;Sí. Virtualización física&quot;)               ;VLOOKUP([.$F56];[$datos.$M$2:.$N$33];2;0)*[.L56]               ;&quot;Error&quot;)          )     )">
            <text:p/>
          </table:table-cell>
          <table:table-cell table:style-name="ce10"/>
          <table:table-cell table:style-name="ce13" table:content-validation-name="val5"/>
          <table:table-cell table:style-name="ce37" table:content-validation-name="val6" table:formula="of:=VLOOKUP([.O56];[$datos.$D$2:.$E$6];2;0)" office:value-type="string" office:string-value="" calcext:value-type="error">
            <text:p>#N/D</text:p>
          </table:table-cell>
          <table:table-cell table:style-name="ce16"/>
          <table:table-cell table:style-name="ce10"/>
          <table:table-cell table:style-name="ce13" table:content-validation-name="val13"/>
          <table:table-cell table:style-name="ce13" table:content-validation-name="val12"/>
          <table:table-cell table:style-name="ce10" table:content-validation-name="val15"/>
          <table:table-cell table:style-name="ce10" table:content-validation-name="val17"/>
          <table:table-cell table:style-name="ce13"/>
          <table:table-cell table:style-name="ce10"/>
          <table:table-cell table:number-columns-repeated="1000"/>
        </table:table-row>
        <table:table-row table:style-name="ro10">
          <table:table-cell table:style-name="ce44" office:value-type="string" calcext:value-type="string">
            <text:p>55.</text:p>
          </table:table-cell>
          <table:table-cell table:style-name="ce10" table:content-validation-name="val1"/>
          <table:table-cell table:style-name="ce13" table:content-validation-name="val2" table:number-columns-repeated="2"/>
          <table:table-cell table:style-name="ce16"/>
          <table:table-cell table:style-name="ce18" table:content-validation-name="val3"/>
          <table:table-cell table:style-name="ce10" table:number-columns-repeated="2"/>
          <table:table-cell table:style-name="ce20" table:formula="of:=VLOOKUP([.$F57];[$datos.$M$2:.$N$33];2;0)*[.G57]*[.H57]" office:value-type="string" office:string-value="" calcext:value-type="error">
            <text:p>#N/D</text:p>
          </table:table-cell>
          <table:table-cell table:style-name="ce23" table:content-validation-name="val4" office:value-type="string" calcext:value-type="string">
            <text:p>No</text:p>
          </table:table-cell>
          <table:table-cell table:style-name="ce27"/>
          <table:table-cell table:style-name="ce10"/>
          <table:table-cell table:style-name="ce32" table:formula="of:=IF(EXACT([.J57];&quot;No&quot;)      ;&quot;&quot;      ; IF(EXACT([.J57];&quot;Sí. Virtualización lógica&quot;)           ;[.I57]           ; IF(EXACT([.J57];&quot;Sí. Virtualización física&quot;)               ;VLOOKUP([.$F57];[$datos.$M$2:.$N$33];2;0)*[.L57]               ;&quot;Error&quot;)          )     )">
            <text:p/>
          </table:table-cell>
          <table:table-cell table:style-name="ce10"/>
          <table:table-cell table:style-name="ce13" table:content-validation-name="val5"/>
          <table:table-cell table:style-name="ce37" table:content-validation-name="val6" table:formula="of:=VLOOKUP([.O57];[$datos.$D$2:.$E$6];2;0)" office:value-type="string" office:string-value="" calcext:value-type="error">
            <text:p>#N/D</text:p>
          </table:table-cell>
          <table:table-cell table:style-name="ce16"/>
          <table:table-cell table:style-name="ce10"/>
          <table:table-cell table:style-name="ce13" table:content-validation-name="val13"/>
          <table:table-cell table:style-name="ce13" table:content-validation-name="val12"/>
          <table:table-cell table:style-name="ce10" table:content-validation-name="val15"/>
          <table:table-cell table:style-name="ce10" table:content-validation-name="val17"/>
          <table:table-cell table:style-name="ce13"/>
          <table:table-cell table:style-name="ce10"/>
          <table:table-cell table:number-columns-repeated="1000"/>
        </table:table-row>
        <table:table-row table:style-name="ro10">
          <table:table-cell office:value-type="string" calcext:value-type="string">
            <text:p>56.</text:p>
          </table:table-cell>
          <table:table-cell table:style-name="ce10" table:content-validation-name="val1"/>
          <table:table-cell table:style-name="ce13" table:content-validation-name="val2" table:number-columns-repeated="2"/>
          <table:table-cell table:style-name="ce16"/>
          <table:table-cell table:style-name="ce18" table:content-validation-name="val3"/>
          <table:table-cell table:style-name="ce10" table:number-columns-repeated="2"/>
          <table:table-cell table:style-name="ce20" table:formula="of:=VLOOKUP([.$F58];[$datos.$M$2:.$N$33];2;0)*[.G58]*[.H58]" office:value-type="string" office:string-value="" calcext:value-type="error">
            <text:p>#N/D</text:p>
          </table:table-cell>
          <table:table-cell table:style-name="ce23" table:content-validation-name="val4" office:value-type="string" calcext:value-type="string">
            <text:p>No</text:p>
          </table:table-cell>
          <table:table-cell table:style-name="ce27"/>
          <table:table-cell table:style-name="ce10"/>
          <table:table-cell table:style-name="ce32" table:formula="of:=IF(EXACT([.J58];&quot;No&quot;)      ;&quot;&quot;      ; IF(EXACT([.J58];&quot;Sí. Virtualización lógica&quot;)           ;[.I58]           ; IF(EXACT([.J58];&quot;Sí. Virtualización física&quot;)               ;VLOOKUP([.$F58];[$datos.$M$2:.$N$33];2;0)*[.L58]               ;&quot;Error&quot;)          )     )">
            <text:p/>
          </table:table-cell>
          <table:table-cell table:style-name="ce10"/>
          <table:table-cell table:style-name="ce13" table:content-validation-name="val5"/>
          <table:table-cell table:style-name="ce37" table:content-validation-name="val6" table:formula="of:=VLOOKUP([.O58];[$datos.$D$2:.$E$6];2;0)" office:value-type="string" office:string-value="" calcext:value-type="error">
            <text:p>#N/D</text:p>
          </table:table-cell>
          <table:table-cell table:style-name="ce16"/>
          <table:table-cell table:style-name="ce10"/>
          <table:table-cell table:style-name="ce13" table:content-validation-name="val13"/>
          <table:table-cell table:style-name="ce13" table:content-validation-name="val12"/>
          <table:table-cell table:style-name="ce10" table:content-validation-name="val15"/>
          <table:table-cell table:style-name="ce10" table:content-validation-name="val17"/>
          <table:table-cell table:style-name="ce13"/>
          <table:table-cell table:style-name="ce10"/>
          <table:table-cell table:number-columns-repeated="1000"/>
        </table:table-row>
        <table:table-row table:style-name="ro10">
          <table:table-cell table:style-name="ce44" office:value-type="string" calcext:value-type="string">
            <text:p>57.</text:p>
          </table:table-cell>
          <table:table-cell table:style-name="ce10" table:content-validation-name="val1"/>
          <table:table-cell table:style-name="ce13" table:content-validation-name="val2" table:number-columns-repeated="2"/>
          <table:table-cell table:style-name="ce16"/>
          <table:table-cell table:style-name="ce18" table:content-validation-name="val3"/>
          <table:table-cell table:style-name="ce10" table:number-columns-repeated="2"/>
          <table:table-cell table:style-name="ce20" table:formula="of:=VLOOKUP([.$F59];[$datos.$M$2:.$N$33];2;0)*[.G59]*[.H59]" office:value-type="string" office:string-value="" calcext:value-type="error">
            <text:p>#N/D</text:p>
          </table:table-cell>
          <table:table-cell table:style-name="ce23" table:content-validation-name="val4" office:value-type="string" calcext:value-type="string">
            <text:p>No</text:p>
          </table:table-cell>
          <table:table-cell table:style-name="ce27"/>
          <table:table-cell table:style-name="ce10"/>
          <table:table-cell table:style-name="ce32" table:formula="of:=IF(EXACT([.J59];&quot;No&quot;)      ;&quot;&quot;      ; IF(EXACT([.J59];&quot;Sí. Virtualización lógica&quot;)           ;[.I59]           ; IF(EXACT([.J59];&quot;Sí. Virtualización física&quot;)               ;VLOOKUP([.$F59];[$datos.$M$2:.$N$33];2;0)*[.L59]               ;&quot;Error&quot;)          )     )">
            <text:p/>
          </table:table-cell>
          <table:table-cell table:style-name="ce10"/>
          <table:table-cell table:style-name="ce13" table:content-validation-name="val5"/>
          <table:table-cell table:style-name="ce37" table:content-validation-name="val6" table:formula="of:=VLOOKUP([.O59];[$datos.$D$2:.$E$6];2;0)" office:value-type="string" office:string-value="" calcext:value-type="error">
            <text:p>#N/D</text:p>
          </table:table-cell>
          <table:table-cell table:style-name="ce16"/>
          <table:table-cell table:style-name="ce10"/>
          <table:table-cell table:style-name="ce13" table:content-validation-name="val13"/>
          <table:table-cell table:style-name="ce13" table:content-validation-name="val12"/>
          <table:table-cell table:style-name="ce10" table:content-validation-name="val15"/>
          <table:table-cell table:style-name="ce10" table:content-validation-name="val17"/>
          <table:table-cell table:style-name="ce13"/>
          <table:table-cell table:style-name="ce10"/>
          <table:table-cell table:number-columns-repeated="1000"/>
        </table:table-row>
        <table:table-row table:style-name="ro10">
          <table:table-cell office:value-type="string" calcext:value-type="string">
            <text:p>58.</text:p>
          </table:table-cell>
          <table:table-cell table:style-name="ce10" table:content-validation-name="val1"/>
          <table:table-cell table:style-name="ce13" table:content-validation-name="val2" table:number-columns-repeated="2"/>
          <table:table-cell table:style-name="ce16"/>
          <table:table-cell table:style-name="ce18" table:content-validation-name="val3"/>
          <table:table-cell table:style-name="ce10" table:number-columns-repeated="2"/>
          <table:table-cell table:style-name="ce20" table:formula="of:=VLOOKUP([.$F60];[$datos.$M$2:.$N$33];2;0)*[.G60]*[.H60]" office:value-type="string" office:string-value="" calcext:value-type="error">
            <text:p>#N/D</text:p>
          </table:table-cell>
          <table:table-cell table:style-name="ce23" table:content-validation-name="val4" office:value-type="string" calcext:value-type="string">
            <text:p>No</text:p>
          </table:table-cell>
          <table:table-cell table:style-name="ce27"/>
          <table:table-cell table:style-name="ce10"/>
          <table:table-cell table:style-name="ce32" table:formula="of:=IF(EXACT([.J60];&quot;No&quot;)      ;&quot;&quot;      ; IF(EXACT([.J60];&quot;Sí. Virtualización lógica&quot;)           ;[.I60]           ; IF(EXACT([.J60];&quot;Sí. Virtualización física&quot;)               ;VLOOKUP([.$F60];[$datos.$M$2:.$N$33];2;0)*[.L60]               ;&quot;Error&quot;)          )     )">
            <text:p/>
          </table:table-cell>
          <table:table-cell table:style-name="ce10"/>
          <table:table-cell table:style-name="ce13" table:content-validation-name="val5"/>
          <table:table-cell table:style-name="ce37" table:content-validation-name="val6" table:formula="of:=VLOOKUP([.O60];[$datos.$D$2:.$E$6];2;0)" office:value-type="string" office:string-value="" calcext:value-type="error">
            <text:p>#N/D</text:p>
          </table:table-cell>
          <table:table-cell table:style-name="ce16"/>
          <table:table-cell table:style-name="ce10"/>
          <table:table-cell table:style-name="ce13" table:content-validation-name="val13"/>
          <table:table-cell table:style-name="ce13" table:content-validation-name="val12"/>
          <table:table-cell table:style-name="ce10" table:content-validation-name="val15"/>
          <table:table-cell table:style-name="ce10" table:content-validation-name="val17"/>
          <table:table-cell table:style-name="ce13"/>
          <table:table-cell table:style-name="ce10"/>
          <table:table-cell table:number-columns-repeated="1000"/>
        </table:table-row>
        <table:table-row table:style-name="ro10">
          <table:table-cell table:style-name="ce44" office:value-type="string" calcext:value-type="string">
            <text:p>59.</text:p>
          </table:table-cell>
          <table:table-cell table:style-name="ce10" table:content-validation-name="val1"/>
          <table:table-cell table:style-name="ce13" table:content-validation-name="val2" table:number-columns-repeated="2"/>
          <table:table-cell table:style-name="ce16"/>
          <table:table-cell table:style-name="ce18" table:content-validation-name="val3"/>
          <table:table-cell table:style-name="ce10" table:number-columns-repeated="2"/>
          <table:table-cell table:style-name="ce20" table:formula="of:=VLOOKUP([.$F61];[$datos.$M$2:.$N$33];2;0)*[.G61]*[.H61]" office:value-type="string" office:string-value="" calcext:value-type="error">
            <text:p>#N/D</text:p>
          </table:table-cell>
          <table:table-cell table:style-name="ce23" table:content-validation-name="val4" office:value-type="string" calcext:value-type="string">
            <text:p>No</text:p>
          </table:table-cell>
          <table:table-cell table:style-name="ce27"/>
          <table:table-cell table:style-name="ce10"/>
          <table:table-cell table:style-name="ce32" table:formula="of:=IF(EXACT([.J61];&quot;No&quot;)      ;&quot;&quot;      ; IF(EXACT([.J61];&quot;Sí. Virtualización lógica&quot;)           ;[.I61]           ; IF(EXACT([.J61];&quot;Sí. Virtualización física&quot;)               ;VLOOKUP([.$F61];[$datos.$M$2:.$N$33];2;0)*[.L61]               ;&quot;Error&quot;)          )     )">
            <text:p/>
          </table:table-cell>
          <table:table-cell table:style-name="ce10"/>
          <table:table-cell table:style-name="ce13" table:content-validation-name="val5"/>
          <table:table-cell table:style-name="ce37" table:content-validation-name="val6" table:formula="of:=VLOOKUP([.O61];[$datos.$D$2:.$E$6];2;0)" office:value-type="string" office:string-value="" calcext:value-type="error">
            <text:p>#N/D</text:p>
          </table:table-cell>
          <table:table-cell table:style-name="ce16"/>
          <table:table-cell table:style-name="ce10"/>
          <table:table-cell table:style-name="ce13" table:content-validation-name="val13"/>
          <table:table-cell table:style-name="ce13" table:content-validation-name="val12"/>
          <table:table-cell table:style-name="ce10" table:content-validation-name="val15"/>
          <table:table-cell table:style-name="ce10" table:content-validation-name="val17"/>
          <table:table-cell table:style-name="ce13"/>
          <table:table-cell table:style-name="ce10"/>
          <table:table-cell table:number-columns-repeated="1000"/>
        </table:table-row>
        <table:table-row table:style-name="ro10">
          <table:table-cell office:value-type="string" calcext:value-type="string">
            <text:p>60.</text:p>
          </table:table-cell>
          <table:table-cell table:style-name="ce10" table:content-validation-name="val1"/>
          <table:table-cell table:style-name="ce13" table:content-validation-name="val2" table:number-columns-repeated="2"/>
          <table:table-cell table:style-name="ce16"/>
          <table:table-cell table:style-name="ce18" table:content-validation-name="val3"/>
          <table:table-cell table:style-name="ce10" table:number-columns-repeated="2"/>
          <table:table-cell table:style-name="ce20" table:formula="of:=VLOOKUP([.$F62];[$datos.$M$2:.$N$33];2;0)*[.G62]*[.H62]" office:value-type="string" office:string-value="" calcext:value-type="error">
            <text:p>#N/D</text:p>
          </table:table-cell>
          <table:table-cell table:style-name="ce23" table:content-validation-name="val4" office:value-type="string" calcext:value-type="string">
            <text:p>No</text:p>
          </table:table-cell>
          <table:table-cell table:style-name="ce27"/>
          <table:table-cell table:style-name="ce10"/>
          <table:table-cell table:style-name="ce32" table:formula="of:=IF(EXACT([.J62];&quot;No&quot;)      ;&quot;&quot;      ; IF(EXACT([.J62];&quot;Sí. Virtualización lógica&quot;)           ;[.I62]           ; IF(EXACT([.J62];&quot;Sí. Virtualización física&quot;)               ;VLOOKUP([.$F62];[$datos.$M$2:.$N$33];2;0)*[.L62]               ;&quot;Error&quot;)          )     )">
            <text:p/>
          </table:table-cell>
          <table:table-cell table:style-name="ce10"/>
          <table:table-cell table:style-name="ce13" table:content-validation-name="val5"/>
          <table:table-cell table:style-name="ce37" table:content-validation-name="val6" table:formula="of:=VLOOKUP([.O62];[$datos.$D$2:.$E$6];2;0)" office:value-type="string" office:string-value="" calcext:value-type="error">
            <text:p>#N/D</text:p>
          </table:table-cell>
          <table:table-cell table:style-name="ce16"/>
          <table:table-cell table:style-name="ce10"/>
          <table:table-cell table:style-name="ce13" table:content-validation-name="val13"/>
          <table:table-cell table:style-name="ce13" table:content-validation-name="val12"/>
          <table:table-cell table:style-name="ce10" table:content-validation-name="val15"/>
          <table:table-cell table:style-name="ce10" table:content-validation-name="val17"/>
          <table:table-cell table:style-name="ce13"/>
          <table:table-cell table:style-name="ce10"/>
          <table:table-cell table:number-columns-repeated="1000"/>
        </table:table-row>
        <table:table-row table:style-name="ro10">
          <table:table-cell table:style-name="ce44" office:value-type="string" calcext:value-type="string">
            <text:p>61.</text:p>
          </table:table-cell>
          <table:table-cell table:style-name="ce10" table:content-validation-name="val1"/>
          <table:table-cell table:style-name="ce13" table:content-validation-name="val2" table:number-columns-repeated="2"/>
          <table:table-cell table:style-name="ce16"/>
          <table:table-cell table:style-name="ce18" table:content-validation-name="val3"/>
          <table:table-cell table:style-name="ce10" table:number-columns-repeated="2"/>
          <table:table-cell table:style-name="ce20" table:formula="of:=VLOOKUP([.$F63];[$datos.$M$2:.$N$33];2;0)*[.G63]*[.H63]" office:value-type="string" office:string-value="" calcext:value-type="error">
            <text:p>#N/D</text:p>
          </table:table-cell>
          <table:table-cell table:style-name="ce23" table:content-validation-name="val4" office:value-type="string" calcext:value-type="string">
            <text:p>No</text:p>
          </table:table-cell>
          <table:table-cell table:style-name="ce27"/>
          <table:table-cell table:style-name="ce10"/>
          <table:table-cell table:style-name="ce32" table:formula="of:=IF(EXACT([.J63];&quot;No&quot;)      ;&quot;&quot;      ; IF(EXACT([.J63];&quot;Sí. Virtualización lógica&quot;)           ;[.I63]           ; IF(EXACT([.J63];&quot;Sí. Virtualización física&quot;)               ;VLOOKUP([.$F63];[$datos.$M$2:.$N$33];2;0)*[.L63]               ;&quot;Error&quot;)          )     )">
            <text:p/>
          </table:table-cell>
          <table:table-cell table:style-name="ce10"/>
          <table:table-cell table:style-name="ce13" table:content-validation-name="val5"/>
          <table:table-cell table:style-name="ce37" table:content-validation-name="val6" table:formula="of:=VLOOKUP([.O63];[$datos.$D$2:.$E$6];2;0)" office:value-type="string" office:string-value="" calcext:value-type="error">
            <text:p>#N/D</text:p>
          </table:table-cell>
          <table:table-cell table:style-name="ce16"/>
          <table:table-cell table:style-name="ce10"/>
          <table:table-cell table:style-name="ce13" table:content-validation-name="val13"/>
          <table:table-cell table:style-name="ce13" table:content-validation-name="val12"/>
          <table:table-cell table:style-name="ce10" table:content-validation-name="val15"/>
          <table:table-cell table:style-name="ce10" table:content-validation-name="val17"/>
          <table:table-cell table:style-name="ce13"/>
          <table:table-cell table:style-name="ce10"/>
          <table:table-cell table:number-columns-repeated="1000"/>
        </table:table-row>
        <table:table-row table:style-name="ro10">
          <table:table-cell office:value-type="string" calcext:value-type="string">
            <text:p>62.</text:p>
          </table:table-cell>
          <table:table-cell table:style-name="ce10" table:content-validation-name="val1"/>
          <table:table-cell table:style-name="ce13" table:content-validation-name="val2" table:number-columns-repeated="2"/>
          <table:table-cell table:style-name="ce16"/>
          <table:table-cell table:style-name="ce18" table:content-validation-name="val3"/>
          <table:table-cell table:style-name="ce10" table:number-columns-repeated="2"/>
          <table:table-cell table:style-name="ce20" table:formula="of:=VLOOKUP([.$F64];[$datos.$M$2:.$N$33];2;0)*[.G64]*[.H64]" office:value-type="string" office:string-value="" calcext:value-type="error">
            <text:p>#N/D</text:p>
          </table:table-cell>
          <table:table-cell table:style-name="ce23" table:content-validation-name="val4" office:value-type="string" calcext:value-type="string">
            <text:p>No</text:p>
          </table:table-cell>
          <table:table-cell table:style-name="ce27"/>
          <table:table-cell table:style-name="ce10"/>
          <table:table-cell table:style-name="ce32" table:formula="of:=IF(EXACT([.J64];&quot;No&quot;)      ;&quot;&quot;      ; IF(EXACT([.J64];&quot;Sí. Virtualización lógica&quot;)           ;[.I64]           ; IF(EXACT([.J64];&quot;Sí. Virtualización física&quot;)               ;VLOOKUP([.$F64];[$datos.$M$2:.$N$33];2;0)*[.L64]               ;&quot;Error&quot;)          )     )">
            <text:p/>
          </table:table-cell>
          <table:table-cell table:style-name="ce10"/>
          <table:table-cell table:style-name="ce13" table:content-validation-name="val5"/>
          <table:table-cell table:style-name="ce37" table:content-validation-name="val6" table:formula="of:=VLOOKUP([.O64];[$datos.$D$2:.$E$6];2;0)" office:value-type="string" office:string-value="" calcext:value-type="error">
            <text:p>#N/D</text:p>
          </table:table-cell>
          <table:table-cell table:style-name="ce16"/>
          <table:table-cell table:style-name="ce10"/>
          <table:table-cell table:style-name="ce13" table:content-validation-name="val13"/>
          <table:table-cell table:style-name="ce13" table:content-validation-name="val12"/>
          <table:table-cell table:style-name="ce10" table:content-validation-name="val15"/>
          <table:table-cell table:style-name="ce10" table:content-validation-name="val17"/>
          <table:table-cell table:style-name="ce13"/>
          <table:table-cell table:style-name="ce10"/>
          <table:table-cell table:number-columns-repeated="1000"/>
        </table:table-row>
        <table:table-row table:style-name="ro10">
          <table:table-cell table:style-name="ce44" office:value-type="string" calcext:value-type="string">
            <text:p>63.</text:p>
          </table:table-cell>
          <table:table-cell table:style-name="ce10" table:content-validation-name="val1"/>
          <table:table-cell table:style-name="ce13" table:content-validation-name="val2" table:number-columns-repeated="2"/>
          <table:table-cell table:style-name="ce16"/>
          <table:table-cell table:style-name="ce18" table:content-validation-name="val3"/>
          <table:table-cell table:style-name="ce10" table:number-columns-repeated="2"/>
          <table:table-cell table:style-name="ce20" table:formula="of:=VLOOKUP([.$F65];[$datos.$M$2:.$N$33];2;0)*[.G65]*[.H65]" office:value-type="string" office:string-value="" calcext:value-type="error">
            <text:p>#N/D</text:p>
          </table:table-cell>
          <table:table-cell table:style-name="ce23" table:content-validation-name="val4" office:value-type="string" calcext:value-type="string">
            <text:p>No</text:p>
          </table:table-cell>
          <table:table-cell table:style-name="ce27"/>
          <table:table-cell table:style-name="ce10"/>
          <table:table-cell table:style-name="ce32" table:formula="of:=IF(EXACT([.J65];&quot;No&quot;)      ;&quot;&quot;      ; IF(EXACT([.J65];&quot;Sí. Virtualización lógica&quot;)           ;[.I65]           ; IF(EXACT([.J65];&quot;Sí. Virtualización física&quot;)               ;VLOOKUP([.$F65];[$datos.$M$2:.$N$33];2;0)*[.L65]               ;&quot;Error&quot;)          )     )">
            <text:p/>
          </table:table-cell>
          <table:table-cell table:style-name="ce10"/>
          <table:table-cell table:style-name="ce13" table:content-validation-name="val5"/>
          <table:table-cell table:style-name="ce37" table:content-validation-name="val6" table:formula="of:=VLOOKUP([.O65];[$datos.$D$2:.$E$6];2;0)" office:value-type="string" office:string-value="" calcext:value-type="error">
            <text:p>#N/D</text:p>
          </table:table-cell>
          <table:table-cell table:style-name="ce16"/>
          <table:table-cell table:style-name="ce10"/>
          <table:table-cell table:style-name="ce13" table:content-validation-name="val13"/>
          <table:table-cell table:style-name="ce13" table:content-validation-name="val12"/>
          <table:table-cell table:style-name="ce10" table:content-validation-name="val15"/>
          <table:table-cell table:style-name="ce10" table:content-validation-name="val17"/>
          <table:table-cell table:style-name="ce13"/>
          <table:table-cell table:style-name="ce10"/>
          <table:table-cell table:number-columns-repeated="1000"/>
        </table:table-row>
        <table:table-row table:style-name="ro10">
          <table:table-cell office:value-type="string" calcext:value-type="string">
            <text:p>64.</text:p>
          </table:table-cell>
          <table:table-cell table:style-name="ce10" table:content-validation-name="val1"/>
          <table:table-cell table:style-name="ce13" table:content-validation-name="val2" table:number-columns-repeated="2"/>
          <table:table-cell table:style-name="ce16"/>
          <table:table-cell table:style-name="ce18" table:content-validation-name="val3"/>
          <table:table-cell table:style-name="ce10" table:number-columns-repeated="2"/>
          <table:table-cell table:style-name="ce20" table:formula="of:=VLOOKUP([.$F66];[$datos.$M$2:.$N$33];2;0)*[.G66]*[.H66]" office:value-type="string" office:string-value="" calcext:value-type="error">
            <text:p>#N/D</text:p>
          </table:table-cell>
          <table:table-cell table:style-name="ce23" table:content-validation-name="val4" office:value-type="string" calcext:value-type="string">
            <text:p>No</text:p>
          </table:table-cell>
          <table:table-cell table:style-name="ce27"/>
          <table:table-cell table:style-name="ce10"/>
          <table:table-cell table:style-name="ce32" table:formula="of:=IF(EXACT([.J66];&quot;No&quot;)      ;&quot;&quot;      ; IF(EXACT([.J66];&quot;Sí. Virtualización lógica&quot;)           ;[.I66]           ; IF(EXACT([.J66];&quot;Sí. Virtualización física&quot;)               ;VLOOKUP([.$F66];[$datos.$M$2:.$N$33];2;0)*[.L66]               ;&quot;Error&quot;)          )     )">
            <text:p/>
          </table:table-cell>
          <table:table-cell table:style-name="ce10"/>
          <table:table-cell table:style-name="ce13" table:content-validation-name="val5"/>
          <table:table-cell table:style-name="ce37" table:content-validation-name="val6" table:formula="of:=VLOOKUP([.O66];[$datos.$D$2:.$E$6];2;0)" office:value-type="string" office:string-value="" calcext:value-type="error">
            <text:p>#N/D</text:p>
          </table:table-cell>
          <table:table-cell table:style-name="ce16"/>
          <table:table-cell table:style-name="ce10"/>
          <table:table-cell table:style-name="ce13" table:content-validation-name="val13"/>
          <table:table-cell table:style-name="ce13" table:content-validation-name="val12"/>
          <table:table-cell table:style-name="ce10" table:content-validation-name="val15"/>
          <table:table-cell table:style-name="ce10" table:content-validation-name="val17"/>
          <table:table-cell table:style-name="ce13"/>
          <table:table-cell table:style-name="ce10"/>
          <table:table-cell table:number-columns-repeated="1000"/>
        </table:table-row>
        <table:table-row table:style-name="ro10">
          <table:table-cell table:style-name="ce44" office:value-type="string" calcext:value-type="string">
            <text:p>65.</text:p>
          </table:table-cell>
          <table:table-cell table:style-name="ce10" table:content-validation-name="val1"/>
          <table:table-cell table:style-name="ce13" table:content-validation-name="val2" table:number-columns-repeated="2"/>
          <table:table-cell table:style-name="ce16"/>
          <table:table-cell table:style-name="ce18" table:content-validation-name="val3"/>
          <table:table-cell table:style-name="ce10" table:number-columns-repeated="2"/>
          <table:table-cell table:style-name="ce20" table:formula="of:=VLOOKUP([.$F67];[$datos.$M$2:.$N$33];2;0)*[.G67]*[.H67]" office:value-type="string" office:string-value="" calcext:value-type="error">
            <text:p>#N/D</text:p>
          </table:table-cell>
          <table:table-cell table:style-name="ce23" table:content-validation-name="val4" office:value-type="string" calcext:value-type="string">
            <text:p>No</text:p>
          </table:table-cell>
          <table:table-cell table:style-name="ce27"/>
          <table:table-cell table:style-name="ce10"/>
          <table:table-cell table:style-name="ce32" table:formula="of:=IF(EXACT([.J67];&quot;No&quot;)      ;&quot;&quot;      ; IF(EXACT([.J67];&quot;Sí. Virtualización lógica&quot;)           ;[.I67]           ; IF(EXACT([.J67];&quot;Sí. Virtualización física&quot;)               ;VLOOKUP([.$F67];[$datos.$M$2:.$N$33];2;0)*[.L67]               ;&quot;Error&quot;)          )     )">
            <text:p/>
          </table:table-cell>
          <table:table-cell table:style-name="ce10"/>
          <table:table-cell table:style-name="ce13" table:content-validation-name="val5"/>
          <table:table-cell table:style-name="ce37" table:content-validation-name="val6" table:formula="of:=VLOOKUP([.O67];[$datos.$D$2:.$E$6];2;0)" office:value-type="string" office:string-value="" calcext:value-type="error">
            <text:p>#N/D</text:p>
          </table:table-cell>
          <table:table-cell table:style-name="ce16"/>
          <table:table-cell table:style-name="ce10"/>
          <table:table-cell table:style-name="ce13" table:content-validation-name="val13"/>
          <table:table-cell table:style-name="ce13" table:content-validation-name="val12"/>
          <table:table-cell table:style-name="ce10" table:content-validation-name="val15"/>
          <table:table-cell table:style-name="ce10" table:content-validation-name="val17"/>
          <table:table-cell table:style-name="ce13"/>
          <table:table-cell table:style-name="ce10"/>
          <table:table-cell table:number-columns-repeated="1000"/>
        </table:table-row>
        <table:table-row table:style-name="ro10">
          <table:table-cell office:value-type="string" calcext:value-type="string">
            <text:p>66.</text:p>
          </table:table-cell>
          <table:table-cell table:style-name="ce10" table:content-validation-name="val1"/>
          <table:table-cell table:style-name="ce13" table:content-validation-name="val2" table:number-columns-repeated="2"/>
          <table:table-cell table:style-name="ce16"/>
          <table:table-cell table:style-name="ce18" table:content-validation-name="val3"/>
          <table:table-cell table:style-name="ce10" table:number-columns-repeated="2"/>
          <table:table-cell table:style-name="ce20" table:formula="of:=VLOOKUP([.$F68];[$datos.$M$2:.$N$33];2;0)*[.G68]*[.H68]" office:value-type="string" office:string-value="" calcext:value-type="error">
            <text:p>#N/D</text:p>
          </table:table-cell>
          <table:table-cell table:style-name="ce23" table:content-validation-name="val4" office:value-type="string" calcext:value-type="string">
            <text:p>No</text:p>
          </table:table-cell>
          <table:table-cell table:style-name="ce27"/>
          <table:table-cell table:style-name="ce10"/>
          <table:table-cell table:style-name="ce32" table:formula="of:=IF(EXACT([.J68];&quot;No&quot;)      ;&quot;&quot;      ; IF(EXACT([.J68];&quot;Sí. Virtualización lógica&quot;)           ;[.I68]           ; IF(EXACT([.J68];&quot;Sí. Virtualización física&quot;)               ;VLOOKUP([.$F68];[$datos.$M$2:.$N$33];2;0)*[.L68]               ;&quot;Error&quot;)          )     )">
            <text:p/>
          </table:table-cell>
          <table:table-cell table:style-name="ce10"/>
          <table:table-cell table:style-name="ce13" table:content-validation-name="val5"/>
          <table:table-cell table:style-name="ce37" table:content-validation-name="val6" table:formula="of:=VLOOKUP([.O68];[$datos.$D$2:.$E$6];2;0)" office:value-type="string" office:string-value="" calcext:value-type="error">
            <text:p>#N/D</text:p>
          </table:table-cell>
          <table:table-cell table:style-name="ce16"/>
          <table:table-cell table:style-name="ce10"/>
          <table:table-cell table:style-name="ce13" table:content-validation-name="val13"/>
          <table:table-cell table:style-name="ce13" table:content-validation-name="val12"/>
          <table:table-cell table:style-name="ce10" table:content-validation-name="val15"/>
          <table:table-cell table:style-name="ce10" table:content-validation-name="val17"/>
          <table:table-cell table:style-name="ce13"/>
          <table:table-cell table:style-name="ce10"/>
          <table:table-cell table:number-columns-repeated="1000"/>
        </table:table-row>
        <table:table-row table:style-name="ro10">
          <table:table-cell table:style-name="ce44" office:value-type="string" calcext:value-type="string">
            <text:p>67.</text:p>
          </table:table-cell>
          <table:table-cell table:style-name="ce10" table:content-validation-name="val1"/>
          <table:table-cell table:style-name="ce13" table:content-validation-name="val2" table:number-columns-repeated="2"/>
          <table:table-cell table:style-name="ce16"/>
          <table:table-cell table:style-name="ce18" table:content-validation-name="val3"/>
          <table:table-cell table:style-name="ce10" table:number-columns-repeated="2"/>
          <table:table-cell table:style-name="ce20" table:formula="of:=VLOOKUP([.$F69];[$datos.$M$2:.$N$33];2;0)*[.G69]*[.H69]" office:value-type="string" office:string-value="" calcext:value-type="error">
            <text:p>#N/D</text:p>
          </table:table-cell>
          <table:table-cell table:style-name="ce23" table:content-validation-name="val4" office:value-type="string" calcext:value-type="string">
            <text:p>No</text:p>
          </table:table-cell>
          <table:table-cell table:style-name="ce27"/>
          <table:table-cell table:style-name="ce10"/>
          <table:table-cell table:style-name="ce32" table:formula="of:=IF(EXACT([.J69];&quot;No&quot;)      ;&quot;&quot;      ; IF(EXACT([.J69];&quot;Sí. Virtualización lógica&quot;)           ;[.I69]           ; IF(EXACT([.J69];&quot;Sí. Virtualización física&quot;)               ;VLOOKUP([.$F69];[$datos.$M$2:.$N$33];2;0)*[.L69]               ;&quot;Error&quot;)          )     )">
            <text:p/>
          </table:table-cell>
          <table:table-cell table:style-name="ce10"/>
          <table:table-cell table:style-name="ce13" table:content-validation-name="val5"/>
          <table:table-cell table:style-name="ce37" table:content-validation-name="val6" table:formula="of:=VLOOKUP([.O69];[$datos.$D$2:.$E$6];2;0)" office:value-type="string" office:string-value="" calcext:value-type="error">
            <text:p>#N/D</text:p>
          </table:table-cell>
          <table:table-cell table:style-name="ce16"/>
          <table:table-cell table:style-name="ce10"/>
          <table:table-cell table:style-name="ce13" table:content-validation-name="val13"/>
          <table:table-cell table:style-name="ce13" table:content-validation-name="val12"/>
          <table:table-cell table:style-name="ce10" table:content-validation-name="val15"/>
          <table:table-cell table:style-name="ce10" table:content-validation-name="val17"/>
          <table:table-cell table:style-name="ce13"/>
          <table:table-cell table:style-name="ce10"/>
          <table:table-cell table:number-columns-repeated="1000"/>
        </table:table-row>
        <table:table-row table:style-name="ro10">
          <table:table-cell office:value-type="string" calcext:value-type="string">
            <text:p>68.</text:p>
          </table:table-cell>
          <table:table-cell table:style-name="ce10" table:content-validation-name="val1"/>
          <table:table-cell table:style-name="ce13" table:content-validation-name="val2" table:number-columns-repeated="2"/>
          <table:table-cell table:style-name="ce16"/>
          <table:table-cell table:style-name="ce18" table:content-validation-name="val3"/>
          <table:table-cell table:style-name="ce10" table:number-columns-repeated="2"/>
          <table:table-cell table:style-name="ce20" table:formula="of:=VLOOKUP([.$F70];[$datos.$M$2:.$N$33];2;0)*[.G70]*[.H70]" office:value-type="string" office:string-value="" calcext:value-type="error">
            <text:p>#N/D</text:p>
          </table:table-cell>
          <table:table-cell table:style-name="ce23" table:content-validation-name="val4" office:value-type="string" calcext:value-type="string">
            <text:p>No</text:p>
          </table:table-cell>
          <table:table-cell table:style-name="ce27"/>
          <table:table-cell table:style-name="ce10"/>
          <table:table-cell table:style-name="ce32" table:formula="of:=IF(EXACT([.J70];&quot;No&quot;)      ;&quot;&quot;      ; IF(EXACT([.J70];&quot;Sí. Virtualización lógica&quot;)           ;[.I70]           ; IF(EXACT([.J70];&quot;Sí. Virtualización física&quot;)               ;VLOOKUP([.$F70];[$datos.$M$2:.$N$33];2;0)*[.L70]               ;&quot;Error&quot;)          )     )">
            <text:p/>
          </table:table-cell>
          <table:table-cell table:style-name="ce10"/>
          <table:table-cell table:style-name="ce13" table:content-validation-name="val5"/>
          <table:table-cell table:style-name="ce37" table:content-validation-name="val6" table:formula="of:=VLOOKUP([.O70];[$datos.$D$2:.$E$6];2;0)" office:value-type="string" office:string-value="" calcext:value-type="error">
            <text:p>#N/D</text:p>
          </table:table-cell>
          <table:table-cell table:style-name="ce16"/>
          <table:table-cell table:style-name="ce10"/>
          <table:table-cell table:style-name="ce13" table:content-validation-name="val13"/>
          <table:table-cell table:style-name="ce13" table:content-validation-name="val12"/>
          <table:table-cell table:style-name="ce10" table:content-validation-name="val15"/>
          <table:table-cell table:style-name="ce10" table:content-validation-name="val17"/>
          <table:table-cell table:style-name="ce13"/>
          <table:table-cell table:style-name="ce10"/>
          <table:table-cell table:number-columns-repeated="1000"/>
        </table:table-row>
        <table:table-row table:style-name="ro10">
          <table:table-cell table:style-name="ce44" office:value-type="string" calcext:value-type="string">
            <text:p>69.</text:p>
          </table:table-cell>
          <table:table-cell table:style-name="ce10" table:content-validation-name="val1"/>
          <table:table-cell table:style-name="ce13" table:content-validation-name="val2" table:number-columns-repeated="2"/>
          <table:table-cell table:style-name="ce16"/>
          <table:table-cell table:style-name="ce18" table:content-validation-name="val3"/>
          <table:table-cell table:style-name="ce10" table:number-columns-repeated="2"/>
          <table:table-cell table:style-name="ce20" table:formula="of:=VLOOKUP([.$F71];[$datos.$M$2:.$N$33];2;0)*[.G71]*[.H71]" office:value-type="string" office:string-value="" calcext:value-type="error">
            <text:p>#N/D</text:p>
          </table:table-cell>
          <table:table-cell table:style-name="ce23" table:content-validation-name="val4" office:value-type="string" calcext:value-type="string">
            <text:p>No</text:p>
          </table:table-cell>
          <table:table-cell table:style-name="ce27"/>
          <table:table-cell table:style-name="ce10"/>
          <table:table-cell table:style-name="ce32" table:formula="of:=IF(EXACT([.J71];&quot;No&quot;)      ;&quot;&quot;      ; IF(EXACT([.J71];&quot;Sí. Virtualización lógica&quot;)           ;[.I71]           ; IF(EXACT([.J71];&quot;Sí. Virtualización física&quot;)               ;VLOOKUP([.$F71];[$datos.$M$2:.$N$33];2;0)*[.L71]               ;&quot;Error&quot;)          )     )">
            <text:p/>
          </table:table-cell>
          <table:table-cell table:style-name="ce10"/>
          <table:table-cell table:style-name="ce13" table:content-validation-name="val5"/>
          <table:table-cell table:style-name="ce37" table:content-validation-name="val6" table:formula="of:=VLOOKUP([.O71];[$datos.$D$2:.$E$6];2;0)" office:value-type="string" office:string-value="" calcext:value-type="error">
            <text:p>#N/D</text:p>
          </table:table-cell>
          <table:table-cell table:style-name="ce16"/>
          <table:table-cell table:style-name="ce10"/>
          <table:table-cell table:style-name="ce13" table:content-validation-name="val13"/>
          <table:table-cell table:style-name="ce13" table:content-validation-name="val12"/>
          <table:table-cell table:style-name="ce10" table:content-validation-name="val15"/>
          <table:table-cell table:style-name="ce10" table:content-validation-name="val17"/>
          <table:table-cell table:style-name="ce13"/>
          <table:table-cell table:style-name="ce10"/>
          <table:table-cell table:number-columns-repeated="1000"/>
        </table:table-row>
        <table:table-row table:style-name="ro10">
          <table:table-cell office:value-type="string" calcext:value-type="string">
            <text:p>70.</text:p>
          </table:table-cell>
          <table:table-cell table:style-name="ce10" table:content-validation-name="val1"/>
          <table:table-cell table:style-name="ce13" table:content-validation-name="val2" table:number-columns-repeated="2"/>
          <table:table-cell table:style-name="ce16"/>
          <table:table-cell table:style-name="ce18" table:content-validation-name="val3"/>
          <table:table-cell table:style-name="ce10" table:number-columns-repeated="2"/>
          <table:table-cell table:style-name="ce20" table:formula="of:=VLOOKUP([.$F72];[$datos.$M$2:.$N$33];2;0)*[.G72]*[.H72]" office:value-type="string" office:string-value="" calcext:value-type="error">
            <text:p>#N/D</text:p>
          </table:table-cell>
          <table:table-cell table:style-name="ce23" table:content-validation-name="val4" office:value-type="string" calcext:value-type="string">
            <text:p>No</text:p>
          </table:table-cell>
          <table:table-cell table:style-name="ce27"/>
          <table:table-cell table:style-name="ce10"/>
          <table:table-cell table:style-name="ce32" table:formula="of:=IF(EXACT([.J72];&quot;No&quot;)      ;&quot;&quot;      ; IF(EXACT([.J72];&quot;Sí. Virtualización lógica&quot;)           ;[.I72]           ; IF(EXACT([.J72];&quot;Sí. Virtualización física&quot;)               ;VLOOKUP([.$F72];[$datos.$M$2:.$N$33];2;0)*[.L72]               ;&quot;Error&quot;)          )     )">
            <text:p/>
          </table:table-cell>
          <table:table-cell table:style-name="ce10"/>
          <table:table-cell table:style-name="ce13" table:content-validation-name="val5"/>
          <table:table-cell table:style-name="ce37" table:content-validation-name="val6" table:formula="of:=VLOOKUP([.O72];[$datos.$D$2:.$E$6];2;0)" office:value-type="string" office:string-value="" calcext:value-type="error">
            <text:p>#N/D</text:p>
          </table:table-cell>
          <table:table-cell table:style-name="ce16"/>
          <table:table-cell table:style-name="ce10"/>
          <table:table-cell table:style-name="ce13" table:content-validation-name="val13"/>
          <table:table-cell table:style-name="ce13" table:content-validation-name="val12"/>
          <table:table-cell table:style-name="ce10" table:content-validation-name="val15"/>
          <table:table-cell table:style-name="ce10" table:content-validation-name="val17"/>
          <table:table-cell table:style-name="ce13"/>
          <table:table-cell table:style-name="ce10"/>
          <table:table-cell table:number-columns-repeated="1000"/>
        </table:table-row>
        <table:table-row table:style-name="ro10">
          <table:table-cell table:style-name="ce44" office:value-type="string" calcext:value-type="string">
            <text:p>71.</text:p>
          </table:table-cell>
          <table:table-cell table:style-name="ce10" table:content-validation-name="val1"/>
          <table:table-cell table:style-name="ce13" table:content-validation-name="val2" table:number-columns-repeated="2"/>
          <table:table-cell table:style-name="ce16"/>
          <table:table-cell table:style-name="ce18" table:content-validation-name="val3"/>
          <table:table-cell table:style-name="ce10" table:number-columns-repeated="2"/>
          <table:table-cell table:style-name="ce20" table:formula="of:=VLOOKUP([.$F73];[$datos.$M$2:.$N$33];2;0)*[.G73]*[.H73]" office:value-type="string" office:string-value="" calcext:value-type="error">
            <text:p>#N/D</text:p>
          </table:table-cell>
          <table:table-cell table:style-name="ce23" table:content-validation-name="val4" office:value-type="string" calcext:value-type="string">
            <text:p>No</text:p>
          </table:table-cell>
          <table:table-cell table:style-name="ce27"/>
          <table:table-cell table:style-name="ce10"/>
          <table:table-cell table:style-name="ce32" table:formula="of:=IF(EXACT([.J73];&quot;No&quot;)      ;&quot;&quot;      ; IF(EXACT([.J73];&quot;Sí. Virtualización lógica&quot;)           ;[.I73]           ; IF(EXACT([.J73];&quot;Sí. Virtualización física&quot;)               ;VLOOKUP([.$F73];[$datos.$M$2:.$N$33];2;0)*[.L73]               ;&quot;Error&quot;)          )     )">
            <text:p/>
          </table:table-cell>
          <table:table-cell table:style-name="ce10"/>
          <table:table-cell table:style-name="ce13" table:content-validation-name="val5"/>
          <table:table-cell table:style-name="ce37" table:content-validation-name="val6" table:formula="of:=VLOOKUP([.O73];[$datos.$D$2:.$E$6];2;0)" office:value-type="string" office:string-value="" calcext:value-type="error">
            <text:p>#N/D</text:p>
          </table:table-cell>
          <table:table-cell table:style-name="ce16"/>
          <table:table-cell table:style-name="ce10"/>
          <table:table-cell table:style-name="ce13" table:content-validation-name="val13"/>
          <table:table-cell table:style-name="ce13" table:content-validation-name="val12"/>
          <table:table-cell table:style-name="ce10" table:content-validation-name="val15"/>
          <table:table-cell table:style-name="ce10" table:content-validation-name="val17"/>
          <table:table-cell table:style-name="ce13"/>
          <table:table-cell table:style-name="ce10"/>
          <table:table-cell table:number-columns-repeated="1000"/>
        </table:table-row>
        <table:table-row table:style-name="ro10">
          <table:table-cell office:value-type="string" calcext:value-type="string">
            <text:p>72.</text:p>
          </table:table-cell>
          <table:table-cell table:style-name="ce10" table:content-validation-name="val1"/>
          <table:table-cell table:style-name="ce13" table:content-validation-name="val2" table:number-columns-repeated="2"/>
          <table:table-cell table:style-name="ce16"/>
          <table:table-cell table:style-name="ce18" table:content-validation-name="val3"/>
          <table:table-cell table:style-name="ce10" table:number-columns-repeated="2"/>
          <table:table-cell table:style-name="ce20" table:formula="of:=VLOOKUP([.$F74];[$datos.$M$2:.$N$33];2;0)*[.G74]*[.H74]" office:value-type="string" office:string-value="" calcext:value-type="error">
            <text:p>#N/D</text:p>
          </table:table-cell>
          <table:table-cell table:style-name="ce23" table:content-validation-name="val4" office:value-type="string" calcext:value-type="string">
            <text:p>No</text:p>
          </table:table-cell>
          <table:table-cell table:style-name="ce27"/>
          <table:table-cell table:style-name="ce10"/>
          <table:table-cell table:style-name="ce32" table:formula="of:=IF(EXACT([.J74];&quot;No&quot;)      ;&quot;&quot;      ; IF(EXACT([.J74];&quot;Sí. Virtualización lógica&quot;)           ;[.I74]           ; IF(EXACT([.J74];&quot;Sí. Virtualización física&quot;)               ;VLOOKUP([.$F74];[$datos.$M$2:.$N$33];2;0)*[.L74]               ;&quot;Error&quot;)          )     )">
            <text:p/>
          </table:table-cell>
          <table:table-cell table:style-name="ce10"/>
          <table:table-cell table:style-name="ce13" table:content-validation-name="val5"/>
          <table:table-cell table:style-name="ce37" table:content-validation-name="val6" table:formula="of:=VLOOKUP([.O74];[$datos.$D$2:.$E$6];2;0)" office:value-type="string" office:string-value="" calcext:value-type="error">
            <text:p>#N/D</text:p>
          </table:table-cell>
          <table:table-cell table:style-name="ce16"/>
          <table:table-cell table:style-name="ce10"/>
          <table:table-cell table:style-name="ce13" table:content-validation-name="val13"/>
          <table:table-cell table:style-name="ce13" table:content-validation-name="val12"/>
          <table:table-cell table:style-name="ce10" table:content-validation-name="val15"/>
          <table:table-cell table:style-name="ce10" table:content-validation-name="val17"/>
          <table:table-cell table:style-name="ce13"/>
          <table:table-cell table:style-name="ce10"/>
          <table:table-cell table:number-columns-repeated="1000"/>
        </table:table-row>
        <table:table-row table:style-name="ro10">
          <table:table-cell table:style-name="ce44" office:value-type="string" calcext:value-type="string">
            <text:p>73.</text:p>
          </table:table-cell>
          <table:table-cell table:style-name="ce10" table:content-validation-name="val1"/>
          <table:table-cell table:style-name="ce13" table:content-validation-name="val2" table:number-columns-repeated="2"/>
          <table:table-cell table:style-name="ce16"/>
          <table:table-cell table:style-name="ce18" table:content-validation-name="val3"/>
          <table:table-cell table:style-name="ce10" table:number-columns-repeated="2"/>
          <table:table-cell table:style-name="ce20" table:formula="of:=VLOOKUP([.$F75];[$datos.$M$2:.$N$33];2;0)*[.G75]*[.H75]" office:value-type="string" office:string-value="" calcext:value-type="error">
            <text:p>#N/D</text:p>
          </table:table-cell>
          <table:table-cell table:style-name="ce23" table:content-validation-name="val4" office:value-type="string" calcext:value-type="string">
            <text:p>No</text:p>
          </table:table-cell>
          <table:table-cell table:style-name="ce27"/>
          <table:table-cell table:style-name="ce10"/>
          <table:table-cell table:style-name="ce32" table:formula="of:=IF(EXACT([.J75];&quot;No&quot;)      ;&quot;&quot;      ; IF(EXACT([.J75];&quot;Sí. Virtualización lógica&quot;)           ;[.I75]           ; IF(EXACT([.J75];&quot;Sí. Virtualización física&quot;)               ;VLOOKUP([.$F75];[$datos.$M$2:.$N$33];2;0)*[.L75]               ;&quot;Error&quot;)          )     )">
            <text:p/>
          </table:table-cell>
          <table:table-cell table:style-name="ce10"/>
          <table:table-cell table:style-name="ce13" table:content-validation-name="val5"/>
          <table:table-cell table:style-name="ce37" table:content-validation-name="val6" table:formula="of:=VLOOKUP([.O75];[$datos.$D$2:.$E$6];2;0)" office:value-type="string" office:string-value="" calcext:value-type="error">
            <text:p>#N/D</text:p>
          </table:table-cell>
          <table:table-cell table:style-name="ce16"/>
          <table:table-cell table:style-name="ce10"/>
          <table:table-cell table:style-name="ce13" table:content-validation-name="val13"/>
          <table:table-cell table:style-name="ce13" table:content-validation-name="val12"/>
          <table:table-cell table:style-name="ce10" table:content-validation-name="val15"/>
          <table:table-cell table:style-name="ce10" table:content-validation-name="val17"/>
          <table:table-cell table:style-name="ce13"/>
          <table:table-cell table:style-name="ce10"/>
          <table:table-cell table:number-columns-repeated="1000"/>
        </table:table-row>
        <table:table-row table:style-name="ro10">
          <table:table-cell office:value-type="string" calcext:value-type="string">
            <text:p>74.</text:p>
          </table:table-cell>
          <table:table-cell table:style-name="ce10" table:content-validation-name="val1"/>
          <table:table-cell table:style-name="ce13" table:content-validation-name="val2" table:number-columns-repeated="2"/>
          <table:table-cell table:style-name="ce16"/>
          <table:table-cell table:style-name="ce18" table:content-validation-name="val3"/>
          <table:table-cell table:style-name="ce10" table:number-columns-repeated="2"/>
          <table:table-cell table:style-name="ce20" table:formula="of:=VLOOKUP([.$F76];[$datos.$M$2:.$N$33];2;0)*[.G76]*[.H76]" office:value-type="string" office:string-value="" calcext:value-type="error">
            <text:p>#N/D</text:p>
          </table:table-cell>
          <table:table-cell table:style-name="ce23" table:content-validation-name="val4" office:value-type="string" calcext:value-type="string">
            <text:p>No</text:p>
          </table:table-cell>
          <table:table-cell table:style-name="ce27"/>
          <table:table-cell table:style-name="ce10"/>
          <table:table-cell table:style-name="ce32" table:formula="of:=IF(EXACT([.J76];&quot;No&quot;)      ;&quot;&quot;      ; IF(EXACT([.J76];&quot;Sí. Virtualización lógica&quot;)           ;[.I76]           ; IF(EXACT([.J76];&quot;Sí. Virtualización física&quot;)               ;VLOOKUP([.$F76];[$datos.$M$2:.$N$33];2;0)*[.L76]               ;&quot;Error&quot;)          )     )">
            <text:p/>
          </table:table-cell>
          <table:table-cell table:style-name="ce10"/>
          <table:table-cell table:style-name="ce13" table:content-validation-name="val5"/>
          <table:table-cell table:style-name="ce37" table:content-validation-name="val6" table:formula="of:=VLOOKUP([.O76];[$datos.$D$2:.$E$6];2;0)" office:value-type="string" office:string-value="" calcext:value-type="error">
            <text:p>#N/D</text:p>
          </table:table-cell>
          <table:table-cell table:style-name="ce16"/>
          <table:table-cell table:style-name="ce10"/>
          <table:table-cell table:style-name="ce13" table:content-validation-name="val13"/>
          <table:table-cell table:style-name="ce13" table:content-validation-name="val12"/>
          <table:table-cell table:style-name="ce10" table:content-validation-name="val15"/>
          <table:table-cell table:style-name="ce10" table:content-validation-name="val17"/>
          <table:table-cell table:style-name="ce13"/>
          <table:table-cell table:style-name="ce10"/>
          <table:table-cell table:number-columns-repeated="1000"/>
        </table:table-row>
        <table:table-row table:style-name="ro10">
          <table:table-cell table:style-name="ce44" office:value-type="string" calcext:value-type="string">
            <text:p>75.</text:p>
          </table:table-cell>
          <table:table-cell table:style-name="ce10" table:content-validation-name="val1"/>
          <table:table-cell table:style-name="ce13" table:content-validation-name="val2" table:number-columns-repeated="2"/>
          <table:table-cell table:style-name="ce16"/>
          <table:table-cell table:style-name="ce18" table:content-validation-name="val3"/>
          <table:table-cell table:style-name="ce10" table:number-columns-repeated="2"/>
          <table:table-cell table:style-name="ce20" table:formula="of:=VLOOKUP([.$F77];[$datos.$M$2:.$N$33];2;0)*[.G77]*[.H77]" office:value-type="string" office:string-value="" calcext:value-type="error">
            <text:p>#N/D</text:p>
          </table:table-cell>
          <table:table-cell table:style-name="ce23" table:content-validation-name="val4" office:value-type="string" calcext:value-type="string">
            <text:p>No</text:p>
          </table:table-cell>
          <table:table-cell table:style-name="ce27"/>
          <table:table-cell table:style-name="ce10"/>
          <table:table-cell table:style-name="ce32" table:formula="of:=IF(EXACT([.J77];&quot;No&quot;)      ;&quot;&quot;      ; IF(EXACT([.J77];&quot;Sí. Virtualización lógica&quot;)           ;[.I77]           ; IF(EXACT([.J77];&quot;Sí. Virtualización física&quot;)               ;VLOOKUP([.$F77];[$datos.$M$2:.$N$33];2;0)*[.L77]               ;&quot;Error&quot;)          )     )">
            <text:p/>
          </table:table-cell>
          <table:table-cell table:style-name="ce10"/>
          <table:table-cell table:style-name="ce13" table:content-validation-name="val5"/>
          <table:table-cell table:style-name="ce37" table:content-validation-name="val6" table:formula="of:=VLOOKUP([.O77];[$datos.$D$2:.$E$6];2;0)" office:value-type="string" office:string-value="" calcext:value-type="error">
            <text:p>#N/D</text:p>
          </table:table-cell>
          <table:table-cell table:style-name="ce16"/>
          <table:table-cell table:style-name="ce10"/>
          <table:table-cell table:style-name="ce13" table:content-validation-name="val13"/>
          <table:table-cell table:style-name="ce13" table:content-validation-name="val12"/>
          <table:table-cell table:style-name="ce10" table:content-validation-name="val15"/>
          <table:table-cell table:style-name="ce10" table:content-validation-name="val17"/>
          <table:table-cell table:style-name="ce13"/>
          <table:table-cell table:style-name="ce10"/>
          <table:table-cell table:number-columns-repeated="1000"/>
        </table:table-row>
        <table:table-row table:style-name="ro10">
          <table:table-cell office:value-type="string" calcext:value-type="string">
            <text:p>76.</text:p>
          </table:table-cell>
          <table:table-cell table:style-name="ce10" table:content-validation-name="val1"/>
          <table:table-cell table:style-name="ce13" table:content-validation-name="val2" table:number-columns-repeated="2"/>
          <table:table-cell table:style-name="ce16"/>
          <table:table-cell table:style-name="ce18" table:content-validation-name="val3"/>
          <table:table-cell table:style-name="ce10" table:number-columns-repeated="2"/>
          <table:table-cell table:style-name="ce20" table:formula="of:=VLOOKUP([.$F78];[$datos.$M$2:.$N$33];2;0)*[.G78]*[.H78]" office:value-type="string" office:string-value="" calcext:value-type="error">
            <text:p>#N/D</text:p>
          </table:table-cell>
          <table:table-cell table:style-name="ce23" table:content-validation-name="val4" office:value-type="string" calcext:value-type="string">
            <text:p>No</text:p>
          </table:table-cell>
          <table:table-cell table:style-name="ce27"/>
          <table:table-cell table:style-name="ce10"/>
          <table:table-cell table:style-name="ce32" table:formula="of:=IF(EXACT([.J78];&quot;No&quot;)      ;&quot;&quot;      ; IF(EXACT([.J78];&quot;Sí. Virtualización lógica&quot;)           ;[.I78]           ; IF(EXACT([.J78];&quot;Sí. Virtualización física&quot;)               ;VLOOKUP([.$F78];[$datos.$M$2:.$N$33];2;0)*[.L78]               ;&quot;Error&quot;)          )     )">
            <text:p/>
          </table:table-cell>
          <table:table-cell table:style-name="ce10"/>
          <table:table-cell table:style-name="ce13" table:content-validation-name="val5"/>
          <table:table-cell table:style-name="ce37" table:content-validation-name="val6" table:formula="of:=VLOOKUP([.O78];[$datos.$D$2:.$E$6];2;0)" office:value-type="string" office:string-value="" calcext:value-type="error">
            <text:p>#N/D</text:p>
          </table:table-cell>
          <table:table-cell table:style-name="ce16"/>
          <table:table-cell table:style-name="ce10"/>
          <table:table-cell table:style-name="ce13" table:content-validation-name="val13"/>
          <table:table-cell table:style-name="ce13" table:content-validation-name="val12"/>
          <table:table-cell table:style-name="ce10" table:content-validation-name="val15"/>
          <table:table-cell table:style-name="ce10" table:content-validation-name="val17"/>
          <table:table-cell table:style-name="ce13"/>
          <table:table-cell table:style-name="ce10"/>
          <table:table-cell table:number-columns-repeated="1000"/>
        </table:table-row>
        <table:table-row table:style-name="ro10">
          <table:table-cell table:style-name="ce44" office:value-type="string" calcext:value-type="string">
            <text:p>77.</text:p>
          </table:table-cell>
          <table:table-cell table:style-name="ce10" table:content-validation-name="val1"/>
          <table:table-cell table:style-name="ce13" table:content-validation-name="val2" table:number-columns-repeated="2"/>
          <table:table-cell table:style-name="ce16"/>
          <table:table-cell table:style-name="ce18" table:content-validation-name="val3"/>
          <table:table-cell table:style-name="ce10" table:number-columns-repeated="2"/>
          <table:table-cell table:style-name="ce20" table:formula="of:=VLOOKUP([.$F79];[$datos.$M$2:.$N$33];2;0)*[.G79]*[.H79]" office:value-type="string" office:string-value="" calcext:value-type="error">
            <text:p>#N/D</text:p>
          </table:table-cell>
          <table:table-cell table:style-name="ce23" table:content-validation-name="val4" office:value-type="string" calcext:value-type="string">
            <text:p>No</text:p>
          </table:table-cell>
          <table:table-cell table:style-name="ce27"/>
          <table:table-cell table:style-name="ce10"/>
          <table:table-cell table:style-name="ce32" table:formula="of:=IF(EXACT([.J79];&quot;No&quot;)      ;&quot;&quot;      ; IF(EXACT([.J79];&quot;Sí. Virtualización lógica&quot;)           ;[.I79]           ; IF(EXACT([.J79];&quot;Sí. Virtualización física&quot;)               ;VLOOKUP([.$F79];[$datos.$M$2:.$N$33];2;0)*[.L79]               ;&quot;Error&quot;)          )     )">
            <text:p/>
          </table:table-cell>
          <table:table-cell table:style-name="ce10"/>
          <table:table-cell table:style-name="ce13" table:content-validation-name="val5"/>
          <table:table-cell table:style-name="ce37" table:content-validation-name="val6" table:formula="of:=VLOOKUP([.O79];[$datos.$D$2:.$E$6];2;0)" office:value-type="string" office:string-value="" calcext:value-type="error">
            <text:p>#N/D</text:p>
          </table:table-cell>
          <table:table-cell table:style-name="ce16"/>
          <table:table-cell table:style-name="ce10"/>
          <table:table-cell table:style-name="ce13" table:content-validation-name="val13"/>
          <table:table-cell table:style-name="ce13" table:content-validation-name="val12"/>
          <table:table-cell table:style-name="ce10" table:content-validation-name="val15"/>
          <table:table-cell table:style-name="ce10" table:content-validation-name="val17"/>
          <table:table-cell table:style-name="ce13"/>
          <table:table-cell table:style-name="ce10"/>
          <table:table-cell table:number-columns-repeated="1000"/>
        </table:table-row>
        <table:table-row table:style-name="ro10">
          <table:table-cell office:value-type="string" calcext:value-type="string">
            <text:p>78.</text:p>
          </table:table-cell>
          <table:table-cell table:style-name="ce10" table:content-validation-name="val1"/>
          <table:table-cell table:style-name="ce13" table:content-validation-name="val2" table:number-columns-repeated="2"/>
          <table:table-cell table:style-name="ce16"/>
          <table:table-cell table:style-name="ce18" table:content-validation-name="val3"/>
          <table:table-cell table:style-name="ce10" table:number-columns-repeated="2"/>
          <table:table-cell table:style-name="ce20" table:formula="of:=VLOOKUP([.$F80];[$datos.$M$2:.$N$33];2;0)*[.G80]*[.H80]" office:value-type="string" office:string-value="" calcext:value-type="error">
            <text:p>#N/D</text:p>
          </table:table-cell>
          <table:table-cell table:style-name="ce23" table:content-validation-name="val4" office:value-type="string" calcext:value-type="string">
            <text:p>No</text:p>
          </table:table-cell>
          <table:table-cell table:style-name="ce27"/>
          <table:table-cell table:style-name="ce10"/>
          <table:table-cell table:style-name="ce32" table:formula="of:=IF(EXACT([.J80];&quot;No&quot;)      ;&quot;&quot;      ; IF(EXACT([.J80];&quot;Sí. Virtualización lógica&quot;)           ;[.I80]           ; IF(EXACT([.J80];&quot;Sí. Virtualización física&quot;)               ;VLOOKUP([.$F80];[$datos.$M$2:.$N$33];2;0)*[.L80]               ;&quot;Error&quot;)          )     )">
            <text:p/>
          </table:table-cell>
          <table:table-cell table:style-name="ce10"/>
          <table:table-cell table:style-name="ce13" table:content-validation-name="val5"/>
          <table:table-cell table:style-name="ce37" table:content-validation-name="val6" table:formula="of:=VLOOKUP([.O80];[$datos.$D$2:.$E$6];2;0)" office:value-type="string" office:string-value="" calcext:value-type="error">
            <text:p>#N/D</text:p>
          </table:table-cell>
          <table:table-cell table:style-name="ce16"/>
          <table:table-cell table:style-name="ce10"/>
          <table:table-cell table:style-name="ce13" table:content-validation-name="val13"/>
          <table:table-cell table:style-name="ce13" table:content-validation-name="val12"/>
          <table:table-cell table:style-name="ce10" table:content-validation-name="val15"/>
          <table:table-cell table:style-name="ce10" table:content-validation-name="val17"/>
          <table:table-cell table:style-name="ce13"/>
          <table:table-cell table:style-name="ce10"/>
          <table:table-cell table:number-columns-repeated="1000"/>
        </table:table-row>
        <table:table-row table:style-name="ro10">
          <table:table-cell table:style-name="ce44" office:value-type="string" calcext:value-type="string">
            <text:p>79.</text:p>
          </table:table-cell>
          <table:table-cell table:style-name="ce10" table:content-validation-name="val1"/>
          <table:table-cell table:style-name="ce13" table:content-validation-name="val2" table:number-columns-repeated="2"/>
          <table:table-cell table:style-name="ce16"/>
          <table:table-cell table:style-name="ce18" table:content-validation-name="val3"/>
          <table:table-cell table:style-name="ce10" table:number-columns-repeated="2"/>
          <table:table-cell table:style-name="ce20" table:formula="of:=VLOOKUP([.$F81];[$datos.$M$2:.$N$33];2;0)*[.G81]*[.H81]" office:value-type="string" office:string-value="" calcext:value-type="error">
            <text:p>#N/D</text:p>
          </table:table-cell>
          <table:table-cell table:style-name="ce23" table:content-validation-name="val4" office:value-type="string" calcext:value-type="string">
            <text:p>No</text:p>
          </table:table-cell>
          <table:table-cell table:style-name="ce27"/>
          <table:table-cell table:style-name="ce10"/>
          <table:table-cell table:style-name="ce32" table:formula="of:=IF(EXACT([.J81];&quot;No&quot;)      ;&quot;&quot;      ; IF(EXACT([.J81];&quot;Sí. Virtualización lógica&quot;)           ;[.I81]           ; IF(EXACT([.J81];&quot;Sí. Virtualización física&quot;)               ;VLOOKUP([.$F81];[$datos.$M$2:.$N$33];2;0)*[.L81]               ;&quot;Error&quot;)          )     )">
            <text:p/>
          </table:table-cell>
          <table:table-cell table:style-name="ce10"/>
          <table:table-cell table:style-name="ce13" table:content-validation-name="val5"/>
          <table:table-cell table:style-name="ce37" table:content-validation-name="val6" table:formula="of:=VLOOKUP([.O81];[$datos.$D$2:.$E$6];2;0)" office:value-type="string" office:string-value="" calcext:value-type="error">
            <text:p>#N/D</text:p>
          </table:table-cell>
          <table:table-cell table:style-name="ce16"/>
          <table:table-cell table:style-name="ce10"/>
          <table:table-cell table:style-name="ce13" table:content-validation-name="val13"/>
          <table:table-cell table:style-name="ce13" table:content-validation-name="val12"/>
          <table:table-cell table:style-name="ce10" table:content-validation-name="val15"/>
          <table:table-cell table:style-name="ce10" table:content-validation-name="val17"/>
          <table:table-cell table:style-name="ce13"/>
          <table:table-cell table:style-name="ce10"/>
          <table:table-cell table:number-columns-repeated="1000"/>
        </table:table-row>
        <table:table-row table:style-name="ro10">
          <table:table-cell office:value-type="string" calcext:value-type="string">
            <text:p>80.</text:p>
          </table:table-cell>
          <table:table-cell table:style-name="ce10" table:content-validation-name="val1"/>
          <table:table-cell table:style-name="ce13" table:content-validation-name="val2" table:number-columns-repeated="2"/>
          <table:table-cell table:style-name="ce16"/>
          <table:table-cell table:style-name="ce18" table:content-validation-name="val3"/>
          <table:table-cell table:style-name="ce10" table:number-columns-repeated="2"/>
          <table:table-cell table:style-name="ce20" table:formula="of:=VLOOKUP([.$F82];[$datos.$M$2:.$N$33];2;0)*[.G82]*[.H82]" office:value-type="string" office:string-value="" calcext:value-type="error">
            <text:p>#N/D</text:p>
          </table:table-cell>
          <table:table-cell table:style-name="ce23" table:content-validation-name="val4" office:value-type="string" calcext:value-type="string">
            <text:p>No</text:p>
          </table:table-cell>
          <table:table-cell table:style-name="ce27"/>
          <table:table-cell table:style-name="ce10"/>
          <table:table-cell table:style-name="ce32" table:formula="of:=IF(EXACT([.J82];&quot;No&quot;)      ;&quot;&quot;      ; IF(EXACT([.J82];&quot;Sí. Virtualización lógica&quot;)           ;[.I82]           ; IF(EXACT([.J82];&quot;Sí. Virtualización física&quot;)               ;VLOOKUP([.$F82];[$datos.$M$2:.$N$33];2;0)*[.L82]               ;&quot;Error&quot;)          )     )">
            <text:p/>
          </table:table-cell>
          <table:table-cell table:style-name="ce10"/>
          <table:table-cell table:style-name="ce13" table:content-validation-name="val5"/>
          <table:table-cell table:style-name="ce37" table:content-validation-name="val6" table:formula="of:=VLOOKUP([.O82];[$datos.$D$2:.$E$6];2;0)" office:value-type="string" office:string-value="" calcext:value-type="error">
            <text:p>#N/D</text:p>
          </table:table-cell>
          <table:table-cell table:style-name="ce16"/>
          <table:table-cell table:style-name="ce10"/>
          <table:table-cell table:style-name="ce13" table:content-validation-name="val13"/>
          <table:table-cell table:style-name="ce13" table:content-validation-name="val12"/>
          <table:table-cell table:style-name="ce10" table:content-validation-name="val15"/>
          <table:table-cell table:style-name="ce10" table:content-validation-name="val17"/>
          <table:table-cell table:style-name="ce13"/>
          <table:table-cell table:style-name="ce10"/>
          <table:table-cell table:number-columns-repeated="1000"/>
        </table:table-row>
        <table:table-row table:style-name="ro10">
          <table:table-cell table:style-name="ce44" office:value-type="string" calcext:value-type="string">
            <text:p>81.</text:p>
          </table:table-cell>
          <table:table-cell table:style-name="ce10" table:content-validation-name="val1"/>
          <table:table-cell table:style-name="ce13" table:content-validation-name="val2" table:number-columns-repeated="2"/>
          <table:table-cell table:style-name="ce16"/>
          <table:table-cell table:style-name="ce18" table:content-validation-name="val3"/>
          <table:table-cell table:style-name="ce10" table:number-columns-repeated="2"/>
          <table:table-cell table:style-name="ce20" table:formula="of:=VLOOKUP([.$F83];[$datos.$M$2:.$N$33];2;0)*[.G83]*[.H83]" office:value-type="string" office:string-value="" calcext:value-type="error">
            <text:p>#N/D</text:p>
          </table:table-cell>
          <table:table-cell table:style-name="ce23" table:content-validation-name="val4" office:value-type="string" calcext:value-type="string">
            <text:p>No</text:p>
          </table:table-cell>
          <table:table-cell table:style-name="ce27"/>
          <table:table-cell table:style-name="ce10"/>
          <table:table-cell table:style-name="ce32" table:formula="of:=IF(EXACT([.J83];&quot;No&quot;)      ;&quot;&quot;      ; IF(EXACT([.J83];&quot;Sí. Virtualización lógica&quot;)           ;[.I83]           ; IF(EXACT([.J83];&quot;Sí. Virtualización física&quot;)               ;VLOOKUP([.$F83];[$datos.$M$2:.$N$33];2;0)*[.L83]               ;&quot;Error&quot;)          )     )">
            <text:p/>
          </table:table-cell>
          <table:table-cell table:style-name="ce10"/>
          <table:table-cell table:style-name="ce13" table:content-validation-name="val5"/>
          <table:table-cell table:style-name="ce37" table:content-validation-name="val6" table:formula="of:=VLOOKUP([.O83];[$datos.$D$2:.$E$6];2;0)" office:value-type="string" office:string-value="" calcext:value-type="error">
            <text:p>#N/D</text:p>
          </table:table-cell>
          <table:table-cell table:style-name="ce16"/>
          <table:table-cell table:style-name="ce10"/>
          <table:table-cell table:style-name="ce13" table:content-validation-name="val13"/>
          <table:table-cell table:style-name="ce13" table:content-validation-name="val12"/>
          <table:table-cell table:style-name="ce10" table:content-validation-name="val15"/>
          <table:table-cell table:style-name="ce10" table:content-validation-name="val17"/>
          <table:table-cell table:style-name="ce13"/>
          <table:table-cell table:style-name="ce10"/>
          <table:table-cell table:number-columns-repeated="1000"/>
        </table:table-row>
        <table:table-row table:style-name="ro10">
          <table:table-cell office:value-type="string" calcext:value-type="string">
            <text:p>82.</text:p>
          </table:table-cell>
          <table:table-cell table:style-name="ce10" table:content-validation-name="val1"/>
          <table:table-cell table:style-name="ce13" table:content-validation-name="val2" table:number-columns-repeated="2"/>
          <table:table-cell table:style-name="ce16"/>
          <table:table-cell table:style-name="ce18" table:content-validation-name="val3"/>
          <table:table-cell table:style-name="ce10" table:number-columns-repeated="2"/>
          <table:table-cell table:style-name="ce20" table:formula="of:=VLOOKUP([.$F84];[$datos.$M$2:.$N$33];2;0)*[.G84]*[.H84]" office:value-type="string" office:string-value="" calcext:value-type="error">
            <text:p>#N/D</text:p>
          </table:table-cell>
          <table:table-cell table:style-name="ce23" table:content-validation-name="val4" office:value-type="string" calcext:value-type="string">
            <text:p>No</text:p>
          </table:table-cell>
          <table:table-cell table:style-name="ce27"/>
          <table:table-cell table:style-name="ce10"/>
          <table:table-cell table:style-name="ce32" table:formula="of:=IF(EXACT([.J84];&quot;No&quot;)      ;&quot;&quot;      ; IF(EXACT([.J84];&quot;Sí. Virtualización lógica&quot;)           ;[.I84]           ; IF(EXACT([.J84];&quot;Sí. Virtualización física&quot;)               ;VLOOKUP([.$F84];[$datos.$M$2:.$N$33];2;0)*[.L84]               ;&quot;Error&quot;)          )     )">
            <text:p/>
          </table:table-cell>
          <table:table-cell table:style-name="ce10"/>
          <table:table-cell table:style-name="ce13" table:content-validation-name="val5"/>
          <table:table-cell table:style-name="ce37" table:content-validation-name="val6" table:formula="of:=VLOOKUP([.O84];[$datos.$D$2:.$E$6];2;0)" office:value-type="string" office:string-value="" calcext:value-type="error">
            <text:p>#N/D</text:p>
          </table:table-cell>
          <table:table-cell table:style-name="ce16"/>
          <table:table-cell table:style-name="ce10"/>
          <table:table-cell table:style-name="ce13" table:content-validation-name="val13"/>
          <table:table-cell table:style-name="ce13" table:content-validation-name="val12"/>
          <table:table-cell table:style-name="ce10" table:content-validation-name="val15"/>
          <table:table-cell table:style-name="ce10" table:content-validation-name="val17"/>
          <table:table-cell table:style-name="ce13"/>
          <table:table-cell table:style-name="ce10"/>
          <table:table-cell table:number-columns-repeated="1000"/>
        </table:table-row>
        <table:table-row table:style-name="ro10">
          <table:table-cell table:style-name="ce44" office:value-type="string" calcext:value-type="string">
            <text:p>83.</text:p>
          </table:table-cell>
          <table:table-cell table:style-name="ce10" table:content-validation-name="val1"/>
          <table:table-cell table:style-name="ce13" table:content-validation-name="val2" table:number-columns-repeated="2"/>
          <table:table-cell table:style-name="ce16"/>
          <table:table-cell table:style-name="ce18" table:content-validation-name="val3"/>
          <table:table-cell table:style-name="ce10" table:number-columns-repeated="2"/>
          <table:table-cell table:style-name="ce20" table:formula="of:=VLOOKUP([.$F85];[$datos.$M$2:.$N$33];2;0)*[.G85]*[.H85]" office:value-type="string" office:string-value="" calcext:value-type="error">
            <text:p>#N/D</text:p>
          </table:table-cell>
          <table:table-cell table:style-name="ce23" table:content-validation-name="val4" office:value-type="string" calcext:value-type="string">
            <text:p>No</text:p>
          </table:table-cell>
          <table:table-cell table:style-name="ce27"/>
          <table:table-cell table:style-name="ce10"/>
          <table:table-cell table:style-name="ce32" table:formula="of:=IF(EXACT([.J85];&quot;No&quot;)      ;&quot;&quot;      ; IF(EXACT([.J85];&quot;Sí. Virtualización lógica&quot;)           ;[.I85]           ; IF(EXACT([.J85];&quot;Sí. Virtualización física&quot;)               ;VLOOKUP([.$F85];[$datos.$M$2:.$N$33];2;0)*[.L85]               ;&quot;Error&quot;)          )     )">
            <text:p/>
          </table:table-cell>
          <table:table-cell table:style-name="ce10"/>
          <table:table-cell table:style-name="ce13" table:content-validation-name="val5"/>
          <table:table-cell table:style-name="ce37" table:content-validation-name="val6" table:formula="of:=VLOOKUP([.O85];[$datos.$D$2:.$E$6];2;0)" office:value-type="string" office:string-value="" calcext:value-type="error">
            <text:p>#N/D</text:p>
          </table:table-cell>
          <table:table-cell table:style-name="ce16"/>
          <table:table-cell table:style-name="ce10"/>
          <table:table-cell table:style-name="ce13" table:content-validation-name="val13"/>
          <table:table-cell table:style-name="ce13" table:content-validation-name="val12"/>
          <table:table-cell table:style-name="ce10" table:content-validation-name="val15"/>
          <table:table-cell table:style-name="ce10" table:content-validation-name="val17"/>
          <table:table-cell table:style-name="ce13"/>
          <table:table-cell table:style-name="ce10"/>
          <table:table-cell table:number-columns-repeated="1000"/>
        </table:table-row>
        <table:table-row table:style-name="ro10">
          <table:table-cell office:value-type="string" calcext:value-type="string">
            <text:p>84.</text:p>
          </table:table-cell>
          <table:table-cell table:style-name="ce10" table:content-validation-name="val1"/>
          <table:table-cell table:style-name="ce13" table:content-validation-name="val2" table:number-columns-repeated="2"/>
          <table:table-cell table:style-name="ce16"/>
          <table:table-cell table:style-name="ce18" table:content-validation-name="val3"/>
          <table:table-cell table:style-name="ce10" table:number-columns-repeated="2"/>
          <table:table-cell table:style-name="ce20" table:formula="of:=VLOOKUP([.$F86];[$datos.$M$2:.$N$33];2;0)*[.G86]*[.H86]" office:value-type="string" office:string-value="" calcext:value-type="error">
            <text:p>#N/D</text:p>
          </table:table-cell>
          <table:table-cell table:style-name="ce23" table:content-validation-name="val4" office:value-type="string" calcext:value-type="string">
            <text:p>No</text:p>
          </table:table-cell>
          <table:table-cell table:style-name="ce27"/>
          <table:table-cell table:style-name="ce10"/>
          <table:table-cell table:style-name="ce32" table:formula="of:=IF(EXACT([.J86];&quot;No&quot;)      ;&quot;&quot;      ; IF(EXACT([.J86];&quot;Sí. Virtualización lógica&quot;)           ;[.I86]           ; IF(EXACT([.J86];&quot;Sí. Virtualización física&quot;)               ;VLOOKUP([.$F86];[$datos.$M$2:.$N$33];2;0)*[.L86]               ;&quot;Error&quot;)          )     )">
            <text:p/>
          </table:table-cell>
          <table:table-cell table:style-name="ce10"/>
          <table:table-cell table:style-name="ce13" table:content-validation-name="val5"/>
          <table:table-cell table:style-name="ce37" table:content-validation-name="val6" table:formula="of:=VLOOKUP([.O86];[$datos.$D$2:.$E$6];2;0)" office:value-type="string" office:string-value="" calcext:value-type="error">
            <text:p>#N/D</text:p>
          </table:table-cell>
          <table:table-cell table:style-name="ce16"/>
          <table:table-cell table:style-name="ce10"/>
          <table:table-cell table:style-name="ce13" table:content-validation-name="val13"/>
          <table:table-cell table:style-name="ce13" table:content-validation-name="val12"/>
          <table:table-cell table:style-name="ce10" table:content-validation-name="val15"/>
          <table:table-cell table:style-name="ce10" table:content-validation-name="val17"/>
          <table:table-cell table:style-name="ce13"/>
          <table:table-cell table:style-name="ce10"/>
          <table:table-cell table:number-columns-repeated="1000"/>
        </table:table-row>
        <table:table-row table:style-name="ro10">
          <table:table-cell table:style-name="ce44" office:value-type="string" calcext:value-type="string">
            <text:p>85.</text:p>
          </table:table-cell>
          <table:table-cell table:style-name="ce10" table:content-validation-name="val1"/>
          <table:table-cell table:style-name="ce13" table:content-validation-name="val2" table:number-columns-repeated="2"/>
          <table:table-cell table:style-name="ce16"/>
          <table:table-cell table:style-name="ce18" table:content-validation-name="val3"/>
          <table:table-cell table:style-name="ce10" table:number-columns-repeated="2"/>
          <table:table-cell table:style-name="ce20" table:formula="of:=VLOOKUP([.$F87];[$datos.$M$2:.$N$33];2;0)*[.G87]*[.H87]" office:value-type="string" office:string-value="" calcext:value-type="error">
            <text:p>#N/D</text:p>
          </table:table-cell>
          <table:table-cell table:style-name="ce23" table:content-validation-name="val4" office:value-type="string" calcext:value-type="string">
            <text:p>No</text:p>
          </table:table-cell>
          <table:table-cell table:style-name="ce27"/>
          <table:table-cell table:style-name="ce10"/>
          <table:table-cell table:style-name="ce32" table:formula="of:=IF(EXACT([.J87];&quot;No&quot;)      ;&quot;&quot;      ; IF(EXACT([.J87];&quot;Sí. Virtualización lógica&quot;)           ;[.I87]           ; IF(EXACT([.J87];&quot;Sí. Virtualización física&quot;)               ;VLOOKUP([.$F87];[$datos.$M$2:.$N$33];2;0)*[.L87]               ;&quot;Error&quot;)          )     )">
            <text:p/>
          </table:table-cell>
          <table:table-cell table:style-name="ce10"/>
          <table:table-cell table:style-name="ce13" table:content-validation-name="val5"/>
          <table:table-cell table:style-name="ce37" table:content-validation-name="val6" table:formula="of:=VLOOKUP([.O87];[$datos.$D$2:.$E$6];2;0)" office:value-type="string" office:string-value="" calcext:value-type="error">
            <text:p>#N/D</text:p>
          </table:table-cell>
          <table:table-cell table:style-name="ce16"/>
          <table:table-cell table:style-name="ce10"/>
          <table:table-cell table:style-name="ce13" table:content-validation-name="val13"/>
          <table:table-cell table:style-name="ce13" table:content-validation-name="val12"/>
          <table:table-cell table:style-name="ce10" table:content-validation-name="val15"/>
          <table:table-cell table:style-name="ce10" table:content-validation-name="val17"/>
          <table:table-cell table:style-name="ce13"/>
          <table:table-cell table:style-name="ce10"/>
          <table:table-cell table:number-columns-repeated="1000"/>
        </table:table-row>
        <table:table-row table:style-name="ro10">
          <table:table-cell office:value-type="string" calcext:value-type="string">
            <text:p>86.</text:p>
          </table:table-cell>
          <table:table-cell table:style-name="ce10" table:content-validation-name="val1"/>
          <table:table-cell table:style-name="ce13" table:content-validation-name="val2" table:number-columns-repeated="2"/>
          <table:table-cell table:style-name="ce16"/>
          <table:table-cell table:style-name="ce18" table:content-validation-name="val3"/>
          <table:table-cell table:style-name="ce10" table:number-columns-repeated="2"/>
          <table:table-cell table:style-name="ce20" table:formula="of:=VLOOKUP([.$F88];[$datos.$M$2:.$N$33];2;0)*[.G88]*[.H88]" office:value-type="string" office:string-value="" calcext:value-type="error">
            <text:p>#N/D</text:p>
          </table:table-cell>
          <table:table-cell table:style-name="ce23" table:content-validation-name="val4" office:value-type="string" calcext:value-type="string">
            <text:p>No</text:p>
          </table:table-cell>
          <table:table-cell table:style-name="ce27"/>
          <table:table-cell table:style-name="ce10"/>
          <table:table-cell table:style-name="ce32" table:formula="of:=IF(EXACT([.J88];&quot;No&quot;)      ;&quot;&quot;      ; IF(EXACT([.J88];&quot;Sí. Virtualización lógica&quot;)           ;[.I88]           ; IF(EXACT([.J88];&quot;Sí. Virtualización física&quot;)               ;VLOOKUP([.$F88];[$datos.$M$2:.$N$33];2;0)*[.L88]               ;&quot;Error&quot;)          )     )">
            <text:p/>
          </table:table-cell>
          <table:table-cell table:style-name="ce10"/>
          <table:table-cell table:style-name="ce13" table:content-validation-name="val5"/>
          <table:table-cell table:style-name="ce37" table:content-validation-name="val6" table:formula="of:=VLOOKUP([.O88];[$datos.$D$2:.$E$6];2;0)" office:value-type="string" office:string-value="" calcext:value-type="error">
            <text:p>#N/D</text:p>
          </table:table-cell>
          <table:table-cell table:style-name="ce16"/>
          <table:table-cell table:style-name="ce10"/>
          <table:table-cell table:style-name="ce13" table:content-validation-name="val13"/>
          <table:table-cell table:style-name="ce13" table:content-validation-name="val12"/>
          <table:table-cell table:style-name="ce10" table:content-validation-name="val15"/>
          <table:table-cell table:style-name="ce10" table:content-validation-name="val17"/>
          <table:table-cell table:style-name="ce13"/>
          <table:table-cell table:style-name="ce10"/>
          <table:table-cell table:number-columns-repeated="1000"/>
        </table:table-row>
        <table:table-row table:style-name="ro10">
          <table:table-cell table:style-name="ce44" office:value-type="string" calcext:value-type="string">
            <text:p>87.</text:p>
          </table:table-cell>
          <table:table-cell table:style-name="ce10" table:content-validation-name="val1"/>
          <table:table-cell table:style-name="ce13" table:content-validation-name="val2" table:number-columns-repeated="2"/>
          <table:table-cell table:style-name="ce16"/>
          <table:table-cell table:style-name="ce18" table:content-validation-name="val3"/>
          <table:table-cell table:style-name="ce10" table:number-columns-repeated="2"/>
          <table:table-cell table:style-name="ce20" table:formula="of:=VLOOKUP([.$F89];[$datos.$M$2:.$N$33];2;0)*[.G89]*[.H89]" office:value-type="string" office:string-value="" calcext:value-type="error">
            <text:p>#N/D</text:p>
          </table:table-cell>
          <table:table-cell table:style-name="ce23" table:content-validation-name="val4" office:value-type="string" calcext:value-type="string">
            <text:p>No</text:p>
          </table:table-cell>
          <table:table-cell table:style-name="ce27"/>
          <table:table-cell table:style-name="ce10"/>
          <table:table-cell table:style-name="ce32" table:formula="of:=IF(EXACT([.J89];&quot;No&quot;)      ;&quot;&quot;      ; IF(EXACT([.J89];&quot;Sí. Virtualización lógica&quot;)           ;[.I89]           ; IF(EXACT([.J89];&quot;Sí. Virtualización física&quot;)               ;VLOOKUP([.$F89];[$datos.$M$2:.$N$33];2;0)*[.L89]               ;&quot;Error&quot;)          )     )">
            <text:p/>
          </table:table-cell>
          <table:table-cell table:style-name="ce10"/>
          <table:table-cell table:style-name="ce13" table:content-validation-name="val5"/>
          <table:table-cell table:style-name="ce37" table:content-validation-name="val6" table:formula="of:=VLOOKUP([.O89];[$datos.$D$2:.$E$6];2;0)" office:value-type="string" office:string-value="" calcext:value-type="error">
            <text:p>#N/D</text:p>
          </table:table-cell>
          <table:table-cell table:style-name="ce16"/>
          <table:table-cell table:style-name="ce10"/>
          <table:table-cell table:style-name="ce13" table:content-validation-name="val13"/>
          <table:table-cell table:style-name="ce13" table:content-validation-name="val12"/>
          <table:table-cell table:style-name="ce10" table:content-validation-name="val15"/>
          <table:table-cell table:style-name="ce10" table:content-validation-name="val17"/>
          <table:table-cell table:style-name="ce13"/>
          <table:table-cell table:style-name="ce10"/>
          <table:table-cell table:number-columns-repeated="1000"/>
        </table:table-row>
        <table:table-row table:style-name="ro10">
          <table:table-cell office:value-type="string" calcext:value-type="string">
            <text:p>88.</text:p>
          </table:table-cell>
          <table:table-cell table:style-name="ce10" table:content-validation-name="val1"/>
          <table:table-cell table:style-name="ce13" table:content-validation-name="val2" table:number-columns-repeated="2"/>
          <table:table-cell table:style-name="ce16"/>
          <table:table-cell table:style-name="ce18" table:content-validation-name="val3"/>
          <table:table-cell table:style-name="ce10" table:number-columns-repeated="2"/>
          <table:table-cell table:style-name="ce20" table:formula="of:=VLOOKUP([.$F90];[$datos.$M$2:.$N$33];2;0)*[.G90]*[.H90]" office:value-type="string" office:string-value="" calcext:value-type="error">
            <text:p>#N/D</text:p>
          </table:table-cell>
          <table:table-cell table:style-name="ce23" table:content-validation-name="val4" office:value-type="string" calcext:value-type="string">
            <text:p>No</text:p>
          </table:table-cell>
          <table:table-cell table:style-name="ce27"/>
          <table:table-cell table:style-name="ce10"/>
          <table:table-cell table:style-name="ce32" table:formula="of:=IF(EXACT([.J90];&quot;No&quot;)      ;&quot;&quot;      ; IF(EXACT([.J90];&quot;Sí. Virtualización lógica&quot;)           ;[.I90]           ; IF(EXACT([.J90];&quot;Sí. Virtualización física&quot;)               ;VLOOKUP([.$F90];[$datos.$M$2:.$N$33];2;0)*[.L90]               ;&quot;Error&quot;)          )     )">
            <text:p/>
          </table:table-cell>
          <table:table-cell table:style-name="ce10"/>
          <table:table-cell table:style-name="ce13" table:content-validation-name="val5"/>
          <table:table-cell table:style-name="ce37" table:content-validation-name="val6" table:formula="of:=VLOOKUP([.O90];[$datos.$D$2:.$E$6];2;0)" office:value-type="string" office:string-value="" calcext:value-type="error">
            <text:p>#N/D</text:p>
          </table:table-cell>
          <table:table-cell table:style-name="ce16"/>
          <table:table-cell table:style-name="ce10"/>
          <table:table-cell table:style-name="ce13" table:content-validation-name="val13"/>
          <table:table-cell table:style-name="ce13" table:content-validation-name="val12"/>
          <table:table-cell table:style-name="ce10" table:content-validation-name="val15"/>
          <table:table-cell table:style-name="ce10" table:content-validation-name="val17"/>
          <table:table-cell table:style-name="ce13"/>
          <table:table-cell table:style-name="ce10"/>
          <table:table-cell table:number-columns-repeated="1000"/>
        </table:table-row>
        <table:table-row table:style-name="ro10">
          <table:table-cell table:style-name="ce44" office:value-type="string" calcext:value-type="string">
            <text:p>89.</text:p>
          </table:table-cell>
          <table:table-cell table:style-name="ce10" table:content-validation-name="val1"/>
          <table:table-cell table:style-name="ce13" table:content-validation-name="val2" table:number-columns-repeated="2"/>
          <table:table-cell table:style-name="ce16"/>
          <table:table-cell table:style-name="ce18" table:content-validation-name="val3"/>
          <table:table-cell table:style-name="ce10" table:number-columns-repeated="2"/>
          <table:table-cell table:style-name="ce20" table:formula="of:=VLOOKUP([.$F91];[$datos.$M$2:.$N$33];2;0)*[.G91]*[.H91]" office:value-type="string" office:string-value="" calcext:value-type="error">
            <text:p>#N/D</text:p>
          </table:table-cell>
          <table:table-cell table:style-name="ce23" table:content-validation-name="val4" office:value-type="string" calcext:value-type="string">
            <text:p>No</text:p>
          </table:table-cell>
          <table:table-cell table:style-name="ce27"/>
          <table:table-cell table:style-name="ce10"/>
          <table:table-cell table:style-name="ce32" table:formula="of:=IF(EXACT([.J91];&quot;No&quot;)      ;&quot;&quot;      ; IF(EXACT([.J91];&quot;Sí. Virtualización lógica&quot;)           ;[.I91]           ; IF(EXACT([.J91];&quot;Sí. Virtualización física&quot;)               ;VLOOKUP([.$F91];[$datos.$M$2:.$N$33];2;0)*[.L91]               ;&quot;Error&quot;)          )     )">
            <text:p/>
          </table:table-cell>
          <table:table-cell table:style-name="ce10"/>
          <table:table-cell table:style-name="ce13" table:content-validation-name="val5"/>
          <table:table-cell table:style-name="ce37" table:content-validation-name="val6" table:formula="of:=VLOOKUP([.O91];[$datos.$D$2:.$E$6];2;0)" office:value-type="string" office:string-value="" calcext:value-type="error">
            <text:p>#N/D</text:p>
          </table:table-cell>
          <table:table-cell table:style-name="ce16"/>
          <table:table-cell table:style-name="ce10"/>
          <table:table-cell table:style-name="ce13" table:content-validation-name="val13"/>
          <table:table-cell table:style-name="ce13" table:content-validation-name="val12"/>
          <table:table-cell table:style-name="ce10" table:content-validation-name="val15"/>
          <table:table-cell table:style-name="ce10" table:content-validation-name="val17"/>
          <table:table-cell table:style-name="ce13"/>
          <table:table-cell table:style-name="ce10"/>
          <table:table-cell table:number-columns-repeated="1000"/>
        </table:table-row>
        <table:table-row table:style-name="ro10">
          <table:table-cell office:value-type="string" calcext:value-type="string">
            <text:p>90.</text:p>
          </table:table-cell>
          <table:table-cell table:style-name="ce10" table:content-validation-name="val1"/>
          <table:table-cell table:style-name="ce13" table:content-validation-name="val2" table:number-columns-repeated="2"/>
          <table:table-cell table:style-name="ce16"/>
          <table:table-cell table:style-name="ce18" table:content-validation-name="val3"/>
          <table:table-cell table:style-name="ce10" table:number-columns-repeated="2"/>
          <table:table-cell table:style-name="ce20" table:formula="of:=VLOOKUP([.$F92];[$datos.$M$2:.$N$33];2;0)*[.G92]*[.H92]" office:value-type="string" office:string-value="" calcext:value-type="error">
            <text:p>#N/D</text:p>
          </table:table-cell>
          <table:table-cell table:style-name="ce23" table:content-validation-name="val4" office:value-type="string" calcext:value-type="string">
            <text:p>No</text:p>
          </table:table-cell>
          <table:table-cell table:style-name="ce27"/>
          <table:table-cell table:style-name="ce10"/>
          <table:table-cell table:style-name="ce32" table:formula="of:=IF(EXACT([.J92];&quot;No&quot;)      ;&quot;&quot;      ; IF(EXACT([.J92];&quot;Sí. Virtualización lógica&quot;)           ;[.I92]           ; IF(EXACT([.J92];&quot;Sí. Virtualización física&quot;)               ;VLOOKUP([.$F92];[$datos.$M$2:.$N$33];2;0)*[.L92]               ;&quot;Error&quot;)          )     )">
            <text:p/>
          </table:table-cell>
          <table:table-cell table:style-name="ce10"/>
          <table:table-cell table:style-name="ce13" table:content-validation-name="val5"/>
          <table:table-cell table:style-name="ce37" table:content-validation-name="val6" table:formula="of:=VLOOKUP([.O92];[$datos.$D$2:.$E$6];2;0)" office:value-type="string" office:string-value="" calcext:value-type="error">
            <text:p>#N/D</text:p>
          </table:table-cell>
          <table:table-cell table:style-name="ce16"/>
          <table:table-cell table:style-name="ce10"/>
          <table:table-cell table:style-name="ce13" table:content-validation-name="val13"/>
          <table:table-cell table:style-name="ce13" table:content-validation-name="val12"/>
          <table:table-cell table:style-name="ce10" table:content-validation-name="val15"/>
          <table:table-cell table:style-name="ce10" table:content-validation-name="val17"/>
          <table:table-cell table:style-name="ce13"/>
          <table:table-cell table:style-name="ce10"/>
          <table:table-cell table:number-columns-repeated="1000"/>
        </table:table-row>
        <table:table-row table:style-name="ro10">
          <table:table-cell table:style-name="ce44" office:value-type="string" calcext:value-type="string">
            <text:p>91.</text:p>
          </table:table-cell>
          <table:table-cell table:style-name="ce10" table:content-validation-name="val1"/>
          <table:table-cell table:style-name="ce13" table:content-validation-name="val2" table:number-columns-repeated="2"/>
          <table:table-cell table:style-name="ce16"/>
          <table:table-cell table:style-name="ce18" table:content-validation-name="val3"/>
          <table:table-cell table:style-name="ce10" table:number-columns-repeated="2"/>
          <table:table-cell table:style-name="ce20" table:formula="of:=VLOOKUP([.$F93];[$datos.$M$2:.$N$33];2;0)*[.G93]*[.H93]" office:value-type="string" office:string-value="" calcext:value-type="error">
            <text:p>#N/D</text:p>
          </table:table-cell>
          <table:table-cell table:style-name="ce23" table:content-validation-name="val4" office:value-type="string" calcext:value-type="string">
            <text:p>No</text:p>
          </table:table-cell>
          <table:table-cell table:style-name="ce27"/>
          <table:table-cell table:style-name="ce10"/>
          <table:table-cell table:style-name="ce32" table:formula="of:=IF(EXACT([.J93];&quot;No&quot;)      ;&quot;&quot;      ; IF(EXACT([.J93];&quot;Sí. Virtualización lógica&quot;)           ;[.I93]           ; IF(EXACT([.J93];&quot;Sí. Virtualización física&quot;)               ;VLOOKUP([.$F93];[$datos.$M$2:.$N$33];2;0)*[.L93]               ;&quot;Error&quot;)          )     )">
            <text:p/>
          </table:table-cell>
          <table:table-cell table:style-name="ce10"/>
          <table:table-cell table:style-name="ce13" table:content-validation-name="val5"/>
          <table:table-cell table:style-name="ce37" table:content-validation-name="val6" table:formula="of:=VLOOKUP([.O93];[$datos.$D$2:.$E$6];2;0)" office:value-type="string" office:string-value="" calcext:value-type="error">
            <text:p>#N/D</text:p>
          </table:table-cell>
          <table:table-cell table:style-name="ce16"/>
          <table:table-cell table:style-name="ce10"/>
          <table:table-cell table:style-name="ce13" table:content-validation-name="val13"/>
          <table:table-cell table:style-name="ce13" table:content-validation-name="val12"/>
          <table:table-cell table:style-name="ce10" table:content-validation-name="val15"/>
          <table:table-cell table:style-name="ce10" table:content-validation-name="val17"/>
          <table:table-cell table:style-name="ce13"/>
          <table:table-cell table:style-name="ce10"/>
          <table:table-cell table:number-columns-repeated="1000"/>
        </table:table-row>
        <table:table-row table:style-name="ro10">
          <table:table-cell office:value-type="string" calcext:value-type="string">
            <text:p>92.</text:p>
          </table:table-cell>
          <table:table-cell table:style-name="ce10" table:content-validation-name="val1"/>
          <table:table-cell table:style-name="ce13" table:content-validation-name="val2" table:number-columns-repeated="2"/>
          <table:table-cell table:style-name="ce16"/>
          <table:table-cell table:style-name="ce18" table:content-validation-name="val3"/>
          <table:table-cell table:style-name="ce10" table:number-columns-repeated="2"/>
          <table:table-cell table:style-name="ce20" table:formula="of:=VLOOKUP([.$F94];[$datos.$M$2:.$N$33];2;0)*[.G94]*[.H94]" office:value-type="string" office:string-value="" calcext:value-type="error">
            <text:p>#N/D</text:p>
          </table:table-cell>
          <table:table-cell table:style-name="ce23" table:content-validation-name="val4" office:value-type="string" calcext:value-type="string">
            <text:p>No</text:p>
          </table:table-cell>
          <table:table-cell table:style-name="ce27"/>
          <table:table-cell table:style-name="ce10"/>
          <table:table-cell table:style-name="ce32" table:formula="of:=IF(EXACT([.J94];&quot;No&quot;)      ;&quot;&quot;      ; IF(EXACT([.J94];&quot;Sí. Virtualización lógica&quot;)           ;[.I94]           ; IF(EXACT([.J94];&quot;Sí. Virtualización física&quot;)               ;VLOOKUP([.$F94];[$datos.$M$2:.$N$33];2;0)*[.L94]               ;&quot;Error&quot;)          )     )">
            <text:p/>
          </table:table-cell>
          <table:table-cell table:style-name="ce10"/>
          <table:table-cell table:style-name="ce13" table:content-validation-name="val5"/>
          <table:table-cell table:style-name="ce37" table:content-validation-name="val6" table:formula="of:=VLOOKUP([.O94];[$datos.$D$2:.$E$6];2;0)" office:value-type="string" office:string-value="" calcext:value-type="error">
            <text:p>#N/D</text:p>
          </table:table-cell>
          <table:table-cell table:style-name="ce16"/>
          <table:table-cell table:style-name="ce10"/>
          <table:table-cell table:style-name="ce13" table:content-validation-name="val13"/>
          <table:table-cell table:style-name="ce13" table:content-validation-name="val12"/>
          <table:table-cell table:style-name="ce10" table:content-validation-name="val15"/>
          <table:table-cell table:style-name="ce10" table:content-validation-name="val17"/>
          <table:table-cell table:style-name="ce13"/>
          <table:table-cell table:style-name="ce10"/>
          <table:table-cell table:number-columns-repeated="1000"/>
        </table:table-row>
        <table:table-row table:style-name="ro10">
          <table:table-cell table:style-name="ce44" office:value-type="string" calcext:value-type="string">
            <text:p>93.</text:p>
          </table:table-cell>
          <table:table-cell table:style-name="ce10" table:content-validation-name="val1"/>
          <table:table-cell table:style-name="ce13" table:content-validation-name="val2" table:number-columns-repeated="2"/>
          <table:table-cell table:style-name="ce16"/>
          <table:table-cell table:style-name="ce18" table:content-validation-name="val3"/>
          <table:table-cell table:style-name="ce10" table:number-columns-repeated="2"/>
          <table:table-cell table:style-name="ce20" table:formula="of:=VLOOKUP([.$F95];[$datos.$M$2:.$N$33];2;0)*[.G95]*[.H95]" office:value-type="string" office:string-value="" calcext:value-type="error">
            <text:p>#N/D</text:p>
          </table:table-cell>
          <table:table-cell table:style-name="ce23" table:content-validation-name="val4" office:value-type="string" calcext:value-type="string">
            <text:p>No</text:p>
          </table:table-cell>
          <table:table-cell table:style-name="ce27"/>
          <table:table-cell table:style-name="ce10"/>
          <table:table-cell table:style-name="ce32" table:formula="of:=IF(EXACT([.J95];&quot;No&quot;)      ;&quot;&quot;      ; IF(EXACT([.J95];&quot;Sí. Virtualización lógica&quot;)           ;[.I95]           ; IF(EXACT([.J95];&quot;Sí. Virtualización física&quot;)               ;VLOOKUP([.$F95];[$datos.$M$2:.$N$33];2;0)*[.L95]               ;&quot;Error&quot;)          )     )">
            <text:p/>
          </table:table-cell>
          <table:table-cell table:style-name="ce10"/>
          <table:table-cell table:style-name="ce13" table:content-validation-name="val5"/>
          <table:table-cell table:style-name="ce37" table:content-validation-name="val6" table:formula="of:=VLOOKUP([.O95];[$datos.$D$2:.$E$6];2;0)" office:value-type="string" office:string-value="" calcext:value-type="error">
            <text:p>#N/D</text:p>
          </table:table-cell>
          <table:table-cell table:style-name="ce16"/>
          <table:table-cell table:style-name="ce10"/>
          <table:table-cell table:style-name="ce13" table:content-validation-name="val13"/>
          <table:table-cell table:style-name="ce13" table:content-validation-name="val12"/>
          <table:table-cell table:style-name="ce10" table:content-validation-name="val15"/>
          <table:table-cell table:style-name="ce10" table:content-validation-name="val17"/>
          <table:table-cell table:style-name="ce13"/>
          <table:table-cell table:style-name="ce10"/>
          <table:table-cell table:number-columns-repeated="1000"/>
        </table:table-row>
        <table:table-row table:style-name="ro10">
          <table:table-cell office:value-type="string" calcext:value-type="string">
            <text:p>94.</text:p>
          </table:table-cell>
          <table:table-cell table:style-name="ce10" table:content-validation-name="val1"/>
          <table:table-cell table:style-name="ce13" table:content-validation-name="val2" table:number-columns-repeated="2"/>
          <table:table-cell table:style-name="ce16"/>
          <table:table-cell table:style-name="ce18" table:content-validation-name="val3"/>
          <table:table-cell table:style-name="ce10" table:number-columns-repeated="2"/>
          <table:table-cell table:style-name="ce20" table:formula="of:=VLOOKUP([.$F96];[$datos.$M$2:.$N$33];2;0)*[.G96]*[.H96]" office:value-type="string" office:string-value="" calcext:value-type="error">
            <text:p>#N/D</text:p>
          </table:table-cell>
          <table:table-cell table:style-name="ce23" table:content-validation-name="val4" office:value-type="string" calcext:value-type="string">
            <text:p>No</text:p>
          </table:table-cell>
          <table:table-cell table:style-name="ce27"/>
          <table:table-cell table:style-name="ce10"/>
          <table:table-cell table:style-name="ce32" table:formula="of:=IF(EXACT([.J96];&quot;No&quot;)      ;&quot;&quot;      ; IF(EXACT([.J96];&quot;Sí. Virtualización lógica&quot;)           ;[.I96]           ; IF(EXACT([.J96];&quot;Sí. Virtualización física&quot;)               ;VLOOKUP([.$F96];[$datos.$M$2:.$N$33];2;0)*[.L96]               ;&quot;Error&quot;)          )     )">
            <text:p/>
          </table:table-cell>
          <table:table-cell table:style-name="ce10"/>
          <table:table-cell table:style-name="ce13" table:content-validation-name="val5"/>
          <table:table-cell table:style-name="ce37" table:content-validation-name="val6" table:formula="of:=VLOOKUP([.O96];[$datos.$D$2:.$E$6];2;0)" office:value-type="string" office:string-value="" calcext:value-type="error">
            <text:p>#N/D</text:p>
          </table:table-cell>
          <table:table-cell table:style-name="ce16"/>
          <table:table-cell table:style-name="ce10"/>
          <table:table-cell table:style-name="ce13" table:content-validation-name="val13"/>
          <table:table-cell table:style-name="ce13" table:content-validation-name="val12"/>
          <table:table-cell table:style-name="ce10" table:content-validation-name="val15"/>
          <table:table-cell table:style-name="ce10" table:content-validation-name="val17"/>
          <table:table-cell table:style-name="ce13"/>
          <table:table-cell table:style-name="ce10"/>
          <table:table-cell table:number-columns-repeated="1000"/>
        </table:table-row>
        <table:table-row table:style-name="ro10">
          <table:table-cell table:style-name="ce44" office:value-type="string" calcext:value-type="string">
            <text:p>95.</text:p>
          </table:table-cell>
          <table:table-cell table:style-name="ce10" table:content-validation-name="val1"/>
          <table:table-cell table:style-name="ce13" table:content-validation-name="val2" table:number-columns-repeated="2"/>
          <table:table-cell table:style-name="ce16"/>
          <table:table-cell table:style-name="ce18" table:content-validation-name="val3"/>
          <table:table-cell table:style-name="ce10" table:number-columns-repeated="2"/>
          <table:table-cell table:style-name="ce20" table:formula="of:=VLOOKUP([.$F97];[$datos.$M$2:.$N$33];2;0)*[.G97]*[.H97]" office:value-type="string" office:string-value="" calcext:value-type="error">
            <text:p>#N/D</text:p>
          </table:table-cell>
          <table:table-cell table:style-name="ce23" table:content-validation-name="val4" office:value-type="string" calcext:value-type="string">
            <text:p>No</text:p>
          </table:table-cell>
          <table:table-cell table:style-name="ce27"/>
          <table:table-cell table:style-name="ce10"/>
          <table:table-cell table:style-name="ce32" table:formula="of:=IF(EXACT([.J97];&quot;No&quot;)      ;&quot;&quot;      ; IF(EXACT([.J97];&quot;Sí. Virtualización lógica&quot;)           ;[.I97]           ; IF(EXACT([.J97];&quot;Sí. Virtualización física&quot;)               ;VLOOKUP([.$F97];[$datos.$M$2:.$N$33];2;0)*[.L97]               ;&quot;Error&quot;)          )     )">
            <text:p/>
          </table:table-cell>
          <table:table-cell table:style-name="ce10"/>
          <table:table-cell table:style-name="ce13" table:content-validation-name="val5"/>
          <table:table-cell table:style-name="ce37" table:content-validation-name="val6" table:formula="of:=VLOOKUP([.O97];[$datos.$D$2:.$E$6];2;0)" office:value-type="string" office:string-value="" calcext:value-type="error">
            <text:p>#N/D</text:p>
          </table:table-cell>
          <table:table-cell table:style-name="ce16"/>
          <table:table-cell table:style-name="ce10"/>
          <table:table-cell table:style-name="ce13" table:content-validation-name="val13"/>
          <table:table-cell table:style-name="ce13" table:content-validation-name="val12"/>
          <table:table-cell table:style-name="ce10" table:content-validation-name="val15"/>
          <table:table-cell table:style-name="ce10" table:content-validation-name="val17"/>
          <table:table-cell table:style-name="ce13"/>
          <table:table-cell table:style-name="ce10"/>
          <table:table-cell table:number-columns-repeated="1000"/>
        </table:table-row>
        <table:table-row table:style-name="ro10">
          <table:table-cell office:value-type="string" calcext:value-type="string">
            <text:p>96.</text:p>
          </table:table-cell>
          <table:table-cell table:style-name="ce10" table:content-validation-name="val1"/>
          <table:table-cell table:style-name="ce13" table:content-validation-name="val2" table:number-columns-repeated="2"/>
          <table:table-cell table:style-name="ce16"/>
          <table:table-cell table:style-name="ce18" table:content-validation-name="val3"/>
          <table:table-cell table:style-name="ce10" table:number-columns-repeated="2"/>
          <table:table-cell table:style-name="ce20" table:formula="of:=VLOOKUP([.$F98];[$datos.$M$2:.$N$33];2;0)*[.G98]*[.H98]" office:value-type="string" office:string-value="" calcext:value-type="error">
            <text:p>#N/D</text:p>
          </table:table-cell>
          <table:table-cell table:style-name="ce23" table:content-validation-name="val4" office:value-type="string" calcext:value-type="string">
            <text:p>No</text:p>
          </table:table-cell>
          <table:table-cell table:style-name="ce27"/>
          <table:table-cell table:style-name="ce10"/>
          <table:table-cell table:style-name="ce32" table:formula="of:=IF(EXACT([.J98];&quot;No&quot;)      ;&quot;&quot;      ; IF(EXACT([.J98];&quot;Sí. Virtualización lógica&quot;)           ;[.I98]           ; IF(EXACT([.J98];&quot;Sí. Virtualización física&quot;)               ;VLOOKUP([.$F98];[$datos.$M$2:.$N$33];2;0)*[.L98]               ;&quot;Error&quot;)          )     )">
            <text:p/>
          </table:table-cell>
          <table:table-cell table:style-name="ce10"/>
          <table:table-cell table:style-name="ce13" table:content-validation-name="val5"/>
          <table:table-cell table:style-name="ce37" table:content-validation-name="val6" table:formula="of:=VLOOKUP([.O98];[$datos.$D$2:.$E$6];2;0)" office:value-type="string" office:string-value="" calcext:value-type="error">
            <text:p>#N/D</text:p>
          </table:table-cell>
          <table:table-cell table:style-name="ce16"/>
          <table:table-cell table:style-name="ce10"/>
          <table:table-cell table:style-name="ce13" table:content-validation-name="val13"/>
          <table:table-cell table:style-name="ce13" table:content-validation-name="val12"/>
          <table:table-cell table:style-name="ce10" table:content-validation-name="val15"/>
          <table:table-cell table:style-name="ce10" table:content-validation-name="val17"/>
          <table:table-cell table:style-name="ce13"/>
          <table:table-cell table:style-name="ce10"/>
          <table:table-cell table:number-columns-repeated="1000"/>
        </table:table-row>
        <table:table-row table:style-name="ro10">
          <table:table-cell table:style-name="ce44" office:value-type="string" calcext:value-type="string">
            <text:p>97.</text:p>
          </table:table-cell>
          <table:table-cell table:style-name="ce10" table:content-validation-name="val1"/>
          <table:table-cell table:style-name="ce13" table:content-validation-name="val2" table:number-columns-repeated="2"/>
          <table:table-cell table:style-name="ce16"/>
          <table:table-cell table:style-name="ce18" table:content-validation-name="val3"/>
          <table:table-cell table:style-name="ce10" table:number-columns-repeated="2"/>
          <table:table-cell table:style-name="ce20" table:formula="of:=VLOOKUP([.$F99];[$datos.$M$2:.$N$33];2;0)*[.G99]*[.H99]" office:value-type="string" office:string-value="" calcext:value-type="error">
            <text:p>#N/D</text:p>
          </table:table-cell>
          <table:table-cell table:style-name="ce23" table:content-validation-name="val4" office:value-type="string" calcext:value-type="string">
            <text:p>No</text:p>
          </table:table-cell>
          <table:table-cell table:style-name="ce27"/>
          <table:table-cell table:style-name="ce10"/>
          <table:table-cell table:style-name="ce32" table:formula="of:=IF(EXACT([.J99];&quot;No&quot;)      ;&quot;&quot;      ; IF(EXACT([.J99];&quot;Sí. Virtualización lógica&quot;)           ;[.I99]           ; IF(EXACT([.J99];&quot;Sí. Virtualización física&quot;)               ;VLOOKUP([.$F99];[$datos.$M$2:.$N$33];2;0)*[.L99]               ;&quot;Error&quot;)          )     )">
            <text:p/>
          </table:table-cell>
          <table:table-cell table:style-name="ce10"/>
          <table:table-cell table:style-name="ce13" table:content-validation-name="val5"/>
          <table:table-cell table:style-name="ce37" table:content-validation-name="val6" table:formula="of:=VLOOKUP([.O99];[$datos.$D$2:.$E$6];2;0)" office:value-type="string" office:string-value="" calcext:value-type="error">
            <text:p>#N/D</text:p>
          </table:table-cell>
          <table:table-cell table:style-name="ce16"/>
          <table:table-cell table:style-name="ce10"/>
          <table:table-cell table:style-name="ce13" table:content-validation-name="val13"/>
          <table:table-cell table:style-name="ce13" table:content-validation-name="val12"/>
          <table:table-cell table:style-name="ce10" table:content-validation-name="val15"/>
          <table:table-cell table:style-name="ce10" table:content-validation-name="val17"/>
          <table:table-cell table:style-name="ce13"/>
          <table:table-cell table:style-name="ce10"/>
          <table:table-cell table:number-columns-repeated="1000"/>
        </table:table-row>
        <table:table-row table:style-name="ro11" table:number-rows-repeated="1048475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datos" table:style-name="ta4" table:print="false">
        <office:forms form:automatic-focus="false" form:apply-design-mode="false"/>
        <table:table-column table:style-name="co52" table:default-cell-style-name="ce48"/>
        <table:table-column table:style-name="co53" table:default-cell-style-name="ce48"/>
        <table:table-column table:style-name="co54" table:default-cell-style-name="ce48"/>
        <table:table-column table:style-name="co55" table:default-cell-style-name="ce48"/>
        <table:table-column table:style-name="co56" table:default-cell-style-name="ce48"/>
        <table:table-column table:style-name="co57" table:default-cell-style-name="ce48"/>
        <table:table-column table:style-name="co58" table:number-columns-repeated="2" table:default-cell-style-name="ce48"/>
        <table:table-column table:style-name="co21" table:default-cell-style-name="ce48"/>
        <table:table-column table:style-name="co59" table:default-cell-style-name="ce48"/>
        <table:table-column table:style-name="co60" table:default-cell-style-name="ce48"/>
        <table:table-column table:style-name="co61" table:default-cell-style-name="ce48"/>
        <table:table-column table:style-name="co62" table:default-cell-style-name="ce48"/>
        <table:table-column table:style-name="co27" table:number-columns-repeated="10" table:default-cell-style-name="ce48"/>
        <table:table-column table:style-name="co27" table:number-columns-repeated="1000" table:default-cell-style-name="ce50"/>
        <table:table-column table:style-name="co27" table:default-cell-style-name="Default"/>
        <table:table-row table:style-name="ro13">
          <table:table-cell table:style-name="ce45" office:value-type="string" calcext:value-type="string">
            <text:p>Organismos</text:p>
          </table:table-cell>
          <table:table-cell table:style-name="ce49" office:value-type="string" calcext:value-type="string">
            <text:p>Criticidad</text:p>
          </table:table-cell>
          <table:table-cell table:style-name="ce49" office:value-type="string" calcext:value-type="string">
            <text:p>Disponibilidad</text:p>
          </table:table-cell>
          <table:table-cell table:style-name="ce49" office:value-type="string" calcext:value-type="string">
            <text:p>Tipo de entorno</text:p>
          </table:table-cell>
          <table:table-cell table:style-name="ce49" office:value-type="string" calcext:value-type="string">
            <text:p>Tipo de entorno normalizado</text:p>
          </table:table-cell>
          <table:table-cell table:style-name="ce51" office:value-type="string" calcext:value-type="string">
            <text:p>BBDD versiones</text:p>
          </table:table-cell>
          <table:table-cell table:style-name="ce51" office:value-type="string" calcext:value-type="string">
            <text:p>Servidores Versiones</text:p>
          </table:table-cell>
          <table:table-cell table:style-name="ce51" office:value-type="string" calcext:value-type="string">
            <text:p>Sistemas Operativo</text:p>
          </table:table-cell>
          <table:table-cell table:style-name="ce51" office:value-type="string" calcext:value-type="string">
            <text:p>Plan Backup</text:p>
          </table:table-cell>
          <table:table-cell table:style-name="ce51" office:value-type="string" calcext:value-type="string">
            <text:p>SI/NO</text:p>
          </table:table-cell>
          <table:table-cell table:style-name="ce51" office:value-type="string" calcext:value-type="string">
            <text:p>DATAGUARD</text:p>
          </table:table-cell>
          <table:table-cell table:style-name="ce51" office:value-type="string" calcext:value-type="string">
            <text:p>Virtualizado</text:p>
          </table:table-cell>
          <table:table-cell table:style-name="ce51" office:value-type="string" calcext:value-type="string">
            <text:p>Tecnologia</text:p>
          </table:table-cell>
          <table:table-cell table:style-name="ce51" office:value-type="string" calcext:value-type="string">
            <text:p>Factor Conversion</text:p>
          </table:table-cell>
          <table:table-cell table:style-name="ce47" table:number-columns-repeated="9"/>
          <table:table-cell table:number-columns-repeated="1001"/>
        </table:table-row>
        <table:table-row table:style-name="ro10">
          <table:table-cell table:style-name="ce46" office:value-type="string" calcext:value-type="string">
            <text:p>AAC</text:p>
          </table:table-cell>
          <table:table-cell table:style-name="ce47" office:value-type="string" calcext:value-type="string">
            <text:p>MUY ALTA</text:p>
          </table:table-cell>
          <table:table-cell table:style-name="ce47" office:value-type="string" calcext:value-type="string">
            <text:p>24x7</text:p>
          </table:table-cell>
          <table:table-cell table:number-columns-repeated="2" table:style-name="ce47" office:value-type="string" calcext:value-type="string">
            <text:p>PRODUCCIÓN</text:p>
          </table:table-cell>
          <table:table-cell table:style-name="ce46" office:value-type="string" calcext:value-type="string">
            <text:p>Oracle Database Enterprise Edition 10.2.0.1</text:p>
          </table:table-cell>
          <table:table-cell table:style-name="ce46" office:value-type="string" calcext:value-type="string">
            <text:p>OAS</text:p>
          </table:table-cell>
          <table:table-cell table:style-name="ce52" office:value-type="string" calcext:value-type="string">
            <text:p>CentOS <text:s/>5.5</text:p>
          </table:table-cell>
          <table:table-cell table:style-name="ce56" office:value-type="string" calcext:value-type="string">
            <text:p>NO TIENE</text:p>
          </table:table-cell>
          <table:table-cell table:number-columns-repeated="2" table:style-name="ce47" office:value-type="string" calcext:value-type="string">
            <text:p>SI</text:p>
          </table:table-cell>
          <table:table-cell table:style-name="ce47" office:value-type="string" calcext:value-type="string">
            <text:p>No</text:p>
          </table:table-cell>
          <table:table-cell table:style-name="ce47" office:value-type="string" calcext:value-type="string">
            <text:p>Sun and Fujitsu UltraSPARC T1 processor (1.0 or 1.2 GHz)</text:p>
          </table:table-cell>
          <table:table-cell table:style-name="ce47" office:value-type="float" office:value="0.25" calcext:value-type="float">
            <text:p>0,25</text:p>
          </table:table-cell>
          <table:table-cell table:style-name="ce47" table:number-columns-repeated="9"/>
          <table:table-cell table:number-columns-repeated="1001"/>
        </table:table-row>
        <table:table-row table:style-name="ro10">
          <table:table-cell table:style-name="ce46" office:value-type="string" calcext:value-type="string">
            <text:p>AAE</text:p>
          </table:table-cell>
          <table:table-cell table:style-name="ce47" office:value-type="string" calcext:value-type="string">
            <text:p>ALTA </text:p>
          </table:table-cell>
          <table:table-cell table:style-name="ce47" office:value-type="string" calcext:value-type="string">
            <text:p>12x5</text:p>
          </table:table-cell>
          <table:table-cell table:style-name="ce47" office:value-type="string" calcext:value-type="string">
            <text:p>PREPRODUCCIÓN</text:p>
          </table:table-cell>
          <table:table-cell table:style-name="ce47" office:value-type="string" calcext:value-type="string">
            <text:p>NO PRODUCCIÓN</text:p>
          </table:table-cell>
          <table:table-cell table:style-name="ce46" office:value-type="string" calcext:value-type="string">
            <text:p>Oracle Database Enterprise Edition 10.2.0.2</text:p>
          </table:table-cell>
          <table:table-cell table:style-name="ce46" office:value-type="string" calcext:value-type="string">
            <text:p>IAS</text:p>
          </table:table-cell>
          <table:table-cell table:style-name="ce53" office:value-type="string" calcext:value-type="string">
            <text:p>CentOS <text:s/>5.9</text:p>
          </table:table-cell>
          <table:table-cell table:style-name="ce46" office:value-type="string" calcext:value-type="string">
            <text:p>DESCONOCIDO</text:p>
          </table:table-cell>
          <table:table-cell table:style-name="ce47" office:value-type="string" calcext:value-type="string">
            <text:p>NO</text:p>
          </table:table-cell>
          <table:table-cell table:style-name="ce47" office:value-type="string" calcext:value-type="string">
            <text:p>SI ( primaria )</text:p>
          </table:table-cell>
          <table:table-cell table:style-name="ce46" table:content-validation-name="val18" office:value-type="string" calcext:value-type="string">
            <text:p>Sí. Virtualización lógica</text:p>
          </table:table-cell>
          <table:table-cell table:style-name="ce47" office:value-type="string" calcext:value-type="string">
            <text:p>Sun Fire T1000 Server, SPARC Enterprise T1000 Server*, with 6 or 8-core 1.0 GHz UltraSPARC T1 processor</text:p>
          </table:table-cell>
          <table:table-cell table:style-name="ce47" office:value-type="float" office:value="0.25" calcext:value-type="float">
            <text:p>0,25</text:p>
          </table:table-cell>
          <table:table-cell table:style-name="ce47" table:number-columns-repeated="9"/>
          <table:table-cell table:number-columns-repeated="1001"/>
        </table:table-row>
        <table:table-row table:style-name="ro10">
          <table:table-cell table:style-name="ce46" office:value-type="string" calcext:value-type="string">
            <text:p>AAIICC</text:p>
          </table:table-cell>
          <table:table-cell table:style-name="ce47" office:value-type="string" calcext:value-type="string">
            <text:p>MEDIA</text:p>
          </table:table-cell>
          <table:table-cell table:style-name="ce47" office:value-type="string" calcext:value-type="string">
            <text:p>8x5</text:p>
          </table:table-cell>
          <table:table-cell table:style-name="ce47" office:value-type="string" calcext:value-type="string">
            <text:p>FORMACIÓN</text:p>
          </table:table-cell>
          <table:table-cell table:style-name="ce47" office:value-type="string" calcext:value-type="string">
            <text:p>PRODUCCIÓN</text:p>
          </table:table-cell>
          <table:table-cell table:style-name="ce46" office:value-type="string" calcext:value-type="string">
            <text:p>Oracle Database Enterprise Edition 10.2.0.3</text:p>
          </table:table-cell>
          <table:table-cell table:style-name="ce46" office:value-type="string" calcext:value-type="string">
            <text:p>WebLogic</text:p>
          </table:table-cell>
          <table:table-cell table:style-name="ce46" office:value-type="string" calcext:value-type="string">
            <text:p>HP-UX Itanium(11.23)</text:p>
          </table:table-cell>
          <table:table-cell table:style-name="ce46" office:value-type="string" calcext:value-type="string">
            <text:p>DG</text:p>
          </table:table-cell>
          <table:table-cell table:style-name="ce47"/>
          <table:table-cell table:style-name="ce47" office:value-type="string" calcext:value-type="string">
            <text:p>SI ( standby)</text:p>
          </table:table-cell>
          <table:table-cell table:style-name="ce46" office:value-type="string" calcext:value-type="string">
            <text:p>Sí. Virtualización física</text:p>
          </table:table-cell>
          <table:table-cell table:style-name="ce47" office:value-type="string" calcext:value-type="string">
            <text:p>Sun Fire T2000 Server, SPARC Enterprise T2000 Server*, with 4, 6, or 8-core 1.0 GHz, or 8 core 1.2 GHz UltraSPARC T1 processor</text:p>
          </table:table-cell>
          <table:table-cell table:style-name="ce47" office:value-type="float" office:value="0.25" calcext:value-type="float">
            <text:p>0,25</text:p>
          </table:table-cell>
          <table:table-cell table:style-name="ce47" table:number-columns-repeated="9"/>
          <table:table-cell table:number-columns-repeated="1001"/>
        </table:table-row>
        <table:table-row table:style-name="ro14">
          <table:table-cell table:style-name="ce46" office:value-type="string" calcext:value-type="string">
            <text:p>AGAPA</text:p>
          </table:table-cell>
          <table:table-cell table:style-name="ce47" office:value-type="string" calcext:value-type="string">
            <text:p>BAJA</text:p>
          </table:table-cell>
          <table:table-cell table:style-name="ce4" office:value-type="string" calcext:value-type="string">
            <text:p>N/A</text:p>
          </table:table-cell>
          <table:table-cell table:style-name="ce47" office:value-type="string" calcext:value-type="string">
            <text:p>PRUEBAS / INTEGRACIÓN</text:p>
          </table:table-cell>
          <table:table-cell table:style-name="ce47" office:value-type="string" calcext:value-type="string">
            <text:p>NO PRODUCCIÓN</text:p>
          </table:table-cell>
          <table:table-cell table:style-name="ce46" office:value-type="string" calcext:value-type="string">
            <text:p>Oracle Database Enterprise Edition 10.2.0.4</text:p>
          </table:table-cell>
          <table:table-cell table:style-name="ce46"/>
          <table:table-cell table:style-name="ce46" office:value-type="string" calcext:value-type="string">
            <text:p>HP-UX Itanium(11.31)</text:p>
          </table:table-cell>
          <table:table-cell table:style-name="ce46" office:value-type="string" calcext:value-type="string">
            <text:p>SNAPSHOT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/>
          <table:table-cell table:style-name="ce47" office:value-type="string" calcext:value-type="string">
            <text:p>Sun Netra T2000, 1.0 or 1.2 GHz UltraSPARC T1 processor</text:p>
          </table:table-cell>
          <table:table-cell table:style-name="ce47" office:value-type="float" office:value="0.25" calcext:value-type="float">
            <text:p>0,25</text:p>
          </table:table-cell>
          <table:table-cell table:style-name="ce47" table:number-columns-repeated="9"/>
          <table:table-cell table:number-columns-repeated="1001"/>
        </table:table-row>
        <table:table-row table:style-name="ro10">
          <table:table-cell table:style-name="ce46" office:value-type="string" calcext:value-type="string">
            <text:p>AMAYA</text:p>
          </table:table-cell>
          <table:table-cell table:style-name="ce47" table:number-columns-repeated="2"/>
          <table:table-cell table:style-name="ce47" office:value-type="string" calcext:value-type="string">
            <text:p>DESARROLLO</text:p>
          </table:table-cell>
          <table:table-cell table:style-name="ce47" office:value-type="string" calcext:value-type="string">
            <text:p>NO PRODUCCIÓN</text:p>
          </table:table-cell>
          <table:table-cell table:style-name="ce46" office:value-type="string" calcext:value-type="string">
            <text:p>Oracle Database Enterprise Edition 10.2.0.5</text:p>
          </table:table-cell>
          <table:table-cell table:style-name="ce46"/>
          <table:table-cell table:style-name="ce46" office:value-type="string" calcext:value-type="string">
            <text:p>IBM AIX on POWER Systems (64-bit)(5.3)</text:p>
          </table:table-cell>
          <table:table-cell table:style-name="ce46" office:value-type="string" calcext:value-type="string">
            <text:p>EXPORTS</text:p>
          </table:table-cell>
          <table:table-cell table:style-name="ce47" table:number-columns-repeated="3"/>
          <table:table-cell table:style-name="ce47" office:value-type="string" calcext:value-type="string">
            <text:p>SPARC T3 processor</text:p>
          </table:table-cell>
          <table:table-cell table:style-name="ce47" office:value-type="float" office:value="0.25" calcext:value-type="float">
            <text:p>0,25</text:p>
          </table:table-cell>
          <table:table-cell table:style-name="ce47" table:number-columns-repeated="9"/>
          <table:table-cell table:number-columns-repeated="1001"/>
        </table:table-row>
        <table:table-row table:style-name="ro10">
          <table:table-cell table:style-name="ce46" office:value-type="string" calcext:value-type="string">
            <text:p>APPA</text:p>
          </table:table-cell>
          <table:table-cell table:style-name="ce47" table:number-columns-repeated="2"/>
          <table:table-cell table:style-name="ce4"/>
          <table:table-cell table:style-name="ce47"/>
          <table:table-cell table:style-name="ce46" office:value-type="string" calcext:value-type="string">
            <text:p>Oracle Database Enterprise Edition 11.1.0.6</text:p>
          </table:table-cell>
          <table:table-cell table:style-name="ce46"/>
          <table:table-cell table:style-name="ce46" office:value-type="string" calcext:value-type="string">
            <text:p>IBM AIX on POWER Systems (64-bit)(6.1)</text:p>
          </table:table-cell>
          <table:table-cell table:style-name="ce46" office:value-type="string" calcext:value-type="string">
            <text:p>COLD BACKUP</text:p>
          </table:table-cell>
          <table:table-cell table:style-name="ce47" table:number-columns-repeated="3"/>
          <table:table-cell table:style-name="ce47" office:value-type="string" calcext:value-type="string">
            <text:p>Sun and Fujitsu UltraSPARC T1 processor (1.0 or 1.2 GHz)</text:p>
          </table:table-cell>
          <table:table-cell table:style-name="ce47" office:value-type="float" office:value="0.5" calcext:value-type="float">
            <text:p>0,5</text:p>
          </table:table-cell>
          <table:table-cell table:style-name="ce47" table:number-columns-repeated="9"/>
          <table:table-cell table:number-columns-repeated="1001"/>
        </table:table-row>
        <table:table-row table:style-name="ro10">
          <table:table-cell table:style-name="ce46" office:value-type="string" calcext:value-type="string">
            <text:p>ASAG</text:p>
          </table:table-cell>
          <table:table-cell table:style-name="ce47" table:number-columns-repeated="4"/>
          <table:table-cell table:style-name="ce46" office:value-type="string" calcext:value-type="string">
            <text:p>Oracle Database Enterprise Edition 11.1.0.7</text:p>
          </table:table-cell>
          <table:table-cell table:style-name="ce46"/>
          <table:table-cell table:style-name="ce46" office:value-type="string" calcext:value-type="string">
            <text:p>IBM AIX on POWER Systems (64-bit)(7.1)</text:p>
          </table:table-cell>
          <table:table-cell table:style-name="ce46" office:value-type="string" calcext:value-type="string">
            <text:p>EXPORTS + COLD BACKUP</text:p>
          </table:table-cell>
          <table:table-cell table:style-name="ce47" table:number-columns-repeated="3"/>
          <table:table-cell table:style-name="ce47" office:value-type="string" calcext:value-type="string">
            <text:p>Sun and Fujitsu UltraSPARC T1 1.4 GHz</text:p>
          </table:table-cell>
          <table:table-cell table:style-name="ce47" office:value-type="float" office:value="0.5" calcext:value-type="float">
            <text:p>0,5</text:p>
          </table:table-cell>
          <table:table-cell table:style-name="ce47" table:number-columns-repeated="9"/>
          <table:table-cell table:number-columns-repeated="1001"/>
        </table:table-row>
        <table:table-row table:style-name="ro10">
          <table:table-cell table:style-name="ce46" office:value-type="string" calcext:value-type="string">
            <text:p>ASBG</text:p>
          </table:table-cell>
          <table:table-cell table:style-name="ce47" table:number-columns-repeated="4"/>
          <table:table-cell table:style-name="ce46" office:value-type="string" calcext:value-type="string">
            <text:p>Oracle Database Enterprise Edition 11.2.0.1</text:p>
          </table:table-cell>
          <table:table-cell table:style-name="ce46"/>
          <table:table-cell table:style-name="ce46" office:value-type="string" calcext:value-type="string">
            <text:p>Linux Itanium(Red Hat Enterprise 4)</text:p>
          </table:table-cell>
          <table:table-cell table:style-name="ce46" office:value-type="string" calcext:value-type="string">
            <text:p>RMAN</text:p>
          </table:table-cell>
          <table:table-cell table:style-name="ce47" table:number-columns-repeated="3"/>
          <table:table-cell table:style-name="ce47" office:value-type="string" calcext:value-type="string">
            <text:p>Sun Fire T2000 Server and SPARC Enterprise T2000 Server*, with 8-core, 1.4 GHz UltraSPARC T1 processor</text:p>
          </table:table-cell>
          <table:table-cell table:style-name="ce47" office:value-type="float" office:value="0.5" calcext:value-type="float">
            <text:p>0,5</text:p>
          </table:table-cell>
          <table:table-cell table:style-name="ce47" table:number-columns-repeated="9"/>
          <table:table-cell table:number-columns-repeated="1001"/>
        </table:table-row>
        <table:table-row table:style-name="ro10">
          <table:table-cell table:style-name="ce46" office:value-type="string" calcext:value-type="string">
            <text:p>ASSDA</text:p>
          </table:table-cell>
          <table:table-cell table:style-name="ce47" table:number-columns-repeated="4"/>
          <table:table-cell table:style-name="ce46" office:value-type="string" calcext:value-type="string">
            <text:p>Oracle Database Enterprise Edition 11.2.0.2</text:p>
          </table:table-cell>
          <table:table-cell table:style-name="ce46"/>
          <table:table-cell table:style-name="ce46" office:value-type="string" calcext:value-type="string">
            <text:p>Linux x86(Oracle Linux 4)</text:p>
          </table:table-cell>
          <table:table-cell table:style-name="ce46" office:value-type="string" calcext:value-type="string">
            <text:p>RMAN LEGATO</text:p>
          </table:table-cell>
          <table:table-cell table:style-name="ce47" table:number-columns-repeated="3"/>
          <table:table-cell table:style-name="ce47" office:value-type="string" calcext:value-type="string">
            <text:p>Sun T6300, 1.4 GHz UltraSPARC T1 processor</text:p>
          </table:table-cell>
          <table:table-cell table:style-name="ce47" office:value-type="float" office:value="0.5" calcext:value-type="float">
            <text:p>0,5</text:p>
          </table:table-cell>
          <table:table-cell table:style-name="ce47" table:number-columns-repeated="9"/>
          <table:table-cell table:number-columns-repeated="1001"/>
        </table:table-row>
        <table:table-row table:style-name="ro10">
          <table:table-cell table:style-name="ce46" office:value-type="string" calcext:value-type="string">
            <text:p>CAA</text:p>
          </table:table-cell>
          <table:table-cell table:style-name="ce47" table:number-columns-repeated="4"/>
          <table:table-cell table:style-name="ce46" office:value-type="string" calcext:value-type="string">
            <text:p>Oracle Database Enterprise Edition 11.2.0.3</text:p>
          </table:table-cell>
          <table:table-cell table:style-name="ce46"/>
          <table:table-cell table:style-name="ce46" office:value-type="string" calcext:value-type="string">
            <text:p>Linux x86(Oracle Linux 6)</text:p>
          </table:table-cell>
          <table:table-cell table:style-name="ce46" office:value-type="string" calcext:value-type="string">
            <text:p>RMAN DATAPROTECTOR</text:p>
          </table:table-cell>
          <table:table-cell table:style-name="ce47" table:number-columns-repeated="3"/>
          <table:table-cell table:style-name="ce47" office:value-type="string" calcext:value-type="string">
            <text:p>AMD Opteron Models 13XX, 23XX, 24XX, 32XX, 41XX, 42XX, 61XX, 62XX, 83XX, 84XX or earlier Multicore chips</text:p>
          </table:table-cell>
          <table:table-cell table:style-name="ce47" office:value-type="float" office:value="0.5" calcext:value-type="float">
            <text:p>0,5</text:p>
          </table:table-cell>
          <table:table-cell table:style-name="ce47" table:number-columns-repeated="9"/>
          <table:table-cell table:number-columns-repeated="1001"/>
        </table:table-row>
        <table:table-row table:style-name="ro10">
          <table:table-cell table:style-name="ce46" office:value-type="string" calcext:value-type="string">
            <text:p>CAPMA Tabladilla</text:p>
          </table:table-cell>
          <table:table-cell table:style-name="ce47" table:number-columns-repeated="4"/>
          <table:table-cell table:style-name="ce46" office:value-type="string" calcext:value-type="string">
            <text:p>Oracle Database Enterprise Edition 11.2.0.4</text:p>
          </table:table-cell>
          <table:table-cell table:style-name="ce46"/>
          <table:table-cell table:style-name="ce46" office:value-type="string" calcext:value-type="string">
            <text:p>Linux x86(Oracle Linux56)</text:p>
          </table:table-cell>
          <table:table-cell table:style-name="ce46" office:value-type="string" calcext:value-type="string">
            <text:p>RMAN NETBACKUP</text:p>
          </table:table-cell>
          <table:table-cell table:style-name="ce47" table:number-columns-repeated="3"/>
          <table:table-cell table:style-name="ce47" office:value-type="string" calcext:value-type="string">
            <text:p>Intel Xeon Series 56XX, Series 65XX, Series 75XX, Series E7-28XX, Series E7-48XX, Series E7-88XX or earlier Multicore chips</text:p>
          </table:table-cell>
          <table:table-cell table:style-name="ce47" office:value-type="float" office:value="0.5" calcext:value-type="float">
            <text:p>0,5</text:p>
          </table:table-cell>
          <table:table-cell table:style-name="ce47" table:number-columns-repeated="9"/>
          <table:table-cell table:number-columns-repeated="1001"/>
        </table:table-row>
        <table:table-row table:style-name="ro10">
          <table:table-cell table:style-name="ce46" office:value-type="string" calcext:value-type="string">
            <text:p>CAPMA Manuel Siurot</text:p>
          </table:table-cell>
          <table:table-cell table:style-name="ce47" table:number-columns-repeated="4"/>
          <table:table-cell table:style-name="ce46" office:value-type="string" calcext:value-type="string">
            <text:p>Oracle Database Enterprise Edition 12.1.0.1</text:p>
          </table:table-cell>
          <table:table-cell table:style-name="ce46"/>
          <table:table-cell table:style-name="ce46" office:value-type="string" calcext:value-type="string">
            <text:p>Linux x86(Red Hat Enterprise 3)</text:p>
          </table:table-cell>
          <table:table-cell table:style-name="ce46" office:value-type="string" calcext:value-type="string">
            <text:p>RMAN + EXPORTS</text:p>
          </table:table-cell>
          <table:table-cell table:style-name="ce47" table:number-columns-repeated="3"/>
          <table:table-cell table:style-name="ce47" office:value-type="string" calcext:value-type="string">
            <text:p>Intel Itanium Series 93XX or earlier Multicore chips (For servers purchased prior to Dec 1st, 2010)</text:p>
          </table:table-cell>
          <table:table-cell table:style-name="ce47" office:value-type="float" office:value="0.5" calcext:value-type="float">
            <text:p>0,5</text:p>
          </table:table-cell>
          <table:table-cell table:style-name="ce47" table:number-columns-repeated="9"/>
          <table:table-cell table:number-columns-repeated="1001"/>
        </table:table-row>
        <table:table-row table:style-name="ro10">
          <table:table-cell table:style-name="ce46" office:value-type="string" calcext:value-type="string">
            <text:p>CAPMA Plaza de España</text:p>
          </table:table-cell>
          <table:table-cell table:style-name="ce47" table:number-columns-repeated="4"/>
          <table:table-cell table:style-name="ce46" office:value-type="string" calcext:value-type="string">
            <text:p>Oracle Database Enterprise Edition 8.0.6.0</text:p>
          </table:table-cell>
          <table:table-cell table:style-name="ce46"/>
          <table:table-cell table:style-name="ce46" office:value-type="string" calcext:value-type="string">
            <text:p>Linux x86(Red Hat Enterprise 4)</text:p>
          </table:table-cell>
          <table:table-cell table:style-name="ce46" office:value-type="string" calcext:value-type="string">
            <text:p>RMAN LEGATO + EXPORTS</text:p>
          </table:table-cell>
          <table:table-cell table:style-name="ce47" table:number-columns-repeated="3"/>
          <table:table-cell table:style-name="ce47" office:value-type="string" calcext:value-type="string">
            <text:p>Intel or AMD Desktop, Laptop/Notebook, or Netbook Multicore chips</text:p>
          </table:table-cell>
          <table:table-cell table:style-name="ce47" office:value-type="float" office:value="0.5" calcext:value-type="float">
            <text:p>0,5</text:p>
          </table:table-cell>
          <table:table-cell table:style-name="ce47" table:number-columns-repeated="9"/>
          <table:table-cell table:number-columns-repeated="1001"/>
        </table:table-row>
        <table:table-row table:style-name="ro10">
          <table:table-cell table:style-name="ce46" office:value-type="string" calcext:value-type="string">
            <text:p>CED</text:p>
          </table:table-cell>
          <table:table-cell table:style-name="ce47" table:number-columns-repeated="4"/>
          <table:table-cell table:style-name="ce46" office:value-type="string" calcext:value-type="string">
            <text:p>Oracle Database Enterprise Edition 8.0.6.1</text:p>
          </table:table-cell>
          <table:table-cell table:style-name="ce46"/>
          <table:table-cell table:style-name="ce46" office:value-type="string" calcext:value-type="string">
            <text:p>Linux x86(Red Hat Enterprise 5)</text:p>
          </table:table-cell>
          <table:table-cell table:style-name="ce46" office:value-type="string" calcext:value-type="string">
            <text:p>RMAN DATAPROTECTOR + EXPORTS</text:p>
          </table:table-cell>
          <table:table-cell table:style-name="ce47" table:number-columns-repeated="3"/>
          <table:table-cell table:style-name="ce47" office:value-type="string" calcext:value-type="string">
            <text:p>Sun UltraSPARC T2+</text:p>
          </table:table-cell>
          <table:table-cell table:style-name="ce47" office:value-type="float" office:value="0.5" calcext:value-type="float">
            <text:p>0,5</text:p>
          </table:table-cell>
          <table:table-cell table:style-name="ce47" table:number-columns-repeated="9"/>
          <table:table-cell table:number-columns-repeated="1001"/>
        </table:table-row>
        <table:table-row table:style-name="ro10">
          <table:table-cell table:style-name="ce46" office:value-type="string" calcext:value-type="string">
            <text:p>CEICE</text:p>
          </table:table-cell>
          <table:table-cell table:style-name="ce47" table:number-columns-repeated="4"/>
          <table:table-cell table:style-name="ce46" office:value-type="string" calcext:value-type="string">
            <text:p>Oracle Database Enterprise Edition 8.0.6.2</text:p>
          </table:table-cell>
          <table:table-cell table:style-name="ce46"/>
          <table:table-cell table:style-name="ce46" office:value-type="string" calcext:value-type="string">
            <text:p>Linux x86(Red Hat Enterprise 6)</text:p>
          </table:table-cell>
          <table:table-cell table:style-name="ce46" office:value-type="string" calcext:value-type="string">
            <text:p>RMAN NETBACKUP + EXPORTS</text:p>
          </table:table-cell>
          <table:table-cell table:style-name="ce47" table:number-columns-repeated="3"/>
          <table:table-cell table:style-name="ce47" office:value-type="string" calcext:value-type="string">
            <text:p>SPARC64 VII+</text:p>
          </table:table-cell>
          <table:table-cell table:style-name="ce47" office:value-type="float" office:value="0.5" calcext:value-type="float">
            <text:p>0,5</text:p>
          </table:table-cell>
          <table:table-cell table:style-name="ce47" table:number-columns-repeated="9"/>
          <table:table-cell table:number-columns-repeated="1001"/>
        </table:table-row>
        <table:table-row table:style-name="ro10">
          <table:table-cell table:style-name="ce46" office:value-type="string" calcext:value-type="string">
            <text:p>CFV</text:p>
          </table:table-cell>
          <table:table-cell table:style-name="ce47" table:number-columns-repeated="4"/>
          <table:table-cell table:style-name="ce46" office:value-type="string" calcext:value-type="string">
            <text:p>Oracle Database Enterprise Edition 8.0.6.3</text:p>
          </table:table-cell>
          <table:table-cell table:style-name="ce46"/>
          <table:table-cell table:style-name="ce52" office:value-type="string" calcext:value-type="string">
            <text:p>Linux x86(SLES-10)</text:p>
          </table:table-cell>
          <table:table-cell table:style-name="ce46" office:value-type="string" calcext:value-type="string">
            <text:p>RMAN + COLD BACKUP</text:p>
          </table:table-cell>
          <table:table-cell table:style-name="ce47" table:number-columns-repeated="3"/>
          <table:table-cell table:style-name="ce47" office:value-type="string" calcext:value-type="string">
            <text:p>SPARC T4 processor</text:p>
          </table:table-cell>
          <table:table-cell table:style-name="ce47" office:value-type="float" office:value="0.5" calcext:value-type="float">
            <text:p>0,5</text:p>
          </table:table-cell>
          <table:table-cell table:style-name="ce47" table:number-columns-repeated="9"/>
          <table:table-cell table:number-columns-repeated="1001"/>
        </table:table-row>
        <table:table-row table:style-name="ro10">
          <table:table-cell table:style-name="ce46" office:value-type="string" calcext:value-type="string">
            <text:p>CICA</text:p>
          </table:table-cell>
          <table:table-cell table:style-name="ce47" table:number-columns-repeated="4"/>
          <table:table-cell table:style-name="ce46" office:value-type="string" calcext:value-type="string">
            <text:p>Oracle Database Enterprise Edition 8.1.7.0</text:p>
          </table:table-cell>
          <table:table-cell table:style-name="ce46"/>
          <table:table-cell table:style-name="ce46" office:value-type="string" calcext:value-type="string">
            <text:p>Linux x86-64(Oracle Linux 4)</text:p>
          </table:table-cell>
          <table:table-cell table:style-name="ce46" office:value-type="string" calcext:value-type="string">
            <text:p>RMAN + EXPORTS + COLD BACKUP</text:p>
          </table:table-cell>
          <table:table-cell table:style-name="ce47" table:number-columns-repeated="3"/>
          <table:table-cell table:style-name="ce47" office:value-type="string" calcext:value-type="string">
            <text:p>SPARC T5</text:p>
          </table:table-cell>
          <table:table-cell table:style-name="ce47" office:value-type="float" office:value="0.5" calcext:value-type="float">
            <text:p>0,5</text:p>
          </table:table-cell>
          <table:table-cell table:style-name="ce47" table:number-columns-repeated="9"/>
          <table:table-cell table:number-columns-repeated="1001"/>
        </table:table-row>
        <table:table-row table:style-name="ro10">
          <table:table-cell table:style-name="ce46" office:value-type="string" calcext:value-type="string">
            <text:p>CPI</text:p>
          </table:table-cell>
          <table:table-cell table:style-name="ce47" table:number-columns-repeated="4"/>
          <table:table-cell table:style-name="ce46" office:value-type="string" calcext:value-type="string">
            <text:p>Oracle Database Enterprise Edition 8.1.7.1</text:p>
          </table:table-cell>
          <table:table-cell table:style-name="ce46"/>
          <table:table-cell table:style-name="ce46" office:value-type="string" calcext:value-type="string">
            <text:p>Linux x86-64(Oracle Linux 5)</text:p>
          </table:table-cell>
          <table:table-cell table:style-name="ce52" office:value-type="string" calcext:value-type="string">
            <text:p>OTROS</text:p>
          </table:table-cell>
          <table:table-cell table:style-name="ce47" table:number-columns-repeated="3"/>
          <table:table-cell table:style-name="ce47" office:value-type="string" calcext:value-type="string">
            <text:p>SPARC M5</text:p>
          </table:table-cell>
          <table:table-cell table:style-name="ce47" office:value-type="float" office:value="0.5" calcext:value-type="float">
            <text:p>0,5</text:p>
          </table:table-cell>
          <table:table-cell table:style-name="ce47" table:number-columns-repeated="9"/>
          <table:table-cell table:number-columns-repeated="1001"/>
        </table:table-row>
        <table:table-row table:style-name="ro10">
          <table:table-cell table:style-name="ce46" office:value-type="string" calcext:value-type="string">
            <text:p>CTC</text:p>
          </table:table-cell>
          <table:table-cell table:style-name="ce47" table:number-columns-repeated="4"/>
          <table:table-cell table:style-name="ce46" office:value-type="string" calcext:value-type="string">
            <text:p>Oracle Database Enterprise Edition 8.1.7.2</text:p>
          </table:table-cell>
          <table:table-cell table:style-name="ce46"/>
          <table:table-cell table:style-name="ce46" office:value-type="string" calcext:value-type="string">
            <text:p>Linux x86-64(Oracle Linux 6)</text:p>
          </table:table-cell>
          <table:table-cell table:style-name="Default"/>
          <table:table-cell table:style-name="ce47" table:number-columns-repeated="3"/>
          <table:table-cell table:style-name="ce47" office:value-type="string" calcext:value-type="string">
            <text:p>SPARC M6</text:p>
          </table:table-cell>
          <table:table-cell table:style-name="ce47" office:value-type="float" office:value="0.5" calcext:value-type="float">
            <text:p>0,5</text:p>
          </table:table-cell>
          <table:table-cell table:style-name="ce47" table:number-columns-repeated="9"/>
          <table:table-cell table:number-columns-repeated="1001"/>
        </table:table-row>
        <table:table-row table:style-name="ro10">
          <table:table-cell table:style-name="ce46" office:value-type="string" calcext:value-type="string">
            <text:p>EXTENDA</text:p>
          </table:table-cell>
          <table:table-cell table:style-name="ce47" table:number-columns-repeated="4"/>
          <table:table-cell table:style-name="ce46" office:value-type="string" calcext:value-type="string">
            <text:p>Oracle Database Enterprise Edition 8.1.7.3</text:p>
          </table:table-cell>
          <table:table-cell table:style-name="ce46"/>
          <table:table-cell table:style-name="ce46" office:value-type="string" calcext:value-type="string">
            <text:p>Linux x86-64(Red Hat Enterprise 3)</text:p>
          </table:table-cell>
          <table:table-cell table:style-name="Default"/>
          <table:table-cell table:style-name="ce47" table:number-columns-repeated="3"/>
          <table:table-cell table:style-name="ce47" office:value-type="string" calcext:value-type="string">
            <text:p>Sun and Fujitsu SPARC64 VI, VII</text:p>
          </table:table-cell>
          <table:table-cell table:style-name="ce47" office:value-type="float" office:value="0.75" calcext:value-type="float">
            <text:p>0,75</text:p>
          </table:table-cell>
          <table:table-cell table:style-name="ce47" table:number-columns-repeated="9"/>
          <table:table-cell table:number-columns-repeated="1001"/>
        </table:table-row>
        <table:table-row table:style-name="ro10">
          <table:table-cell table:style-name="ce46" office:value-type="string" calcext:value-type="string">
            <text:p>IAAP</text:p>
          </table:table-cell>
          <table:table-cell table:style-name="ce47" table:number-columns-repeated="4"/>
          <table:table-cell table:style-name="ce46" office:value-type="string" calcext:value-type="string">
            <text:p>Oracle Database Enterprise Edition 8.1.7.4</text:p>
          </table:table-cell>
          <table:table-cell table:style-name="ce46"/>
          <table:table-cell table:style-name="ce46" office:value-type="string" calcext:value-type="string">
            <text:p>Linux x86-64(Red Hat Enterprise 4)</text:p>
          </table:table-cell>
          <table:table-cell table:style-name="Default"/>
          <table:table-cell table:style-name="ce47" table:number-columns-repeated="3"/>
          <table:table-cell table:style-name="ce47" office:value-type="string" calcext:value-type="string">
            <text:p>Sun UltraSPARC IV, IV+, or earlier Multicore chips</text:p>
          </table:table-cell>
          <table:table-cell table:style-name="ce47" office:value-type="float" office:value="0.75" calcext:value-type="float">
            <text:p>0,75</text:p>
          </table:table-cell>
          <table:table-cell table:style-name="ce47" table:number-columns-repeated="9"/>
          <table:table-cell table:number-columns-repeated="1001"/>
        </table:table-row>
        <table:table-row table:style-name="ro10">
          <table:table-cell table:style-name="ce46" office:value-type="string" calcext:value-type="string">
            <text:p>IAJ</text:p>
          </table:table-cell>
          <table:table-cell table:style-name="ce47" table:number-columns-repeated="4"/>
          <table:table-cell table:style-name="ce46" office:value-type="string" calcext:value-type="string">
            <text:p>Oracle Database Enterprise Edition <text:s/>7.3.4</text:p>
          </table:table-cell>
          <table:table-cell table:style-name="ce46"/>
          <table:table-cell table:style-name="ce46" office:value-type="string" calcext:value-type="string">
            <text:p>Linux x86-64(Red Hat Enterprise 5)</text:p>
          </table:table-cell>
          <table:table-cell table:style-name="Default"/>
          <table:table-cell table:style-name="ce47" table:number-columns-repeated="3"/>
          <table:table-cell table:style-name="ce47" office:value-type="string" calcext:value-type="string">
            <text:p>Sun UltraSPARC T2</text:p>
          </table:table-cell>
          <table:table-cell table:style-name="ce47" office:value-type="float" office:value="0.75" calcext:value-type="float">
            <text:p>0,75</text:p>
          </table:table-cell>
          <table:table-cell table:style-name="ce47" table:number-columns-repeated="9"/>
          <table:table-cell table:number-columns-repeated="1001"/>
        </table:table-row>
        <table:table-row table:style-name="ro10">
          <table:table-cell table:style-name="ce46" office:value-type="string" calcext:value-type="string">
            <text:p>IAM</text:p>
          </table:table-cell>
          <table:table-cell table:style-name="ce47" table:number-columns-repeated="4"/>
          <table:table-cell table:style-name="ce46" office:value-type="string" calcext:value-type="string">
            <text:p>Oracle Database Enterprise Edition 9.0.1.0</text:p>
          </table:table-cell>
          <table:table-cell table:style-name="ce46"/>
          <table:table-cell table:style-name="ce46" office:value-type="string" calcext:value-type="string">
            <text:p>Linux x86-64(Red Hat Enterprise 6)</text:p>
          </table:table-cell>
          <table:table-cell table:style-name="Default"/>
          <table:table-cell table:style-name="ce47" table:number-columns-repeated="3"/>
          <table:table-cell table:style-name="ce47" office:value-type="string" calcext:value-type="string">
            <text:p>HP PA-RISC</text:p>
          </table:table-cell>
          <table:table-cell table:style-name="ce47" office:value-type="float" office:value="0.75" calcext:value-type="float">
            <text:p>0,75</text:p>
          </table:table-cell>
          <table:table-cell table:style-name="ce47" table:number-columns-repeated="9"/>
          <table:table-cell table:number-columns-repeated="1001"/>
        </table:table-row>
        <table:table-row table:style-name="ro10">
          <table:table-cell table:style-name="ce46" office:value-type="string" calcext:value-type="string">
            <text:p>IAPH</text:p>
          </table:table-cell>
          <table:table-cell table:style-name="ce47" table:number-columns-repeated="4"/>
          <table:table-cell table:style-name="ce46" office:value-type="string" calcext:value-type="string">
            <text:p>Oracle Database Enterprise Edition 9.0.1.1</text:p>
          </table:table-cell>
          <table:table-cell table:style-name="ce46"/>
          <table:table-cell table:style-name="ce46" office:value-type="string" calcext:value-type="string">
            <text:p>Microsoft Windows x64 (64-bit)(2000)</text:p>
          </table:table-cell>
          <table:table-cell table:style-name="Default"/>
          <table:table-cell table:style-name="ce47" table:number-columns-repeated="3"/>
          <table:table-cell table:style-name="ce47" office:value-type="string" calcext:value-type="string">
            <text:p>IBM POWER5+ or earlier Multicore chips</text:p>
          </table:table-cell>
          <table:table-cell table:style-name="ce47" office:value-type="float" office:value="0.75" calcext:value-type="float">
            <text:p>0,75</text:p>
          </table:table-cell>
          <table:table-cell table:style-name="ce47" table:number-columns-repeated="9"/>
          <table:table-cell table:number-columns-repeated="1001"/>
        </table:table-row>
        <table:table-row table:style-name="ro10">
          <table:table-cell table:style-name="ce46" office:value-type="string" calcext:value-type="string">
            <text:p>IDEA</text:p>
          </table:table-cell>
          <table:table-cell table:style-name="ce47" table:number-columns-repeated="4"/>
          <table:table-cell table:style-name="ce46" office:value-type="string" calcext:value-type="string">
            <text:p>Oracle Database Enterprise Edition 9.0.1.2</text:p>
          </table:table-cell>
          <table:table-cell table:style-name="ce46"/>
          <table:table-cell table:style-name="ce46" office:value-type="string" calcext:value-type="string">
            <text:p>Microsoft Windows x64 (64-bit)(2003 R2)</text:p>
          </table:table-cell>
          <table:table-cell table:style-name="ce46"/>
          <table:table-cell table:style-name="ce47" table:number-columns-repeated="3"/>
          <table:table-cell table:style-name="ce47" office:value-type="string" calcext:value-type="string">
            <text:p>All Single Core Chips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9"/>
          <table:table-cell table:number-columns-repeated="1001"/>
        </table:table-row>
        <table:table-row table:style-name="ro10">
          <table:table-cell table:style-name="ce46" office:value-type="string" calcext:value-type="string">
            <text:p>IECA</text:p>
          </table:table-cell>
          <table:table-cell table:style-name="ce47" table:number-columns-repeated="4"/>
          <table:table-cell table:style-name="ce46" office:value-type="string" calcext:value-type="string">
            <text:p>Oracle Database Enterprise Edition 9.0.1.3</text:p>
          </table:table-cell>
          <table:table-cell table:style-name="ce46"/>
          <table:table-cell table:style-name="ce54" office:value-type="string" calcext:value-type="string">
            <text:p>Microsoft Windows x64 (64-bit)(2003)</text:p>
          </table:table-cell>
          <table:table-cell table:style-name="ce46"/>
          <table:table-cell table:style-name="ce47" table:number-columns-repeated="3"/>
          <table:table-cell table:style-name="ce47" office:value-type="string" calcext:value-type="string">
            <text:p>Intel Itanium Series 93XX (For servers purchased on or after Dec 1st, 2010)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9"/>
          <table:table-cell table:number-columns-repeated="1001"/>
        </table:table-row>
        <table:table-row table:style-name="ro10">
          <table:table-cell table:style-name="ce46" office:value-type="string" calcext:value-type="string">
            <text:p>IFAPA</text:p>
          </table:table-cell>
          <table:table-cell table:style-name="ce47" table:number-columns-repeated="4"/>
          <table:table-cell table:style-name="ce46" office:value-type="string" calcext:value-type="string">
            <text:p>Oracle Database Enterprise Edition 9.0.1.4</text:p>
          </table:table-cell>
          <table:table-cell table:style-name="ce46"/>
          <table:table-cell table:style-name="ce46" office:value-type="string" calcext:value-type="string">
            <text:p>Microsoft Windows x64 (64-bit)(2008 R2)</text:p>
          </table:table-cell>
          <table:table-cell table:style-name="ce46"/>
          <table:table-cell table:style-name="ce47" table:number-columns-repeated="3"/>
          <table:table-cell table:style-name="ce47" office:value-type="string" calcext:value-type="string">
            <text:p>Intel itanium Series 95XX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9"/>
          <table:table-cell table:number-columns-repeated="1001"/>
        </table:table-row>
        <table:table-row table:style-name="ro10">
          <table:table-cell table:style-name="ce46" office:value-type="string" calcext:value-type="string">
            <text:p>PAG</text:p>
          </table:table-cell>
          <table:table-cell table:style-name="ce47" table:number-columns-repeated="4"/>
          <table:table-cell table:style-name="ce46" office:value-type="string" calcext:value-type="string">
            <text:p>Oracle Database Enterprise Edition 9.0.1.5</text:p>
          </table:table-cell>
          <table:table-cell table:style-name="ce46"/>
          <table:table-cell table:style-name="ce52" office:value-type="string" calcext:value-type="string">
            <text:p>Microsoft Windows x64 (64-bit)(XP)</text:p>
          </table:table-cell>
          <table:table-cell table:style-name="ce46"/>
          <table:table-cell table:style-name="ce47" table:number-columns-repeated="3"/>
          <table:table-cell table:style-name="ce47" office:value-type="string" calcext:value-type="string">
            <text:p>IBM POWER6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9"/>
          <table:table-cell table:number-columns-repeated="1001"/>
        </table:table-row>
        <table:table-row table:style-name="ro15">
          <table:table-cell table:style-name="ce46" office:value-type="string" calcext:value-type="string">
            <text:p>RTVA</text:p>
          </table:table-cell>
          <table:table-cell table:style-name="ce47" table:number-columns-repeated="4"/>
          <table:table-cell table:style-name="ce46" office:value-type="string" calcext:value-type="string">
            <text:p>Oracle Database Enterprise Edition 9.2.0.1</text:p>
          </table:table-cell>
          <table:table-cell table:style-name="ce46"/>
          <table:table-cell table:style-name="ce55" office:value-type="string" calcext:value-type="string">
            <text:p>Microsoft Windows Server 2003 Server 5.2 Service Pack 2 (32-bit)</text:p>
          </table:table-cell>
          <table:table-cell table:style-name="ce46"/>
          <table:table-cell table:style-name="ce47" table:number-columns-repeated="3"/>
          <table:table-cell table:style-name="ce47" office:value-type="string" calcext:value-type="string">
            <text:p>IBM POWER7, IBM POWER7+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9"/>
          <table:table-cell table:number-columns-repeated="1001"/>
        </table:table-row>
        <table:table-row table:style-name="ro10">
          <table:table-cell table:style-name="ce46" office:value-type="string" calcext:value-type="string">
            <text:p>SAE</text:p>
          </table:table-cell>
          <table:table-cell table:style-name="ce47" table:number-columns-repeated="4"/>
          <table:table-cell table:style-name="ce46" office:value-type="string" calcext:value-type="string">
            <text:p>Oracle Database Enterprise Edition 9.2.0.2</text:p>
          </table:table-cell>
          <table:table-cell table:style-name="ce46"/>
          <table:table-cell table:style-name="ce46" office:value-type="string" calcext:value-type="string">
            <text:p>Oracle Solaris on SPARC (64-bit)(10)</text:p>
          </table:table-cell>
          <table:table-cell table:style-name="ce46"/>
          <table:table-cell table:style-name="ce47" table:number-columns-repeated="3"/>
          <table:table-cell table:style-name="ce47" office:value-type="string" calcext:value-type="string">
            <text:p>IBM POWER8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9"/>
          <table:table-cell table:number-columns-repeated="1001"/>
        </table:table-row>
        <table:table-row table:style-name="ro10">
          <table:table-cell table:style-name="ce46" office:value-type="string" calcext:value-type="string">
            <text:p>VEIASA</text:p>
          </table:table-cell>
          <table:table-cell table:style-name="ce47" table:number-columns-repeated="3"/>
          <table:table-cell table:style-name="ce50"/>
          <table:table-cell table:style-name="ce46" office:value-type="string" calcext:value-type="string">
            <text:p>Oracle Database Enterprise Edition 9.2.0.3</text:p>
          </table:table-cell>
          <table:table-cell table:style-name="ce46"/>
          <table:table-cell table:style-name="ce46" office:value-type="string" calcext:value-type="string">
            <text:p>Oracle Solaris on SPARC (64-bit)(11)</text:p>
          </table:table-cell>
          <table:table-cell table:style-name="ce47" table:number-columns-repeated="4"/>
          <table:table-cell table:style-name="Default" office:value-type="string" calcext:value-type="string">
            <text:p>IBM System z (z10 and earlier)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9"/>
          <table:table-cell table:number-columns-repeated="1001"/>
        </table:table-row>
        <table:table-row table:style-name="ro10">
          <table:table-cell table:style-name="ce47" table:number-columns-repeated="4"/>
          <table:table-cell table:style-name="ce50"/>
          <table:table-cell table:style-name="ce46" office:value-type="string" calcext:value-type="string">
            <text:p>Oracle Database Enterprise Edition 9.2.0.4</text:p>
          </table:table-cell>
          <table:table-cell table:style-name="ce46"/>
          <table:table-cell table:style-name="ce46" office:value-type="string" calcext:value-type="string">
            <text:p>Oracle Solaris on SPARC (64-bit)(9)</text:p>
          </table:table-cell>
          <table:table-cell table:style-name="ce47" table:number-columns-repeated="4"/>
          <table:table-cell table:style-name="ce47" office:value-type="string" calcext:value-type="string">
            <text:p>All Other Multicore chips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9"/>
          <table:table-cell table:number-columns-repeated="1001"/>
        </table:table-row>
        <table:table-row table:style-name="ro10">
          <table:table-cell table:style-name="ce47" table:number-columns-repeated="4"/>
          <table:table-cell table:style-name="ce50"/>
          <table:table-cell table:style-name="ce46" office:value-type="string" calcext:value-type="string">
            <text:p>Oracle Database Enterprise Edition 9.2.0.5</text:p>
          </table:table-cell>
          <table:table-cell table:style-name="ce46"/>
          <table:table-cell table:style-name="ce46" office:value-type="string" calcext:value-type="string">
            <text:p>Oracle Solaris on x86 (32-bit)(10)</text:p>
          </table:table-cell>
          <table:table-cell table:style-name="ce47" table:number-columns-repeated="15"/>
          <table:table-cell table:number-columns-repeated="1001"/>
        </table:table-row>
        <table:table-row table:style-name="ro10">
          <table:table-cell table:style-name="ce47" table:number-columns-repeated="4"/>
          <table:table-cell table:style-name="ce50"/>
          <table:table-cell table:style-name="ce46" office:value-type="string" calcext:value-type="string">
            <text:p>Oracle Database Enterprise Edition 9.2.0.6</text:p>
          </table:table-cell>
          <table:table-cell table:style-name="ce46"/>
          <table:table-cell table:style-name="ce46" office:value-type="string" calcext:value-type="string">
            <text:p>SunOS 5.9 Generic_122300-49 (64-bit)</text:p>
          </table:table-cell>
          <table:table-cell table:style-name="ce47" table:number-columns-repeated="15"/>
          <table:table-cell table:number-columns-repeated="1001"/>
        </table:table-row>
        <table:table-row table:style-name="ro10">
          <table:table-cell table:style-name="ce47" table:number-columns-repeated="4"/>
          <table:table-cell table:style-name="ce50"/>
          <table:table-cell table:style-name="ce46" office:value-type="string" calcext:value-type="string">
            <text:p>Oracle Database Enterprise Edition 9.2.0.7</text:p>
          </table:table-cell>
          <table:table-cell table:style-name="ce46"/>
          <table:table-cell table:style-name="ce56" office:value-type="string" calcext:value-type="string">
            <text:p>Red Hat Enterprise Linux ES release 4</text:p>
          </table:table-cell>
          <table:table-cell table:style-name="ce47" table:number-columns-repeated="15"/>
          <table:table-cell table:number-columns-repeated="1001"/>
        </table:table-row>
        <table:table-row table:style-name="ro10">
          <table:table-cell table:style-name="ce47" table:number-columns-repeated="4"/>
          <table:table-cell table:style-name="ce50"/>
          <table:table-cell table:style-name="ce46" office:value-type="string" calcext:value-type="string">
            <text:p>Oracle Database Enterprise Edition 9.2.0.8</text:p>
          </table:table-cell>
          <table:table-cell table:style-name="ce46" table:number-columns-repeated="2"/>
          <table:table-cell table:style-name="ce47" table:number-columns-repeated="15"/>
          <table:table-cell table:number-columns-repeated="1001"/>
        </table:table-row>
        <table:table-row table:style-name="ro10">
          <table:table-cell table:style-name="ce47" table:number-columns-repeated="4"/>
          <table:table-cell table:style-name="ce50"/>
          <table:table-cell table:style-name="ce46" office:value-type="string" calcext:value-type="string">
            <text:p>Oracle Database Standard Edition 10.2.0.1</text:p>
          </table:table-cell>
          <table:table-cell table:style-name="ce46" table:number-columns-repeated="2"/>
          <table:table-cell table:style-name="ce47" table:number-columns-repeated="15"/>
          <table:table-cell table:number-columns-repeated="1001"/>
        </table:table-row>
        <table:table-row table:style-name="ro10">
          <table:table-cell table:style-name="ce47" table:number-columns-repeated="4"/>
          <table:table-cell table:style-name="ce50"/>
          <table:table-cell table:style-name="ce46" office:value-type="string" calcext:value-type="string">
            <text:p>Oracle Database Standard Edition 10.2.0.2</text:p>
          </table:table-cell>
          <table:table-cell table:style-name="ce46" table:number-columns-repeated="2"/>
          <table:table-cell table:style-name="ce47" table:number-columns-repeated="15"/>
          <table:table-cell table:number-columns-repeated="1001"/>
        </table:table-row>
        <table:table-row table:style-name="ro10">
          <table:table-cell table:style-name="ce47" table:number-columns-repeated="4"/>
          <table:table-cell table:style-name="ce50"/>
          <table:table-cell table:style-name="ce46" office:value-type="string" calcext:value-type="string">
            <text:p>Oracle Database Standard Edition 10.2.0.3</text:p>
          </table:table-cell>
          <table:table-cell table:style-name="ce46" table:number-columns-repeated="2"/>
          <table:table-cell table:style-name="ce47" table:number-columns-repeated="15"/>
          <table:table-cell table:number-columns-repeated="1001"/>
        </table:table-row>
        <table:table-row table:style-name="ro10">
          <table:table-cell table:style-name="ce47" table:number-columns-repeated="4"/>
          <table:table-cell table:style-name="ce50"/>
          <table:table-cell table:style-name="ce46" office:value-type="string" calcext:value-type="string">
            <text:p>Oracle Database Standard Edition 10.2.0.4</text:p>
          </table:table-cell>
          <table:table-cell table:style-name="ce46" table:number-columns-repeated="2"/>
          <table:table-cell table:style-name="ce47" table:number-columns-repeated="15"/>
          <table:table-cell table:number-columns-repeated="1001"/>
        </table:table-row>
        <table:table-row table:style-name="ro10">
          <table:table-cell table:style-name="ce47" table:number-columns-repeated="4"/>
          <table:table-cell table:style-name="ce50"/>
          <table:table-cell table:style-name="ce46" office:value-type="string" calcext:value-type="string">
            <text:p>Oracle Database Standard Edition 10.2.0.5</text:p>
          </table:table-cell>
          <table:table-cell table:style-name="ce46" table:number-columns-repeated="2"/>
          <table:table-cell table:style-name="ce47" table:number-columns-repeated="15"/>
          <table:table-cell table:number-columns-repeated="1001"/>
        </table:table-row>
        <table:table-row table:style-name="ro10">
          <table:table-cell table:style-name="ce47" table:number-columns-repeated="4"/>
          <table:table-cell table:style-name="ce50"/>
          <table:table-cell table:style-name="ce46" office:value-type="string" calcext:value-type="string">
            <text:p>Oracle Database Standard Edition 11.1.0.6</text:p>
          </table:table-cell>
          <table:table-cell table:style-name="ce46" table:number-columns-repeated="2"/>
          <table:table-cell table:style-name="ce47" table:number-columns-repeated="15"/>
          <table:table-cell table:number-columns-repeated="1001"/>
        </table:table-row>
        <table:table-row table:style-name="ro10">
          <table:table-cell table:style-name="ce47" table:number-columns-repeated="4"/>
          <table:table-cell table:style-name="ce50"/>
          <table:table-cell table:style-name="ce46" office:value-type="string" calcext:value-type="string">
            <text:p>Oracle Database Standard Edition 11.1.0.7</text:p>
          </table:table-cell>
          <table:table-cell table:style-name="ce46" table:number-columns-repeated="2"/>
          <table:table-cell table:style-name="ce47" table:number-columns-repeated="15"/>
          <table:table-cell table:number-columns-repeated="1001"/>
        </table:table-row>
        <table:table-row table:style-name="ro10">
          <table:table-cell table:style-name="ce47" table:number-columns-repeated="4"/>
          <table:table-cell table:style-name="ce50"/>
          <table:table-cell table:style-name="ce46" office:value-type="string" calcext:value-type="string">
            <text:p>Oracle Database Standard Edition 11.1.0.6</text:p>
          </table:table-cell>
          <table:table-cell table:style-name="ce46" table:number-columns-repeated="2"/>
          <table:table-cell table:style-name="ce47" table:number-columns-repeated="15"/>
          <table:table-cell table:number-columns-repeated="1001"/>
        </table:table-row>
        <table:table-row table:style-name="ro10">
          <table:table-cell table:style-name="ce47" table:number-columns-repeated="4"/>
          <table:table-cell table:style-name="ce50"/>
          <table:table-cell table:style-name="ce46" office:value-type="string" calcext:value-type="string">
            <text:p>Oracle Database Standard Edition 10.2.0.5</text:p>
          </table:table-cell>
          <table:table-cell table:style-name="ce46"/>
          <table:table-cell table:style-name="ce52"/>
          <table:table-cell table:style-name="ce47" table:number-columns-repeated="15"/>
          <table:table-cell table:number-columns-repeated="1001"/>
        </table:table-row>
        <table:table-row table:style-name="ro10">
          <table:table-cell table:style-name="ce47" table:number-columns-repeated="4"/>
          <table:table-cell table:style-name="ce50"/>
          <table:table-cell table:style-name="ce46" office:value-type="string" calcext:value-type="string">
            <text:p>Oracle Database Standard Edition 10.2.0.4</text:p>
          </table:table-cell>
          <table:table-cell table:style-name="ce46"/>
          <table:table-cell table:style-name="ce52"/>
          <table:table-cell table:style-name="ce47" table:number-columns-repeated="15"/>
          <table:table-cell table:number-columns-repeated="1001"/>
        </table:table-row>
        <table:table-row table:style-name="ro10">
          <table:table-cell table:style-name="ce47" table:number-columns-repeated="4"/>
          <table:table-cell table:style-name="ce50"/>
          <table:table-cell table:style-name="ce46" office:value-type="string" calcext:value-type="string">
            <text:p>Oracle Database Standard Edition 10.2.0.3</text:p>
          </table:table-cell>
          <table:table-cell table:style-name="ce46" table:number-columns-repeated="2"/>
          <table:table-cell table:style-name="ce47" table:number-columns-repeated="15"/>
          <table:table-cell table:number-columns-repeated="1001"/>
        </table:table-row>
        <table:table-row table:style-name="ro10">
          <table:table-cell table:style-name="ce47" table:number-columns-repeated="4"/>
          <table:table-cell table:style-name="ce50"/>
          <table:table-cell table:style-name="ce46" office:value-type="string" calcext:value-type="string">
            <text:p>Oracle Database Standard Edition 10.2.0.2</text:p>
          </table:table-cell>
          <table:table-cell table:style-name="ce46" table:number-columns-repeated="2"/>
          <table:table-cell table:style-name="ce47" table:number-columns-repeated="15"/>
          <table:table-cell table:number-columns-repeated="1001"/>
        </table:table-row>
        <table:table-row table:style-name="ro10">
          <table:table-cell table:style-name="ce47" table:number-columns-repeated="4"/>
          <table:table-cell table:style-name="ce50"/>
          <table:table-cell table:style-name="ce46" office:value-type="string" calcext:value-type="string">
            <text:p>Oracle Database Standard Edition 10.2.0.1</text:p>
          </table:table-cell>
          <table:table-cell table:style-name="ce46" table:number-columns-repeated="2"/>
          <table:table-cell table:style-name="ce47" table:number-columns-repeated="15"/>
          <table:table-cell table:number-columns-repeated="1001"/>
        </table:table-row>
        <table:table-row table:style-name="ro10">
          <table:table-cell table:style-name="ce47" table:number-columns-repeated="4"/>
          <table:table-cell table:style-name="ce50"/>
          <table:table-cell table:style-name="ce46" office:value-type="string" calcext:value-type="string">
            <text:p>Oracle Database Standard Edition 9.2.0.8</text:p>
          </table:table-cell>
          <table:table-cell table:style-name="ce46" table:number-columns-repeated="2"/>
          <table:table-cell table:style-name="ce47" table:number-columns-repeated="15"/>
          <table:table-cell table:number-columns-repeated="1001"/>
        </table:table-row>
        <table:table-row table:style-name="ro10">
          <table:table-cell table:style-name="ce47" table:number-columns-repeated="4"/>
          <table:table-cell table:style-name="ce50"/>
          <table:table-cell table:style-name="ce46" office:value-type="string" calcext:value-type="string">
            <text:p>Oracle Database Standard Edition 9.2.0.7</text:p>
          </table:table-cell>
          <table:table-cell table:style-name="ce46" table:number-columns-repeated="2"/>
          <table:table-cell table:style-name="ce47" table:number-columns-repeated="15"/>
          <table:table-cell table:number-columns-repeated="1001"/>
        </table:table-row>
        <table:table-row table:style-name="ro10">
          <table:table-cell table:style-name="ce47" table:number-columns-repeated="4"/>
          <table:table-cell/>
          <table:table-cell table:style-name="ce46" office:value-type="string" calcext:value-type="string">
            <text:p>Oracle Database Standard Edition 9.2.0.6</text:p>
          </table:table-cell>
          <table:table-cell table:style-name="ce46" table:number-columns-repeated="2"/>
          <table:table-cell table:style-name="ce47" table:number-columns-repeated="15"/>
          <table:table-cell table:number-columns-repeated="1001"/>
        </table:table-row>
        <table:table-row table:style-name="ro10">
          <table:table-cell table:style-name="ce47" table:number-columns-repeated="4"/>
          <table:table-cell/>
          <table:table-cell table:style-name="ce46" office:value-type="string" calcext:value-type="string">
            <text:p>Oracle Database Standard Edition 9.2.0.5</text:p>
          </table:table-cell>
          <table:table-cell table:style-name="ce46" table:number-columns-repeated="2"/>
          <table:table-cell table:style-name="ce47" table:number-columns-repeated="15"/>
          <table:table-cell table:number-columns-repeated="1001"/>
        </table:table-row>
        <table:table-row table:style-name="ro10">
          <table:table-cell table:style-name="ce47" table:number-columns-repeated="4"/>
          <table:table-cell/>
          <table:table-cell table:style-name="ce46" office:value-type="string" calcext:value-type="string">
            <text:p>Oracle Database Standard Edition 9.2.0.4</text:p>
          </table:table-cell>
          <table:table-cell table:style-name="ce46" table:number-columns-repeated="2"/>
          <table:table-cell table:style-name="ce47" table:number-columns-repeated="15"/>
          <table:table-cell table:number-columns-repeated="1001"/>
        </table:table-row>
        <table:table-row table:style-name="ro10">
          <table:table-cell table:style-name="ce47" table:number-columns-repeated="4"/>
          <table:table-cell/>
          <table:table-cell table:style-name="ce46" office:value-type="string" calcext:value-type="string">
            <text:p>Oracle Database Standard Edition 9.2.0.3</text:p>
          </table:table-cell>
          <table:table-cell table:style-name="ce46" table:number-columns-repeated="2"/>
          <table:table-cell table:style-name="ce47" table:number-columns-repeated="15"/>
          <table:table-cell table:number-columns-repeated="1001"/>
        </table:table-row>
        <table:table-row table:style-name="ro10">
          <table:table-cell table:style-name="ce47" table:number-columns-repeated="4"/>
          <table:table-cell/>
          <table:table-cell table:style-name="ce46" office:value-type="string" calcext:value-type="string">
            <text:p>Oracle Database Standard Edition 9.2.0.2</text:p>
          </table:table-cell>
          <table:table-cell table:style-name="ce46" table:number-columns-repeated="2"/>
          <table:table-cell table:style-name="ce47" table:number-columns-repeated="15"/>
          <table:table-cell table:number-columns-repeated="1001"/>
        </table:table-row>
        <table:table-row table:style-name="ro10">
          <table:table-cell table:style-name="ce47" table:number-columns-repeated="4"/>
          <table:table-cell/>
          <table:table-cell table:style-name="ce46" office:value-type="string" calcext:value-type="string">
            <text:p>Oracle Database Standard Edition 9.2.0.1</text:p>
          </table:table-cell>
          <table:table-cell table:style-name="ce46" table:number-columns-repeated="2"/>
          <table:table-cell table:style-name="ce47" table:number-columns-repeated="15"/>
          <table:table-cell table:number-columns-repeated="1001"/>
        </table:table-row>
        <table:table-row table:style-name="ro10">
          <table:table-cell table:style-name="ce47" table:number-columns-repeated="4"/>
          <table:table-cell/>
          <table:table-cell table:style-name="ce46" office:value-type="string" calcext:value-type="string">
            <text:p>Oracle Database Standard Edition 8.1.7.0</text:p>
          </table:table-cell>
          <table:table-cell table:style-name="ce46" table:number-columns-repeated="2"/>
          <table:table-cell table:style-name="ce47" table:number-columns-repeated="15"/>
          <table:table-cell table:number-columns-repeated="1001"/>
        </table:table-row>
        <table:table-row table:style-name="ro10">
          <table:table-cell table:style-name="ce47" table:number-columns-repeated="4"/>
          <table:table-cell/>
          <table:table-cell table:style-name="ce46" office:value-type="string" calcext:value-type="string">
            <text:p>Oracle Database Standard Edition 8.1.7.1</text:p>
          </table:table-cell>
          <table:table-cell table:style-name="ce46" table:number-columns-repeated="2"/>
          <table:table-cell table:style-name="ce47" table:number-columns-repeated="15"/>
          <table:table-cell table:number-columns-repeated="1001"/>
        </table:table-row>
        <table:table-row table:style-name="ro10">
          <table:table-cell table:style-name="ce47" table:number-columns-repeated="4"/>
          <table:table-cell/>
          <table:table-cell table:style-name="ce46" office:value-type="string" calcext:value-type="string">
            <text:p>Oracle Database Standard Edition 8.1.7.2</text:p>
          </table:table-cell>
          <table:table-cell table:style-name="ce46" table:number-columns-repeated="2"/>
          <table:table-cell table:style-name="ce47" table:number-columns-repeated="15"/>
          <table:table-cell table:number-columns-repeated="1001"/>
        </table:table-row>
        <table:table-row table:style-name="ro10">
          <table:table-cell table:style-name="ce47" table:number-columns-repeated="4"/>
          <table:table-cell/>
          <table:table-cell table:style-name="ce46" office:value-type="string" calcext:value-type="string">
            <text:p>Oracle Database Standard Edition 8.1.7.3</text:p>
          </table:table-cell>
          <table:table-cell table:style-name="ce46" table:number-columns-repeated="2"/>
          <table:table-cell table:style-name="ce47" table:number-columns-repeated="15"/>
          <table:table-cell table:number-columns-repeated="1001"/>
        </table:table-row>
        <table:table-row table:style-name="ro10">
          <table:table-cell table:style-name="ce47" table:number-columns-repeated="4"/>
          <table:table-cell/>
          <table:table-cell table:style-name="ce46" office:value-type="string" calcext:value-type="string">
            <text:p>Oracle Database Standard Edition 8.1.7.4</text:p>
          </table:table-cell>
          <table:table-cell table:style-name="ce46" table:number-columns-repeated="2"/>
          <table:table-cell table:style-name="ce47" table:number-columns-repeated="15"/>
          <table:table-cell table:number-columns-repeated="1001"/>
        </table:table-row>
        <table:table-row table:style-name="ro10">
          <table:table-cell table:style-name="ce47" table:number-columns-repeated="4"/>
          <table:table-cell/>
          <table:table-cell table:style-name="ce46" office:value-type="string" calcext:value-type="string">
            <text:p>Oracle Database Standard Edition 8.0.6.0</text:p>
          </table:table-cell>
          <table:table-cell table:style-name="ce46" table:number-columns-repeated="2"/>
          <table:table-cell table:style-name="ce47" table:number-columns-repeated="15"/>
          <table:table-cell table:number-columns-repeated="1001"/>
        </table:table-row>
        <table:table-row table:style-name="ro10">
          <table:table-cell table:style-name="ce47" table:number-columns-repeated="4"/>
          <table:table-cell/>
          <table:table-cell table:style-name="ce46" office:value-type="string" calcext:value-type="string">
            <text:p>Oracle Database Standard Edition 8.0.6.1</text:p>
          </table:table-cell>
          <table:table-cell table:style-name="ce46" table:number-columns-repeated="2"/>
          <table:table-cell table:style-name="ce47" table:number-columns-repeated="15"/>
          <table:table-cell table:number-columns-repeated="1001"/>
        </table:table-row>
        <table:table-row table:style-name="ro10">
          <table:table-cell table:style-name="ce47" table:number-columns-repeated="4"/>
          <table:table-cell/>
          <table:table-cell table:style-name="ce46" office:value-type="string" calcext:value-type="string">
            <text:p>Oracle Database Standard Edition 8.0.6.2</text:p>
          </table:table-cell>
          <table:table-cell table:style-name="ce46" table:number-columns-repeated="2"/>
          <table:table-cell table:style-name="ce47" table:number-columns-repeated="15"/>
          <table:table-cell table:number-columns-repeated="1001"/>
        </table:table-row>
        <table:table-row table:style-name="ro10">
          <table:table-cell table:style-name="ce47" table:number-columns-repeated="4"/>
          <table:table-cell/>
          <table:table-cell table:style-name="ce46" office:value-type="string" calcext:value-type="string">
            <text:p>Oracle Database Standard Edition 8.0.6.3</text:p>
          </table:table-cell>
          <table:table-cell table:style-name="ce46" table:number-columns-repeated="2"/>
          <table:table-cell table:style-name="ce47" table:number-columns-repeated="15"/>
          <table:table-cell table:number-columns-repeated="1001"/>
        </table:table-row>
        <table:table-row table:style-name="ro10">
          <table:table-cell table:style-name="ce47" table:number-columns-repeated="4"/>
          <table:table-cell/>
          <table:table-cell table:style-name="ce46" office:value-type="string" calcext:value-type="string">
            <text:p>Oracle Database Standard Edition 9.0.1.0</text:p>
          </table:table-cell>
          <table:table-cell table:style-name="ce46" table:number-columns-repeated="2"/>
          <table:table-cell table:style-name="ce47" table:number-columns-repeated="15"/>
          <table:table-cell table:number-columns-repeated="1001"/>
        </table:table-row>
        <table:table-row table:style-name="ro10">
          <table:table-cell table:style-name="ce47" table:number-columns-repeated="4"/>
          <table:table-cell/>
          <table:table-cell table:style-name="ce46" office:value-type="string" calcext:value-type="string">
            <text:p>Oracle Database Standard Edition 9.0.1.1</text:p>
          </table:table-cell>
          <table:table-cell table:style-name="ce46" table:number-columns-repeated="2"/>
          <table:table-cell table:style-name="ce47" table:number-columns-repeated="15"/>
          <table:table-cell table:number-columns-repeated="1001"/>
        </table:table-row>
        <table:table-row table:style-name="ro10">
          <table:table-cell table:style-name="ce47" table:number-columns-repeated="4"/>
          <table:table-cell/>
          <table:table-cell table:style-name="ce46" office:value-type="string" calcext:value-type="string">
            <text:p>Oracle Database Standard Edition 9.0.1.2</text:p>
          </table:table-cell>
          <table:table-cell table:style-name="ce46" table:number-columns-repeated="2"/>
          <table:table-cell table:style-name="ce47" table:number-columns-repeated="15"/>
          <table:table-cell table:number-columns-repeated="1001"/>
        </table:table-row>
        <table:table-row table:style-name="ro10">
          <table:table-cell table:style-name="ce47" table:number-columns-repeated="4"/>
          <table:table-cell/>
          <table:table-cell table:style-name="ce46" office:value-type="string" calcext:value-type="string">
            <text:p>Oracle Database Standard Edition 9.0.1.3</text:p>
          </table:table-cell>
          <table:table-cell table:style-name="ce46" table:number-columns-repeated="2"/>
          <table:table-cell table:style-name="ce47" table:number-columns-repeated="15"/>
          <table:table-cell table:number-columns-repeated="1001"/>
        </table:table-row>
        <table:table-row table:style-name="ro10">
          <table:table-cell table:style-name="ce47" table:number-columns-repeated="4"/>
          <table:table-cell/>
          <table:table-cell table:style-name="ce46" office:value-type="string" calcext:value-type="string">
            <text:p>Oracle Database Standard Edition 9.0.1.4</text:p>
          </table:table-cell>
          <table:table-cell table:style-name="ce46" table:number-columns-repeated="2"/>
          <table:table-cell table:style-name="ce47" table:number-columns-repeated="15"/>
          <table:table-cell table:number-columns-repeated="1001"/>
        </table:table-row>
        <table:table-row table:style-name="ro10">
          <table:table-cell table:style-name="ce47" table:number-columns-repeated="4"/>
          <table:table-cell/>
          <table:table-cell table:style-name="ce46" office:value-type="string" calcext:value-type="string">
            <text:p>Oracle Database Standard Edition 9.0.1.5</text:p>
          </table:table-cell>
          <table:table-cell table:style-name="ce46" table:number-columns-repeated="2"/>
          <table:table-cell table:style-name="ce47" table:number-columns-repeated="15"/>
          <table:table-cell table:number-columns-repeated="1001"/>
        </table:table-row>
        <table:table-row table:style-name="ro11" table:number-rows-repeated="2">
          <table:table-cell table:style-name="ce47" table:number-columns-repeated="7"/>
          <table:table-cell table:style-name="ce46"/>
          <table:table-cell table:style-name="ce47" table:number-columns-repeated="15"/>
          <table:table-cell table:number-columns-repeated="1001"/>
        </table:table-row>
        <table:table-row table:style-name="ro11">
          <table:table-cell table:number-columns-repeated="7"/>
          <table:table-cell table:style-name="ce46"/>
          <table:table-cell table:number-columns-repeated="4"/>
          <table:table-cell table:style-name="ce47" table:number-columns-repeated="11"/>
          <table:table-cell table:number-columns-repeated="1001"/>
        </table:table-row>
        <table:table-row table:style-name="ro11">
          <table:table-cell table:number-columns-repeated="7"/>
          <table:table-cell table:style-name="ce41"/>
          <table:table-cell table:number-columns-repeated="4"/>
          <table:table-cell table:style-name="ce47" table:number-columns-repeated="11"/>
          <table:table-cell table:number-columns-repeated="1001"/>
        </table:table-row>
        <table:table-row table:style-name="ro11" table:number-rows-repeated="22">
          <table:table-cell table:number-columns-repeated="7"/>
          <table:table-cell table:style-name="ce41"/>
          <table:table-cell table:number-columns-repeated="1016"/>
        </table:table-row>
        <table:table-row table:style-name="ro11" table:number-rows-repeated="2">
          <table:table-cell table:number-columns-repeated="7"/>
          <table:table-cell table:style-name="ce57"/>
          <table:table-cell table:number-columns-repeated="1016"/>
        </table:table-row>
        <table:table-row table:style-name="ro11" table:number-rows-repeated="12">
          <table:table-cell table:number-columns-repeated="7"/>
          <table:table-cell table:style-name="ce41"/>
          <table:table-cell table:number-columns-repeated="1016"/>
        </table:table-row>
        <table:table-row table:style-name="ro11" table:number-rows-repeated="4">
          <table:table-cell table:number-columns-repeated="7"/>
          <table:table-cell table:style-name="ce57"/>
          <table:table-cell table:number-columns-repeated="1016"/>
        </table:table-row>
        <table:table-row table:style-name="ro11" table:number-rows-repeated="7">
          <table:table-cell table:number-columns-repeated="7"/>
          <table:table-cell table:style-name="ce41"/>
          <table:table-cell table:number-columns-repeated="1016"/>
        </table:table-row>
        <table:table-row table:style-name="ro11" table:number-rows-repeated="7">
          <table:table-cell table:number-columns-repeated="7"/>
          <table:table-cell table:style-name="ce57"/>
          <table:table-cell table:number-columns-repeated="1016"/>
        </table:table-row>
        <table:table-row table:style-name="ro11" table:number-rows-repeated="4">
          <table:table-cell table:number-columns-repeated="7"/>
          <table:table-cell table:style-name="ce41"/>
          <table:table-cell table:number-columns-repeated="1016"/>
        </table:table-row>
        <table:table-row table:style-name="ro11" table:number-rows-repeated="3">
          <table:table-cell table:number-columns-repeated="7"/>
          <table:table-cell table:style-name="ce57"/>
          <table:table-cell table:number-columns-repeated="1016"/>
        </table:table-row>
        <table:table-row table:style-name="ro11" table:number-rows-repeated="1048437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>
        <table:named-expression table:name="BACKUP" table:base-cell-address="$Instrucciones.$A$1" table:expression="$datos.$#REF!#REF!#REF!#REF!#REF![.#REF!$2]:$#REF!$15"/>
        <table:named-range table:name="Criticidad" table:base-cell-address="$datos.$B$6" table:cell-range-address="$datos.$B$2:.$B$5"/>
        <table:named-range table:name="DATAGUARD" table:base-cell-address="$Instrucciones.$A$1" table:cell-range-address="$datos.$K$2:.$K$5"/>
        <table:named-range table:name="Disponibilidad" table:base-cell-address="$datos.$C$7" table:cell-range-address="$datos.$C$2:.$C$5"/>
        <table:named-range table:name="Plan_Backup" table:base-cell-address="$datos.$H$2" table:cell-range-address="$datos.$I$2:.$I$19"/>
        <table:named-range table:name="SAVersiones" table:base-cell-address="$datos.$G$2" table:cell-range-address="$datos.$G$2:.$G$73"/>
        <table:named-range table:name="Sistemas_Operativo" table:base-cell-address="$BBDD.$X$2" table:cell-range-address="$datos.$H$2:.$H$50"/>
        <table:named-range table:name="Si_No" table:base-cell-address="$BBDD.$I$2" table:cell-range-address="$datos.$J$2:.$J$3"/>
        <table:named-range table:name="Tecnologia" table:base-cell-address="$BBDD.$E$2" table:cell-range-address="$datos.$M$2:.$M$33"/>
        <table:named-range table:name="Tipo_de_entorno" table:base-cell-address="$datos.$D$11" table:cell-range-address="$datos.$D$2:.$D$6"/>
        <table:named-range table:name="Tipo_de_entorno_normalizado" table:base-cell-address="$datos.$E$2" table:cell-range-address="$datos.$E$2:.$E$3"/>
        <table:named-range table:name="versiones" table:base-cell-address="$Instrucciones.$A$1" table:cell-range-address="$datos.$F$2:.$F$73"/>
        <table:named-range table:name="Virtualizado" table:base-cell-address="$BBDD.$X$1048561" table:cell-range-address="$datos.$L$2:.$L$4"/>
        <table:named-range table:name="_xlnm._FilterDatabase_1" table:base-cell-address="$BBDD.$X$2" table:cell-range-address="$BBDD.$U$1:.$AJ$473"/>
        <table:named-range table:name="_xlnm._FilterDatabase_2" table:base-cell-address="$Instrucciones.$A$1" table:cell-range-address="$'Servidores de aplicaciones'.$B$3:.$S$22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ook Antiqua1" svg:font-family="'Book Antiqua'" style:font-family-generic="roman"/>
    <style:font-face style:name="Arial1" svg:font-family="Arial" style:font-family-generic="swiss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6P0" style:volatile="true">
      <number:number number:decimal-places="1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7">
      <number:number number: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8P0" style:volatile="true">
      <number:number number: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0" number:min-integer-digits="1" number:grouping="true"/>
      <number:text> €</number:text>
    </number:number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number number:decimal-places="0" number:min-integer-digits="1" number:grouping="true"/>
      <number:text>    </number:text>
    </number:number-style>
    <number:number-style style:name="N123P1" style:volatile="true">
      <number:text>-</number:text>
      <number:number number:decimal-places="0" number:min-integer-digits="1" number:grouping="true"/>
      <number:text>    </number:text>
    </number:number-style>
    <number:number-style style:name="N123P2" style:volatile="true">
      <number:text> -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€ </number:text>
    </number:number-style>
    <number:number-style style:name="N127P1" style:volatile="true">
      <number:text>-</number:text>
      <number:number number:decimal-places="0" number:min-integer-digits="1" number:grouping="true"/>
      <number:text> € </number:text>
    </number:number-style>
    <number:number-style style:name="N127P2" style:volatile="true">
      <number:text> -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   </number:text>
    </number:number-style>
    <number:number-style style:name="N131P1" style:volatile="true">
      <number:text>-</number:text>
      <number:number number:decimal-places="2" number:min-integer-digits="1" number:grouping="true"/>
      <number:text>    </number:text>
    </number:number-style>
    <number:number-style style:name="N131P2" style:volatile="true">
      <number:text> -</number:text>
      <number:number number:decimal-places="0" number:min-integer-digits="0"/>
      <number:text>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€ </number:text>
    </number:number-style>
    <number:number-style style:name="N135P1" style:volatile="true">
      <number:text>-</number:text>
      <number:number number:decimal-places="2" number:min-integer-digits="1" number:grouping="true"/>
      <number:text> € </number:text>
    </number:number-style>
    <number:number-style style:name="N135P2" style:volatile="true">
      <number:text> -</number:text>
      <number:number number:decimal-places="0" number:min-integer-digits="0"/>
      <number:text> €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number-style style:name="N140">
      <number:number number:decimal-places="1" number:min-integer-digits="1" number:grouping="true"/>
    </number:number-style>
    <number:number-style style:name="N141">
      <number:number number:decimal-places="1" number:min-integer-digits="1"/>
    </number:number-style>
    <number:number-style style:name="N142P0" style:volatile="true">
      <number:number number:decimal-places="0" number:min-integer-digits="1" number:grouping="true"/>
      <number:text>    </number:text>
    </number:number-style>
    <number:number-style style:name="N142P1" style:volatile="true">
      <number:text>-</number:text>
      <number:number number:decimal-places="0" number:min-integer-digits="1" number:grouping="true"/>
      <number:text>    </number:text>
    </number:number-style>
    <number:number-style style:name="N142P2" style:volatile="true">
      <number:text> -</number:text>
      <number:number number:decimal-places="0" number:min-integer-digits="0"/>
      <number:text>   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number number:decimal-places="0" number:min-integer-digits="1" number:grouping="true"/>
      <number:text> pta</number:text>
    </number:number-style>
    <number:number-style style:name="N144">
      <number:text>-</number:text>
      <number:number number:decimal-places="0" number:min-integer-digits="1" number:grouping="true"/>
      <number:text> pta</number:text>
      <style:map style:condition="value()&gt;=0" style:apply-style-name="N144P0"/>
    </number:number-style>
    <number:number-style style:name="N145P0" style:volatile="true">
      <number:number number:decimal-places="0" number:min-integer-digits="1" number:grouping="true"/>
      <number:text> pta</number:text>
    </number:number-style>
    <number:number-style style:name="N145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45P0"/>
    </number:number-style>
    <number:number-style style:name="N147P0" style:volatile="true">
      <number:number number:decimal-places="2" number:min-integer-digits="1" number:grouping="true"/>
      <number:text> pta</number:text>
    </number:number-style>
    <number:number-style style:name="N147">
      <number:text>-</number:text>
      <number:number number:decimal-places="2" number:min-integer-digits="1" number:grouping="true"/>
      <number:text> pta</number:text>
      <style:map style:condition="value()&gt;=0" style:apply-style-name="N147P0"/>
    </number:number-style>
    <number:number-style style:name="N148P0" style:volatile="true">
      <number:number number:decimal-places="2" number:min-integer-digits="1" number:grouping="true"/>
      <number:text> pta</number:text>
    </number:number-style>
    <number:number-style style:name="N148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48P0"/>
    </number:number-style>
    <number:number-style style:name="N152P0" style:volatile="true">
      <number:number number:decimal-places="0" number:min-integer-digits="1" number:grouping="true"/>
      <number:text>       </number:text>
    </number:number-style>
    <number:number-style style:name="N152P1" style:volatile="true">
      <number:text>-</number:text>
      <number:number number:decimal-places="0" number:min-integer-digits="1" number:grouping="true"/>
      <number:text>       </number:text>
    </number:number-style>
    <number:number-style style:name="N152P2" style:volatile="true">
      <number:text> -   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0" number:min-integer-digits="1" number:grouping="true"/>
      <number:text> pta </number:text>
    </number:number-style>
    <number:number-style style:name="N156P1" style:volatile="true">
      <number:text>-</number:text>
      <number:number number:decimal-places="0" number:min-integer-digits="1" number:grouping="true"/>
      <number:text> pta </number:text>
    </number:number-style>
    <number:number-style style:name="N156P2" style:volatile="true">
      <number:text> - pta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2" number:min-integer-digits="1" number:grouping="true"/>
      <number:text>       </number:text>
    </number:number-style>
    <number:number-style style:name="N160P1" style:volatile="true">
      <number:text>-</number:text>
      <number:number number:decimal-places="2" number:min-integer-digits="1" number:grouping="true"/>
      <number:text>       </number:text>
    </number:number-style>
    <number:number-style style:name="N160P2" style:volatile="true">
      <number:text> -</number:text>
      <number:number number:decimal-places="0" number:min-integer-digits="0"/>
      <number:text>   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number number:decimal-places="2" number:min-integer-digits="1" number:grouping="true"/>
      <number:text> pta </number:text>
    </number:number-style>
    <number:number-style style:name="N164P1" style:volatile="true">
      <number:text>-</number:text>
      <number:number number:decimal-places="2" number:min-integer-digits="1" number:grouping="true"/>
      <number:text> pta </number:text>
    </number:number-style>
    <number:number-style style:name="N164P2" style:volatile="true">
      <number:text> -</number:text>
      <number:number number:decimal-places="0" number:min-integer-digits="0"/>
      <number:text>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currency-style style:name="N168P0" style:volatile="true">
      <number:number number: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68P1" style:volatile="true"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68P2" style:volatile="true">
      <number:text> -</number:text>
      <number:number number: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text>Yes</number:text>
    </number:number-style>
    <number:number-style style:name="N170P1" style:volatile="true">
      <number:text>Yes</number:text>
    </number:number-style>
    <number:number-style style:name="N170">
      <number:text>No</number:text>
      <style:map style:condition="value()&gt;0" style:apply-style-name="N170P0"/>
      <style:map style:condition="value()&lt;0" style:apply-style-name="N170P1"/>
    </number:number-style>
    <number:number-style style:name="N172P0" style:volatile="true">
      <number:text>True</number:text>
    </number:number-style>
    <number:number-style style:name="N172P1" style:volatile="true">
      <number:text>True</number:text>
    </number:number-style>
    <number:number-style style:name="N172">
      <number:text>False</number:text>
      <style:map style:condition="value()&gt;0" style:apply-style-name="N172P0"/>
      <style:map style:condition="value()&lt;0" style:apply-style-name="N172P1"/>
    </number:number-style>
    <number:number-style style:name="N174P0" style:volatile="true">
      <number:text>On</number:text>
    </number:number-style>
    <number:number-style style:name="N174P1" style:volatile="true">
      <number:text>On</number:text>
    </number:number-style>
    <number:number-style style:name="N174">
      <number:text>Off</number:text>
      <style:map style:condition="value()&gt;0" style:apply-style-name="N174P0"/>
      <style:map style:condition="value()&lt;0" style:apply-style-name="N174P1"/>
    </number:number-style>
    <number:currency-style style:name="N17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6P0"/>
    </number:currency-style>
    <number:currency-style style:name="N177P0" style:volatile="true">
      <number:number number:decimal-places="1" number:min-integer-digits="1" number:grouping="true"/>
      <number:text> </number:text>
      <number:currency-symbol number:language="es" number:country="ES">€</number:currency-symbol>
    </number:currency-style>
    <number:currency-style style:name="N177">
      <number:text>-</number:text>
      <number:number number: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77P0"/>
    </number:currency-style>
    <number:currency-style style:name="N178P0" style:volatile="true">
      <number:number number:decimal-places="0" number:min-integer-digits="1" number:grouping="true"/>
      <number:text> </number:text>
      <number:currency-symbol number:language="es" number:country="ES">€</number:currency-symbol>
    </number:currency-style>
    <number:currency-style style:name="N178">
      <number:text>-</number:text>
      <number:number number: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78P0"/>
    </number:currency-style>
    <number:number-style style:name="N179">
      <number:number number:decimal-places="3" number:min-integer-digits="1"/>
    </number:number-style>
    <number:number-style style:name="N180P0" style:volatile="true">
      <number:number number:decimal-places="0" number:min-integer-digits="1" number:grouping="true"/>
      <number:text> € </number:text>
    </number:number-style>
    <number:number-style style:name="N180P1" style:volatile="true">
      <number:text>-</number:text>
      <number:number number:decimal-places="0" number:min-integer-digits="1" number:grouping="true"/>
      <number:text> € </number:text>
    </number:number-style>
    <number:number-style style:name="N180P2" style:volatile="true">
      <number:text> -</number:text>
      <number:number number:decimal-places="0" number:min-integer-digits="0"/>
      <number:text> €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currency-style style:name="N184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184P1" style:volatile="true">
      <number:currency-symbol number:language="en" number:country="US">$</number:currency-symbol>
      <number:text>-</number:text>
      <number:number number:decimal-places="2" number:min-integer-digits="1" number:grouping="true"/>
      <number:text> </number:text>
    </number:currency-style>
    <number:currency-style style:name="N184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">
      <number:number number:decimal-places="14" number:min-integer-digits="1"/>
    </number:number-style>
    <number:number-style style:name="N186">
      <number:number number:decimal-places="13" number:min-integer-digits="1"/>
    </number:number-style>
    <number:number-style style:name="N187">
      <number:number number:decimal-places="15" number:min-integer-digits="1"/>
    </number:number-style>
    <number:currency-style style:name="N189P0" style:volatile="true">
      <number:number number:decimal-places="3" number:min-integer-digits="1" number:grouping="true"/>
      <number:text> </number:text>
      <number:currency-symbol number:language="es" number:country="ES">€</number:currency-symbol>
    </number:currency-style>
    <number:currency-style style:name="N189">
      <style:text-properties fo:color="#ff0000"/>
      <number:text>-</number:text>
      <number:number number: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89P0"/>
    </number:currency-style>
    <number:number-style style:name="N190">
      <number:number number:decimal-places="16" number:min-integer-digits="1"/>
    </number:number-style>
    <number:number-style style:name="N191">
      <number:number number:decimal-places="17" number:min-integer-digits="1"/>
    </number:number-style>
    <number:number-style style:name="N192">
      <number:number number:decimal-places="18" number:min-integer-digits="1"/>
    </number:number-style>
    <number:number-style style:name="N193">
      <number:number number:decimal-places="12" number:min-integer-digits="1"/>
    </number:number-style>
    <number:number-style style:name="N194">
      <number:number number:decimal-places="11" number:min-integer-digits="1"/>
    </number:number-style>
    <number:number-style style:name="N195">
      <number:number number:decimal-places="10" number:min-integer-digits="1"/>
    </number:number-style>
    <number:number-style style:name="N196">
      <number:number number:decimal-places="9" number:min-integer-digits="1"/>
    </number:number-style>
    <number:number-style style:name="N197">
      <number:number number:decimal-places="8" number:min-integer-digits="1"/>
    </number:number-style>
    <number:number-style style:name="N198">
      <number:number number:decimal-places="7" number:min-integer-digits="1"/>
    </number:number-style>
    <number:number-style style:name="N199">
      <number:number number:decimal-places="6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4" number:min-integer-digits="1"/>
    </number:number-style>
    <number:currency-style style:name="N2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03P0"/>
    </number:currency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number:text> 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number:text> 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time-style style:name="N10139" number:language="es" number:country="ES">
      <number:minutes number:style="long"/>
      <number:text>:</number:text>
      <number:seconds number:style="long"/>
    </number:time-style>
    <number:time-style style:name="N10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1" number:language="es" number:country="ES">
      <number:minutes number:style="long"/>
      <number:text>:</number:text>
      <number:seconds number:style="long" number:decimal-places="1"/>
    </number:time-style>
    <number:number-style style:name="N10142" number:language="es" number:country="E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Normal_5f_BBDD" style:display-name="Excel Built-in Excel Built-in Normal_BBDD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Excel_20_Built-in_20_Normal_5f_Clientes" style:display-name="Excel Built-in Excel Built-in Normal_Cliente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draw:marker draw:name="Fin_20_de_20_línea_20_1" draw:display-name="Fin de línea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4">00/00/0000</text:date>, <text:time style:data-style-name="N2" text:time-value="14:12:38.38997256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BBDD" style:display-name="PageStyle_BBD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rvidores_20_de_20_aplicaciones" style:display-name="PageStyle_Servidores de aplicacio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os" style:display-name="PageStyle_dat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 LibreOffice_project/420m0$Build-2</meta:generator>
    <dc:date>2014-12-04T16:25:33.448828125</dc:date>
    <dc:creator>lvarelap </dc:creator>
    <meta:editing-duration>PT2H35M54S</meta:editing-duration>
    <meta:editing-cycles>12</meta:editing-cycles>
    <meta:document-statistic meta:table-count="4" meta:cell-count="2955" meta:object-count="0"/>
  </office:meta>
</office:document-meta>
</file>